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24mm"/>
    </style:style>
    <style:style style:name="co2" style:family="table-column">
      <style:table-column-properties fo:break-before="auto" style:column-width="20.09mm"/>
    </style:style>
    <style:style style:name="co3" style:family="table-column">
      <style:table-column-properties fo:break-before="auto" style:column-width="25.19mm"/>
    </style:style>
    <style:style style:name="co4" style:family="table-column">
      <style:table-column-properties fo:break-before="auto" style:column-width="24.04mm"/>
    </style:style>
    <style:style style:name="co5" style:family="table-column">
      <style:table-column-properties fo:break-before="auto" style:column-width="49.23mm"/>
    </style:style>
    <style:style style:name="co6" style:family="table-column">
      <style:table-column-properties fo:break-before="auto" style:column-width="27.46mm"/>
    </style:style>
    <style:style style:name="co7" style:family="table-column">
      <style:table-column-properties fo:break-before="auto" style:column-width="31.12mm"/>
    </style:style>
    <style:style style:name="co8" style:family="table-column">
      <style:table-column-properties fo:break-before="auto" style:column-width="21.22mm"/>
    </style:style>
    <style:style style:name="co9" style:family="table-column">
      <style:table-column-properties fo:break-before="auto" style:column-width="23.2mm"/>
    </style:style>
    <style:style style:name="co10" style:family="table-column">
      <style:table-column-properties fo:break-before="auto" style:column-width="89.15mm"/>
    </style:style>
    <style:style style:name="co11" style:family="table-column">
      <style:table-column-properties fo:break-before="auto" style:column-width="19.53mm"/>
    </style:style>
    <style:style style:name="co12" style:family="table-column">
      <style:table-column-properties fo:break-before="auto" style:column-width="56.11mm"/>
    </style:style>
    <style:style style:name="co13" style:family="table-column">
      <style:table-column-properties fo:break-before="auto" style:column-width="79.23mm"/>
    </style:style>
    <style:style style:name="co14" style:family="table-column">
      <style:table-column-properties fo:break-before="auto" style:column-width="33.11mm"/>
    </style:style>
    <style:style style:name="co15" style:family="table-column">
      <style:table-column-properties fo:break-before="auto" style:column-width="36.49mm"/>
    </style:style>
    <style:style style:name="co16" style:family="table-column">
      <style:table-column-properties fo:break-before="auto" style:column-width="21.52mm"/>
    </style:style>
    <style:style style:name="co17" style:family="table-column">
      <style:table-column-properties fo:break-before="auto" style:column-width="10.27mm"/>
    </style:style>
    <style:style style:name="co18" style:family="table-column">
      <style:table-column-properties fo:break-before="auto" style:column-width="16.69mm"/>
    </style:style>
    <style:style style:name="co19" style:family="table-column">
      <style:table-column-properties fo:break-before="auto" style:column-width="61.12mm"/>
    </style:style>
    <style:style style:name="co20" style:family="table-column">
      <style:table-column-properties fo:break-before="auto" style:column-width="17.27mm"/>
    </style:style>
    <style:style style:name="co21" style:family="table-column">
      <style:table-column-properties fo:break-before="auto" style:column-width="22.91mm"/>
    </style:style>
    <style:style style:name="co22" style:family="table-column">
      <style:table-column-properties fo:break-before="auto" style:column-width="38.49mm"/>
    </style:style>
    <style:style style:name="co23" style:family="table-column">
      <style:table-column-properties fo:break-before="auto" style:column-width="40.75mm"/>
    </style:style>
    <style:style style:name="co24" style:family="table-column">
      <style:table-column-properties fo:break-before="auto" style:column-width="22.58mm"/>
    </style:style>
    <style:style style:name="co25" style:family="table-column">
      <style:table-column-properties fo:break-before="auto" style:column-width="5.38mm"/>
    </style:style>
    <style:style style:name="ro1" style:family="table-row">
      <style:table-row-properties style:row-height="4.52mm" fo:break-before="auto" style:use-optimal-row-height="true"/>
    </style:style>
    <style:style style:name="ro2" style:family="table-row">
      <style:table-row-properties style:row-height="15.8mm" fo:break-before="auto" style:use-optimal-row-height="false"/>
    </style:style>
    <style:style style:name="ro3" style:family="table-row">
      <style:table-row-properties style:row-height="4.87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text-style style:name="N100">
      <number:text-content/>
    </number:text-style>
    <style:style style:name="ce1" style:family="table-cell" style:parent-style-name="Default">
      <style:table-cell-properties style:text-align-source="fix" style:repeat-content="false"/>
      <style:paragraph-properties fo:text-align="center" fo:margin-left="0mm"/>
    </style:style>
    <style:style style:name="ce5" style:family="table-cell" style:parent-style-name="Default">
      <style:table-cell-properties style:text-align-source="fix" style:repeat-content="false" fo:wrap-option="wrap" style:vertical-align="middle"/>
      <style:paragraph-properties fo:text-align="center" fo:margin-left="0mm"/>
    </style:style>
    <style:style style:name="ce7" style:family="table-cell" style:parent-style-name="Default">
      <style:table-cell-properties fo:border-bottom="0.74pt dotted #000000" style:diagonal-bl-tr="none" style:diagonal-tl-br="none" style:text-align-source="fix" style:repeat-content="false" fo:wrap-option="no-wrap" fo:border-left="0.06pt solid #000000" style:direction="ltr" fo:border-right="0.06pt solid #000000" style:rotation-angle="0" style:rotation-align="none" style:shrink-to-fit="false" fo:border-top="0.74pt dotted #000000" style:vertical-align="middle" loext:vertical-justify="auto"/>
      <style:paragraph-properties fo:text-align="center" css3t:text-justify="auto" fo:margin-left="0mm" style:writing-mode="page"/>
    </style:style>
    <style:style style:name="ce11" style:family="table-cell" style:parent-style-name="Default" style:data-style-name="N3">
      <style:table-cell-properties fo:border-bottom="0.74pt dotted #000000" style:diagonal-bl-tr="none" style:diagonal-tl-br="none" style:text-align-source="fix" style:repeat-content="false" fo:wrap-option="no-wrap" fo:border-left="0.06pt solid #000000" style:direction="ltr" fo:border-right="0.06pt solid #000000" style:rotation-angle="0" style:rotation-align="none" style:shrink-to-fit="false" fo:border-top="0.74pt dotted #000000"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order-bottom="0.74pt dotted #000000" style:diagonal-bl-tr="none" style:diagonal-tl-br="none" style:text-align-source="value-type" style:repeat-content="false" fo:wrap-option="no-wrap" fo:border-left="0.06pt solid #000000" style:direction="ltr" fo:border-right="0.06pt solid #000000" style:rotation-angle="0" style:rotation-align="none" style:shrink-to-fit="false" fo:border-top="0.74pt dotte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style:text-align-source="fix" style:repeat-content="false"/>
      <style:paragraph-properties fo:text-align="center" fo:margin-left="0mm"/>
      <style:text-properties fo:color="#ff0000" style:font-name="Calibri" fo:font-size="11pt" style:font-size-asian="11pt" style:font-name-complex="Calibri" style:font-size-complex="11pt"/>
    </style:style>
    <style:style style:name="ce4" style:family="table-cell" style:parent-style-name="Default" style:data-style-name="N100"/>
    <style:style style:name="ce15" style:family="table-cell" style:parent-style-name="Default">
      <style:table-cell-properties fo:wrap-option="wrap" style:vertical-align="middle"/>
    </style:style>
    <style:style style:name="ce16" style:family="table-cell" style:parent-style-name="Default">
      <style:table-cell-properties fo:border-bottom="0.74pt dotted #000000" style:diagonal-bl-tr="none" style:diagonal-tl-br="none" style:text-align-source="fix" style:repeat-content="false" fo:wrap-option="no-wrap" fo:border-left="0.06pt solid #000000" style:direction="ltr" fo:border-right="0.06pt solid #000000" style:rotation-angle="0" style:rotation-align="none" style:shrink-to-fit="false" fo:border-top="0.74pt dotted #000000"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Excel_20_Built-in_20_Explanatory_20_Text">
      <style:table-cell-properties fo:border-bottom="0.74pt dotted #000000" style:diagonal-bl-tr="none" style:diagonal-tl-br="none" style:text-align-source="fix" style:repeat-content="false" fo:wrap-option="no-wrap" fo:border-left="0.06pt solid #000000" style:direction="ltr" fo:border-right="0.06pt solid #000000" style:rotation-angle="0" style:rotation-align="none" style:shrink-to-fit="false" fo:border-top="0.74pt dotte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8" style:family="table-cell" style:parent-style-name="Default">
      <style:table-cell-properties fo:border-bottom="0.74pt dotted #000000" style:diagonal-bl-tr="none" style:diagonal-tl-br="none" style:text-align-source="value-type" style:repeat-content="false" fo:wrap-option="no-wrap" fo:border-left="0.06pt solid #000000" style:direction="ltr" fo:border-right="0.06pt solid #000000" style:rotation-angle="0" style:rotation-align="none" style:shrink-to-fit="false" fo:border-top="0.74pt dotted #000000" style:vertical-align="middle" loext:vertical-justify="auto"/>
      <style:paragraph-properties css3t:text-justify="auto" fo:margin-left="0m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data-style-name="N111">
      <style:table-cell-properties fo:border-bottom="0.74pt dotted #000000" style:diagonal-bl-tr="none" style:diagonal-tl-br="none" style:text-align-source="fix" style:repeat-content="false" fo:wrap-option="no-wrap" fo:border-left="0.06pt solid #000000" style:direction="ltr" fo:border-right="0.06pt solid #000000" style:rotation-angle="0" style:rotation-align="none" style:shrink-to-fit="false" fo:border-top="0.74pt dotted #000000"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table-cell-properties fo:wrap-option="wrap" style:vertical-align="middl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office:automatic-styles>
  <office:body>
    <office:spreadsheet>
      <table:calculation-settings table:automatic-find-labels="false" table:use-regular-expressions="false" table:use-wildcards="true"/>
      <table:table table:name="Formal language definition base-UTF-8"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Default"/>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Default"/>
        <table:table-column table:style-name="co11" table:number-columns-repeated="2" table:default-cell-style-name="ce1"/>
        <table:table-column table:style-name="co12" table:default-cell-style-name="Default"/>
        <table:table-column table:style-name="co2" table:number-columns-repeated="2" table:default-cell-style-name="ce1"/>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7" table:default-cell-style-name="Default"/>
        <table:table-column table:style-name="co18" table:default-cell-style-name="Default"/>
        <table:table-column table:style-name="co19" table:default-cell-style-name="Default"/>
        <table:table-column table:style-name="co20" table:default-cell-style-name="Default"/>
        <table:table-column table:style-name="co11" table:default-cell-style-name="Default"/>
        <table:table-column table:style-name="co21" table:number-columns-repeated="2" table:default-cell-style-name="Default"/>
        <table:table-column table:style-name="co22" table:default-cell-style-name="Default"/>
        <table:table-column table:style-name="co23" table:default-cell-style-name="Default"/>
        <table:table-column table:style-name="co24" table:number-columns-repeated="2" table:default-cell-style-name="Default"/>
        <table:table-column table:style-name="co25" table:default-cell-style-name="Default"/>
        <table:table-column table:style-name="co24" table:number-columns-repeated="992" table:default-cell-style-name="Default"/>
        <table:table-row table:style-name="ro1">
          <table:table-cell office:value-type="string" calcext:value-type="string">
            <text:p>Gellish</text:p>
          </table:table-cell>
          <table:table-cell office:value-type="string" calcext:value-type="string">
            <text:p>English</text:p>
          </table:table-cell>
          <table:table-cell office:value-type="string" calcext:value-type="string">
            <text:p>Version:</text:p>
          </table:table-cell>
          <table:table-cell office:value-type="string" calcext:value-type="string">
            <text:p>9.0</text:p>
          </table:table-cell>
          <table:table-cell table:style-name="ce4" office:value-type="string" calcext:value-type="string">
            <text:p>25-okt-16</text:p>
          </table:table-cell>
          <table:table-cell office:value-type="string" calcext:value-type="string">
            <text:p>Base Ontology</text:p>
          </table:table-cell>
          <table:table-cell office:value-type="string" calcext:value-type="string">
            <text:p>Taxonomic Dictionary of Formal English: Upper ontology section (core)</text:p>
          </table:table-cell>
          <table:table-cell table:number-columns-repeated="1017"/>
        </table:table-row>
        <table:table-row table:style-name="ro1">
          <table:table-cell office:value-type="float" office:value="0" calcext:value-type="float">
            <text:p>0</text:p>
          </table:table-cell>
          <table:table-cell office:value-type="float" office:value="69" calcext:value-type="float">
            <text:p>69</text:p>
          </table:table-cell>
          <table:table-cell office:value-type="float" office:value="54" calcext:value-type="float">
            <text:p>54</text:p>
          </table:table-cell>
          <table:table-cell office:value-type="float" office:value="71" calcext:value-type="float">
            <text:p>71</text:p>
          </table:table-cell>
          <table:table-cell table:style-name="ce1" office:value-type="float" office:value="16" calcext:value-type="float">
            <text:p>16</text:p>
          </table:table-cell>
          <table:table-cell office:value-type="float" office:value="5" calcext:value-type="float">
            <text:p>5</text:p>
          </table:table-cell>
          <table:table-cell office:value-type="float" office:value="43" calcext:value-type="float">
            <text:p>43</text:p>
          </table:table-cell>
          <table:table-cell office:value-type="float" office:value="44" calcext:value-type="float">
            <text:p>44</text:p>
          </table:table-cell>
          <table:table-cell office:value-type="float" office:value="2" calcext:value-type="float">
            <text:p>2</text:p>
          </table:table-cell>
          <table:table-cell table:style-name="ce1" office:value-type="float" office:value="101" calcext:value-type="float">
            <text:p>101</text:p>
          </table:table-cell>
          <table:table-cell office:value-type="float" office:value="1" calcext:value-type="float">
            <text:p>1</text:p>
          </table:table-cell>
          <table:table-cell office:value-type="float" office:value="60" calcext:value-type="float">
            <text:p>60</text:p>
          </table:table-cell>
          <table:table-cell table:style-name="ce1" office:value-type="float" office:value="3" calcext:value-type="float">
            <text:p>3</text:p>
          </table:table-cell>
          <table:table-cell office:value-type="float" office:value="45" calcext:value-type="float">
            <text:p>45</text:p>
          </table:table-cell>
          <table:table-cell office:value-type="float" office:value="15" calcext:value-type="float">
            <text:p>15</text:p>
          </table:table-cell>
          <table:table-cell table:style-name="ce1" office:value-type="float" office:value="201" calcext:value-type="float">
            <text:p>201</text:p>
          </table:table-cell>
          <table:table-cell table:style-name="ce1" office:value-type="float" office:value="65" calcext:value-type="float">
            <text:p>65</text:p>
          </table:table-cell>
          <table:table-cell table:style-name="ce1" office:value-type="float" office:value="4" calcext:value-type="float">
            <text:p>4</text:p>
          </table:table-cell>
          <table:table-cell table:style-name="ce1" office:value-type="float" office:value="66" calcext:value-type="float">
            <text:p>66</text:p>
          </table:table-cell>
          <table:table-cell table:style-name="ce1" office:value-type="float" office:value="7" calcext:value-type="float">
            <text:p>7</text:p>
          </table:table-cell>
          <table:table-cell table:style-name="ce1" office:value-type="float" office:value="14" calcext:value-type="float">
            <text:p>14</text:p>
          </table:table-cell>
          <table:table-cell table:style-name="ce1" office:value-type="float" office:value="50" calcext:value-type="float">
            <text:p>50</text:p>
          </table:table-cell>
          <table:table-cell table:style-name="ce1" office:value-type="float" office:value="68" calcext:value-type="float">
            <text:p>68</text:p>
          </table:table-cell>
          <table:table-cell table:style-name="ce1" office:value-type="float" office:value="8" calcext:value-type="float">
            <text:p>8</text:p>
          </table:table-cell>
          <table:table-cell table:style-name="ce1" office:value-type="float" office:value="67" calcext:value-type="float">
            <text:p>67</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table:number-columns-repeated="995"/>
        </table:table-row>
        <table:table-row table:style-name="ro2">
          <table:table-cell table:style-name="ce5" office:value-type="string" calcext:value-type="string">
            <text:p>Presentation sequence</text:p>
          </table:table-cell>
          <table:table-cell table:style-name="ce5" office:value-type="string" calcext:value-type="string">
            <text:p>UID of language of left hand object name</text:p>
          </table:table-cell>
          <table:table-cell table:style-name="ce5" office:value-type="string" calcext:value-type="string">
            <text:p>Language of left hand object name</text:p>
          </table:table-cell>
          <table:table-cell table:style-name="ce5" office:value-type="string" calcext:value-type="string">
            <text:p>UID of language community for left hand object name</text:p>
          </table:table-cell>
          <table:table-cell table:style-name="ce15" office:value-type="string" calcext:value-type="string">
            <text:p>Name of language community for left hand object name</text:p>
          </table:table-cell>
          <table:table-cell table:style-name="ce5" office:value-type="string" calcext:value-type="string">
            <text:p>UID of intention</text:p>
          </table:table-cell>
          <table:table-cell table:style-name="ce5" office:value-type="string" calcext:value-type="string">
            <text:p>Name of intention</text:p>
          </table:table-cell>
          <table:table-cell table:style-name="ce5" office:value-type="string" calcext:value-type="string">
            <text:p>Simultaneous left hand cardinalities</text:p>
          </table:table-cell>
          <table:table-cell table:style-name="ce5" office:value-type="string" calcext:value-type="string">
            <text:p>UID of left hand object</text:p>
          </table:table-cell>
          <table:table-cell table:style-name="ce15" office:value-type="string" calcext:value-type="string">
            <text:p>Name of left hand object</text:p>
          </table:table-cell>
          <table:table-cell table:style-name="ce5" office:value-type="string" calcext:value-type="string">
            <text:p>UID of idea</text:p>
          </table:table-cell>
          <table:table-cell table:style-name="ce5" office:value-type="string" calcext:value-type="string">
            <text:p>UID of kind of relation</text:p>
          </table:table-cell>
          <table:table-cell table:style-name="ce15" office:value-type="string" calcext:value-type="string">
            <text:p>Name of kind of relation</text:p>
          </table:table-cell>
          <table:table-cell table:style-name="ce5" office:value-type="string" calcext:value-type="string">
            <text:p>Simultaneous right hand cardinalities</text:p>
          </table:table-cell>
          <table:table-cell table:style-name="ce5" office:value-type="string" calcext:value-type="string">
            <text:p>UID of right hand object</text:p>
          </table:table-cell>
          <table:table-cell table:style-name="ce15" office:value-type="string" calcext:value-type="string">
            <text:p>Name of right hand object</text:p>
          </table:table-cell>
          <table:table-cell table:style-name="ce15" office:value-type="string" calcext:value-type="string">
            <text:p>Partial definition</text:p>
          </table:table-cell>
          <table:table-cell table:style-name="ce15" office:value-type="string" calcext:value-type="string">
            <text:p>Full definition</text:p>
          </table:table-cell>
          <table:table-cell table:style-name="ce15" office:value-type="string" calcext:value-type="string">
            <text:p>UID of UoM</text:p>
          </table:table-cell>
          <table:table-cell table:style-name="ce15" office:value-type="string" calcext:value-type="string">
            <text:p>UoM</text:p>
          </table:table-cell>
          <table:table-cell table:style-name="ce15" office:value-type="string" calcext:value-type="string">
            <text:p>Remarks</text:p>
          </table:table-cell>
          <table:table-cell table:style-name="ce5" office:value-type="string" calcext:value-type="string">
            <text:p>UID of collection of facts</text:p>
          </table:table-cell>
          <table:table-cell table:style-name="ce15" office:value-type="string" calcext:value-type="string">
            <text:p>Name of collection of facts</text:p>
          </table:table-cell>
          <table:table-cell table:style-name="ce15" office:value-type="string" calcext:value-type="string">
            <text:p>Status</text:p>
          </table:table-cell>
          <table:table-cell table:style-name="ce15" office:value-type="string" calcext:value-type="string">
            <text:p>UID of successor of relation</text:p>
          </table:table-cell>
          <table:table-cell table:style-name="ce15" office:value-type="string" calcext:value-type="string">
            <text:p>Date of start of life</text:p>
          </table:table-cell>
          <table:table-cell table:style-name="ce15" office:value-type="string" calcext:value-type="string">
            <text:p>Date of latest change</text:p>
          </table:table-cell>
          <table:table-cell table:style-name="ce15" office:value-type="string" calcext:value-type="string">
            <text:p>Originator of latest change</text:p>
          </table:table-cell>
          <table:table-cell table:style-name="ce15" office:value-type="string" calcext:value-type="string">
            <text:p>Reference</text:p>
          </table:table-cell>
          <table:table-cell table:style-name="ce10" table:number-columns-repeated="995"/>
        </table:table-row>
        <table:table-row table:style-name="ro1">
          <table:table-cell office:value-type="float" office:value="4" calcext:value-type="float">
            <text:p>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730000" calcext:value-type="float">
            <text:p>730000</text:p>
          </table:table-cell>
          <table:table-cell office:value-type="string" calcext:value-type="string">
            <text:p>anything</text:p>
          </table:table-cell>
          <table:table-cell office:value-type="float" office:value="1026496" calcext:value-type="float">
            <text:p>1026496</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730000" calcext:value-type="float">
            <text:p>730000</text:p>
          </table:table-cell>
          <table:table-cell office:value-type="string" calcext:value-type="string">
            <text:p>what can be thought of.</text:p>
          </table:table-cell>
          <table:table-cell/>
          <table:table-cell office:value-type="string" calcext:value-type="string">
            <text:p>is what can be thought of. </text:p>
          </table:table-cell>
          <table:table-cell table:number-columns-repeated="3"/>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number-columns-repeated="2" table:style-name="ce4" office:value-type="string" calcext:value-type="string">
            <text:p>27-nov-08</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54" calcext:value-type="float">
            <text:p>15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146" calcext:value-type="float">
            <text:p>1146</text:p>
          </table:table-cell>
          <table:table-cell office:value-type="string" calcext:value-type="string">
            <text:p>specialization relation between kinds of things</text:p>
          </table:table-cell>
          <table:table-cell office:value-type="float" office:value="1001142" calcext:value-type="float">
            <text:p>1001142</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052" calcext:value-type="float">
            <text:p>5052</text:p>
          </table:table-cell>
          <table:table-cell office:value-type="string" calcext:value-type="string">
            <text:p>hierarchical relation between kinds of things</text:p>
          </table:table-cell>
          <table:table-cell office:value-type="string" calcext:value-type="string">
            <text:p>that specifies that the subtype kind has additional constraints as criteria for membership than the supertype kind; and each member of the subtype kind is also a member of the supertype kind. This implies that a subtype kind inherits all knowledge that is valid for a supertype kind, because every assertion that is true for a supertype is also true for a subtype. The relation is transitive and antisymmetric. Formally defined: A &lt;is a kind of&gt; B if and only if for all x, if x &lt;is classified as a&gt; A, then x &lt;is classified as a&gt; B.</text:p>
          </table:table-cell>
          <table:table-cell office:value-type="string" calcext:value-type="string">
            <text:p>is a hierarchical relation between kinds of things that specifies that the subtype kind has additional constraints as criteria for membership than the supertype kind; and each member of the subtype kind is also a member of the supertype kind. This implies that a subtype kind inherits all knowledge that is valid for a supertype kind, because every assertion that is true for a supertype is also true for a subtype. The relation is transitive and antisymmetric. Formally defined: A &lt;is a kind of&gt; B if and only if for all x, if x &lt;is classified as a&gt; A, then x &lt;is classified as a&gt; B.</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4-jul-98</text:p>
          </table:table-cell>
          <table:table-cell table:style-name="ce4" office:value-type="string" calcext:value-type="string">
            <text:p>22-aug-12</text:p>
          </table:table-cell>
          <table:table-cell office:value-type="string" calcext:value-type="string">
            <text:p>Andries van Renssen</text:p>
          </table:table-cell>
          <table:table-cell office:value-type="string" calcext:value-type="string">
            <text:p>ISO 10303-221:2002; OWL</text:p>
          </table:table-cell>
          <table:table-cell table:number-columns-repeated="995"/>
        </table:table-row>
        <table:table-row table:style-name="ro1">
          <table:table-cell office:value-type="float" office:value="157" calcext:value-type="float">
            <text:p>15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146" calcext:value-type="float">
            <text:p>1146</text:p>
          </table:table-cell>
          <table:table-cell office:value-type="string" calcext:value-type="string">
            <text:p>specialization relation between kinds of things</text:p>
          </table:table-cell>
          <table:table-cell office:value-type="float" office:value="1027714" calcext:value-type="float">
            <text:p>102771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520" calcext:value-type="float">
            <text:p>5520</text:p>
          </table:table-cell>
          <table:table-cell office:value-type="string" calcext:value-type="string">
            <text:p>transitive relation</text:p>
          </table:table-cell>
          <table:table-cell office:value-type="string" calcext:value-type="string">
            <text:p>that specifies that the subtype kind has additional constraints as criteria for membership than the supertype kind; and each member of the subtype kind is also a member of the supertype kind. It is transitive and antisymmetric.</text:p>
          </table:table-cell>
          <table:table-cell office:value-type="string" calcext:value-type="string">
            <text:p>is a transitive relation that specifies that the subtype kind has additional constraints as criteria for membership than the supertype kind; and each member of the subtype kind is also a member of the supertype kind. It is transitive and antisymmetric.</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8-jan-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58" calcext:value-type="float">
            <text:p>15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146" calcext:value-type="float">
            <text:p>1146</text:p>
          </table:table-cell>
          <table:table-cell office:value-type="string" calcext:value-type="string">
            <text:p>specialization relation between kinds of things</text:p>
          </table:table-cell>
          <table:table-cell office:value-type="float" office:value="1027715" calcext:value-type="float">
            <text:p>102771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912" calcext:value-type="float">
            <text:p>5912</text:p>
          </table:table-cell>
          <table:table-cell office:value-type="string" calcext:value-type="string">
            <text:p>antisymmetric relation</text:p>
          </table:table-cell>
          <table:table-cell office:value-type="string" calcext:value-type="string">
            <text:p>that specifies that the subtype kind has additional constraints as criteria for membership than the supertype kind; and each member of the subtype kind is also a member of the supertype kind. It is transitive and antisymmetric.</text:p>
          </table:table-cell>
          <table:table-cell office:value-type="string" calcext:value-type="string">
            <text:p>is an antisymmetric relation that specifies that the subtype kind has additional constraints as criteria for membership than the supertype kind; and each member of the subtype kind is also a member of the supertype kind. It is transitive and antisymmetric.</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8-jan-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55" calcext:value-type="float">
            <text:p>15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146" calcext:value-type="float">
            <text:p>1146</text:p>
          </table:table-cell>
          <table:table-cell office:value-type="string" calcext:value-type="string">
            <text:p>specialization relation between kinds of things</text:p>
          </table:table-cell>
          <table:table-cell office:value-type="float" office:value="1003488" calcext:value-type="float">
            <text:p>1003488</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3818" calcext:value-type="float">
            <text:p>3818</text:p>
          </table:table-cell>
          <table:table-cell office:value-type="string" calcext:value-type="string">
            <text:p>subtype</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31-mrt-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156" calcext:value-type="float">
            <text:p>15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146" calcext:value-type="float">
            <text:p>1146</text:p>
          </table:table-cell>
          <table:table-cell office:value-type="string" calcext:value-type="string">
            <text:p>specialization relation between kinds of things</text:p>
          </table:table-cell>
          <table:table-cell office:value-type="float" office:value="1003487" calcext:value-type="float">
            <text:p>1003487</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3817" calcext:value-type="float">
            <text:p>3817</text:p>
          </table:table-cell>
          <table:table-cell office:value-type="string" calcext:value-type="string">
            <text:p>supertype</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31-mrt-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159" calcext:value-type="float">
            <text:p>159</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146" calcext:value-type="float">
            <text:p>1146</text:p>
          </table:table-cell>
          <table:table-cell office:value-type="string" calcext:value-type="string">
            <text:p>is a specialization of</text:p>
          </table:table-cell>
          <table:table-cell office:value-type="float" office:value="1001002" calcext:value-type="float">
            <text:p>1001002</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146" calcext:value-type="float">
            <text:p>1146</text:p>
          </table:table-cell>
          <table:table-cell office:value-type="string" calcext:value-type="string">
            <text:p>specialization relation between kinds of things</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3-jun-00</text:p>
          </table:table-cell>
          <table:table-cell office:value-type="string" calcext:value-type="string">
            <text:p>Rob Moonen</text:p>
          </table:table-cell>
          <table:table-cell office:value-type="string" calcext:value-type="string">
            <text:p>Andries van Renssen</text:p>
          </table:table-cell>
          <table:table-cell table:number-columns-repeated="995"/>
        </table:table-row>
        <table:table-row table:style-name="ro1">
          <table:table-cell office:value-type="float" office:value="160" calcext:value-type="float">
            <text:p>160</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146" calcext:value-type="float">
            <text:p>1146</text:p>
          </table:table-cell>
          <table:table-cell office:value-type="string" calcext:value-type="string">
            <text:p>is a generalization of</text:p>
          </table:table-cell>
          <table:table-cell office:value-type="float" office:value="1001003" calcext:value-type="float">
            <text:p>1001003</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146" calcext:value-type="float">
            <text:p>1146</text:p>
          </table:table-cell>
          <table:table-cell office:value-type="string" calcext:value-type="string">
            <text:p>specialization relation between kinds of things</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3-jun-00</text:p>
          </table:table-cell>
          <table:table-cell office:value-type="string" calcext:value-type="string">
            <text:p>Rob Moonen</text:p>
          </table:table-cell>
          <table:table-cell office:value-type="string" calcext:value-type="string">
            <text:p>Andries van Renssen</text:p>
          </table:table-cell>
          <table:table-cell table:number-columns-repeated="995"/>
        </table:table-row>
        <table:table-row table:style-name="ro3">
          <table:table-cell office:value-type="float" office:value="161" calcext:value-type="float">
            <text:p>161</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146" calcext:value-type="float">
            <text:p>1146</text:p>
          </table:table-cell>
          <table:table-cell office:value-type="string" calcext:value-type="string">
            <text:p>is a subtype of</text:p>
          </table:table-cell>
          <table:table-cell office:value-type="float" office:value="1004601" calcext:value-type="float">
            <text:p>1004601</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146" calcext:value-type="float">
            <text:p>1146</text:p>
          </table:table-cell>
          <table:table-cell office:value-type="string" calcext:value-type="string">
            <text:p>specialization relation between kinds of things</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3-jun-00</text:p>
          </table:table-cell>
          <table:table-cell office:value-type="string" calcext:value-type="string">
            <text:p>Rob Moonen</text:p>
          </table:table-cell>
          <table:table-cell office:value-type="string" calcext:value-type="string">
            <text:p>Andries van Renssen</text:p>
          </table:table-cell>
          <table:table-cell table:number-columns-repeated="995"/>
        </table:table-row>
        <table:table-row table:style-name="ro3">
          <table:table-cell office:value-type="float" office:value="162" calcext:value-type="float">
            <text:p>162</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146" calcext:value-type="float">
            <text:p>1146</text:p>
          </table:table-cell>
          <table:table-cell office:value-type="string" calcext:value-type="string">
            <text:p>is a supertype of</text:p>
          </table:table-cell>
          <table:table-cell office:value-type="float" office:value="1004602" calcext:value-type="float">
            <text:p>1004602</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146" calcext:value-type="float">
            <text:p>1146</text:p>
          </table:table-cell>
          <table:table-cell office:value-type="string" calcext:value-type="string">
            <text:p>specialization relation between kinds of things</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3-jun-00</text:p>
          </table:table-cell>
          <table:table-cell office:value-type="string" calcext:value-type="string">
            <text:p>Rob Moonen</text:p>
          </table:table-cell>
          <table:table-cell office:value-type="string" calcext:value-type="string">
            <text:p>Andries van Renssen</text:p>
          </table:table-cell>
          <table:table-cell table:number-columns-repeated="995"/>
        </table:table-row>
        <table:table-row table:style-name="ro3">
          <table:table-cell office:value-type="float" office:value="163" calcext:value-type="float">
            <text:p>163</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146" calcext:value-type="float">
            <text:p>1146</text:p>
          </table:table-cell>
          <table:table-cell office:value-type="string" calcext:value-type="string">
            <text:p>is a specialization of a</text:p>
          </table:table-cell>
          <table:table-cell office:value-type="float" office:value="1006974" calcext:value-type="float">
            <text:p>1006974</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146" calcext:value-type="float">
            <text:p>1146</text:p>
          </table:table-cell>
          <table:table-cell office:value-type="string" calcext:value-type="string">
            <text:p>specialization relation between kinds of things</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style-name="ce4" office:value-type="string" calcext:value-type="string">
            <text:p>20-sep-02</text:p>
          </table:table-cell>
          <table:table-cell table:style-name="ce4" office:value-type="string" calcext:value-type="string">
            <text:p>26-okt-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64" calcext:value-type="float">
            <text:p>16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146" calcext:value-type="float">
            <text:p>1146</text:p>
          </table:table-cell>
          <table:table-cell office:value-type="string" calcext:value-type="string">
            <text:p>specialization of concept</text:p>
          </table:table-cell>
          <table:table-cell office:value-type="float" office:value="1009810" calcext:value-type="float">
            <text:p>1009810</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1146" calcext:value-type="float">
            <text:p>1146</text:p>
          </table:table-cell>
          <table:table-cell office:value-type="string" calcext:value-type="string">
            <text:p>specialization relation between kinds of things</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8-jan-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65" calcext:value-type="float">
            <text:p>16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146" calcext:value-type="float">
            <text:p>1146</text:p>
          </table:table-cell>
          <table:table-cell office:value-type="string" calcext:value-type="string">
            <text:p>specialization of class</text:p>
          </table:table-cell>
          <table:table-cell office:value-type="float" office:value="1009812" calcext:value-type="float">
            <text:p>1009812</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1146" calcext:value-type="float">
            <text:p>1146</text:p>
          </table:table-cell>
          <table:table-cell office:value-type="string" calcext:value-type="string">
            <text:p>specialization relation between kinds of things</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style-name="ce4" office:value-type="string" calcext:value-type="string">
            <text:p>8-jan-07</text:p>
          </table:table-cell>
          <table:table-cell table:style-name="ce4" office:value-type="string" calcext:value-type="string">
            <text:p>22-aug-12</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166" calcext:value-type="float">
            <text:p>166</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146" calcext:value-type="float">
            <text:p>1146</text:p>
          </table:table-cell>
          <table:table-cell office:value-type="string" calcext:value-type="string">
            <text:p>is a kind of</text:p>
          </table:table-cell>
          <table:table-cell office:value-type="float" office:value="1026162" calcext:value-type="float">
            <text:p>1026162</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146" calcext:value-type="float">
            <text:p>1146</text:p>
          </table:table-cell>
          <table:table-cell office:value-type="string" calcext:value-type="string">
            <text:p>specialization relation between kinds of things</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okt-07</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167" calcext:value-type="float">
            <text:p>167</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146" calcext:value-type="float">
            <text:p>1146</text:p>
          </table:table-cell>
          <table:table-cell office:value-type="string" calcext:value-type="string">
            <text:p>is a subclass of</text:p>
          </table:table-cell>
          <table:table-cell office:value-type="float" office:value="1027712" calcext:value-type="float">
            <text:p>1027712</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146" calcext:value-type="float">
            <text:p>1146</text:p>
          </table:table-cell>
          <table:table-cell office:value-type="string" calcext:value-type="string">
            <text:p>specialization relation between kinds of things</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8-jan-13</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168" calcext:value-type="float">
            <text:p>168</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146" calcext:value-type="float">
            <text:p>1146</text:p>
          </table:table-cell>
          <table:table-cell office:value-type="string" calcext:value-type="string">
            <text:p>is defined as a kind of</text:p>
          </table:table-cell>
          <table:table-cell office:value-type="float" office:value="1028096" calcext:value-type="float">
            <text:p>1028096</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146" calcext:value-type="float">
            <text:p>1146</text:p>
          </table:table-cell>
          <table:table-cell office:value-type="string" calcext:value-type="string">
            <text:p>specialization relation between kinds of things</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30-okt-13</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780" calcext:value-type="float">
            <text:p>780</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146" calcext:value-type="float">
            <text:p>1146</text:p>
          </table:table-cell>
          <table:table-cell office:value-type="string" calcext:value-type="string">
            <text:p>is by definition a subtype of</text:p>
          </table:table-cell>
          <table:table-cell office:value-type="float" office:value="1027745" calcext:value-type="float">
            <text:p>1027745</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146" calcext:value-type="float">
            <text:p>1146</text:p>
          </table:table-cell>
          <table:table-cell office:value-type="string" calcext:value-type="string">
            <text:p>specialization relation between kinds of things</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5-feb-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74" calcext:value-type="float">
            <text:p>17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190" calcext:value-type="float">
            <text:p>1190</text:p>
          </table:table-cell>
          <table:table-cell office:value-type="string" calcext:value-type="string">
            <text:p>assembly relation of a part in a whole individual physical object</text:p>
          </table:table-cell>
          <table:table-cell office:value-type="float" office:value="1001151" calcext:value-type="float">
            <text:p>1001151</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662" calcext:value-type="float">
            <text:p>4662</text:p>
          </table:table-cell>
          <table:table-cell office:value-type="string" calcext:value-type="string">
            <text:p>organization relation of an individual thing</text:p>
          </table:table-cell>
          <table:table-cell office:value-type="string" calcext:value-type="string">
            <text:p>that has a single individual physical object as a whole and specifies that the part is assembled and forms an integral part of the whole physical object. It implies that the parts of the whole are mutually connected to each other in some way.</text:p>
          </table:table-cell>
          <table:table-cell office:value-type="string" calcext:value-type="string">
            <text:p>is an organization relation of an individual thing that has a single individual physical object as a whole and specifies that the part is assembled and forms an integral part of the whole physical object. It implies that the parts of the whole are mutually connected to each other in some way.</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24-jul-98</text:p>
          </table:table-cell>
          <table:table-cell table:style-name="ce4" office:value-type="string" calcext:value-type="string">
            <text:p>6-jan-05</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175" calcext:value-type="float">
            <text:p>17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190" calcext:value-type="float">
            <text:p>1190</text:p>
          </table:table-cell>
          <table:table-cell office:value-type="string" calcext:value-type="string">
            <text:p>assembly relation of a part in a whole individual physical object</text:p>
          </table:table-cell>
          <table:table-cell office:value-type="float" office:value="1004131" calcext:value-type="float">
            <text:p>1004131</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3826" calcext:value-type="float">
            <text:p>3826</text:p>
          </table:table-cell>
          <table:table-cell office:value-type="string" calcext:value-type="string">
            <text:p>assembled whole</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6-jan-05</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176" calcext:value-type="float">
            <text:p>176</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190" calcext:value-type="float">
            <text:p>1190</text:p>
          </table:table-cell>
          <table:table-cell office:value-type="string" calcext:value-type="string">
            <text:p>is an assembly of</text:p>
          </table:table-cell>
          <table:table-cell office:value-type="float" office:value="1004235" calcext:value-type="float">
            <text:p>1004235</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190" calcext:value-type="float">
            <text:p>1190</text:p>
          </table:table-cell>
          <table:table-cell office:value-type="string" calcext:value-type="string">
            <text:p>assembly relation of a part in a whole individual physical object</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25-apr-05</text:p>
          </table:table-cell>
          <table:table-cell table:number-columns-repeated="2" office:value-type="string" calcext:value-type="string">
            <text:p>Matthe van Koetsveld</text:p>
          </table:table-cell>
          <table:table-cell table:number-columns-repeated="995"/>
        </table:table-row>
        <table:table-row table:style-name="ro1">
          <table:table-cell office:value-type="float" office:value="770" calcext:value-type="float">
            <text:p>77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190" calcext:value-type="float">
            <text:p>1190</text:p>
          </table:table-cell>
          <table:table-cell office:value-type="string" calcext:value-type="string">
            <text:p>assembly relation of a part in a whole individual physical object</text:p>
          </table:table-cell>
          <table:table-cell office:value-type="float" office:value="1027449" calcext:value-type="float">
            <text:p>1027449</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5871" calcext:value-type="float">
            <text:p>5871</text:p>
          </table:table-cell>
          <table:table-cell office:value-type="string" calcext:value-type="string">
            <text:p>assembled part</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10-okt-1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71" calcext:value-type="float">
            <text:p>771</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190" calcext:value-type="float">
            <text:p>1190</text:p>
          </table:table-cell>
          <table:table-cell office:value-type="string" calcext:value-type="string">
            <text:p>is an assembled part of</text:p>
          </table:table-cell>
          <table:table-cell office:value-type="float" office:value="1027450" calcext:value-type="float">
            <text:p>1027450</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190" calcext:value-type="float">
            <text:p>1190</text:p>
          </table:table-cell>
          <table:table-cell office:value-type="string" calcext:value-type="string">
            <text:p>assembly relation of a part in a whole individual physical object</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number-columns-repeated="2" table:style-name="ce4" office:value-type="string" calcext:value-type="string">
            <text:p>10-okt-1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78" calcext:value-type="float">
            <text:p>17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191" calcext:value-type="float">
            <text:p>1191</text:p>
          </table:table-cell>
          <table:table-cell office:value-type="string" calcext:value-type="string">
            <text:p>conceptual assembly relation of a part in a whole individual physical object</text:p>
          </table:table-cell>
          <table:table-cell office:value-type="float" office:value="1001152" calcext:value-type="float">
            <text:p>1001152</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807" calcext:value-type="float">
            <text:p>5807</text:p>
          </table:table-cell>
          <table:table-cell office:value-type="string" calcext:value-type="string">
            <text:p>conceptual organization relation of an individual thing</text:p>
          </table:table-cell>
          <table:table-cell office:value-type="string" calcext:value-type="string">
            <text:p>that specifies the possibility that assemblies of the specified kind can have components of the specified kind, within cardinality constraints.</text:p>
          </table:table-cell>
          <table:table-cell office:value-type="string" calcext:value-type="string">
            <text:p>is a conceptual organization relation of an individual thing that specifies the possibility that assemblies of the specified kind can have components of the specified kind, within cardinality constraints.</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4-jul-98</text:p>
          </table:table-cell>
          <table:table-cell table:style-name="ce4" office:value-type="string" calcext:value-type="string">
            <text:p>28-apr-11</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179" calcext:value-type="float">
            <text:p>17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191" calcext:value-type="float">
            <text:p>1191</text:p>
          </table:table-cell>
          <table:table-cell office:value-type="string" calcext:value-type="string">
            <text:p>conceptual assembly relation of a part in a whole individual physical object</text:p>
          </table:table-cell>
          <table:table-cell office:value-type="float" office:value="1009667" calcext:value-type="float">
            <text:p>1009667</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5491" calcext:value-type="float">
            <text:p>5491</text:p>
          </table:table-cell>
          <table:table-cell office:value-type="string" calcext:value-type="string">
            <text:p>conceptually assembled part</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6-jan-06</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80" calcext:value-type="float">
            <text:p>18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191" calcext:value-type="float">
            <text:p>1191</text:p>
          </table:table-cell>
          <table:table-cell office:value-type="string" calcext:value-type="string">
            <text:p>conceptual assembly relation of a part in a whole individual physical object</text:p>
          </table:table-cell>
          <table:table-cell office:value-type="float" office:value="1003677" calcext:value-type="float">
            <text:p>1003677</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3832" calcext:value-type="float">
            <text:p>3832</text:p>
          </table:table-cell>
          <table:table-cell office:value-type="string" calcext:value-type="string">
            <text:p>conceptual assembled whole</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6-jan-05</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181" calcext:value-type="float">
            <text:p>181</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191" calcext:value-type="float">
            <text:p>1191</text:p>
          </table:table-cell>
          <table:table-cell office:value-type="string" calcext:value-type="string">
            <text:p>can be an assembly for a</text:p>
          </table:table-cell>
          <table:table-cell office:value-type="float" office:value="1004621" calcext:value-type="float">
            <text:p>1004621</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191" calcext:value-type="float">
            <text:p>1191</text:p>
          </table:table-cell>
          <table:table-cell office:value-type="string" calcext:value-type="string">
            <text:p>conceptual assembly relation of a part in a whole individual physical object</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3-jun-00</text:p>
          </table:table-cell>
          <table:table-cell office:value-type="string" calcext:value-type="string">
            <text:p>Rob Moonen</text:p>
          </table:table-cell>
          <table:table-cell office:value-type="string" calcext:value-type="string">
            <text:p>Andries van Renssen</text:p>
          </table:table-cell>
          <table:table-cell table:number-columns-repeated="995"/>
        </table:table-row>
        <table:table-row table:style-name="ro1">
          <table:table-cell office:value-type="float" office:value="182" calcext:value-type="float">
            <text:p>182</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191" calcext:value-type="float">
            <text:p>1191</text:p>
          </table:table-cell>
          <table:table-cell office:value-type="string" calcext:value-type="string">
            <text:p>can be an assembled part of a</text:p>
          </table:table-cell>
          <table:table-cell office:value-type="float" office:value="1004622" calcext:value-type="float">
            <text:p>1004622</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191" calcext:value-type="float">
            <text:p>1191</text:p>
          </table:table-cell>
          <table:table-cell office:value-type="string" calcext:value-type="string">
            <text:p>conceptual assembly relation of a part in a whole individual physical object</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style-name="ce4" office:value-type="string" calcext:value-type="string">
            <text:p>23-jun-00</text:p>
          </table:table-cell>
          <table:table-cell table:style-name="ce4" office:value-type="string" calcext:value-type="string">
            <text:p>10-okt-12</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183" calcext:value-type="float">
            <text:p>183</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191" calcext:value-type="float">
            <text:p>1191</text:p>
          </table:table-cell>
          <table:table-cell office:value-type="string" calcext:value-type="string">
            <text:p>can have as assembled part a</text:p>
          </table:table-cell>
          <table:table-cell office:value-type="float" office:value="1028206" calcext:value-type="float">
            <text:p>1028206</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191" calcext:value-type="float">
            <text:p>1191</text:p>
          </table:table-cell>
          <table:table-cell office:value-type="string" calcext:value-type="string">
            <text:p>conceptual assembly relation of a part in a whole individual physical object</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9-dec-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89" calcext:value-type="float">
            <text:p>18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04" calcext:value-type="float">
            <text:p>1204</text:p>
          </table:table-cell>
          <table:table-cell office:value-type="string" calcext:value-type="string">
            <text:p>conceptual kind</text:p>
          </table:table-cell>
          <table:table-cell office:value-type="float" office:value="1001199" calcext:value-type="float">
            <text:p>100119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730066" calcext:value-type="float">
            <text:p>730066</text:p>
          </table:table-cell>
          <table:table-cell office:value-type="string" calcext:value-type="string">
            <text:p>kind</text:p>
          </table:table-cell>
          <table:table-cell office:value-type="string" calcext:value-type="string">
            <text:p>that can be used to classify individual things according to their conceptual nature (such as 'colour') but not according to the extent or magnitude of the classified nature (such as 'red' or '5 kg'). A conceptual class can have qualitative or quantitative classes as subtypes. For example: red is a qualitative subtype of colour.</text:p>
          </table:table-cell>
          <table:table-cell office:value-type="string" calcext:value-type="string">
            <text:p>is a kind that can be used to classify individual things according to their conceptual nature (such as 'colour') but not according to the extent or magnitude of the classified nature (such as 'red' or '5 kg'). A conceptual class can have qualitative or quantitative classes as subtypes. For example: red is a qualitative subtype of colour.</text:p>
          </table:table-cell>
          <table:table-cell table:number-columns-repeated="2"/>
          <table:table-cell office:value-type="string" calcext:value-type="string">
            <text:p>E.g.: the concepts colour or temperature. The class red is conceptualized as a colour, but there is not an individual that is colour or is temperature, but there are individual things that are a colour (such as red) or a temperature (such as 300 K).</text:p>
          </table:table-cell>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24-jul-98</text:p>
          </table:table-cell>
          <table:table-cell table:style-name="ce4" office:value-type="string" calcext:value-type="string">
            <text:p>19-jul-13</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190" calcext:value-type="float">
            <text:p>19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04" calcext:value-type="float">
            <text:p>1204</text:p>
          </table:table-cell>
          <table:table-cell office:value-type="string" calcext:value-type="string">
            <text:p>conceptual class</text:p>
          </table:table-cell>
          <table:table-cell office:value-type="float" office:value="1007441" calcext:value-type="float">
            <text:p>1007441</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1204" calcext:value-type="float">
            <text:p>1204</text:p>
          </table:table-cell>
          <table:table-cell office:value-type="string" calcext:value-type="string">
            <text:p>conceptual kind</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31-jan-0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91" calcext:value-type="float">
            <text:p>19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24" calcext:value-type="float">
            <text:p>1224</text:p>
          </table:table-cell>
          <table:table-cell office:value-type="string" calcext:value-type="string">
            <text:p>classification of a kind</text:p>
          </table:table-cell>
          <table:table-cell office:value-type="float" office:value="1008946" calcext:value-type="float">
            <text:p>1008946</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052" calcext:value-type="float">
            <text:p>5052</text:p>
          </table:table-cell>
          <table:table-cell office:value-type="string" calcext:value-type="string">
            <text:p>hierarchical relation between kinds of things</text:p>
          </table:table-cell>
          <table:table-cell office:value-type="string" calcext:value-type="string">
            <text:p>that specifies that the classified class is classified by the classifying concept in the relation. For example the class 'individual thing' or one of its subtypes can be classified as being a class. For example, the concept 'building' can be classified as being a 'class' or 'kind of thing'. In other words: the concept building is a concept that denoted a kind of thing (and not an individual thing).</text:p>
          </table:table-cell>
          <table:table-cell office:value-type="string" calcext:value-type="string">
            <text:p>is a hierarchical relation between kinds of things that specifies that the classified class is classified by the classifying concept in the relation. For example the class 'individual thing' or one of its subtypes can be classified as being a class. For example, the concept 'building' can be classified as being a 'class' or 'kind of thing'. In other words: the concept building is a concept that denoted a kind of thing (and not an individual thing).</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2-dec-04</text:p>
          </table:table-cell>
          <table:table-cell table:style-name="ce4" office:value-type="string" calcext:value-type="string">
            <text:p>13-nov-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92" calcext:value-type="float">
            <text:p>19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24" calcext:value-type="float">
            <text:p>1224</text:p>
          </table:table-cell>
          <table:table-cell office:value-type="string" calcext:value-type="string">
            <text:p>classification of a kind</text:p>
          </table:table-cell>
          <table:table-cell office:value-type="float" office:value="1028034" calcext:value-type="float">
            <text:p>102803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981" calcext:value-type="float">
            <text:p>5981</text:p>
          </table:table-cell>
          <table:table-cell office:value-type="string" calcext:value-type="string">
            <text:p>classification relation</text:p>
          </table:table-cell>
          <table:table-cell office:value-type="string" calcext:value-type="string">
            <text:p>that specifies that the classified class is classified by the classifying concept in the relation. For example the class 'individual thing' or one of its subtypes can be classified as being a class. For example, the concept 'building' can be classified as being a 'class' or 'kind of thing'. In other words: the concept building is a concept that denoted a kind of thing (and not an individual thing).</text:p>
          </table:table-cell>
          <table:table-cell office:value-type="string" calcext:value-type="string">
            <text:p>is a classification relation that specifies that the classified class is classified by the classifying concept in the relation. For example the class 'individual thing' or one of its subtypes can be classified as being a class. For example, the concept 'building' can be classified as being a 'class' or 'kind of thing'. In other words: the concept building is a concept that denoted a kind of thing (and not an individual thing).</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2-aug-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93" calcext:value-type="float">
            <text:p>19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224" calcext:value-type="float">
            <text:p>1224</text:p>
          </table:table-cell>
          <table:table-cell office:value-type="string" calcext:value-type="string">
            <text:p>classification of a kind</text:p>
          </table:table-cell>
          <table:table-cell office:value-type="float" office:value="1003489" calcext:value-type="float">
            <text:p>1003489</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3815" calcext:value-type="float">
            <text:p>3815</text:p>
          </table:table-cell>
          <table:table-cell office:value-type="string" calcext:value-type="string">
            <text:p>classified kind</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31-mrt-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194" calcext:value-type="float">
            <text:p>19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224" calcext:value-type="float">
            <text:p>1224</text:p>
          </table:table-cell>
          <table:table-cell office:value-type="string" calcext:value-type="string">
            <text:p>classification of a kind</text:p>
          </table:table-cell>
          <table:table-cell office:value-type="float" office:value="1003547" calcext:value-type="float">
            <text:p>1003547</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3816" calcext:value-type="float">
            <text:p>3816</text:p>
          </table:table-cell>
          <table:table-cell office:value-type="string" calcext:value-type="string">
            <text:p>classifier for a kind</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31-mrt-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195" calcext:value-type="float">
            <text:p>195</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24" calcext:value-type="float">
            <text:p>1224</text:p>
          </table:table-cell>
          <table:table-cell office:value-type="string" calcext:value-type="string">
            <text:p>is a particular</text:p>
          </table:table-cell>
          <table:table-cell office:value-type="float" office:value="1004222" calcext:value-type="float">
            <text:p>1004222</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224" calcext:value-type="float">
            <text:p>1224</text:p>
          </table:table-cell>
          <table:table-cell office:value-type="string" calcext:value-type="string">
            <text:p>classification of a kind</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6-okt-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196" calcext:value-type="float">
            <text:p>196</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24" calcext:value-type="float">
            <text:p>1224</text:p>
          </table:table-cell>
          <table:table-cell office:value-type="string" calcext:value-type="string">
            <text:p>is a classification of kind</text:p>
          </table:table-cell>
          <table:table-cell office:value-type="float" office:value="1004664" calcext:value-type="float">
            <text:p>1004664</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224" calcext:value-type="float">
            <text:p>1224</text:p>
          </table:table-cell>
          <table:table-cell office:value-type="string" calcext:value-type="string">
            <text:p>classification of a kind</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3-jun-00</text:p>
          </table:table-cell>
          <table:table-cell table:style-name="ce4" office:value-type="string" calcext:value-type="string">
            <text:p>18-dec-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97" calcext:value-type="float">
            <text:p>19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24" calcext:value-type="float">
            <text:p>1224</text:p>
          </table:table-cell>
          <table:table-cell office:value-type="string" calcext:value-type="string">
            <text:p>classification of a class</text:p>
          </table:table-cell>
          <table:table-cell office:value-type="float" office:value="1028144" calcext:value-type="float">
            <text:p>1028144</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1224" calcext:value-type="float">
            <text:p>1224</text:p>
          </table:table-cell>
          <table:table-cell office:value-type="string" calcext:value-type="string">
            <text:p>classification of a kind</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12-nov-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98" calcext:value-type="float">
            <text:p>19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24" calcext:value-type="float">
            <text:p>1224</text:p>
          </table:table-cell>
          <table:table-cell office:value-type="string" calcext:value-type="string">
            <text:p>categorization of a kind</text:p>
          </table:table-cell>
          <table:table-cell office:value-type="float" office:value="1028145" calcext:value-type="float">
            <text:p>1028145</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1224" calcext:value-type="float">
            <text:p>1224</text:p>
          </table:table-cell>
          <table:table-cell office:value-type="string" calcext:value-type="string">
            <text:p>classification of a kind</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12-nov-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01" calcext:value-type="float">
            <text:p>20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25" calcext:value-type="float">
            <text:p>1225</text:p>
          </table:table-cell>
          <table:table-cell office:value-type="string" calcext:value-type="string">
            <text:p>classification of an individual thing</text:p>
          </table:table-cell>
          <table:table-cell office:value-type="float" office:value="1028035" calcext:value-type="float">
            <text:p>102803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981" calcext:value-type="float">
            <text:p>5981</text:p>
          </table:table-cell>
          <table:table-cell office:value-type="string" calcext:value-type="string">
            <text:p>classification relation</text:p>
          </table:table-cell>
          <table:table-cell office:value-type="string" calcext:value-type="string">
            <text:p>that specifies that the classified individual thing is classified by the classifying kind and thus has commonalities with others that are classified by that kind, which commonalities are specified by the definition of that kind.</text:p>
          </table:table-cell>
          <table:table-cell office:value-type="string" calcext:value-type="string">
            <text:p>is a classification relation that specifies that the classified individual thing is classified by the classifying kind and thus has commonalities with others that are classified by that kind, which commonalities are specified by the definition of that kind.</text:p>
          </table:table-cell>
          <table:table-cell table:number-columns-repeated="3"/>
          <table:table-cell office:value-type="float" office:value="1048" calcext:value-type="float">
            <text:p>1048</text:p>
          </table:table-cell>
          <table:table-cell office:value-type="string" calcext:value-type="string">
            <text:p>facts about conceptual relations between individual things and classes</text:p>
          </table:table-cell>
          <table:table-cell office:value-type="string" calcext:value-type="string">
            <text:p>accepted</text:p>
          </table:table-cell>
          <table:table-cell/>
          <table:table-cell table:number-columns-repeated="2" table:style-name="ce4" office:value-type="string" calcext:value-type="string">
            <text:p>12-aug-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02" calcext:value-type="float">
            <text:p>20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25" calcext:value-type="float">
            <text:p>1225</text:p>
          </table:table-cell>
          <table:table-cell office:value-type="string" calcext:value-type="string">
            <text:p>classification of an individual thing</text:p>
          </table:table-cell>
          <table:table-cell office:value-type="float" office:value="1007363" calcext:value-type="float">
            <text:p>1007363</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719" calcext:value-type="float">
            <text:p>4719</text:p>
          </table:table-cell>
          <table:table-cell office:value-type="string" calcext:value-type="string">
            <text:p>relation between an individual thing and a kind of thing</text:p>
          </table:table-cell>
          <table:table-cell office:value-type="string" calcext:value-type="string">
            <text:p>that specifies that the classified individual thing is classified by the classifying kind and thus has commonalities with others that are classified by that kind, which commonalities are specified by the definition of that kind.</text:p>
          </table:table-cell>
          <table:table-cell office:value-type="string" calcext:value-type="string">
            <text:p>is a relation between an individual thing and a kind of thing that specifies that the classified individual thing is classified by the classifying kind and thus has commonalities with others that are classified by that kind, which commonalities are specified by the definition of that kind.</text:p>
          </table:table-cell>
          <table:table-cell table:number-columns-repeated="3"/>
          <table:table-cell office:value-type="float" office:value="1048" calcext:value-type="float">
            <text:p>1048</text:p>
          </table:table-cell>
          <table:table-cell office:value-type="string" calcext:value-type="string">
            <text:p>facts about conceptual relations between individual things and classes</text:p>
          </table:table-cell>
          <table:table-cell office:value-type="string" calcext:value-type="string">
            <text:p>accepted</text:p>
          </table:table-cell>
          <table:table-cell/>
          <table:table-cell table:style-name="ce4" office:value-type="string" calcext:value-type="string">
            <text:p>31-jan-03</text:p>
          </table:table-cell>
          <table:table-cell table:style-name="ce4" office:value-type="string" calcext:value-type="string">
            <text:p>6-jan-05</text:p>
          </table:table-cell>
          <table:table-cell office:value-type="string" calcext:value-type="string">
            <text:p>Andries van Renssen</text:p>
          </table:table-cell>
          <table:table-cell office:value-type="string" calcext:value-type="string">
            <text:p>ISO 10303-221:2002; ISO 16354:2013; OWL</text:p>
          </table:table-cell>
          <table:table-cell table:number-columns-repeated="995"/>
        </table:table-row>
        <table:table-row table:style-name="ro1">
          <table:table-cell office:value-type="float" office:value="203" calcext:value-type="float">
            <text:p>20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25" calcext:value-type="float">
            <text:p>1225</text:p>
          </table:table-cell>
          <table:table-cell office:value-type="string" calcext:value-type="string">
            <text:p>classification of an individual thing</text:p>
          </table:table-cell>
          <table:table-cell office:value-type="float" office:value="1027717" calcext:value-type="float">
            <text:p>1027717</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913" calcext:value-type="float">
            <text:p>5913</text:p>
          </table:table-cell>
          <table:table-cell office:value-type="string" calcext:value-type="string">
            <text:p>intransitive relation</text:p>
          </table:table-cell>
          <table:table-cell office:value-type="string" calcext:value-type="string">
            <text:p>that specifies that the classified individual thing is classified by the classifying kind and thus has commonalities with others that are classified by that kind, which commonalities are specified by the definition of that kind.</text:p>
          </table:table-cell>
          <table:table-cell office:value-type="string" calcext:value-type="string">
            <text:p>is an intransitive relation that specifies that the classified individual thing is classified by the classifying kind and thus has commonalities with others that are classified by that kind, which commonalities are specified by the definition of that kind.</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8-jan-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04" calcext:value-type="float">
            <text:p>20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25" calcext:value-type="float">
            <text:p>1225</text:p>
          </table:table-cell>
          <table:table-cell office:value-type="string" calcext:value-type="string">
            <text:p>classification of an individual thing</text:p>
          </table:table-cell>
          <table:table-cell office:value-type="float" office:value="1027718" calcext:value-type="float">
            <text:p>1027718</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912" calcext:value-type="float">
            <text:p>5912</text:p>
          </table:table-cell>
          <table:table-cell office:value-type="string" calcext:value-type="string">
            <text:p>antisymmetric relation</text:p>
          </table:table-cell>
          <table:table-cell office:value-type="string" calcext:value-type="string">
            <text:p>that specifies that the classified individual thing is classified by the classifying kind and thus has commonalities with others that are classified by that kind, which commonalities are specified by the definition of that kind.</text:p>
          </table:table-cell>
          <table:table-cell office:value-type="string" calcext:value-type="string">
            <text:p>is an antisymmetric relation that specifies that the classified individual thing is classified by the classifying kind and thus has commonalities with others that are classified by that kind, which commonalities are specified by the definition of that kind.</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8-jan-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05" calcext:value-type="float">
            <text:p>20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225" calcext:value-type="float">
            <text:p>1225</text:p>
          </table:table-cell>
          <table:table-cell office:value-type="string" calcext:value-type="string">
            <text:p>classification of an individual thing</text:p>
          </table:table-cell>
          <table:table-cell office:value-type="float" office:value="1003840" calcext:value-type="float">
            <text:p>1003840</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3821" calcext:value-type="float">
            <text:p>3821</text:p>
          </table:table-cell>
          <table:table-cell office:value-type="string" calcext:value-type="string">
            <text:p>classified individual thing</text:p>
          </table:table-cell>
          <table:table-cell table:number-columns-repeated="5"/>
          <table:table-cell office:value-type="float" office:value="1048" calcext:value-type="float">
            <text:p>1048</text:p>
          </table:table-cell>
          <table:table-cell office:value-type="string" calcext:value-type="string">
            <text:p>facts about conceptual relations between individual things and classe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6-jan-05</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206" calcext:value-type="float">
            <text:p>20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225" calcext:value-type="float">
            <text:p>1225</text:p>
          </table:table-cell>
          <table:table-cell office:value-type="string" calcext:value-type="string">
            <text:p>classification of an individual thing</text:p>
          </table:table-cell>
          <table:table-cell office:value-type="float" office:value="1003573" calcext:value-type="float">
            <text:p>1003573</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3822" calcext:value-type="float">
            <text:p>3822</text:p>
          </table:table-cell>
          <table:table-cell office:value-type="string" calcext:value-type="string">
            <text:p>classifier for an individual thing</text:p>
          </table:table-cell>
          <table:table-cell table:number-columns-repeated="5"/>
          <table:table-cell office:value-type="float" office:value="1048" calcext:value-type="float">
            <text:p>1048</text:p>
          </table:table-cell>
          <table:table-cell office:value-type="string" calcext:value-type="string">
            <text:p>facts about conceptual relations between individual things and classe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6-jan-05</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207" calcext:value-type="float">
            <text:p>207</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25" calcext:value-type="float">
            <text:p>1225</text:p>
          </table:table-cell>
          <table:table-cell office:value-type="string" calcext:value-type="string">
            <text:p>is classified as a</text:p>
          </table:table-cell>
          <table:table-cell office:value-type="float" office:value="1001000" calcext:value-type="float">
            <text:p>1001000</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225" calcext:value-type="float">
            <text:p>1225</text:p>
          </table:table-cell>
          <table:table-cell office:value-type="string" calcext:value-type="string">
            <text:p>classification of an individual thing</text:p>
          </table:table-cell>
          <table:table-cell table:number-columns-repeated="5"/>
          <table:table-cell office:value-type="float" office:value="1048" calcext:value-type="float">
            <text:p>1048</text:p>
          </table:table-cell>
          <table:table-cell office:value-type="string" calcext:value-type="string">
            <text:p>facts about kinds of relations between individual things and kinds</text:p>
          </table:table-cell>
          <table:table-cell office:value-type="string" calcext:value-type="string">
            <text:p>accepted</text:p>
          </table:table-cell>
          <table:table-cell/>
          <table:table-cell table:number-columns-repeated="2" table:style-name="ce4" office:value-type="string" calcext:value-type="string">
            <text:p>6-okt-99</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3">
          <table:table-cell office:value-type="float" office:value="208" calcext:value-type="float">
            <text:p>208</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25" calcext:value-type="float">
            <text:p>1225</text:p>
          </table:table-cell>
          <table:table-cell office:value-type="string" calcext:value-type="string">
            <text:p>is an</text:p>
          </table:table-cell>
          <table:table-cell office:value-type="float" office:value="1001001" calcext:value-type="float">
            <text:p>1001001</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225" calcext:value-type="float">
            <text:p>1225</text:p>
          </table:table-cell>
          <table:table-cell office:value-type="string" calcext:value-type="string">
            <text:p>classification of an individual thing</text:p>
          </table:table-cell>
          <table:table-cell table:number-columns-repeated="5"/>
          <table:table-cell office:value-type="float" office:value="1048" calcext:value-type="float">
            <text:p>1048</text:p>
          </table:table-cell>
          <table:table-cell office:value-type="string" calcext:value-type="string">
            <text:p>facts about kinds of relations between individual things and kinds</text:p>
          </table:table-cell>
          <table:table-cell office:value-type="string" calcext:value-type="string">
            <text:p>accepted</text:p>
          </table:table-cell>
          <table:table-cell/>
          <table:table-cell table:number-columns-repeated="2" table:style-name="ce4" office:value-type="string" calcext:value-type="string">
            <text:p>6-okt-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3">
          <table:table-cell office:value-type="float" office:value="209" calcext:value-type="float">
            <text:p>209</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25" calcext:value-type="float">
            <text:p>1225</text:p>
          </table:table-cell>
          <table:table-cell office:value-type="string" calcext:value-type="string">
            <text:p>is a</text:p>
          </table:table-cell>
          <table:table-cell office:value-type="float" office:value="1004221" calcext:value-type="float">
            <text:p>1004221</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225" calcext:value-type="float">
            <text:p>1225</text:p>
          </table:table-cell>
          <table:table-cell office:value-type="string" calcext:value-type="string">
            <text:p>classification of an individual thing</text:p>
          </table:table-cell>
          <table:table-cell table:number-columns-repeated="5"/>
          <table:table-cell office:value-type="float" office:value="1048" calcext:value-type="float">
            <text:p>1048</text:p>
          </table:table-cell>
          <table:table-cell office:value-type="string" calcext:value-type="string">
            <text:p>facts about kinds of relations between individual things and kinds</text:p>
          </table:table-cell>
          <table:table-cell office:value-type="string" calcext:value-type="string">
            <text:p>accepted</text:p>
          </table:table-cell>
          <table:table-cell/>
          <table:table-cell table:number-columns-repeated="2" table:style-name="ce4" office:value-type="string" calcext:value-type="string">
            <text:p>6-okt-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210" calcext:value-type="float">
            <text:p>210</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25" calcext:value-type="float">
            <text:p>1225</text:p>
          </table:table-cell>
          <table:table-cell office:value-type="string" calcext:value-type="string">
            <text:p>is a classifier of</text:p>
          </table:table-cell>
          <table:table-cell office:value-type="float" office:value="1004598" calcext:value-type="float">
            <text:p>1004598</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225" calcext:value-type="float">
            <text:p>1225</text:p>
          </table:table-cell>
          <table:table-cell office:value-type="string" calcext:value-type="string">
            <text:p>classification of an individual thing</text:p>
          </table:table-cell>
          <table:table-cell table:number-columns-repeated="5"/>
          <table:table-cell office:value-type="float" office:value="1048" calcext:value-type="float">
            <text:p>1048</text:p>
          </table:table-cell>
          <table:table-cell office:value-type="string" calcext:value-type="string">
            <text:p>facts about conceptual relations between individual things and classes</text:p>
          </table:table-cell>
          <table:table-cell office:value-type="string" calcext:value-type="string">
            <text:p>accepted</text:p>
          </table:table-cell>
          <table:table-cell/>
          <table:table-cell table:number-columns-repeated="2" table:style-name="ce4" office:value-type="string" calcext:value-type="string">
            <text:p>23-jun-00</text:p>
          </table:table-cell>
          <table:table-cell office:value-type="string" calcext:value-type="string">
            <text:p>Rob Moonen</text:p>
          </table:table-cell>
          <table:table-cell office:value-type="string" calcext:value-type="string">
            <text:p>Andries van Renssen</text:p>
          </table:table-cell>
          <table:table-cell table:number-columns-repeated="995"/>
        </table:table-row>
        <table:table-row table:style-name="ro3">
          <table:table-cell office:value-type="float" office:value="211" calcext:value-type="float">
            <text:p>211</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25" calcext:value-type="float">
            <text:p>1225</text:p>
          </table:table-cell>
          <table:table-cell office:value-type="string" calcext:value-type="string">
            <text:p>is classified as</text:p>
          </table:table-cell>
          <table:table-cell office:value-type="float" office:value="1006817" calcext:value-type="float">
            <text:p>1006817</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225" calcext:value-type="float">
            <text:p>1225</text:p>
          </table:table-cell>
          <table:table-cell office:value-type="string" calcext:value-type="string">
            <text:p>classification of an individual thing</text:p>
          </table:table-cell>
          <table:table-cell table:number-columns-repeated="4"/>
          <table:table-cell office:value-type="string" calcext:value-type="string">
            <text:p>For example used for classification of occurrences, such as: a particular occurrence O-1 &lt;is classified as&gt; heating.</text:p>
          </table:table-cell>
          <table:table-cell office:value-type="float" office:value="1048" calcext:value-type="float">
            <text:p>1048</text:p>
          </table:table-cell>
          <table:table-cell office:value-type="string" calcext:value-type="string">
            <text:p>facts about kinds of relations between individual things and kinds</text:p>
          </table:table-cell>
          <table:table-cell office:value-type="string" calcext:value-type="string">
            <text:p>accepted</text:p>
          </table:table-cell>
          <table:table-cell/>
          <table:table-cell table:number-columns-repeated="2" table:style-name="ce4" office:value-type="string" calcext:value-type="string">
            <text:p>25-jul-02</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220" calcext:value-type="float">
            <text:p>22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27" calcext:value-type="float">
            <text:p>1227</text:p>
          </table:table-cell>
          <table:table-cell office:value-type="string" calcext:value-type="string">
            <text:p>being an element in a collection of individual things</text:p>
          </table:table-cell>
          <table:table-cell office:value-type="float" office:value="1001306" calcext:value-type="float">
            <text:p>1001306</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2846" calcext:value-type="float">
            <text:p>2846</text:p>
          </table:table-cell>
          <table:table-cell office:value-type="string" calcext:value-type="string">
            <text:p>collection relation</text:p>
          </table:table-cell>
          <table:table-cell office:value-type="string" calcext:value-type="string">
            <text:p>that has a plural individual as the whole, where the part does not play a particular role within the whole.</text:p>
          </table:table-cell>
          <table:table-cell office:value-type="string" calcext:value-type="string">
            <text:p>is a collection relation that has a plural individual as the whole, where the part does not play a particular role within the whole.</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4-jul-98</text:p>
          </table:table-cell>
          <table:table-cell table:style-name="ce4" office:value-type="string" calcext:value-type="string">
            <text:p>27-apr-11</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3">
          <table:table-cell office:value-type="float" office:value="221" calcext:value-type="float">
            <text:p>221</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27" calcext:value-type="float">
            <text:p>1227</text:p>
          </table:table-cell>
          <table:table-cell office:value-type="string" calcext:value-type="string">
            <text:p>is collected in plural individual thing</text:p>
          </table:table-cell>
          <table:table-cell office:value-type="float" office:value="1004236" calcext:value-type="float">
            <text:p>1004236</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227" calcext:value-type="float">
            <text:p>1227</text:p>
          </table:table-cell>
          <table:table-cell office:value-type="string" calcext:value-type="string">
            <text:p>being an element in a collection of individual things</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6-okt-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3">
          <table:table-cell office:value-type="float" office:value="222" calcext:value-type="float">
            <text:p>222</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27" calcext:value-type="float">
            <text:p>1227</text:p>
          </table:table-cell>
          <table:table-cell office:value-type="string" calcext:value-type="string">
            <text:p>is a plural individual for</text:p>
          </table:table-cell>
          <table:table-cell office:value-type="float" office:value="1004670" calcext:value-type="float">
            <text:p>1004670</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227" calcext:value-type="float">
            <text:p>1227</text:p>
          </table:table-cell>
          <table:table-cell office:value-type="string" calcext:value-type="string">
            <text:p>being an element in a collection of individual things</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3-jun-00</text:p>
          </table:table-cell>
          <table:table-cell table:style-name="ce4" office:value-type="string" calcext:value-type="string">
            <text:p>4-dec-02</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223" calcext:value-type="float">
            <text:p>223</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27" calcext:value-type="float">
            <text:p>1227</text:p>
          </table:table-cell>
          <table:table-cell office:value-type="string" calcext:value-type="string">
            <text:p>is a collection of individual things with as element</text:p>
          </table:table-cell>
          <table:table-cell office:value-type="float" office:value="1006198" calcext:value-type="float">
            <text:p>1006198</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227" calcext:value-type="float">
            <text:p>1227</text:p>
          </table:table-cell>
          <table:table-cell office:value-type="string" calcext:value-type="string">
            <text:p>being an element in a collection of individual things</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3-jun-00</text:p>
          </table:table-cell>
          <table:table-cell table:style-name="ce4" office:value-type="string" calcext:value-type="string">
            <text:p>8-apr-1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24" calcext:value-type="float">
            <text:p>22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227" calcext:value-type="float">
            <text:p>1227</text:p>
          </table:table-cell>
          <table:table-cell office:value-type="string" calcext:value-type="string">
            <text:p>being an element in a collection of individual things</text:p>
          </table:table-cell>
          <table:table-cell office:value-type="float" office:value="1007806" calcext:value-type="float">
            <text:p>1007806</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5050" calcext:value-type="float">
            <text:p>5050</text:p>
          </table:table-cell>
          <table:table-cell office:value-type="string" calcext:value-type="string">
            <text:p>collecting individual plurality</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8-mei-03</text:p>
          </table:table-cell>
          <table:table-cell table:style-name="ce4" office:value-type="string" calcext:value-type="string">
            <text:p>6-jan-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25" calcext:value-type="float">
            <text:p>22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227" calcext:value-type="float">
            <text:p>1227</text:p>
          </table:table-cell>
          <table:table-cell office:value-type="string" calcext:value-type="string">
            <text:p>being an element in a collection of individual things</text:p>
          </table:table-cell>
          <table:table-cell office:value-type="float" office:value="1008956" calcext:value-type="float">
            <text:p>1008956</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5327" calcext:value-type="float">
            <text:p>5327</text:p>
          </table:table-cell>
          <table:table-cell office:value-type="string" calcext:value-type="string">
            <text:p>collected individual thing</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4-dec-04</text:p>
          </table:table-cell>
          <table:table-cell table:style-name="ce4" office:value-type="string" calcext:value-type="string">
            <text:p>6-jan-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26" calcext:value-type="float">
            <text:p>226</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27" calcext:value-type="float">
            <text:p>1227</text:p>
          </table:table-cell>
          <table:table-cell office:value-type="string" calcext:value-type="string">
            <text:p>is an element of</text:p>
          </table:table-cell>
          <table:table-cell office:value-type="float" office:value="1009815" calcext:value-type="float">
            <text:p>1009815</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227" calcext:value-type="float">
            <text:p>1227</text:p>
          </table:table-cell>
          <table:table-cell office:value-type="string" calcext:value-type="string">
            <text:p>being an element in a collection of individual things</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style-name="ce4" office:value-type="string" calcext:value-type="string">
            <text:p>6-okt-99</text:p>
          </table:table-cell>
          <table:table-cell table:style-name="ce4" office:value-type="string" calcext:value-type="string">
            <text:p>4-dec-02</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227" calcext:value-type="float">
            <text:p>227</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27" calcext:value-type="float">
            <text:p>1227</text:p>
          </table:table-cell>
          <table:table-cell office:value-type="string" calcext:value-type="string">
            <text:p>has as element</text:p>
          </table:table-cell>
          <table:table-cell office:value-type="float" office:value="1026679" calcext:value-type="float">
            <text:p>1026679</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227" calcext:value-type="float">
            <text:p>1227</text:p>
          </table:table-cell>
          <table:table-cell office:value-type="string" calcext:value-type="string">
            <text:p>being an element in a collection of individual things</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2-feb-1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30" calcext:value-type="float">
            <text:p>23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28" calcext:value-type="float">
            <text:p>1228</text:p>
          </table:table-cell>
          <table:table-cell office:value-type="string" calcext:value-type="string">
            <text:p>conceptual collection relation of an individual thing</text:p>
          </table:table-cell>
          <table:table-cell office:value-type="float" office:value="1001307" calcext:value-type="float">
            <text:p>1001307</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261" calcext:value-type="float">
            <text:p>1261</text:p>
          </table:table-cell>
          <table:table-cell office:value-type="string" calcext:value-type="string">
            <text:p>conceptual composition relation of an individual thing</text:p>
          </table:table-cell>
          <table:table-cell office:value-type="string" calcext:value-type="string">
            <text:p>that specifies that any collection of the specified kind can be composed of elements of the specified kind, under the constraint that an element of the specified kind may not be the same as a collection of the specified kind. In other words a collection cannot be an element of itself.</text:p>
          </table:table-cell>
          <table:table-cell office:value-type="string" calcext:value-type="string">
            <text:p>is a conceptual composition relation of an individual thing that specifies that any collection of the specified kind can be composed of elements of the specified kind, under the constraint that an element of the specified kind may not be the same as a collection of the specified kind. In other words a collection cannot be an element of itself.</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4-jul-98</text:p>
          </table:table-cell>
          <table:table-cell table:style-name="ce4" office:value-type="string" calcext:value-type="string">
            <text:p>6-jan-05</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231" calcext:value-type="float">
            <text:p>23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228" calcext:value-type="float">
            <text:p>1228</text:p>
          </table:table-cell>
          <table:table-cell office:value-type="string" calcext:value-type="string">
            <text:p>conceptual collection relation of an individual thing</text:p>
          </table:table-cell>
          <table:table-cell office:value-type="float" office:value="1003652" calcext:value-type="float">
            <text:p>1003652</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3834" calcext:value-type="float">
            <text:p>3834</text:p>
          </table:table-cell>
          <table:table-cell office:value-type="string" calcext:value-type="string">
            <text:p>conceptual collected whole</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6-jan-05</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232" calcext:value-type="float">
            <text:p>232</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28" calcext:value-type="float">
            <text:p>1228</text:p>
          </table:table-cell>
          <table:table-cell office:value-type="string" calcext:value-type="string">
            <text:p>can be an element of a</text:p>
          </table:table-cell>
          <table:table-cell office:value-type="float" office:value="1004160" calcext:value-type="float">
            <text:p>1004160</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228" calcext:value-type="float">
            <text:p>1228</text:p>
          </table:table-cell>
          <table:table-cell office:value-type="string" calcext:value-type="string">
            <text:p>conceptual collection relation of an individual thing</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6-okt-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3">
          <table:table-cell office:value-type="float" office:value="233" calcext:value-type="float">
            <text:p>233</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28" calcext:value-type="float">
            <text:p>1228</text:p>
          </table:table-cell>
          <table:table-cell office:value-type="string" calcext:value-type="string">
            <text:p>can be a collection with as element a</text:p>
          </table:table-cell>
          <table:table-cell office:value-type="float" office:value="1004673" calcext:value-type="float">
            <text:p>1004673</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228" calcext:value-type="float">
            <text:p>1228</text:p>
          </table:table-cell>
          <table:table-cell office:value-type="string" calcext:value-type="string">
            <text:p>conceptual collection relation of an individual thing</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3-jun-00</text:p>
          </table:table-cell>
          <table:table-cell table:style-name="ce4" office:value-type="string" calcext:value-type="string">
            <text:p>18-feb-1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34" calcext:value-type="float">
            <text:p>234</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28" calcext:value-type="float">
            <text:p>1228</text:p>
          </table:table-cell>
          <table:table-cell office:value-type="string" calcext:value-type="string">
            <text:p>can have as element a</text:p>
          </table:table-cell>
          <table:table-cell office:value-type="float" office:value="1026682" calcext:value-type="float">
            <text:p>1026682</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228" calcext:value-type="float">
            <text:p>1228</text:p>
          </table:table-cell>
          <table:table-cell office:value-type="string" calcext:value-type="string">
            <text:p>conceptual collection relation of an individual thing</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8-feb-1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36" calcext:value-type="float">
            <text:p>23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29" calcext:value-type="float">
            <text:p>1229</text:p>
          </table:table-cell>
          <table:table-cell office:value-type="string" calcext:value-type="string">
            <text:p>qualitative aspect</text:p>
          </table:table-cell>
          <table:table-cell office:value-type="float" office:value="1001309" calcext:value-type="float">
            <text:p>100130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947" calcext:value-type="float">
            <text:p>4947</text:p>
          </table:table-cell>
          <table:table-cell office:value-type="string" calcext:value-type="string">
            <text:p>qualitative kind</text:p>
          </table:table-cell>
          <table:table-cell office:value-type="string" calcext:value-type="string">
            <text:p>that is a kind of aspect with a particular qualitative or quantitative value that is intended to qualify aspects. It can be a particular value, or a range or a collection of explicit types (allowed values for individual aspects). Examples of qualitative aspects are: red, dry and a piece of text (qualitative information). Examples of quantitative aspect are: '1/2', '3 kg' and '6 at the scale of Richter'.</text:p>
          </table:table-cell>
          <table:table-cell office:value-type="string" calcext:value-type="string">
            <text:p>is a qualitative kind that is a kind of aspect with a particular qualitative or quantitative value that is intended to qualify aspects. It can be a particular value, or a range or a collection of explicit types (allowed values for individual aspects). Examples of qualitative aspects are: red, dry and a piece of text (qualitative information). Examples of quantitative aspect are: '1/2', '3 kg' and '6 at the scale of Richter'.</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3-dec-98</text:p>
          </table:table-cell>
          <table:table-cell table:style-name="ce4" office:value-type="string" calcext:value-type="string">
            <text:p>9-feb-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37" calcext:value-type="float">
            <text:p>23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29" calcext:value-type="float">
            <text:p>1229</text:p>
          </table:table-cell>
          <table:table-cell office:value-type="string" calcext:value-type="string">
            <text:p>qualitative value</text:p>
          </table:table-cell>
          <table:table-cell office:value-type="float" office:value="1007440" calcext:value-type="float">
            <text:p>1007440</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1229" calcext:value-type="float">
            <text:p>1229</text:p>
          </table:table-cell>
          <table:table-cell office:value-type="string" calcext:value-type="string">
            <text:p>qualitative aspect</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31-jan-03</text:p>
          </table:table-cell>
          <table:table-cell table:style-name="ce4" office:value-type="string" calcext:value-type="string">
            <text:p>21-dec-1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38" calcext:value-type="float">
            <text:p>23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29" calcext:value-type="float">
            <text:p>1229</text:p>
          </table:table-cell>
          <table:table-cell office:value-type="string" calcext:value-type="string">
            <text:p>defined aspect</text:p>
          </table:table-cell>
          <table:table-cell office:value-type="float" office:value="1007392" calcext:value-type="float">
            <text:p>1007392</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1229" calcext:value-type="float">
            <text:p>1229</text:p>
          </table:table-cell>
          <table:table-cell office:value-type="string" calcext:value-type="string">
            <text:p>qualitative aspect</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3-dec-98</text:p>
          </table:table-cell>
          <table:table-cell table:style-name="ce4" office:value-type="string" calcext:value-type="string">
            <text:p>9-feb-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39" calcext:value-type="float">
            <text:p>23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31" calcext:value-type="float">
            <text:p>1231</text:p>
          </table:table-cell>
          <table:table-cell office:value-type="string" calcext:value-type="string">
            <text:p>conceptual binary relation between things of specified kinds</text:p>
          </table:table-cell>
          <table:table-cell office:value-type="float" office:value="1004638" calcext:value-type="float">
            <text:p>1004638</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698" calcext:value-type="float">
            <text:p>4698</text:p>
          </table:table-cell>
          <table:table-cell office:value-type="string" calcext:value-type="string">
            <text:p>conceptual relation between things of specified kinds</text:p>
          </table:table-cell>
          <table:table-cell office:value-type="string" calcext:value-type="string">
            <text:p>that relates two kinds of things by a conceptual relation of a specified kind specifying that individual things of those kinds can have a possible relationship of a kind that is a relatization of the specified conceptual kind. A related kind can be either a conceptual or a qualitative (including quantitative) kind. Note that which kind of relation can be a realization of a conceptual kind of relation is specified separately.</text:p>
          </table:table-cell>
          <table:table-cell office:value-type="string" calcext:value-type="string">
            <text:p>is a conceptual relation between things of specified kinds that relates two kinds of things by a conceptual relation of a specified kind specifying that individual things of those kinds can have a possible relationship of a kind that is a relatization of the specified conceptual kind. A related kind can be either a conceptual or a qualitative (including quantitative) kind. Note that which kind of relation can be a realization of a conceptual kind of relation is specified separately.</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6-nov-02</text:p>
          </table:table-cell>
          <table:table-cell table:style-name="ce4" office:value-type="string" calcext:value-type="string">
            <text:p>19-jul-13</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240" calcext:value-type="float">
            <text:p>24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31" calcext:value-type="float">
            <text:p>1231</text:p>
          </table:table-cell>
          <table:table-cell office:value-type="string" calcext:value-type="string">
            <text:p>conceptual binary relation between things of specified kinds</text:p>
          </table:table-cell>
          <table:table-cell office:value-type="float" office:value="1027849" calcext:value-type="float">
            <text:p>102784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937" calcext:value-type="float">
            <text:p>5937</text:p>
          </table:table-cell>
          <table:table-cell office:value-type="string" calcext:value-type="string">
            <text:p>binary relation between kinds of things</text:p>
          </table:table-cell>
          <table:table-cell office:value-type="string" calcext:value-type="string">
            <text:p>that relates two kinds of things by a conceptual relation of a specified kind specifying that individual things of those kinds can have a possible relationship of a kind that is a relatization of the specified conceptual kind. A related kind can be either a conceptual or a qualitative (including quantitative) kind. Note that which kind of relation can be a realization of a conceptual kind of relation is specified separately.</text:p>
          </table:table-cell>
          <table:table-cell office:value-type="string" calcext:value-type="string">
            <text:p>is a binary relation between kinds of things that relates two kinds of things by a conceptual relation of a specified kind specifying that individual things of those kinds can have a possible relationship of a kind that is a relatization of the specified conceptual kind. A related kind can be either a conceptual or a qualitative (including quantitative) kind. Note that which kind of relation can be a realization of a conceptual kind of relation is specified separately.</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8-jul-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41" calcext:value-type="float">
            <text:p>24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31" calcext:value-type="float">
            <text:p>1231</text:p>
          </table:table-cell>
          <table:table-cell office:value-type="string" calcext:value-type="string">
            <text:p>conceptual binary relation</text:p>
          </table:table-cell>
          <table:table-cell office:value-type="float" office:value="1027850" calcext:value-type="float">
            <text:p>1027850</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1231" calcext:value-type="float">
            <text:p>1231</text:p>
          </table:table-cell>
          <table:table-cell office:value-type="string" calcext:value-type="string">
            <text:p>conceptual binary relation between things of specified kinds</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18-jul-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42" calcext:value-type="float">
            <text:p>24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231" calcext:value-type="float">
            <text:p>1231</text:p>
          </table:table-cell>
          <table:table-cell office:value-type="string" calcext:value-type="string">
            <text:p>conceptual binary relation between things of specified kinds</text:p>
          </table:table-cell>
          <table:table-cell office:value-type="float" office:value="1007618" calcext:value-type="float">
            <text:p>1007618</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5002" calcext:value-type="float">
            <text:p>5002</text:p>
          </table:table-cell>
          <table:table-cell office:value-type="string" calcext:value-type="string">
            <text:p>conceptual relator</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4-apr-03</text:p>
          </table:table-cell>
          <table:table-cell table:style-name="ce4" office:value-type="string" calcext:value-type="string">
            <text:p>17-mrt-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43" calcext:value-type="float">
            <text:p>24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231" calcext:value-type="float">
            <text:p>1231</text:p>
          </table:table-cell>
          <table:table-cell office:value-type="string" calcext:value-type="string">
            <text:p>conceptual binary relation between things of specified kinds</text:p>
          </table:table-cell>
          <table:table-cell office:value-type="float" office:value="1007619" calcext:value-type="float">
            <text:p>1007619</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4706" calcext:value-type="float">
            <text:p>4706</text:p>
          </table:table-cell>
          <table:table-cell office:value-type="string" calcext:value-type="string">
            <text:p>conceptually related</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4-apr-03</text:p>
          </table:table-cell>
          <table:table-cell table:style-name="ce4" office:value-type="string" calcext:value-type="string">
            <text:p>17-mrt-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44" calcext:value-type="float">
            <text:p>244</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31" calcext:value-type="float">
            <text:p>1231</text:p>
          </table:table-cell>
          <table:table-cell office:value-type="string" calcext:value-type="string">
            <text:p>can be related to a</text:p>
          </table:table-cell>
          <table:table-cell office:value-type="float" office:value="1009428" calcext:value-type="float">
            <text:p>1009428</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231" calcext:value-type="float">
            <text:p>1231</text:p>
          </table:table-cell>
          <table:table-cell office:value-type="string" calcext:value-type="string">
            <text:p>conceptual binary relation between things of specified kinds</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style-name="ce4" office:value-type="string" calcext:value-type="string">
            <text:p>16-aug-05</text:p>
          </table:table-cell>
          <table:table-cell table:style-name="ce4" office:value-type="string" calcext:value-type="string">
            <text:p>21-mei-1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45" calcext:value-type="float">
            <text:p>245</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31" calcext:value-type="float">
            <text:p>1231</text:p>
          </table:table-cell>
          <table:table-cell office:value-type="string" calcext:value-type="string">
            <text:p>can be related with a</text:p>
          </table:table-cell>
          <table:table-cell office:value-type="float" office:value="1026220" calcext:value-type="float">
            <text:p>1026220</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231" calcext:value-type="float">
            <text:p>1231</text:p>
          </table:table-cell>
          <table:table-cell office:value-type="string" calcext:value-type="string">
            <text:p>conceptual binary relation between things of specified kinds</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7-okt-07</text:p>
          </table:table-cell>
          <table:table-cell table:style-name="ce4" office:value-type="string" calcext:value-type="string">
            <text:p>21-mei-1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46" calcext:value-type="float">
            <text:p>24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31" calcext:value-type="float">
            <text:p>1231</text:p>
          </table:table-cell>
          <table:table-cell office:value-type="string" calcext:value-type="string">
            <text:p>generic possibility for a binary relation</text:p>
          </table:table-cell>
          <table:table-cell office:value-type="float" office:value="1028146" calcext:value-type="float">
            <text:p>1028146</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1231" calcext:value-type="float">
            <text:p>1231</text:p>
          </table:table-cell>
          <table:table-cell office:value-type="string" calcext:value-type="string">
            <text:p>conceptual binary relation between things of specified kinds</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13-nov-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49" calcext:value-type="float">
            <text:p>24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43" calcext:value-type="float">
            <text:p>1243</text:p>
          </table:table-cell>
          <table:table-cell office:value-type="string" calcext:value-type="string">
            <text:p>conceptual probabilistic relation</text:p>
          </table:table-cell>
          <table:table-cell office:value-type="float" office:value="1001338" calcext:value-type="float">
            <text:p>1001338</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698" calcext:value-type="float">
            <text:p>4698</text:p>
          </table:table-cell>
          <table:table-cell office:value-type="string" calcext:value-type="string">
            <text:p>conceptual relation between things of specified kinds</text:p>
          </table:table-cell>
          <table:table-cell office:value-type="string" calcext:value-type="string">
            <text:p>that indicates a nature of probabilistic relations.</text:p>
          </table:table-cell>
          <table:table-cell office:value-type="string" calcext:value-type="string">
            <text:p>is a conceptual relation between things of specified kinds that indicates a nature of probabilistic relations.</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4-jul-98</text:p>
          </table:table-cell>
          <table:table-cell table:style-name="ce4" office:value-type="string" calcext:value-type="string">
            <text:p>19-nov-98</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250" calcext:value-type="float">
            <text:p>25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54" calcext:value-type="float">
            <text:p>1254</text:p>
          </table:table-cell>
          <table:table-cell office:value-type="string" calcext:value-type="string">
            <text:p>composition of an occurrence</text:p>
          </table:table-cell>
          <table:table-cell office:value-type="float" office:value="1001362" calcext:value-type="float">
            <text:p>1001362</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260" calcext:value-type="float">
            <text:p>1260</text:p>
          </table:table-cell>
          <table:table-cell office:value-type="string" calcext:value-type="string">
            <text:p>composition relation of an individual thing</text:p>
          </table:table-cell>
          <table:table-cell office:value-type="string" calcext:value-type="string">
            <text:p>that indicates that a partial occurrence is a part of a more encompassing occurrence. </text:p>
          </table:table-cell>
          <table:table-cell office:value-type="string" calcext:value-type="string">
            <text:p>is a composition relation of an individual thing that indicates that a partial occurrence is a part of a more encompassing occurrence. </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18-nov-98</text:p>
          </table:table-cell>
          <table:table-cell table:style-name="ce4" office:value-type="string" calcext:value-type="string">
            <text:p>6-jan-05</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251" calcext:value-type="float">
            <text:p>25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254" calcext:value-type="float">
            <text:p>1254</text:p>
          </table:table-cell>
          <table:table-cell office:value-type="string" calcext:value-type="string">
            <text:p>composition of an occurrence</text:p>
          </table:table-cell>
          <table:table-cell office:value-type="float" office:value="1002869" calcext:value-type="float">
            <text:p>1002869</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3997" calcext:value-type="float">
            <text:p>3997</text:p>
          </table:table-cell>
          <table:table-cell office:value-type="string" calcext:value-type="string">
            <text:p>whole occurrence</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6-jan-05</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252" calcext:value-type="float">
            <text:p>25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254" calcext:value-type="float">
            <text:p>1254</text:p>
          </table:table-cell>
          <table:table-cell office:value-type="string" calcext:value-type="string">
            <text:p>composition of an occurrence</text:p>
          </table:table-cell>
          <table:table-cell office:value-type="float" office:value="1002871" calcext:value-type="float">
            <text:p>1002871</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3998" calcext:value-type="float">
            <text:p>3998</text:p>
          </table:table-cell>
          <table:table-cell office:value-type="string" calcext:value-type="string">
            <text:p>partial occurrence</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6-jan-05</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255" calcext:value-type="float">
            <text:p>25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55" calcext:value-type="float">
            <text:p>1255</text:p>
          </table:table-cell>
          <table:table-cell office:value-type="string" calcext:value-type="string">
            <text:p>conceptual composition of an occurrence</text:p>
          </table:table-cell>
          <table:table-cell office:value-type="float" office:value="1001364" calcext:value-type="float">
            <text:p>100136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261" calcext:value-type="float">
            <text:p>1261</text:p>
          </table:table-cell>
          <table:table-cell office:value-type="string" calcext:value-type="string">
            <text:p>conceptual composition relation of an individual thing</text:p>
          </table:table-cell>
          <table:table-cell office:value-type="string" calcext:value-type="string">
            <text:p>that specifies that a whole occurrence of the specified kind can have as part an other occurrence of a specied kind.</text:p>
          </table:table-cell>
          <table:table-cell office:value-type="string" calcext:value-type="string">
            <text:p>is a conceptual composition relation of an individual thing that specifies that a whole occurrence of the specified kind can have as part an other occurrence of a specied kind.</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8-nov-98</text:p>
          </table:table-cell>
          <table:table-cell table:style-name="ce4" office:value-type="string" calcext:value-type="string">
            <text:p>6-jan-05</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256" calcext:value-type="float">
            <text:p>25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255" calcext:value-type="float">
            <text:p>1255</text:p>
          </table:table-cell>
          <table:table-cell office:value-type="string" calcext:value-type="string">
            <text:p>conceptual composition of an occurrence</text:p>
          </table:table-cell>
          <table:table-cell office:value-type="float" office:value="1003506" calcext:value-type="float">
            <text:p>1003506</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4003" calcext:value-type="float">
            <text:p>4003</text:p>
          </table:table-cell>
          <table:table-cell office:value-type="string" calcext:value-type="string">
            <text:p>conceptual whole occurrence</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6-jan-05</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257" calcext:value-type="float">
            <text:p>25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255" calcext:value-type="float">
            <text:p>1255</text:p>
          </table:table-cell>
          <table:table-cell office:value-type="string" calcext:value-type="string">
            <text:p>conceptual composition of an occurrence</text:p>
          </table:table-cell>
          <table:table-cell office:value-type="float" office:value="1003507" calcext:value-type="float">
            <text:p>1003507</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4004" calcext:value-type="float">
            <text:p>4004</text:p>
          </table:table-cell>
          <table:table-cell office:value-type="string" calcext:value-type="string">
            <text:p>conceptual part of an occurrence</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6-jan-05</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260" calcext:value-type="float">
            <text:p>26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57" calcext:value-type="float">
            <text:p>1257</text:p>
          </table:table-cell>
          <table:table-cell office:value-type="string" calcext:value-type="string">
            <text:p>conceptual composition of an aspect</text:p>
          </table:table-cell>
          <table:table-cell office:value-type="float" office:value="1001366" calcext:value-type="float">
            <text:p>1001366</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261" calcext:value-type="float">
            <text:p>1261</text:p>
          </table:table-cell>
          <table:table-cell office:value-type="string" calcext:value-type="string">
            <text:p>conceptual composition relation of an individual thing</text:p>
          </table:table-cell>
          <table:table-cell office:value-type="string" calcext:value-type="string">
            <text:p>where the composed and the composer is a kind of aspect.</text:p>
          </table:table-cell>
          <table:table-cell office:value-type="string" calcext:value-type="string">
            <text:p>is a conceptual composition relation of an individual thing where the composed and the composer is a kind of aspect.</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8-jul-98</text:p>
          </table:table-cell>
          <table:table-cell table:style-name="ce4" office:value-type="string" calcext:value-type="string">
            <text:p>17-nov-98</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261" calcext:value-type="float">
            <text:p>26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257" calcext:value-type="float">
            <text:p>1257</text:p>
          </table:table-cell>
          <table:table-cell office:value-type="string" calcext:value-type="string">
            <text:p>conceptual composition of an aspect</text:p>
          </table:table-cell>
          <table:table-cell office:value-type="float" office:value="1003525" calcext:value-type="float">
            <text:p>1003525</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3862" calcext:value-type="float">
            <text:p>3862</text:p>
          </table:table-cell>
          <table:table-cell office:value-type="string" calcext:value-type="string">
            <text:p>conceptual part aspect</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apr-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262" calcext:value-type="float">
            <text:p>26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257" calcext:value-type="float">
            <text:p>1257</text:p>
          </table:table-cell>
          <table:table-cell office:value-type="string" calcext:value-type="string">
            <text:p>conceptual composition of an aspect</text:p>
          </table:table-cell>
          <table:table-cell office:value-type="float" office:value="1003526" calcext:value-type="float">
            <text:p>1003526</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3863" calcext:value-type="float">
            <text:p>3863</text:p>
          </table:table-cell>
          <table:table-cell office:value-type="string" calcext:value-type="string">
            <text:p>conceptual whole aspect</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apr-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265" calcext:value-type="float">
            <text:p>26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60" calcext:value-type="float">
            <text:p>1260</text:p>
          </table:table-cell>
          <table:table-cell office:value-type="string" calcext:value-type="string">
            <text:p>composition relation of an individual thing</text:p>
          </table:table-cell>
          <table:table-cell office:value-type="float" office:value="1001369" calcext:value-type="float">
            <text:p>100136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658" calcext:value-type="float">
            <text:p>4658</text:p>
          </table:table-cell>
          <table:table-cell office:value-type="string" calcext:value-type="string">
            <text:p>binary relation between individual things</text:p>
          </table:table-cell>
          <table:table-cell office:value-type="string" calcext:value-type="string">
            <text:p>that specifies that the component individual thing is a component of the whole individual thing, under the constraint that the component individual thing may not be the same object as the whole individual thing. In other words an individual thing cannot be a component of itself. Note: a component does not need to be assembled in the whole.</text:p>
          </table:table-cell>
          <table:table-cell office:value-type="string" calcext:value-type="string">
            <text:p>is a binary relation between individual things that specifies that the component individual thing is a component of the whole individual thing, under the constraint that the component individual thing may not be the same object as the whole individual thing. In other words an individual thing cannot be a component of itself. Note: a component does not need to be assembled in the whole.</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24-jul-98</text:p>
          </table:table-cell>
          <table:table-cell table:style-name="ce4" office:value-type="string" calcext:value-type="string">
            <text:p>2-sep-13</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266" calcext:value-type="float">
            <text:p>26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260" calcext:value-type="float">
            <text:p>1260</text:p>
          </table:table-cell>
          <table:table-cell office:value-type="string" calcext:value-type="string">
            <text:p>composition relation of an individual thing</text:p>
          </table:table-cell>
          <table:table-cell office:value-type="float" office:value="1003843" calcext:value-type="float">
            <text:p>1003843</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730035" calcext:value-type="float">
            <text:p>730035</text:p>
          </table:table-cell>
          <table:table-cell office:value-type="string" calcext:value-type="string">
            <text:p>component</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0-okt-12</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267" calcext:value-type="float">
            <text:p>26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260" calcext:value-type="float">
            <text:p>1260</text:p>
          </table:table-cell>
          <table:table-cell office:value-type="string" calcext:value-type="string">
            <text:p>composition relation of an individual thing</text:p>
          </table:table-cell>
          <table:table-cell office:value-type="float" office:value="1003842" calcext:value-type="float">
            <text:p>1003842</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3823" calcext:value-type="float">
            <text:p>3823</text:p>
          </table:table-cell>
          <table:table-cell office:value-type="string" calcext:value-type="string">
            <text:p>whole</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6-jan-05</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268" calcext:value-type="float">
            <text:p>268</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60" calcext:value-type="float">
            <text:p>1260</text:p>
          </table:table-cell>
          <table:table-cell office:value-type="string" calcext:value-type="string">
            <text:p>is a part of</text:p>
          </table:table-cell>
          <table:table-cell office:value-type="float" office:value="1004307" calcext:value-type="float">
            <text:p>1004307</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260" calcext:value-type="float">
            <text:p>1260</text:p>
          </table:table-cell>
          <table:table-cell office:value-type="string" calcext:value-type="string">
            <text:p>composition relation of an individual thing</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number-columns-repeated="2" table:style-name="ce4" office:value-type="string" calcext:value-type="string">
            <text:p>2-dec-02</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269" calcext:value-type="float">
            <text:p>269</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60" calcext:value-type="float">
            <text:p>1260</text:p>
          </table:table-cell>
          <table:table-cell office:value-type="string" calcext:value-type="string">
            <text:p>has as part</text:p>
          </table:table-cell>
          <table:table-cell office:value-type="float" office:value="1007650" calcext:value-type="float">
            <text:p>1007650</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260" calcext:value-type="float">
            <text:p>1260</text:p>
          </table:table-cell>
          <table:table-cell office:value-type="string" calcext:value-type="string">
            <text:p>composition relation of an individual thing</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17-apr-03</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270" calcext:value-type="float">
            <text:p>270</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60" calcext:value-type="float">
            <text:p>1260</text:p>
          </table:table-cell>
          <table:table-cell office:value-type="string" calcext:value-type="string">
            <text:p>is a whole of</text:p>
          </table:table-cell>
          <table:table-cell office:value-type="float" office:value="1004617" calcext:value-type="float">
            <text:p>1004617</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260" calcext:value-type="float">
            <text:p>1260</text:p>
          </table:table-cell>
          <table:table-cell office:value-type="string" calcext:value-type="string">
            <text:p>composition relation of an individual thing</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23-jun-00</text:p>
          </table:table-cell>
          <table:table-cell table:style-name="ce4" office:value-type="string" calcext:value-type="string">
            <text:p>5-jan-06</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271" calcext:value-type="float">
            <text:p>271</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60" calcext:value-type="float">
            <text:p>1260</text:p>
          </table:table-cell>
          <table:table-cell office:value-type="string" calcext:value-type="string">
            <text:p>is part of</text:p>
          </table:table-cell>
          <table:table-cell office:value-type="float" office:value="1007195" calcext:value-type="float">
            <text:p>1007195</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260" calcext:value-type="float">
            <text:p>1260</text:p>
          </table:table-cell>
          <table:table-cell office:value-type="string" calcext:value-type="string">
            <text:p>composition relation of an individual thing</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number-columns-repeated="2" table:style-name="ce4" office:value-type="string" calcext:value-type="string">
            <text:p>6-okt-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3">
          <table:table-cell office:value-type="float" office:value="272" calcext:value-type="float">
            <text:p>272</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60" calcext:value-type="float">
            <text:p>1260</text:p>
          </table:table-cell>
          <table:table-cell office:value-type="string" calcext:value-type="string">
            <text:p>is a component of</text:p>
          </table:table-cell>
          <table:table-cell office:value-type="float" office:value="1004234" calcext:value-type="float">
            <text:p>1004234</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260" calcext:value-type="float">
            <text:p>1260</text:p>
          </table:table-cell>
          <table:table-cell office:value-type="string" calcext:value-type="string">
            <text:p>composition relation of an individual thing</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number-columns-repeated="2" table:style-name="ce4" office:value-type="string" calcext:value-type="string">
            <text:p>6-okt-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3">
          <table:table-cell office:value-type="float" office:value="273" calcext:value-type="float">
            <text:p>273</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60" calcext:value-type="float">
            <text:p>1260</text:p>
          </table:table-cell>
          <table:table-cell office:value-type="string" calcext:value-type="string">
            <text:p>has as component</text:p>
          </table:table-cell>
          <table:table-cell office:value-type="float" office:value="1004742" calcext:value-type="float">
            <text:p>1004742</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260" calcext:value-type="float">
            <text:p>1260</text:p>
          </table:table-cell>
          <table:table-cell office:value-type="string" calcext:value-type="string">
            <text:p>composition relation of an individual thing</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23-jun-00</text:p>
          </table:table-cell>
          <table:table-cell table:style-name="ce4" office:value-type="string" calcext:value-type="string">
            <text:p>22-okt-07</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274" calcext:value-type="float">
            <text:p>274</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60" calcext:value-type="float">
            <text:p>1260</text:p>
          </table:table-cell>
          <table:table-cell office:value-type="string" calcext:value-type="string">
            <text:p>is a totality of</text:p>
          </table:table-cell>
          <table:table-cell office:value-type="float" office:value="1026235" calcext:value-type="float">
            <text:p>1026235</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260" calcext:value-type="float">
            <text:p>1260</text:p>
          </table:table-cell>
          <table:table-cell office:value-type="string" calcext:value-type="string">
            <text:p>composition relation of an individual thing</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22-okt-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78" calcext:value-type="float">
            <text:p>27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61" calcext:value-type="float">
            <text:p>1261</text:p>
          </table:table-cell>
          <table:table-cell office:value-type="string" calcext:value-type="string">
            <text:p>conceptual composition relation of an individual thing</text:p>
          </table:table-cell>
          <table:table-cell office:value-type="float" office:value="1001370" calcext:value-type="float">
            <text:p>100137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231" calcext:value-type="float">
            <text:p>1231</text:p>
          </table:table-cell>
          <table:table-cell office:value-type="string" calcext:value-type="string">
            <text:p>conceptual binary relation between things of specified kinds</text:p>
          </table:table-cell>
          <table:table-cell office:value-type="string" calcext:value-type="string">
            <text:p>that specifies that it is possible that an individual thing of a specified kind (with a role as conceptual component) can be a component of an individual thing of a specified kind (with a role as conceptual whole), within possibly specified cardinality constraints.</text:p>
          </table:table-cell>
          <table:table-cell office:value-type="string" calcext:value-type="string">
            <text:p>is a conceptual binary relation between things of specified kinds that specifies that it is possible that an individual thing of a specified kind (with a role as conceptual component) can be a component of an individual thing of a specified kind (with a role as conceptual whole), within possibly specified cardinality constraints.</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4-jul-98</text:p>
          </table:table-cell>
          <table:table-cell table:style-name="ce4" office:value-type="string" calcext:value-type="string">
            <text:p>22-aug-12</text:p>
          </table:table-cell>
          <table:table-cell office:value-type="string" calcext:value-type="string">
            <text:p>Andries van Renssen</text:p>
          </table:table-cell>
          <table:table-cell office:value-type="string" calcext:value-type="string">
            <text:p>ISO 10303-221:2002; ISO 16354:2013</text:p>
          </table:table-cell>
          <table:table-cell table:number-columns-repeated="995"/>
        </table:table-row>
        <table:table-row table:style-name="ro1">
          <table:table-cell office:value-type="float" office:value="279" calcext:value-type="float">
            <text:p>27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261" calcext:value-type="float">
            <text:p>1261</text:p>
          </table:table-cell>
          <table:table-cell office:value-type="string" calcext:value-type="string">
            <text:p>conceptual composition relation of an individual thing</text:p>
          </table:table-cell>
          <table:table-cell office:value-type="float" office:value="1003575" calcext:value-type="float">
            <text:p>1003575</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3829" calcext:value-type="float">
            <text:p>3829</text:p>
          </table:table-cell>
          <table:table-cell office:value-type="string" calcext:value-type="string">
            <text:p>conceptual component</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6-jan-05</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280" calcext:value-type="float">
            <text:p>28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261" calcext:value-type="float">
            <text:p>1261</text:p>
          </table:table-cell>
          <table:table-cell office:value-type="string" calcext:value-type="string">
            <text:p>conceptual composition relation of an individual thing</text:p>
          </table:table-cell>
          <table:table-cell office:value-type="float" office:value="1003576" calcext:value-type="float">
            <text:p>1003576</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3830" calcext:value-type="float">
            <text:p>3830</text:p>
          </table:table-cell>
          <table:table-cell office:value-type="string" calcext:value-type="string">
            <text:p>conceptual whole</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6-jan-05</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281" calcext:value-type="float">
            <text:p>281</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61" calcext:value-type="float">
            <text:p>1261</text:p>
          </table:table-cell>
          <table:table-cell office:value-type="string" calcext:value-type="string">
            <text:p>can be a part of a</text:p>
          </table:table-cell>
          <table:table-cell office:value-type="float" office:value="1004159" calcext:value-type="float">
            <text:p>1004159</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261" calcext:value-type="float">
            <text:p>1261</text:p>
          </table:table-cell>
          <table:table-cell office:value-type="string" calcext:value-type="string">
            <text:p>conceptual composition relation of an individual thing</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style-name="ce4" office:value-type="string" calcext:value-type="string">
            <text:p>6-okt-99</text:p>
          </table:table-cell>
          <table:table-cell table:style-name="ce4" office:value-type="string" calcext:value-type="string">
            <text:p>10-okt-12</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282" calcext:value-type="float">
            <text:p>282</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61" calcext:value-type="float">
            <text:p>1261</text:p>
          </table:table-cell>
          <table:table-cell office:value-type="string" calcext:value-type="string">
            <text:p>can have as part a</text:p>
          </table:table-cell>
          <table:table-cell office:value-type="float" office:value="1004620" calcext:value-type="float">
            <text:p>1004620</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261" calcext:value-type="float">
            <text:p>1261</text:p>
          </table:table-cell>
          <table:table-cell office:value-type="string" calcext:value-type="string">
            <text:p>conceptual composition relation of an individual thing</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3-jun-00</text:p>
          </table:table-cell>
          <table:table-cell table:style-name="ce4" office:value-type="string" calcext:value-type="string">
            <text:p>10-okt-12</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283" calcext:value-type="float">
            <text:p>283</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61" calcext:value-type="float">
            <text:p>1261</text:p>
          </table:table-cell>
          <table:table-cell office:value-type="string" calcext:value-type="string">
            <text:p>can be part of a</text:p>
          </table:table-cell>
          <table:table-cell office:value-type="float" office:value="1006637" calcext:value-type="float">
            <text:p>1006637</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261" calcext:value-type="float">
            <text:p>1261</text:p>
          </table:table-cell>
          <table:table-cell office:value-type="string" calcext:value-type="string">
            <text:p>conceptual composition relation of an individual thing</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style-name="ce4" office:value-type="string" calcext:value-type="string">
            <text:p>6-okt-99</text:p>
          </table:table-cell>
          <table:table-cell table:style-name="ce4" office:value-type="string" calcext:value-type="string">
            <text:p>10-okt-12</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3">
          <table:table-cell office:value-type="float" office:value="284" calcext:value-type="float">
            <text:p>284</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61" calcext:value-type="float">
            <text:p>1261</text:p>
          </table:table-cell>
          <table:table-cell office:value-type="string" calcext:value-type="string">
            <text:p>can be a component of a</text:p>
          </table:table-cell>
          <table:table-cell office:value-type="float" office:value="1004158" calcext:value-type="float">
            <text:p>1004158</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261" calcext:value-type="float">
            <text:p>1261</text:p>
          </table:table-cell>
          <table:table-cell office:value-type="string" calcext:value-type="string">
            <text:p>conceptual composition relation of an individual thing</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6-okt-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3">
          <table:table-cell office:value-type="float" office:value="285" calcext:value-type="float">
            <text:p>285</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61" calcext:value-type="float">
            <text:p>1261</text:p>
          </table:table-cell>
          <table:table-cell office:value-type="string" calcext:value-type="string">
            <text:p>can have as component a</text:p>
          </table:table-cell>
          <table:table-cell office:value-type="float" office:value="1004747" calcext:value-type="float">
            <text:p>1004747</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261" calcext:value-type="float">
            <text:p>1261</text:p>
          </table:table-cell>
          <table:table-cell office:value-type="string" calcext:value-type="string">
            <text:p>conceptual composition relation of an individual thing</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3-jun-00</text:p>
          </table:table-cell>
          <table:table-cell table:style-name="ce4" office:value-type="string" calcext:value-type="string">
            <text:p>22-okt-07</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286" calcext:value-type="float">
            <text:p>286</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61" calcext:value-type="float">
            <text:p>1261</text:p>
          </table:table-cell>
          <table:table-cell office:value-type="string" calcext:value-type="string">
            <text:p>can be a whole for a</text:p>
          </table:table-cell>
          <table:table-cell office:value-type="float" office:value="1026237" calcext:value-type="float">
            <text:p>1026237</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261" calcext:value-type="float">
            <text:p>1261</text:p>
          </table:table-cell>
          <table:table-cell office:value-type="string" calcext:value-type="string">
            <text:p>conceptual composition relation of an individual thing</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2-okt-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89" calcext:value-type="float">
            <text:p>28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62" calcext:value-type="float">
            <text:p>1262</text:p>
          </table:table-cell>
          <table:table-cell office:value-type="string" calcext:value-type="string">
            <text:p>composition relation between aspects</text:p>
          </table:table-cell>
          <table:table-cell office:value-type="float" office:value="1001372" calcext:value-type="float">
            <text:p>1001372</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260" calcext:value-type="float">
            <text:p>1260</text:p>
          </table:table-cell>
          <table:table-cell office:value-type="string" calcext:value-type="string">
            <text:p>composition relation of an individual thing</text:p>
          </table:table-cell>
          <table:table-cell office:value-type="string" calcext:value-type="string">
            <text:p>that is between two aspects that indicates the part aspect is a part of the whole aspect.</text:p>
          </table:table-cell>
          <table:table-cell office:value-type="string" calcext:value-type="string">
            <text:p>is a composition relation of an individual thing that is between two aspects that indicates the part aspect is a part of the whole aspect.</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8-jul-98</text:p>
          </table:table-cell>
          <table:table-cell table:style-name="ce4" office:value-type="string" calcext:value-type="string">
            <text:p>10-feb-14</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290" calcext:value-type="float">
            <text:p>29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262" calcext:value-type="float">
            <text:p>1262</text:p>
          </table:table-cell>
          <table:table-cell office:value-type="string" calcext:value-type="string">
            <text:p>composition relation between aspects</text:p>
          </table:table-cell>
          <table:table-cell office:value-type="float" office:value="1003976" calcext:value-type="float">
            <text:p>1003976</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3852" calcext:value-type="float">
            <text:p>3852</text:p>
          </table:table-cell>
          <table:table-cell office:value-type="string" calcext:value-type="string">
            <text:p>whole aspect</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apr-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291" calcext:value-type="float">
            <text:p>29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262" calcext:value-type="float">
            <text:p>1262</text:p>
          </table:table-cell>
          <table:table-cell office:value-type="string" calcext:value-type="string">
            <text:p>composition relation between aspects</text:p>
          </table:table-cell>
          <table:table-cell office:value-type="float" office:value="1003977" calcext:value-type="float">
            <text:p>1003977</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3853" calcext:value-type="float">
            <text:p>3853</text:p>
          </table:table-cell>
          <table:table-cell office:value-type="string" calcext:value-type="string">
            <text:p>part of an aspect</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apr-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91" calcext:value-type="float">
            <text:p>9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67" calcext:value-type="float">
            <text:p>1267</text:p>
          </table:table-cell>
          <table:table-cell office:value-type="string" calcext:value-type="string">
            <text:p>denying relation</text:p>
          </table:table-cell>
          <table:table-cell office:value-type="float" office:value="1001374" calcext:value-type="float">
            <text:p>100137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2850" calcext:value-type="float">
            <text:p>2850</text:p>
          </table:table-cell>
          <table:table-cell office:value-type="string" calcext:value-type="string">
            <text:p>relation</text:p>
          </table:table-cell>
          <table:table-cell office:value-type="string" calcext:value-type="string">
            <text:p>that specifies that relationships of this kind express that which is not the case, in contrast to that which is the case.</text:p>
          </table:table-cell>
          <table:table-cell office:value-type="string" calcext:value-type="string">
            <text:p>is a relation that specifies that relationships of this kind express that which is not the case, in contrast to that which is the case.</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4-jul-98</text:p>
          </table:table-cell>
          <table:table-cell table:style-name="ce4" office:value-type="string" calcext:value-type="string">
            <text:p>15-dec-04</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92" calcext:value-type="float">
            <text:p>9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68" calcext:value-type="float">
            <text:p>1268</text:p>
          </table:table-cell>
          <table:table-cell office:value-type="string" calcext:value-type="string">
            <text:p>probabilistic relation</text:p>
          </table:table-cell>
          <table:table-cell office:value-type="float" office:value="1001375" calcext:value-type="float">
            <text:p>100137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2850" calcext:value-type="float">
            <text:p>2850</text:p>
          </table:table-cell>
          <table:table-cell office:value-type="string" calcext:value-type="string">
            <text:p>relation</text:p>
          </table:table-cell>
          <table:table-cell office:value-type="string" calcext:value-type="string">
            <text:p>that specifies that relations of this kind express that which is possibly the case, in contrast to that which is the case or which is not the case. Possibly further specified by a degree of probability or a probability distribution. Certainty and impossibility can be regarded as boundary values of a probability.</text:p>
          </table:table-cell>
          <table:table-cell office:value-type="string" calcext:value-type="string">
            <text:p>is a relation that specifies that relations of this kind express that which is possibly the case, in contrast to that which is the case or which is not the case. Possibly further specified by a degree of probability or a probability distribution. Certainty and impossibility can be regarded as boundary values of a probability.</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4-jul-98</text:p>
          </table:table-cell>
          <table:table-cell table:style-name="ce4" office:value-type="string" calcext:value-type="string">
            <text:p>15-dec-04</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295" calcext:value-type="float">
            <text:p>29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73" calcext:value-type="float">
            <text:p>1273</text:p>
          </table:table-cell>
          <table:table-cell office:value-type="string" calcext:value-type="string">
            <text:p>qualitative information about an individual thing</text:p>
          </table:table-cell>
          <table:table-cell office:value-type="float" office:value="1001380" calcext:value-type="float">
            <text:p>100138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586" calcext:value-type="float">
            <text:p>5586</text:p>
          </table:table-cell>
          <table:table-cell office:value-type="string" calcext:value-type="string">
            <text:p>information related to an individual thing</text:p>
          </table:table-cell>
          <table:table-cell office:value-type="string" calcext:value-type="string">
            <text:p>that indicates that a piece of qualitative information is about an individual thing.</text:p>
          </table:table-cell>
          <table:table-cell office:value-type="string" calcext:value-type="string">
            <text:p>is an information related to an individual thing that indicates that a piece of qualitative information is about an individual thing.</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24-jul-98</text:p>
          </table:table-cell>
          <table:table-cell table:style-name="ce4" office:value-type="string" calcext:value-type="string">
            <text:p>22-aug-14</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296" calcext:value-type="float">
            <text:p>29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273" calcext:value-type="float">
            <text:p>1273</text:p>
          </table:table-cell>
          <table:table-cell office:value-type="string" calcext:value-type="string">
            <text:p>qualitative information about an individual thing</text:p>
          </table:table-cell>
          <table:table-cell office:value-type="float" office:value="1026088" calcext:value-type="float">
            <text:p>1026088</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4174" calcext:value-type="float">
            <text:p>4174</text:p>
          </table:table-cell>
          <table:table-cell office:value-type="string" calcext:value-type="string">
            <text:p>about</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20-sep-07</text:p>
          </table:table-cell>
          <table:table-cell table:style-name="ce4" office:value-type="string" calcext:value-type="string">
            <text:p>18-jul-1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97" calcext:value-type="float">
            <text:p>297</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73" calcext:value-type="float">
            <text:p>1273</text:p>
          </table:table-cell>
          <table:table-cell office:value-type="string" calcext:value-type="string">
            <text:p>is described by information</text:p>
          </table:table-cell>
          <table:table-cell office:value-type="float" office:value="1004244" calcext:value-type="float">
            <text:p>1004244</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273" calcext:value-type="float">
            <text:p>1273</text:p>
          </table:table-cell>
          <table:table-cell office:value-type="string" calcext:value-type="string">
            <text:p>qualitative information about an individual thing</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style-name="ce4" office:value-type="string" calcext:value-type="string">
            <text:p>6-okt-99</text:p>
          </table:table-cell>
          <table:table-cell table:style-name="ce4" office:value-type="string" calcext:value-type="string">
            <text:p>10-nov-08</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298" calcext:value-type="float">
            <text:p>298</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73" calcext:value-type="float">
            <text:p>1273</text:p>
          </table:table-cell>
          <table:table-cell office:value-type="string" calcext:value-type="string">
            <text:p>is information about</text:p>
          </table:table-cell>
          <table:table-cell office:value-type="float" office:value="1004774" calcext:value-type="float">
            <text:p>1004774</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273" calcext:value-type="float">
            <text:p>1273</text:p>
          </table:table-cell>
          <table:table-cell office:value-type="string" calcext:value-type="string">
            <text:p>qualitative information about an individual thing</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23-jun-00</text:p>
          </table:table-cell>
          <table:table-cell table:style-name="ce4" office:value-type="string" calcext:value-type="string">
            <text:p>10-nov-08</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00" calcext:value-type="float">
            <text:p>30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287" calcext:value-type="float">
            <text:p>1287</text:p>
          </table:table-cell>
          <table:table-cell office:value-type="string" calcext:value-type="string">
            <text:p>classification of an aspect</text:p>
          </table:table-cell>
          <table:table-cell office:value-type="float" office:value="1001401" calcext:value-type="float">
            <text:p>1001401</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225" calcext:value-type="float">
            <text:p>1225</text:p>
          </table:table-cell>
          <table:table-cell office:value-type="string" calcext:value-type="string">
            <text:p>classification of an individual thing</text:p>
          </table:table-cell>
          <table:table-cell office:value-type="string" calcext:value-type="string">
            <text:p>that indicates that an individual aspect is classified by a specified kind of aspect.</text:p>
          </table:table-cell>
          <table:table-cell office:value-type="string" calcext:value-type="string">
            <text:p>is a classification of an individual thing that indicates that an individual aspect is classified by a specified kind of aspect.</text:p>
          </table:table-cell>
          <table:table-cell table:number-columns-repeated="3"/>
          <table:table-cell office:value-type="float" office:value="1048" calcext:value-type="float">
            <text:p>1048</text:p>
          </table:table-cell>
          <table:table-cell office:value-type="string" calcext:value-type="string">
            <text:p>facts about conceptual relations between individual things and classes</text:p>
          </table:table-cell>
          <table:table-cell office:value-type="string" calcext:value-type="string">
            <text:p>accepted</text:p>
          </table:table-cell>
          <table:table-cell/>
          <table:table-cell table:style-name="ce4" office:value-type="string" calcext:value-type="string">
            <text:p>24-jul-98</text:p>
          </table:table-cell>
          <table:table-cell table:style-name="ce4" office:value-type="string" calcext:value-type="string">
            <text:p>19-nov-98</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301" calcext:value-type="float">
            <text:p>30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287" calcext:value-type="float">
            <text:p>1287</text:p>
          </table:table-cell>
          <table:table-cell office:value-type="string" calcext:value-type="string">
            <text:p>classification of an aspect</text:p>
          </table:table-cell>
          <table:table-cell office:value-type="float" office:value="1003527" calcext:value-type="float">
            <text:p>1003527</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3847" calcext:value-type="float">
            <text:p>3847</text:p>
          </table:table-cell>
          <table:table-cell office:value-type="string" calcext:value-type="string">
            <text:p>classifier for an aspect</text:p>
          </table:table-cell>
          <table:table-cell table:number-columns-repeated="5"/>
          <table:table-cell office:value-type="float" office:value="1048" calcext:value-type="float">
            <text:p>1048</text:p>
          </table:table-cell>
          <table:table-cell office:value-type="string" calcext:value-type="string">
            <text:p>facts about conceptual relations between individual things and classe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apr-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302" calcext:value-type="float">
            <text:p>30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287" calcext:value-type="float">
            <text:p>1287</text:p>
          </table:table-cell>
          <table:table-cell office:value-type="string" calcext:value-type="string">
            <text:p>classification of an aspect</text:p>
          </table:table-cell>
          <table:table-cell office:value-type="float" office:value="1003978" calcext:value-type="float">
            <text:p>1003978</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3846" calcext:value-type="float">
            <text:p>3846</text:p>
          </table:table-cell>
          <table:table-cell office:value-type="string" calcext:value-type="string">
            <text:p>classified aspect</text:p>
          </table:table-cell>
          <table:table-cell table:number-columns-repeated="5"/>
          <table:table-cell office:value-type="float" office:value="1048" calcext:value-type="float">
            <text:p>1048</text:p>
          </table:table-cell>
          <table:table-cell office:value-type="string" calcext:value-type="string">
            <text:p>facts about conceptual relations between individual things and classe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apr-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303" calcext:value-type="float">
            <text:p>30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394" calcext:value-type="float">
            <text:p>1394</text:p>
          </table:table-cell>
          <table:table-cell office:value-type="string" calcext:value-type="string">
            <text:p>whole individual thing</text:p>
          </table:table-cell>
          <table:table-cell office:value-type="float" office:value="1001659" calcext:value-type="float">
            <text:p>100165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6021" calcext:value-type="float">
            <text:p>6021</text:p>
          </table:table-cell>
          <table:table-cell office:value-type="string" calcext:value-type="string">
            <text:p>totality or role of a totality</text:p>
          </table:table-cell>
          <table:table-cell office:value-type="string" calcext:value-type="string">
            <text:p>that has independent existence. This may be an imaginary existence. Its existence is irrespective of relations with other whole individual things. Where existence means that it endures over a period of time, which period is called its life time.</text:p>
          </table:table-cell>
          <table:table-cell office:value-type="string" calcext:value-type="string">
            <text:p>is a totality or role of a totality that has independent existence. This may be an imaginary existence. Its existence is irrespective of relations with other whole individual things. Where existence means that it endures over a period of time, which period is called its life time.</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24-jul-98</text:p>
          </table:table-cell>
          <table:table-cell table:style-name="ce4" office:value-type="string" calcext:value-type="string">
            <text:p>28-mrt-14</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304" calcext:value-type="float">
            <text:p>30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394" calcext:value-type="float">
            <text:p>1394</text:p>
          </table:table-cell>
          <table:table-cell office:value-type="string" calcext:value-type="string">
            <text:p>totality</text:p>
          </table:table-cell>
          <table:table-cell office:value-type="float" office:value="1007404" calcext:value-type="float">
            <text:p>1007404</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1394" calcext:value-type="float">
            <text:p>1394</text:p>
          </table:table-cell>
          <table:table-cell office:value-type="string" calcext:value-type="string">
            <text:p>whole individual thing</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6-okt-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305" calcext:value-type="float">
            <text:p>30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487" calcext:value-type="float">
            <text:p>1487</text:p>
          </table:table-cell>
          <table:table-cell office:value-type="string" calcext:value-type="string">
            <text:p>connection relation</text:p>
          </table:table-cell>
          <table:table-cell office:value-type="float" office:value="1001839" calcext:value-type="float">
            <text:p>100183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754" calcext:value-type="float">
            <text:p>5754</text:p>
          </table:table-cell>
          <table:table-cell office:value-type="string" calcext:value-type="string">
            <text:p>relation between physical objects</text:p>
          </table:table-cell>
          <table:table-cell office:value-type="string" calcext:value-type="string">
            <text:p>that specifies that a physical object is connected to another physical object, either through a physical or a logical connection. </text:p>
          </table:table-cell>
          <table:table-cell office:value-type="string" calcext:value-type="string">
            <text:p>is a relation between physical objects that specifies that a physical object is connected to another physical object, either through a physical or a logical connection. </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24-jul-98</text:p>
          </table:table-cell>
          <table:table-cell table:style-name="ce4" office:value-type="string" calcext:value-type="string">
            <text:p>2-sep-13</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306" calcext:value-type="float">
            <text:p>30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487" calcext:value-type="float">
            <text:p>1487</text:p>
          </table:table-cell>
          <table:table-cell office:value-type="string" calcext:value-type="string">
            <text:p>connection relation</text:p>
          </table:table-cell>
          <table:table-cell office:value-type="float" office:value="1003930" calcext:value-type="float">
            <text:p>1003930</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4029" calcext:value-type="float">
            <text:p>4029</text:p>
          </table:table-cell>
          <table:table-cell office:value-type="string" calcext:value-type="string">
            <text:p>connecting assembly</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2-apr-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307" calcext:value-type="float">
            <text:p>30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487" calcext:value-type="float">
            <text:p>1487</text:p>
          </table:table-cell>
          <table:table-cell office:value-type="string" calcext:value-type="string">
            <text:p>connection relation</text:p>
          </table:table-cell>
          <table:table-cell office:value-type="float" office:value="1003929" calcext:value-type="float">
            <text:p>1003929</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4028" calcext:value-type="float">
            <text:p>4028</text:p>
          </table:table-cell>
          <table:table-cell office:value-type="string" calcext:value-type="string">
            <text:p>connected</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2-apr-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308" calcext:value-type="float">
            <text:p>308</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487" calcext:value-type="float">
            <text:p>1487</text:p>
          </table:table-cell>
          <table:table-cell office:value-type="string" calcext:value-type="string">
            <text:p>is connected to</text:p>
          </table:table-cell>
          <table:table-cell office:value-type="float" office:value="1004239" calcext:value-type="float">
            <text:p>1004239</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487" calcext:value-type="float">
            <text:p>1487</text:p>
          </table:table-cell>
          <table:table-cell office:value-type="string" calcext:value-type="string">
            <text:p>connection relation</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6-okt-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309" calcext:value-type="float">
            <text:p>309</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487" calcext:value-type="float">
            <text:p>1487</text:p>
          </table:table-cell>
          <table:table-cell office:value-type="string" calcext:value-type="string">
            <text:p>is connected with</text:p>
          </table:table-cell>
          <table:table-cell office:value-type="float" office:value="1004981" calcext:value-type="float">
            <text:p>1004981</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487" calcext:value-type="float">
            <text:p>1487</text:p>
          </table:table-cell>
          <table:table-cell office:value-type="string" calcext:value-type="string">
            <text:p>connection relation</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number-columns-repeated="2" table:style-name="ce4" office:value-type="string" calcext:value-type="string">
            <text:p>23-jun-00</text:p>
          </table:table-cell>
          <table:table-cell office:value-type="string" calcext:value-type="string">
            <text:p>Rob Moonen</text:p>
          </table:table-cell>
          <table:table-cell office:value-type="string" calcext:value-type="string">
            <text:p>Andries van Renssen</text:p>
          </table:table-cell>
          <table:table-cell table:number-columns-repeated="995"/>
        </table:table-row>
        <table:table-row table:style-name="ro1">
          <table:table-cell office:value-type="float" office:value="310" calcext:value-type="float">
            <text:p>31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487" calcext:value-type="float">
            <text:p>1487</text:p>
          </table:table-cell>
          <table:table-cell office:value-type="string" calcext:value-type="string">
            <text:p>connection between physical objects</text:p>
          </table:table-cell>
          <table:table-cell office:value-type="float" office:value="1006156" calcext:value-type="float">
            <text:p>1006156</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1487" calcext:value-type="float">
            <text:p>1487</text:p>
          </table:table-cell>
          <table:table-cell office:value-type="string" calcext:value-type="string">
            <text:p>connection relation</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style-name="ce4" office:value-type="string" calcext:value-type="string">
            <text:p>5-okt-01</text:p>
          </table:table-cell>
          <table:table-cell table:style-name="ce4" office:value-type="string" calcext:value-type="string">
            <text:p>15-dec-10</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345" calcext:value-type="float">
            <text:p>34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508" calcext:value-type="float">
            <text:p>1508</text:p>
          </table:table-cell>
          <table:table-cell office:value-type="string" calcext:value-type="string">
            <text:p>topologic sequence relation between physical objects</text:p>
          </table:table-cell>
          <table:table-cell office:value-type="float" office:value="1001872" calcext:value-type="float">
            <text:p>1001872</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332" calcext:value-type="float">
            <text:p>5332</text:p>
          </table:table-cell>
          <table:table-cell office:value-type="string" calcext:value-type="string">
            <text:p>sequency relation</text:p>
          </table:table-cell>
          <table:table-cell office:value-type="string" calcext:value-type="string">
            <text:p>that specifies that a predecessor individual physical object occurs in space before a successor individual physical object on a path. </text:p>
          </table:table-cell>
          <table:table-cell office:value-type="string" calcext:value-type="string">
            <text:p>is a sequency relation that specifies that a predecessor individual physical object occurs in space before a successor individual physical object on a path. </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24-jul-98</text:p>
          </table:table-cell>
          <table:table-cell table:style-name="ce4" office:value-type="string" calcext:value-type="string">
            <text:p>5-sep-13</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346" calcext:value-type="float">
            <text:p>34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508" calcext:value-type="float">
            <text:p>1508</text:p>
          </table:table-cell>
          <table:table-cell office:value-type="string" calcext:value-type="string">
            <text:p>topologic sequence relation between physical objects</text:p>
          </table:table-cell>
          <table:table-cell office:value-type="float" office:value="1028074" calcext:value-type="float">
            <text:p>102807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754" calcext:value-type="float">
            <text:p>5754</text:p>
          </table:table-cell>
          <table:table-cell office:value-type="string" calcext:value-type="string">
            <text:p>relation between physical objects</text:p>
          </table:table-cell>
          <table:table-cell office:value-type="string" calcext:value-type="string">
            <text:p>that specifies that a predecessor individual physical object occurs in space before a successor individual physical object on a path. </text:p>
          </table:table-cell>
          <table:table-cell office:value-type="string" calcext:value-type="string">
            <text:p>is a relation between physical objects that specifies that a predecessor individual physical object occurs in space before a successor individual physical object on a path. </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2-sep-13</text:p>
          </table:table-cell>
          <table:table-cell table:style-name="ce4" office:value-type="string" calcext:value-type="string">
            <text:p>5-sep-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47" calcext:value-type="float">
            <text:p>34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508" calcext:value-type="float">
            <text:p>1508</text:p>
          </table:table-cell>
          <table:table-cell office:value-type="string" calcext:value-type="string">
            <text:p>topologic sequence relation between physical objects</text:p>
          </table:table-cell>
          <table:table-cell office:value-type="float" office:value="1003950" calcext:value-type="float">
            <text:p>1003950</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4073" calcext:value-type="float">
            <text:p>4073</text:p>
          </table:table-cell>
          <table:table-cell office:value-type="string" calcext:value-type="string">
            <text:p>topologic successor</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2-apr-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348" calcext:value-type="float">
            <text:p>34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508" calcext:value-type="float">
            <text:p>1508</text:p>
          </table:table-cell>
          <table:table-cell office:value-type="string" calcext:value-type="string">
            <text:p>topologic sequence relation between physical objects</text:p>
          </table:table-cell>
          <table:table-cell office:value-type="float" office:value="1003949" calcext:value-type="float">
            <text:p>1003949</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4072" calcext:value-type="float">
            <text:p>4072</text:p>
          </table:table-cell>
          <table:table-cell office:value-type="string" calcext:value-type="string">
            <text:p>topologic predecessor</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2-apr-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349" calcext:value-type="float">
            <text:p>349</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508" calcext:value-type="float">
            <text:p>1508</text:p>
          </table:table-cell>
          <table:table-cell office:value-type="string" calcext:value-type="string">
            <text:p>is located after</text:p>
          </table:table-cell>
          <table:table-cell office:value-type="float" office:value="1004266" calcext:value-type="float">
            <text:p>1004266</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508" calcext:value-type="float">
            <text:p>1508</text:p>
          </table:table-cell>
          <table:table-cell office:value-type="string" calcext:value-type="string">
            <text:p>topologic sequence relation between physical objects</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style-name="ce4" office:value-type="string" calcext:value-type="string">
            <text:p>6-okt-99</text:p>
          </table:table-cell>
          <table:table-cell table:style-name="ce4" office:value-type="string" calcext:value-type="string">
            <text:p>3-okt-03</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350" calcext:value-type="float">
            <text:p>350</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508" calcext:value-type="float">
            <text:p>1508</text:p>
          </table:table-cell>
          <table:table-cell office:value-type="string" calcext:value-type="string">
            <text:p>is located before</text:p>
          </table:table-cell>
          <table:table-cell office:value-type="float" office:value="1004999" calcext:value-type="float">
            <text:p>1004999</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508" calcext:value-type="float">
            <text:p>1508</text:p>
          </table:table-cell>
          <table:table-cell office:value-type="string" calcext:value-type="string">
            <text:p>topologic sequence relation between physical objects</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23-jun-00</text:p>
          </table:table-cell>
          <table:table-cell table:style-name="ce4" office:value-type="string" calcext:value-type="string">
            <text:p>3-okt-03</text:p>
          </table:table-cell>
          <table:table-cell office:value-type="string" calcext:value-type="string">
            <text:p>Rob Moonen</text:p>
          </table:table-cell>
          <table:table-cell office:value-type="string" calcext:value-type="string">
            <text:p>Andries van Renssen</text:p>
          </table:table-cell>
          <table:table-cell table:number-columns-repeated="995"/>
        </table:table-row>
        <table:table-row table:style-name="ro1">
          <table:table-cell office:value-type="float" office:value="414" calcext:value-type="float">
            <text:p>41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588" calcext:value-type="float">
            <text:p>1588</text:p>
          </table:table-cell>
          <table:table-cell office:value-type="string" calcext:value-type="string">
            <text:p>classification of a physical object by its role</text:p>
          </table:table-cell>
          <table:table-cell office:value-type="float" office:value="1002011" calcext:value-type="float">
            <text:p>1002011</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225" calcext:value-type="float">
            <text:p>1225</text:p>
          </table:table-cell>
          <table:table-cell office:value-type="string" calcext:value-type="string">
            <text:p>classification of an individual thing</text:p>
          </table:table-cell>
          <table:table-cell office:value-type="string" calcext:value-type="string">
            <text:p>that specifies that an individual physical object has a role of the specified kind or is created with the intention to be suitable to fulfill a role of the specified kind.</text:p>
          </table:table-cell>
          <table:table-cell office:value-type="string" calcext:value-type="string">
            <text:p>is a classification of an individual thing that specifies that an individual physical object has a role of the specified kind or is created with the intention to be suitable to fulfill a role of the specified kind.</text:p>
          </table:table-cell>
          <table:table-cell table:number-columns-repeated="2"/>
          <table:table-cell office:value-type="string" calcext:value-type="string">
            <text:p>This is not a subtype of classification of physical object, because that relation requires a kind of physical object as classifier and does not allow a kind of role as classifier.</text:p>
          </table:table-cell>
          <table:table-cell office:value-type="float" office:value="1048" calcext:value-type="float">
            <text:p>1048</text:p>
          </table:table-cell>
          <table:table-cell office:value-type="string" calcext:value-type="string">
            <text:p>facts about conceptual relations between individual things and classes</text:p>
          </table:table-cell>
          <table:table-cell office:value-type="string" calcext:value-type="string">
            <text:p>accepted</text:p>
          </table:table-cell>
          <table:table-cell/>
          <table:table-cell table:style-name="ce4" office:value-type="string" calcext:value-type="string">
            <text:p>5-jun-00</text:p>
          </table:table-cell>
          <table:table-cell table:style-name="ce4" office:value-type="string" calcext:value-type="string">
            <text:p>9-jul-14</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415" calcext:value-type="float">
            <text:p>41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588" calcext:value-type="float">
            <text:p>1588</text:p>
          </table:table-cell>
          <table:table-cell office:value-type="string" calcext:value-type="string">
            <text:p>classification of a physical object by its role</text:p>
          </table:table-cell>
          <table:table-cell office:value-type="float" office:value="1004438" calcext:value-type="float">
            <text:p>1004438</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4561" calcext:value-type="float">
            <text:p>4561</text:p>
          </table:table-cell>
          <table:table-cell office:value-type="string" calcext:value-type="string">
            <text:p>classifying role</text:p>
          </table:table-cell>
          <table:table-cell table:number-columns-repeated="5"/>
          <table:table-cell office:value-type="float" office:value="1048" calcext:value-type="float">
            <text:p>1048</text:p>
          </table:table-cell>
          <table:table-cell office:value-type="string" calcext:value-type="string">
            <text:p>facts about conceptual relations between individual things and classes</text:p>
          </table:table-cell>
          <table:table-cell office:value-type="string" calcext:value-type="string">
            <text:p>accepted</text:p>
          </table:table-cell>
          <table:table-cell/>
          <table:table-cell table:number-columns-repeated="2" table:style-name="ce4" office:value-type="string" calcext:value-type="string">
            <text:p>5-jun-00</text:p>
          </table:table-cell>
          <table:table-cell office:value-type="string" calcext:value-type="string">
            <text:p>Rob Moonen</text:p>
          </table:table-cell>
          <table:table-cell office:value-type="string" calcext:value-type="string">
            <text:p>Andries van Renssen</text:p>
          </table:table-cell>
          <table:table-cell table:number-columns-repeated="995"/>
        </table:table-row>
        <table:table-row table:style-name="ro1">
          <table:table-cell office:value-type="float" office:value="416" calcext:value-type="float">
            <text:p>416</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588" calcext:value-type="float">
            <text:p>1588</text:p>
          </table:table-cell>
          <table:table-cell office:value-type="string" calcext:value-type="string">
            <text:p>has an intended role as a</text:p>
          </table:table-cell>
          <table:table-cell office:value-type="float" office:value="1006978" calcext:value-type="float">
            <text:p>1006978</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588" calcext:value-type="float">
            <text:p>1588</text:p>
          </table:table-cell>
          <table:table-cell office:value-type="string" calcext:value-type="string">
            <text:p>classification of a physical object by its role</text:p>
          </table:table-cell>
          <table:table-cell table:number-columns-repeated="5"/>
          <table:table-cell office:value-type="float" office:value="1048" calcext:value-type="float">
            <text:p>1048</text:p>
          </table:table-cell>
          <table:table-cell office:value-type="string" calcext:value-type="string">
            <text:p>facts about kinds of relations between individual things and kinds</text:p>
          </table:table-cell>
          <table:table-cell office:value-type="string" calcext:value-type="string">
            <text:p>accepted</text:p>
          </table:table-cell>
          <table:table-cell/>
          <table:table-cell table:number-columns-repeated="2" table:style-name="ce4" office:value-type="string" calcext:value-type="string">
            <text:p>26-sep-02</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417" calcext:value-type="float">
            <text:p>417</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588" calcext:value-type="float">
            <text:p>1588</text:p>
          </table:table-cell>
          <table:table-cell office:value-type="string" calcext:value-type="string">
            <text:p>is a kind of role that is a classifier of</text:p>
          </table:table-cell>
          <table:table-cell office:value-type="float" office:value="1006979" calcext:value-type="float">
            <text:p>1006979</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588" calcext:value-type="float">
            <text:p>1588</text:p>
          </table:table-cell>
          <table:table-cell office:value-type="string" calcext:value-type="string">
            <text:p>classification of a physical object by its role</text:p>
          </table:table-cell>
          <table:table-cell table:number-columns-repeated="5"/>
          <table:table-cell office:value-type="float" office:value="1048" calcext:value-type="float">
            <text:p>1048</text:p>
          </table:table-cell>
          <table:table-cell office:value-type="string" calcext:value-type="string">
            <text:p>facts about conceptual relations between individual things and classes</text:p>
          </table:table-cell>
          <table:table-cell office:value-type="string" calcext:value-type="string">
            <text:p>accepted</text:p>
          </table:table-cell>
          <table:table-cell/>
          <table:table-cell table:style-name="ce4" office:value-type="string" calcext:value-type="string">
            <text:p>26-sep-02</text:p>
          </table:table-cell>
          <table:table-cell table:style-name="ce4" office:value-type="string" calcext:value-type="string">
            <text:p>5-jun-09</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418" calcext:value-type="float">
            <text:p>418</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588" calcext:value-type="float">
            <text:p>1588</text:p>
          </table:table-cell>
          <table:table-cell office:value-type="string" calcext:value-type="string">
            <text:p>is classified by role as a</text:p>
          </table:table-cell>
          <table:table-cell office:value-type="float" office:value="1026384" calcext:value-type="float">
            <text:p>1026384</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588" calcext:value-type="float">
            <text:p>1588</text:p>
          </table:table-cell>
          <table:table-cell office:value-type="string" calcext:value-type="string">
            <text:p>classification of a physical object by its role</text:p>
          </table:table-cell>
          <table:table-cell table:number-columns-repeated="5"/>
          <table:table-cell office:value-type="float" office:value="1048" calcext:value-type="float">
            <text:p>1048</text:p>
          </table:table-cell>
          <table:table-cell office:value-type="string" calcext:value-type="string">
            <text:p>facts about kinds of relations between individual things and kinds</text:p>
          </table:table-cell>
          <table:table-cell office:value-type="string" calcext:value-type="string">
            <text:p>accepted</text:p>
          </table:table-cell>
          <table:table-cell/>
          <table:table-cell table:number-columns-repeated="2" table:style-name="ce4" office:value-type="string" calcext:value-type="string">
            <text:p>2-jul-08</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75" calcext:value-type="float">
            <text:p>775</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588" calcext:value-type="float">
            <text:p>1588</text:p>
          </table:table-cell>
          <table:table-cell office:value-type="string" calcext:value-type="string">
            <text:p>has a role as a</text:p>
          </table:table-cell>
          <table:table-cell office:value-type="float" office:value="1027636" calcext:value-type="float">
            <text:p>1027636</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588" calcext:value-type="float">
            <text:p>1588</text:p>
          </table:table-cell>
          <table:table-cell office:value-type="string" calcext:value-type="string">
            <text:p>classification of a physical object by its role</text:p>
          </table:table-cell>
          <table:table-cell table:number-columns-repeated="5"/>
          <table:table-cell office:value-type="float" office:value="1048" calcext:value-type="float">
            <text:p>1048</text:p>
          </table:table-cell>
          <table:table-cell office:value-type="string" calcext:value-type="string">
            <text:p>facts about kinds of relations between individual things and kinds</text:p>
          </table:table-cell>
          <table:table-cell office:value-type="string" calcext:value-type="string">
            <text:p>accepted</text:p>
          </table:table-cell>
          <table:table-cell/>
          <table:table-cell table:number-columns-repeated="2" table:style-name="ce4" office:value-type="string" calcext:value-type="string">
            <text:p>14-dec-1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21" calcext:value-type="float">
            <text:p>42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726" calcext:value-type="float">
            <text:p>1726</text:p>
          </table:table-cell>
          <table:table-cell office:value-type="string" calcext:value-type="string">
            <text:p>being a qualitative subtype of a concept</text:p>
          </table:table-cell>
          <table:table-cell office:value-type="float" office:value="1002171" calcext:value-type="float">
            <text:p>1002171</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146" calcext:value-type="float">
            <text:p>1146</text:p>
          </table:table-cell>
          <table:table-cell office:value-type="string" calcext:value-type="string">
            <text:p>specialization relation between kinds of things</text:p>
          </table:table-cell>
          <table:table-cell office:value-type="string" calcext:value-type="string">
            <text:p>that indicates that a qualitative concept is a specialization of a conceptual concept. Typically a qualitative aspect, such as red or 37 deg C, being a qualification of a conceptual aspect, such as colour or temperature, but also a qualitative physical object, such as model X-123 of a manufacturer, being a qualification of a conceptual physical object, such as pump.</text:p>
          </table:table-cell>
          <table:table-cell office:value-type="string" calcext:value-type="string">
            <text:p>is a specialization relation between kinds of things that indicates that a qualitative concept is a specialization of a conceptual concept. Typically a qualitative aspect, such as red or 37 deg C, being a qualification of a conceptual aspect, such as colour or temperature, but also a qualitative physical object, such as model X-123 of a manufacturer, being a qualification of a conceptual physical object, such as pump.</text:p>
          </table:table-cell>
          <table:table-cell table:number-columns-repeated="2"/>
          <table:table-cell office:value-type="string" calcext:value-type="string">
            <text:p>This is not a subtype of classification of a kind (1224), but of specialization of a kind (specialized by a qualifying aspect of the members of the kind (and not by an aspect of the kind)).</text:p>
          </table:table-cell>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15-feb-14</text:p>
          </table:table-cell>
          <table:table-cell office:value-type="string" calcext:value-type="string">
            <text:p>Andries van Renssen</text:p>
          </table:table-cell>
          <table:table-cell office:value-type="string" calcext:value-type="string">
            <text:p>ISO 16354:2013</text:p>
          </table:table-cell>
          <table:table-cell table:number-columns-repeated="995"/>
        </table:table-row>
        <table:table-row table:style-name="ro1">
          <table:table-cell office:value-type="float" office:value="422" calcext:value-type="float">
            <text:p>42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726" calcext:value-type="float">
            <text:p>1726</text:p>
          </table:table-cell>
          <table:table-cell office:value-type="string" calcext:value-type="string">
            <text:p>being a qualitative subtype of a concept</text:p>
          </table:table-cell>
          <table:table-cell office:value-type="float" office:value="1003693" calcext:value-type="float">
            <text:p>1003693</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4328" calcext:value-type="float">
            <text:p>4328</text:p>
          </table:table-cell>
          <table:table-cell office:value-type="string" calcext:value-type="string">
            <text:p>qualitative subtype</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7-mei-04</text:p>
          </table:table-cell>
          <table:table-cell office:value-type="string" calcext:value-type="string">
            <text:p>Andries van Renssen</text:p>
          </table:table-cell>
          <table:table-cell office:value-type="string" calcext:value-type="string">
            <text:p>Epistle modelling team</text:p>
          </table:table-cell>
          <table:table-cell table:number-columns-repeated="995"/>
        </table:table-row>
        <table:table-row table:style-name="ro1">
          <table:table-cell office:value-type="float" office:value="423" calcext:value-type="float">
            <text:p>42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726" calcext:value-type="float">
            <text:p>1726</text:p>
          </table:table-cell>
          <table:table-cell office:value-type="string" calcext:value-type="string">
            <text:p>being a qualitative subtype of a concept</text:p>
          </table:table-cell>
          <table:table-cell office:value-type="float" office:value="1003771" calcext:value-type="float">
            <text:p>1003771</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4329" calcext:value-type="float">
            <text:p>4329</text:p>
          </table:table-cell>
          <table:table-cell office:value-type="string" calcext:value-type="string">
            <text:p>nature</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17-jan-02</text:p>
          </table:table-cell>
          <table:table-cell office:value-type="string" calcext:value-type="string">
            <text:p>Epstle Core Model modelling team</text:p>
          </table:table-cell>
          <table:table-cell office:value-type="string" calcext:value-type="string">
            <text:p>Epistle modelling team</text:p>
          </table:table-cell>
          <table:table-cell table:number-columns-repeated="995"/>
        </table:table-row>
        <table:table-row table:style-name="ro1">
          <table:table-cell office:value-type="float" office:value="424" calcext:value-type="float">
            <text:p>424</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726" calcext:value-type="float">
            <text:p>1726</text:p>
          </table:table-cell>
          <table:table-cell office:value-type="string" calcext:value-type="string">
            <text:p>is a qualitative subtype of</text:p>
          </table:table-cell>
          <table:table-cell office:value-type="float" office:value="1028154" calcext:value-type="float">
            <text:p>1028154</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726" calcext:value-type="float">
            <text:p>1726</text:p>
          </table:table-cell>
          <table:table-cell office:value-type="string" calcext:value-type="string">
            <text:p>being a qualitative subtype of a concept</text:p>
          </table:table-cell>
          <table:table-cell table:number-columns-repeated="4"/>
          <table:table-cell office:value-type="string" calcext:value-type="string">
            <text:p>E.g. red &lt;is a qualitative&gt; colour; requirement-1 &lt;is a qualitative&gt; requirement.</text:p>
          </table:table-cell>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13-nov-13</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425" calcext:value-type="float">
            <text:p>425</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726" calcext:value-type="float">
            <text:p>1726</text:p>
          </table:table-cell>
          <table:table-cell office:value-type="string" calcext:value-type="string">
            <text:p>is a qualification of</text:p>
          </table:table-cell>
          <table:table-cell office:value-type="float" office:value="1005123" calcext:value-type="float">
            <text:p>1005123</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726" calcext:value-type="float">
            <text:p>1726</text:p>
          </table:table-cell>
          <table:table-cell office:value-type="string" calcext:value-type="string">
            <text:p>being a qualitative subtype of a concept</text:p>
          </table:table-cell>
          <table:table-cell table:number-columns-repeated="4"/>
          <table:table-cell office:value-type="string" calcext:value-type="string">
            <text:p>E.g. red is a qualification of a colour; 3 kg is a qualification of a mass.</text:p>
          </table:table-cell>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style-name="ce4" office:value-type="string" calcext:value-type="string">
            <text:p>23-jun-00</text:p>
          </table:table-cell>
          <table:table-cell table:style-name="ce4" office:value-type="string" calcext:value-type="string">
            <text:p>13-jul-0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26" calcext:value-type="float">
            <text:p>426</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726" calcext:value-type="float">
            <text:p>1726</text:p>
          </table:table-cell>
          <table:table-cell office:value-type="string" calcext:value-type="string">
            <text:p>is the nature of</text:p>
          </table:table-cell>
          <table:table-cell office:value-type="float" office:value="1005124" calcext:value-type="float">
            <text:p>1005124</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726" calcext:value-type="float">
            <text:p>1726</text:p>
          </table:table-cell>
          <table:table-cell office:value-type="string" calcext:value-type="string">
            <text:p>being a qualitative subtype of a concept</text:p>
          </table:table-cell>
          <table:table-cell table:number-columns-repeated="4"/>
          <table:table-cell office:value-type="string" calcext:value-type="string">
            <text:p>E.g. colour is a conceptualization of red; mass is a conceptualization of 3 kg.</text:p>
          </table:table-cell>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3-jun-00</text:p>
          </table:table-cell>
          <table:table-cell table:style-name="ce4" office:value-type="string" calcext:value-type="string">
            <text:p>13-jul-01</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427" calcext:value-type="float">
            <text:p>427</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726" calcext:value-type="float">
            <text:p>1726</text:p>
          </table:table-cell>
          <table:table-cell office:value-type="string" calcext:value-type="string">
            <text:p>is by definition a</text:p>
          </table:table-cell>
          <table:table-cell office:value-type="float" office:value="1005955" calcext:value-type="float">
            <text:p>1005955</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726" calcext:value-type="float">
            <text:p>1726</text:p>
          </table:table-cell>
          <table:table-cell office:value-type="string" calcext:value-type="string">
            <text:p>being a qualitative subtype of a concept</text:p>
          </table:table-cell>
          <table:table-cell table:number-columns-repeated="4"/>
          <table:table-cell office:value-type="string" calcext:value-type="string">
            <text:p>E.g. red &lt;is by definition a&gt; colour; requirement-1 &lt;is by definition a&gt; requirement.</text:p>
          </table:table-cell>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style-name="ce4" office:value-type="string" calcext:value-type="string">
            <text:p>23-jun-00</text:p>
          </table:table-cell>
          <table:table-cell table:style-name="ce4" office:value-type="string" calcext:value-type="string">
            <text:p>13-jul-01</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428" calcext:value-type="float">
            <text:p>428</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726" calcext:value-type="float">
            <text:p>1726</text:p>
          </table:table-cell>
          <table:table-cell office:value-type="string" calcext:value-type="string">
            <text:p>is a qualification of a</text:p>
          </table:table-cell>
          <table:table-cell office:value-type="float" office:value="1008629" calcext:value-type="float">
            <text:p>1008629</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726" calcext:value-type="float">
            <text:p>1726</text:p>
          </table:table-cell>
          <table:table-cell office:value-type="string" calcext:value-type="string">
            <text:p>being a qualitative subtype of a concept</text:p>
          </table:table-cell>
          <table:table-cell table:number-columns-repeated="4"/>
          <table:table-cell office:value-type="string" calcext:value-type="string">
            <text:p>E.g. red is a qualification of colour; 3 kg is a qualification of mass.</text:p>
          </table:table-cell>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30-mrt-04</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429" calcext:value-type="float">
            <text:p>429</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726" calcext:value-type="float">
            <text:p>1726</text:p>
          </table:table-cell>
          <table:table-cell office:value-type="string" calcext:value-type="string">
            <text:p>is a type of</text:p>
          </table:table-cell>
          <table:table-cell office:value-type="float" office:value="1026750" calcext:value-type="float">
            <text:p>1026750</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726" calcext:value-type="float">
            <text:p>1726</text:p>
          </table:table-cell>
          <table:table-cell office:value-type="string" calcext:value-type="string">
            <text:p>being a qualitative subtype of a concept</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6-apr-10</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430" calcext:value-type="float">
            <text:p>430</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726" calcext:value-type="float">
            <text:p>1726</text:p>
          </table:table-cell>
          <table:table-cell office:value-type="string" calcext:value-type="string">
            <text:p>is defined as a type of</text:p>
          </table:table-cell>
          <table:table-cell office:value-type="float" office:value="1028098" calcext:value-type="float">
            <text:p>1028098</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726" calcext:value-type="float">
            <text:p>1726</text:p>
          </table:table-cell>
          <table:table-cell office:value-type="string" calcext:value-type="string">
            <text:p>being a qualitative subtype of a concept</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30-okt-13</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431" calcext:value-type="float">
            <text:p>431</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726" calcext:value-type="float">
            <text:p>1726</text:p>
          </table:table-cell>
          <table:table-cell office:value-type="string" calcext:value-type="string">
            <text:p>is by definition a qualitative</text:p>
          </table:table-cell>
          <table:table-cell office:value-type="float" office:value="1028064" calcext:value-type="float">
            <text:p>1028064</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726" calcext:value-type="float">
            <text:p>1726</text:p>
          </table:table-cell>
          <table:table-cell office:value-type="string" calcext:value-type="string">
            <text:p>being a qualitative subtype of a concept</text:p>
          </table:table-cell>
          <table:table-cell table:number-columns-repeated="4"/>
          <table:table-cell office:value-type="string" calcext:value-type="string">
            <text:p>E.g. requirement-1 &lt;is by definition a qualitative&gt; requirement.</text:p>
          </table:table-cell>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8-aug-13</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432" calcext:value-type="float">
            <text:p>432</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726" calcext:value-type="float">
            <text:p>1726</text:p>
          </table:table-cell>
          <table:table-cell office:value-type="string" calcext:value-type="string">
            <text:p>is a qualitative</text:p>
          </table:table-cell>
          <table:table-cell office:value-type="float" office:value="1028066" calcext:value-type="float">
            <text:p>1028066</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726" calcext:value-type="float">
            <text:p>1726</text:p>
          </table:table-cell>
          <table:table-cell office:value-type="string" calcext:value-type="string">
            <text:p>being a qualitative subtype of a concept</text:p>
          </table:table-cell>
          <table:table-cell table:number-columns-repeated="4"/>
          <table:table-cell office:value-type="string" calcext:value-type="string">
            <text:p>E.g. red &lt;is a qualitative&gt; color; requirement-1 &lt;is a qualitative&gt; requirement.</text:p>
          </table:table-cell>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8-aug-13</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433" calcext:value-type="float">
            <text:p>433</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726" calcext:value-type="float">
            <text:p>1726</text:p>
          </table:table-cell>
          <table:table-cell office:value-type="string" calcext:value-type="string">
            <text:p>is defined as a</text:p>
          </table:table-cell>
          <table:table-cell office:value-type="float" office:value="1028068" calcext:value-type="float">
            <text:p>1028068</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726" calcext:value-type="float">
            <text:p>1726</text:p>
          </table:table-cell>
          <table:table-cell office:value-type="string" calcext:value-type="string">
            <text:p>being a qualitative subtype of a concept</text:p>
          </table:table-cell>
          <table:table-cell table:number-columns-repeated="4"/>
          <table:table-cell office:value-type="string" calcext:value-type="string">
            <text:p>E.g. red &lt;is defined as a&gt; colour; requirement-1 &lt;is defined as a&gt; requirement.</text:p>
          </table:table-cell>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8-aug-13</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434" calcext:value-type="float">
            <text:p>434</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726" calcext:value-type="float">
            <text:p>1726</text:p>
          </table:table-cell>
          <table:table-cell office:value-type="string" calcext:value-type="string">
            <text:p>has as qualitative subtype</text:p>
          </table:table-cell>
          <table:table-cell office:value-type="float" office:value="1028235" calcext:value-type="float">
            <text:p>1028235</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726" calcext:value-type="float">
            <text:p>1726</text:p>
          </table:table-cell>
          <table:table-cell office:value-type="string" calcext:value-type="string">
            <text:p>being a qualitative subtype of a concept</text:p>
          </table:table-cell>
          <table:table-cell table:number-columns-repeated="4"/>
          <table:table-cell office:value-type="string" calcext:value-type="string">
            <text:p>E.g. colour is a conceptualization of red; mass is a conceptualization of 3 kg.</text:p>
          </table:table-cell>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2-feb-1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55" calcext:value-type="float">
            <text:p>35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727" calcext:value-type="float">
            <text:p>1727</text:p>
          </table:table-cell>
          <table:table-cell office:value-type="string" calcext:value-type="string">
            <text:p>possession of an aspect by an individual thing</text:p>
          </table:table-cell>
          <table:table-cell office:value-type="float" office:value="1008714" calcext:value-type="float">
            <text:p>100871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658" calcext:value-type="float">
            <text:p>4658</text:p>
          </table:table-cell>
          <table:table-cell office:value-type="string" calcext:value-type="string">
            <text:p>binary relation between individual things</text:p>
          </table:table-cell>
          <table:table-cell office:value-type="string" calcext:value-type="string">
            <text:p>that indicates that the possessed individual aspect is possessed by the possessor individual object.</text:p>
          </table:table-cell>
          <table:table-cell office:value-type="string" calcext:value-type="string">
            <text:p>is a binary relation between individual things that indicates that the possessed individual aspect is possessed by the possessor individual object.</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10-mei-04</text:p>
          </table:table-cell>
          <table:table-cell table:style-name="ce4" office:value-type="string" calcext:value-type="string">
            <text:p>17-mei-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56" calcext:value-type="float">
            <text:p>35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727" calcext:value-type="float">
            <text:p>1727</text:p>
          </table:table-cell>
          <table:table-cell office:value-type="string" calcext:value-type="string">
            <text:p>possession of an aspect by an individual thing</text:p>
          </table:table-cell>
          <table:table-cell office:value-type="float" office:value="1003846" calcext:value-type="float">
            <text:p>1003846</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4290" calcext:value-type="float">
            <text:p>4290</text:p>
          </table:table-cell>
          <table:table-cell office:value-type="string" calcext:value-type="string">
            <text:p>possessor of an aspect</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3-sep-99</text:p>
          </table:table-cell>
          <table:table-cell office:value-type="string" calcext:value-type="string">
            <text:p>Epistle modelling team</text:p>
          </table:table-cell>
          <table:table-cell office:value-type="string" calcext:value-type="string">
            <text:p>ISO 10303-221:2002</text:p>
          </table:table-cell>
          <table:table-cell table:number-columns-repeated="995"/>
        </table:table-row>
        <table:table-row table:style-name="ro1">
          <table:table-cell office:value-type="float" office:value="357" calcext:value-type="float">
            <text:p>35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727" calcext:value-type="float">
            <text:p>1727</text:p>
          </table:table-cell>
          <table:table-cell office:value-type="string" calcext:value-type="string">
            <text:p>possession of an aspect by an individual thing</text:p>
          </table:table-cell>
          <table:table-cell office:value-type="float" office:value="1003477" calcext:value-type="float">
            <text:p>1003477</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4289" calcext:value-type="float">
            <text:p>4289</text:p>
          </table:table-cell>
          <table:table-cell office:value-type="string" calcext:value-type="string">
            <text:p>intrinsic aspect</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3-sep-99</text:p>
          </table:table-cell>
          <table:table-cell office:value-type="string" calcext:value-type="string">
            <text:p>Epistle modelling team</text:p>
          </table:table-cell>
          <table:table-cell office:value-type="string" calcext:value-type="string">
            <text:p>ISO 10303-221:2002</text:p>
          </table:table-cell>
          <table:table-cell table:number-columns-repeated="995"/>
        </table:table-row>
        <table:table-row table:style-name="ro1">
          <table:table-cell office:value-type="float" office:value="358" calcext:value-type="float">
            <text:p>358</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727" calcext:value-type="float">
            <text:p>1727</text:p>
          </table:table-cell>
          <table:table-cell office:value-type="string" calcext:value-type="string">
            <text:p>has aspect</text:p>
          </table:table-cell>
          <table:table-cell office:value-type="float" office:value="1005127" calcext:value-type="float">
            <text:p>1005127</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727" calcext:value-type="float">
            <text:p>1727</text:p>
          </table:table-cell>
          <table:table-cell office:value-type="string" calcext:value-type="string">
            <text:p>possession of an aspect by an individual thing</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number-columns-repeated="2" table:style-name="ce4" office:value-type="string" calcext:value-type="string">
            <text:p>23-jun-00</text:p>
          </table:table-cell>
          <table:table-cell office:value-type="string" calcext:value-type="string">
            <text:p>Rob Moonen</text:p>
          </table:table-cell>
          <table:table-cell office:value-type="string" calcext:value-type="string">
            <text:p>Andries van Renssen</text:p>
          </table:table-cell>
          <table:table-cell table:number-columns-repeated="995"/>
        </table:table-row>
        <table:table-row table:style-name="ro1">
          <table:table-cell office:value-type="float" office:value="359" calcext:value-type="float">
            <text:p>359</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727" calcext:value-type="float">
            <text:p>1727</text:p>
          </table:table-cell>
          <table:table-cell office:value-type="string" calcext:value-type="string">
            <text:p>is an aspect of</text:p>
          </table:table-cell>
          <table:table-cell office:value-type="float" office:value="1005128" calcext:value-type="float">
            <text:p>1005128</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727" calcext:value-type="float">
            <text:p>1727</text:p>
          </table:table-cell>
          <table:table-cell office:value-type="string" calcext:value-type="string">
            <text:p>possession of an aspect by an individual thing</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23-jun-00</text:p>
          </table:table-cell>
          <table:table-cell office:value-type="string" calcext:value-type="string">
            <text:p>Rob Moonen</text:p>
          </table:table-cell>
          <table:table-cell office:value-type="string" calcext:value-type="string">
            <text:p>Andries van Renssen</text:p>
          </table:table-cell>
          <table:table-cell table:number-columns-repeated="995"/>
        </table:table-row>
        <table:table-row table:style-name="ro3">
          <table:table-cell office:value-type="float" office:value="360" calcext:value-type="float">
            <text:p>360</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727" calcext:value-type="float">
            <text:p>1727</text:p>
          </table:table-cell>
          <table:table-cell office:value-type="string" calcext:value-type="string">
            <text:p>has as aspect</text:p>
          </table:table-cell>
          <table:table-cell office:value-type="float" office:value="1009993" calcext:value-type="float">
            <text:p>1009993</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727" calcext:value-type="float">
            <text:p>1727</text:p>
          </table:table-cell>
          <table:table-cell office:value-type="string" calcext:value-type="string">
            <text:p>possession of an aspect by an individual thing</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number-columns-repeated="2" table:style-name="ce4" office:value-type="string" calcext:value-type="string">
            <text:p>10-sep-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51" calcext:value-type="float">
            <text:p>451</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728" calcext:value-type="float">
            <text:p>1728</text:p>
          </table:table-cell>
          <table:table-cell office:value-type="string" calcext:value-type="string">
            <text:p>has a part that is classified as a</text:p>
          </table:table-cell>
          <table:table-cell office:value-type="float" office:value="1001022" calcext:value-type="float">
            <text:p>1001022</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728" calcext:value-type="float">
            <text:p>1728</text:p>
          </table:table-cell>
          <table:table-cell office:value-type="string" calcext:value-type="string">
            <text:p>classification of a part of an individual thing</text:p>
          </table:table-cell>
          <table:table-cell table:number-columns-repeated="5"/>
          <table:table-cell office:value-type="float" office:value="1048" calcext:value-type="float">
            <text:p>1048</text:p>
          </table:table-cell>
          <table:table-cell office:value-type="string" calcext:value-type="string">
            <text:p>facts about kinds of relations between individual things and kinds</text:p>
          </table:table-cell>
          <table:table-cell office:value-type="string" calcext:value-type="string">
            <text:p>accepted</text:p>
          </table:table-cell>
          <table:table-cell/>
          <table:table-cell table:number-columns-repeated="2" table:style-name="ce4" office:value-type="string" calcext:value-type="string">
            <text:p>23-jun-00</text:p>
          </table:table-cell>
          <table:table-cell office:value-type="string" calcext:value-type="string">
            <text:p>Rob Moonen</text:p>
          </table:table-cell>
          <table:table-cell office:value-type="string" calcext:value-type="string">
            <text:p>Andries van Renssen</text:p>
          </table:table-cell>
          <table:table-cell table:number-columns-repeated="995"/>
        </table:table-row>
        <table:table-row table:style-name="ro1">
          <table:table-cell office:value-type="float" office:value="452" calcext:value-type="float">
            <text:p>452</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728" calcext:value-type="float">
            <text:p>1728</text:p>
          </table:table-cell>
          <table:table-cell office:value-type="string" calcext:value-type="string">
            <text:p>is a classifier of a part of</text:p>
          </table:table-cell>
          <table:table-cell office:value-type="float" office:value="1001024" calcext:value-type="float">
            <text:p>1001024</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728" calcext:value-type="float">
            <text:p>1728</text:p>
          </table:table-cell>
          <table:table-cell office:value-type="string" calcext:value-type="string">
            <text:p>classification of a part of an individual thing</text:p>
          </table:table-cell>
          <table:table-cell table:number-columns-repeated="5"/>
          <table:table-cell office:value-type="float" office:value="1048" calcext:value-type="float">
            <text:p>1048</text:p>
          </table:table-cell>
          <table:table-cell office:value-type="string" calcext:value-type="string">
            <text:p>facts about conceptual relations between individual things and classes</text:p>
          </table:table-cell>
          <table:table-cell office:value-type="string" calcext:value-type="string">
            <text:p>accepted</text:p>
          </table:table-cell>
          <table:table-cell/>
          <table:table-cell table:number-columns-repeated="2" table:style-name="ce4" office:value-type="string" calcext:value-type="string">
            <text:p>23-jun-00</text:p>
          </table:table-cell>
          <table:table-cell office:value-type="string" calcext:value-type="string">
            <text:p>Rob Moonen</text:p>
          </table:table-cell>
          <table:table-cell office:value-type="string" calcext:value-type="string">
            <text:p>Andries van Renssen</text:p>
          </table:table-cell>
          <table:table-cell table:number-columns-repeated="995"/>
        </table:table-row>
        <table:table-row table:style-name="ro1">
          <table:table-cell office:value-type="float" office:value="453" calcext:value-type="float">
            <text:p>45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728" calcext:value-type="float">
            <text:p>1728</text:p>
          </table:table-cell>
          <table:table-cell office:value-type="string" calcext:value-type="string">
            <text:p>classification of a part of an individual thing</text:p>
          </table:table-cell>
          <table:table-cell office:value-type="float" office:value="1002173" calcext:value-type="float">
            <text:p>1002173</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719" calcext:value-type="float">
            <text:p>4719</text:p>
          </table:table-cell>
          <table:table-cell office:value-type="string" calcext:value-type="string">
            <text:p>relation between an individual thing and a kind of thing</text:p>
          </table:table-cell>
          <table:table-cell office:value-type="string" calcext:value-type="string">
            <text:p>that indicates that an individual thing has a part that is classified by a specified kind.</text:p>
          </table:table-cell>
          <table:table-cell office:value-type="string" calcext:value-type="string">
            <text:p>is a relation between an individual thing and a kind of thing that indicates that an individual thing has a part that is classified by a specified kind.</text:p>
          </table:table-cell>
          <table:table-cell table:number-columns-repeated="3"/>
          <table:table-cell office:value-type="float" office:value="1048" calcext:value-type="float">
            <text:p>1048</text:p>
          </table:table-cell>
          <table:table-cell office:value-type="string" calcext:value-type="string">
            <text:p>facts about conceptual relations between individual things and classe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9-sep-05</text:p>
          </table:table-cell>
          <table:table-cell office:value-type="string" calcext:value-type="string">
            <text:p>Andries van Renssen</text:p>
          </table:table-cell>
          <table:table-cell office:value-type="string" calcext:value-type="string">
            <text:p>Epistle modelling team</text:p>
          </table:table-cell>
          <table:table-cell table:number-columns-repeated="995"/>
        </table:table-row>
        <table:table-row table:style-name="ro1">
          <table:table-cell office:value-type="float" office:value="454" calcext:value-type="float">
            <text:p>45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728" calcext:value-type="float">
            <text:p>1728</text:p>
          </table:table-cell>
          <table:table-cell office:value-type="string" calcext:value-type="string">
            <text:p>classification of a part of an individual thing</text:p>
          </table:table-cell>
          <table:table-cell office:value-type="float" office:value="1003577" calcext:value-type="float">
            <text:p>1003577</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4291" calcext:value-type="float">
            <text:p>4291</text:p>
          </table:table-cell>
          <table:table-cell office:value-type="string" calcext:value-type="string">
            <text:p>qualitative part for individual thing</text:p>
          </table:table-cell>
          <table:table-cell table:number-columns-repeated="5"/>
          <table:table-cell office:value-type="float" office:value="1048" calcext:value-type="float">
            <text:p>1048</text:p>
          </table:table-cell>
          <table:table-cell office:value-type="string" calcext:value-type="string">
            <text:p>facts about conceptual relations between individual things and classe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23-jun-05</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455" calcext:value-type="float">
            <text:p>45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728" calcext:value-type="float">
            <text:p>1728</text:p>
          </table:table-cell>
          <table:table-cell office:value-type="string" calcext:value-type="string">
            <text:p>classification of a part of an individual thing</text:p>
          </table:table-cell>
          <table:table-cell office:value-type="float" office:value="1003847" calcext:value-type="float">
            <text:p>1003847</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4292" calcext:value-type="float">
            <text:p>4292</text:p>
          </table:table-cell>
          <table:table-cell office:value-type="string" calcext:value-type="string">
            <text:p>whole for kind of part</text:p>
          </table:table-cell>
          <table:table-cell table:number-columns-repeated="5"/>
          <table:table-cell office:value-type="float" office:value="1048" calcext:value-type="float">
            <text:p>1048</text:p>
          </table:table-cell>
          <table:table-cell office:value-type="string" calcext:value-type="string">
            <text:p>facts about conceptual relations between individual things and classe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23-jun-05</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456" calcext:value-type="float">
            <text:p>456</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728" calcext:value-type="float">
            <text:p>1728</text:p>
          </table:table-cell>
          <table:table-cell office:value-type="string" calcext:value-type="string">
            <text:p>has as part a member of kind</text:p>
          </table:table-cell>
          <table:table-cell office:value-type="float" office:value="1005131" calcext:value-type="float">
            <text:p>1005131</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728" calcext:value-type="float">
            <text:p>1728</text:p>
          </table:table-cell>
          <table:table-cell office:value-type="string" calcext:value-type="string">
            <text:p>classification of a part of an individual thing</text:p>
          </table:table-cell>
          <table:table-cell table:number-columns-repeated="5"/>
          <table:table-cell office:value-type="float" office:value="1048" calcext:value-type="float">
            <text:p>1048</text:p>
          </table:table-cell>
          <table:table-cell office:value-type="string" calcext:value-type="string">
            <text:p>facts about kinds of relations between individual things and kinds</text:p>
          </table:table-cell>
          <table:table-cell office:value-type="string" calcext:value-type="string">
            <text:p>accepted</text:p>
          </table:table-cell>
          <table:table-cell/>
          <table:table-cell table:style-name="ce4" office:value-type="string" calcext:value-type="string">
            <text:p>23-jun-00</text:p>
          </table:table-cell>
          <table:table-cell table:style-name="ce4" office:value-type="string" calcext:value-type="string">
            <text:p>11-nov-1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57" calcext:value-type="float">
            <text:p>457</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728" calcext:value-type="float">
            <text:p>1728</text:p>
          </table:table-cell>
          <table:table-cell office:value-type="string" calcext:value-type="string">
            <text:p>has a member that is part of</text:p>
          </table:table-cell>
          <table:table-cell office:value-type="float" office:value="1005132" calcext:value-type="float">
            <text:p>1005132</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728" calcext:value-type="float">
            <text:p>1728</text:p>
          </table:table-cell>
          <table:table-cell office:value-type="string" calcext:value-type="string">
            <text:p>classification of a part of an individual thing</text:p>
          </table:table-cell>
          <table:table-cell table:number-columns-repeated="5"/>
          <table:table-cell office:value-type="float" office:value="1048" calcext:value-type="float">
            <text:p>1048</text:p>
          </table:table-cell>
          <table:table-cell office:value-type="string" calcext:value-type="string">
            <text:p>facts about conceptual relations between individual things and classes</text:p>
          </table:table-cell>
          <table:table-cell office:value-type="string" calcext:value-type="string">
            <text:p>accepted</text:p>
          </table:table-cell>
          <table:table-cell/>
          <table:table-cell table:style-name="ce4" office:value-type="string" calcext:value-type="string">
            <text:p>23-jun-00</text:p>
          </table:table-cell>
          <table:table-cell table:style-name="ce4" office:value-type="string" calcext:value-type="string">
            <text:p>11-nov-1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58" calcext:value-type="float">
            <text:p>45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733" calcext:value-type="float">
            <text:p>1733</text:p>
          </table:table-cell>
          <table:table-cell office:value-type="string" calcext:value-type="string">
            <text:p>scale</text:p>
          </table:table-cell>
          <table:table-cell office:value-type="float" office:value="1002187" calcext:value-type="float">
            <text:p>1002187</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791" calcext:value-type="float">
            <text:p>1791</text:p>
          </table:table-cell>
          <table:table-cell office:value-type="string" calcext:value-type="string">
            <text:p>conceptual method for quantification of a characteristic by a number</text:p>
          </table:table-cell>
          <table:table-cell office:value-type="string" calcext:value-type="string">
            <text:p>that is a qualification of a method or measurement to map the magnitude of an aspect to a mathematical space, such as a range.</text:p>
          </table:table-cell>
          <table:table-cell office:value-type="string" calcext:value-type="string">
            <text:p>is a conceptual method for quantification of a characteristic by a number that is a qualification of a method or measurement to map the magnitude of an aspect to a mathematical space, such as a range.</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26-sep-01</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459" calcext:value-type="float">
            <text:p>45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791" calcext:value-type="float">
            <text:p>1791</text:p>
          </table:table-cell>
          <table:table-cell office:value-type="string" calcext:value-type="string">
            <text:p>conceptual method for quantification of a characteristic by a number</text:p>
          </table:table-cell>
          <table:table-cell office:value-type="float" office:value="1002278" calcext:value-type="float">
            <text:p>1002278</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231" calcext:value-type="float">
            <text:p>1231</text:p>
          </table:table-cell>
          <table:table-cell office:value-type="string" calcext:value-type="string">
            <text:p>conceptual binary relation between things of specified kinds</text:p>
          </table:table-cell>
          <table:table-cell office:value-type="string" calcext:value-type="string">
            <text:p>that indicates that an aspect of a specified kind (e.g. a quantitative property or property value) can be quantified by a mathematical space (such as a number). Typically on a scale. Note that a dimensionless property typically has as scale '- ' (dimensionless) or 'pieces' or 'pair', etc.</text:p>
          </table:table-cell>
          <table:table-cell office:value-type="string" calcext:value-type="string">
            <text:p>is a conceptual correlation that indicates that an aspect of a specified kind (e.g. a quantitative property or property value) can be quantified by a mathematical space (such as a number). Typically on a scale. Note that a dimensionless property typically has as scale '- ' (dimensionless) or 'pieces' or 'pair', etc.</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16-jul-14</text:p>
          </table:table-cell>
          <table:table-cell office:value-type="string" calcext:value-type="string">
            <text:p>Andries van Renssen</text:p>
          </table:table-cell>
          <table:table-cell office:value-type="string" calcext:value-type="string">
            <text:p>Epistle modelling team</text:p>
          </table:table-cell>
          <table:table-cell table:number-columns-repeated="995"/>
        </table:table-row>
        <table:table-row table:style-name="ro1">
          <table:table-cell office:value-type="float" office:value="460" calcext:value-type="float">
            <text:p>46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791" calcext:value-type="float">
            <text:p>1791</text:p>
          </table:table-cell>
          <table:table-cell office:value-type="string" calcext:value-type="string">
            <text:p>conceptual method for quantification of a characteristic by a number</text:p>
          </table:table-cell>
          <table:table-cell office:value-type="float" office:value="1003540" calcext:value-type="float">
            <text:p>1003540</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4390" calcext:value-type="float">
            <text:p>4390</text:p>
          </table:table-cell>
          <table:table-cell office:value-type="string" calcext:value-type="string">
            <text:p>conceptually quantified characteristic</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3-sep-99</text:p>
          </table:table-cell>
          <table:table-cell office:value-type="string" calcext:value-type="string">
            <text:p>Andries van Renssen</text:p>
          </table:table-cell>
          <table:table-cell office:value-type="string" calcext:value-type="string">
            <text:p>Epistle modelling team</text:p>
          </table:table-cell>
          <table:table-cell table:number-columns-repeated="995"/>
        </table:table-row>
        <table:table-row table:style-name="ro1">
          <table:table-cell office:value-type="float" office:value="461" calcext:value-type="float">
            <text:p>46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791" calcext:value-type="float">
            <text:p>1791</text:p>
          </table:table-cell>
          <table:table-cell office:value-type="string" calcext:value-type="string">
            <text:p>conceptual method for quantification of a characteristic by a number</text:p>
          </table:table-cell>
          <table:table-cell office:value-type="float" office:value="1007365" calcext:value-type="float">
            <text:p>1007365</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4949" calcext:value-type="float">
            <text:p>4949</text:p>
          </table:table-cell>
          <table:table-cell office:value-type="string" calcext:value-type="string">
            <text:p>conceptual quantifier of a characteristic</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4-feb-03</text:p>
          </table:table-cell>
          <table:table-cell office:value-type="string" calcext:value-type="string">
            <text:p>Andries van Renssen</text:p>
          </table:table-cell>
          <table:table-cell office:value-type="string" calcext:value-type="string">
            <text:p>Epistle modelling team</text:p>
          </table:table-cell>
          <table:table-cell table:number-columns-repeated="995"/>
        </table:table-row>
        <table:table-row table:style-name="ro1">
          <table:table-cell office:value-type="float" office:value="462" calcext:value-type="float">
            <text:p>462</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791" calcext:value-type="float">
            <text:p>1791</text:p>
          </table:table-cell>
          <table:table-cell office:value-type="string" calcext:value-type="string">
            <text:p>can be quantified on scale by a</text:p>
          </table:table-cell>
          <table:table-cell office:value-type="float" office:value="1006811" calcext:value-type="float">
            <text:p>1006811</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791" calcext:value-type="float">
            <text:p>1791</text:p>
          </table:table-cell>
          <table:table-cell office:value-type="string" calcext:value-type="string">
            <text:p>conceptual method for quantification of a characteristic by a number</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style-name="ce4" office:value-type="string" calcext:value-type="string">
            <text:p>23-jun-00</text:p>
          </table:table-cell>
          <table:table-cell table:style-name="ce4" office:value-type="string" calcext:value-type="string">
            <text:p>1-okt-1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63" calcext:value-type="float">
            <text:p>463</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791" calcext:value-type="float">
            <text:p>1791</text:p>
          </table:table-cell>
          <table:table-cell office:value-type="string" calcext:value-type="string">
            <text:p>can be on scale a quantifier of a</text:p>
          </table:table-cell>
          <table:table-cell office:value-type="float" office:value="1008804" calcext:value-type="float">
            <text:p>1008804</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791" calcext:value-type="float">
            <text:p>1791</text:p>
          </table:table-cell>
          <table:table-cell office:value-type="string" calcext:value-type="string">
            <text:p>conceptual method for quantification of a characteristic by a number</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3-sep-04</text:p>
          </table:table-cell>
          <table:table-cell table:style-name="ce4" office:value-type="string" calcext:value-type="string">
            <text:p>1-okt-14</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464" calcext:value-type="float">
            <text:p>464</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791" calcext:value-type="float">
            <text:p>1791</text:p>
          </table:table-cell>
          <table:table-cell office:value-type="string" calcext:value-type="string">
            <text:p>can have as scale value a</text:p>
          </table:table-cell>
          <table:table-cell office:value-type="float" office:value="1028003" calcext:value-type="float">
            <text:p>1028003</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791" calcext:value-type="float">
            <text:p>1791</text:p>
          </table:table-cell>
          <table:table-cell office:value-type="string" calcext:value-type="string">
            <text:p>conceptual method for quantification of a characteristic by a number</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8-aug-13</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465" calcext:value-type="float">
            <text:p>465</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791" calcext:value-type="float">
            <text:p>1791</text:p>
          </table:table-cell>
          <table:table-cell office:value-type="string" calcext:value-type="string">
            <text:p>can be a scale value of a</text:p>
          </table:table-cell>
          <table:table-cell office:value-type="float" office:value="1028004" calcext:value-type="float">
            <text:p>1028004</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791" calcext:value-type="float">
            <text:p>1791</text:p>
          </table:table-cell>
          <table:table-cell office:value-type="string" calcext:value-type="string">
            <text:p>conceptual method for quantification of a characteristic by a number</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8-aug-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29" calcext:value-type="float">
            <text:p>129</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80" calcext:value-type="float">
            <text:p>1980</text:p>
          </table:table-cell>
          <table:table-cell office:value-type="string" calcext:value-type="string">
            <text:p>alias for a term for an object</text:p>
          </table:table-cell>
          <table:table-cell office:value-type="float" office:value="1004473" calcext:value-type="float">
            <text:p>1004473</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935" calcext:value-type="float">
            <text:p>5935</text:p>
          </table:table-cell>
          <table:table-cell office:value-type="string" calcext:value-type="string">
            <text:p>binary relation</text:p>
          </table:table-cell>
          <table:table-cell office:value-type="string" calcext:value-type="string">
            <text:p>that expresses that the relation that indicates that an alias term is used to denote an object is an alternative for the relation that indicates that the base term is used for the same object. Typically defined within a language community context.</text:p>
          </table:table-cell>
          <table:table-cell office:value-type="string" calcext:value-type="string">
            <text:p>is a binary relation that expresses that the relation that indicates that an alias term is used to denote an object is an alternative for the relation that indicates that the base term is used for the same object. Typically defined within a language community context.</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2-mei-00</text:p>
          </table:table-cell>
          <table:table-cell table:style-name="ce4" office:value-type="string" calcext:value-type="string">
            <text:p>20-sep-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30" calcext:value-type="float">
            <text:p>130</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980" calcext:value-type="float">
            <text:p>1980</text:p>
          </table:table-cell>
          <table:table-cell office:value-type="string" calcext:value-type="string">
            <text:p>alias for a term for an object</text:p>
          </table:table-cell>
          <table:table-cell office:value-type="float" office:value="1004449" calcext:value-type="float">
            <text:p>1004449</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4551" calcext:value-type="float">
            <text:p>4551</text:p>
          </table:table-cell>
          <table:table-cell office:value-type="string" calcext:value-type="string">
            <text:p>something denoted by an alias term</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8-jun-00</text:p>
          </table:table-cell>
          <table:table-cell office:value-type="string" calcext:value-type="string">
            <text:p>Rob Moonen</text:p>
          </table:table-cell>
          <table:table-cell office:value-type="string" calcext:value-type="string">
            <text:p>ISO 10303-221:2002</text:p>
          </table:table-cell>
          <table:table-cell table:number-columns-repeated="995"/>
        </table:table-row>
        <table:table-row table:style-name="ro1">
          <table:table-cell office:value-type="float" office:value="131" calcext:value-type="float">
            <text:p>131</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1980" calcext:value-type="float">
            <text:p>1980</text:p>
          </table:table-cell>
          <table:table-cell office:value-type="string" calcext:value-type="string">
            <text:p>alias for a term for an object</text:p>
          </table:table-cell>
          <table:table-cell office:value-type="float" office:value="1004450" calcext:value-type="float">
            <text:p>1004450</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4552" calcext:value-type="float">
            <text:p>4552</text:p>
          </table:table-cell>
          <table:table-cell office:value-type="string" calcext:value-type="string">
            <text:p>something denoted by a base term</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8-jun-00</text:p>
          </table:table-cell>
          <table:table-cell office:value-type="string" calcext:value-type="string">
            <text:p>Rob Moonen</text:p>
          </table:table-cell>
          <table:table-cell office:value-type="string" calcext:value-type="string">
            <text:p>ISO 10303-221:2002</text:p>
          </table:table-cell>
          <table:table-cell table:number-columns-repeated="995"/>
        </table:table-row>
        <table:table-row table:style-name="ro1">
          <table:table-cell office:value-type="float" office:value="313" calcext:value-type="float">
            <text:p>313</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81" calcext:value-type="float">
            <text:p>1981</text:p>
          </table:table-cell>
          <table:table-cell office:value-type="string" calcext:value-type="string">
            <text:p>synonym for a term for something</text:p>
          </table:table-cell>
          <table:table-cell office:value-type="float" office:value="1004474" calcext:value-type="float">
            <text:p>100447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980" calcext:value-type="float">
            <text:p>1980</text:p>
          </table:table-cell>
          <table:table-cell office:value-type="string" calcext:value-type="string">
            <text:p>alias for a term for an object</text:p>
          </table:table-cell>
          <table:table-cell office:value-type="string" calcext:value-type="string">
            <text:p>that specifies that an alias term to denote something or some concept is a synonym of a preferred term for that same thing or concept. Typically specified within a particular language community.</text:p>
          </table:table-cell>
          <table:table-cell office:value-type="string" calcext:value-type="string">
            <text:p>is an alias for a term for an object that specifies that an alias term to denote something or some concept is a synonym of a preferred term for that same thing or concept. Typically specified within a particular language community.</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2-mei-00</text:p>
          </table:table-cell>
          <table:table-cell office:value-type="string" calcext:value-type="string">
            <text:p>Andries van Renssen</text:p>
          </table:table-cell>
          <table:table-cell office:value-type="string" calcext:value-type="string">
            <text:p>ISO 16354:2013</text:p>
          </table:table-cell>
          <table:table-cell table:number-columns-repeated="995"/>
        </table:table-row>
        <table:table-row table:style-name="ro1">
          <table:table-cell office:value-type="float" office:value="314" calcext:value-type="float">
            <text:p>314</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81" calcext:value-type="float">
            <text:p>1981</text:p>
          </table:table-cell>
          <table:table-cell office:value-type="string" calcext:value-type="string">
            <text:p>synonym for a term for something</text:p>
          </table:table-cell>
          <table:table-cell office:value-type="float" office:value="1026192" calcext:value-type="float">
            <text:p>1026192</text:p>
          </table:table-cell>
          <table:table-cell office:value-type="float" office:value="5944" calcext:value-type="float">
            <text:p>5944</text:p>
          </table:table-cell>
          <table:table-cell office:value-type="string" calcext:value-type="string">
            <text:p>has by definition as first role a</text:p>
          </table:table-cell>
          <table:table-cell/>
          <table:table-cell office:value-type="float" office:value="5605" calcext:value-type="float">
            <text:p>5605</text:p>
          </table:table-cell>
          <table:table-cell office:value-type="string" calcext:value-type="string">
            <text:p>something denoted by a synonym</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7-okt-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15" calcext:value-type="float">
            <text:p>315</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81" calcext:value-type="float">
            <text:p>1981</text:p>
          </table:table-cell>
          <table:table-cell office:value-type="string" calcext:value-type="string">
            <text:p>is a synonym of</text:p>
          </table:table-cell>
          <table:table-cell office:value-type="float" office:value="1005691" calcext:value-type="float">
            <text:p>1005691</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981" calcext:value-type="float">
            <text:p>1981</text:p>
          </table:table-cell>
          <table:table-cell office:value-type="string" calcext:value-type="string">
            <text:p>synonym for a term for something</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3-jun-00</text:p>
          </table:table-cell>
          <table:table-cell office:value-type="string" calcext:value-type="string">
            <text:p>Rob Moonen</text:p>
          </table:table-cell>
          <table:table-cell office:value-type="string" calcext:value-type="string">
            <text:p>Andries van Renssen</text:p>
          </table:table-cell>
          <table:table-cell table:number-columns-repeated="995"/>
        </table:table-row>
        <table:table-row table:style-name="ro1">
          <table:table-cell office:value-type="float" office:value="316" calcext:value-type="float">
            <text:p>316</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81" calcext:value-type="float">
            <text:p>1981</text:p>
          </table:table-cell>
          <table:table-cell office:value-type="string" calcext:value-type="string">
            <text:p>is a synonym for</text:p>
          </table:table-cell>
          <table:table-cell office:value-type="float" office:value="1006677" calcext:value-type="float">
            <text:p>1006677</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981" calcext:value-type="float">
            <text:p>1981</text:p>
          </table:table-cell>
          <table:table-cell office:value-type="string" calcext:value-type="string">
            <text:p>synonym for a term for something</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3-jun-00</text:p>
          </table:table-cell>
          <table:table-cell office:value-type="string" calcext:value-type="string">
            <text:p>Rob Moonen</text:p>
          </table:table-cell>
          <table:table-cell office:value-type="string" calcext:value-type="string">
            <text:p>Andries van Renssen</text:p>
          </table:table-cell>
          <table:table-cell table:number-columns-repeated="995"/>
        </table:table-row>
        <table:table-row table:style-name="ro1">
          <table:table-cell office:value-type="float" office:value="318" calcext:value-type="float">
            <text:p>318</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82" calcext:value-type="float">
            <text:p>1982</text:p>
          </table:table-cell>
          <table:table-cell office:value-type="string" calcext:value-type="string">
            <text:p>abbreviation for a term for an object</text:p>
          </table:table-cell>
          <table:table-cell office:value-type="float" office:value="1004475" calcext:value-type="float">
            <text:p>100447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980" calcext:value-type="float">
            <text:p>1980</text:p>
          </table:table-cell>
          <table:table-cell office:value-type="string" calcext:value-type="string">
            <text:p>alias for a term for an object</text:p>
          </table:table-cell>
          <table:table-cell office:value-type="string" calcext:value-type="string">
            <text:p>that specifies that an alias term to denote something or some concept is an abbreviation of a full text term to denote that same thing or concept.</text:p>
          </table:table-cell>
          <table:table-cell office:value-type="string" calcext:value-type="string">
            <text:p>is an alias for a term for an object that specifies that an alias term to denote something or some concept is an abbreviation of a full text term to denote that same thing or concept.</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2-mei-0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19" calcext:value-type="float">
            <text:p>319</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82" calcext:value-type="float">
            <text:p>1982</text:p>
          </table:table-cell>
          <table:table-cell office:value-type="string" calcext:value-type="string">
            <text:p>abbreviation for a term for an object</text:p>
          </table:table-cell>
          <table:table-cell office:value-type="float" office:value="1026193" calcext:value-type="float">
            <text:p>1026193</text:p>
          </table:table-cell>
          <table:table-cell office:value-type="float" office:value="5944" calcext:value-type="float">
            <text:p>5944</text:p>
          </table:table-cell>
          <table:table-cell office:value-type="string" calcext:value-type="string">
            <text:p>has by definition as first role a</text:p>
          </table:table-cell>
          <table:table-cell/>
          <table:table-cell office:value-type="float" office:value="5606" calcext:value-type="float">
            <text:p>5606</text:p>
          </table:table-cell>
          <table:table-cell office:value-type="string" calcext:value-type="string">
            <text:p>something denoted by an abbreviation</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7-okt-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20" calcext:value-type="float">
            <text:p>320</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82" calcext:value-type="float">
            <text:p>1982</text:p>
          </table:table-cell>
          <table:table-cell office:value-type="string" calcext:value-type="string">
            <text:p>is an abbreviation of</text:p>
          </table:table-cell>
          <table:table-cell office:value-type="float" office:value="1005693" calcext:value-type="float">
            <text:p>1005693</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982" calcext:value-type="float">
            <text:p>1982</text:p>
          </table:table-cell>
          <table:table-cell office:value-type="string" calcext:value-type="string">
            <text:p>abbreviation for a term for an object</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3-jun-00</text:p>
          </table:table-cell>
          <table:table-cell office:value-type="string" calcext:value-type="string">
            <text:p>Rob Moonen</text:p>
          </table:table-cell>
          <table:table-cell office:value-type="string" calcext:value-type="string">
            <text:p>Andries van Renssen</text:p>
          </table:table-cell>
          <table:table-cell table:number-columns-repeated="995"/>
        </table:table-row>
        <table:table-row table:style-name="ro1">
          <table:table-cell office:value-type="float" office:value="321" calcext:value-type="float">
            <text:p>321</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82" calcext:value-type="float">
            <text:p>1982</text:p>
          </table:table-cell>
          <table:table-cell office:value-type="string" calcext:value-type="string">
            <text:p>has as abbreviation</text:p>
          </table:table-cell>
          <table:table-cell office:value-type="float" office:value="1027981" calcext:value-type="float">
            <text:p>1027981</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982" calcext:value-type="float">
            <text:p>1982</text:p>
          </table:table-cell>
          <table:table-cell office:value-type="string" calcext:value-type="string">
            <text:p>abbreviation for a term for an object</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8-aug-13</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322" calcext:value-type="float">
            <text:p>322</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82" calcext:value-type="float">
            <text:p>1982</text:p>
          </table:table-cell>
          <table:table-cell office:value-type="string" calcext:value-type="string">
            <text:p>is abbreviated as</text:p>
          </table:table-cell>
          <table:table-cell office:value-type="float" office:value="1006199" calcext:value-type="float">
            <text:p>1006199</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982" calcext:value-type="float">
            <text:p>1982</text:p>
          </table:table-cell>
          <table:table-cell office:value-type="string" calcext:value-type="string">
            <text:p>abbreviation for a term for an object</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8-okt-01</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323" calcext:value-type="float">
            <text:p>323</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82" calcext:value-type="float">
            <text:p>1982</text:p>
          </table:table-cell>
          <table:table-cell office:value-type="string" calcext:value-type="string">
            <text:p>can be abbreviated as</text:p>
          </table:table-cell>
          <table:table-cell office:value-type="float" office:value="1006679" calcext:value-type="float">
            <text:p>1006679</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982" calcext:value-type="float">
            <text:p>1982</text:p>
          </table:table-cell>
          <table:table-cell office:value-type="string" calcext:value-type="string">
            <text:p>abbreviation for a term for an object</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3-jun-00</text:p>
          </table:table-cell>
          <table:table-cell office:value-type="string" calcext:value-type="string">
            <text:p>Rob Moonen</text:p>
          </table:table-cell>
          <table:table-cell office:value-type="string" calcext:value-type="string">
            <text:p>Andries van Renssen</text:p>
          </table:table-cell>
          <table:table-cell table:number-columns-repeated="995"/>
        </table:table-row>
        <table:table-row table:style-name="ro1">
          <table:table-cell office:value-type="float" office:value="325" calcext:value-type="float">
            <text:p>325</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83" calcext:value-type="float">
            <text:p>1983</text:p>
          </table:table-cell>
          <table:table-cell office:value-type="string" calcext:value-type="string">
            <text:p>code for a term for an object</text:p>
          </table:table-cell>
          <table:table-cell office:value-type="float" office:value="1004476" calcext:value-type="float">
            <text:p>1004476</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980" calcext:value-type="float">
            <text:p>1980</text:p>
          </table:table-cell>
          <table:table-cell office:value-type="string" calcext:value-type="string">
            <text:p>alias for a term for an object</text:p>
          </table:table-cell>
          <table:table-cell office:value-type="string" calcext:value-type="string">
            <text:p>that specifies that an alias term to denote something or some concept is a code for a base term to denote it.</text:p>
          </table:table-cell>
          <table:table-cell office:value-type="string" calcext:value-type="string">
            <text:p>is an alias for a term for an object that specifies that an alias term to denote something or some concept is a code for a base term to denote it.</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2-mei-0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26" calcext:value-type="float">
            <text:p>326</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83" calcext:value-type="float">
            <text:p>1983</text:p>
          </table:table-cell>
          <table:table-cell office:value-type="string" calcext:value-type="string">
            <text:p>code for a term for an object</text:p>
          </table:table-cell>
          <table:table-cell office:value-type="float" office:value="1026187" calcext:value-type="float">
            <text:p>1026187</text:p>
          </table:table-cell>
          <table:table-cell office:value-type="float" office:value="5944" calcext:value-type="float">
            <text:p>5944</text:p>
          </table:table-cell>
          <table:table-cell office:value-type="string" calcext:value-type="string">
            <text:p>has by definition as first role a</text:p>
          </table:table-cell>
          <table:table-cell/>
          <table:table-cell office:value-type="float" office:value="5971" calcext:value-type="float">
            <text:p>5971</text:p>
          </table:table-cell>
          <table:table-cell office:value-type="string" calcext:value-type="string">
            <text:p>something denoted by a code</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7-okt-07</text:p>
          </table:table-cell>
          <table:table-cell table:style-name="ce4" office:value-type="string" calcext:value-type="string">
            <text:p>8-aug-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27" calcext:value-type="float">
            <text:p>327</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83" calcext:value-type="float">
            <text:p>1983</text:p>
          </table:table-cell>
          <table:table-cell office:value-type="string" calcext:value-type="string">
            <text:p>is a code for</text:p>
          </table:table-cell>
          <table:table-cell office:value-type="float" office:value="1005695" calcext:value-type="float">
            <text:p>1005695</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983" calcext:value-type="float">
            <text:p>1983</text:p>
          </table:table-cell>
          <table:table-cell office:value-type="string" calcext:value-type="string">
            <text:p>code for a term for an object</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3-jun-00</text:p>
          </table:table-cell>
          <table:table-cell office:value-type="string" calcext:value-type="string">
            <text:p>Rob Moonen</text:p>
          </table:table-cell>
          <table:table-cell office:value-type="string" calcext:value-type="string">
            <text:p>Andries van Renssen</text:p>
          </table:table-cell>
          <table:table-cell table:number-columns-repeated="995"/>
        </table:table-row>
        <table:table-row table:style-name="ro1">
          <table:table-cell office:value-type="float" office:value="328" calcext:value-type="float">
            <text:p>328</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83" calcext:value-type="float">
            <text:p>1983</text:p>
          </table:table-cell>
          <table:table-cell office:value-type="string" calcext:value-type="string">
            <text:p>has as code</text:p>
          </table:table-cell>
          <table:table-cell office:value-type="float" office:value="1027979" calcext:value-type="float">
            <text:p>1027979</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983" calcext:value-type="float">
            <text:p>1983</text:p>
          </table:table-cell>
          <table:table-cell office:value-type="string" calcext:value-type="string">
            <text:p>code for a term for an object</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8-aug-13</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329" calcext:value-type="float">
            <text:p>329</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83" calcext:value-type="float">
            <text:p>1983</text:p>
          </table:table-cell>
          <table:table-cell office:value-type="string" calcext:value-type="string">
            <text:p>is coded as</text:p>
          </table:table-cell>
          <table:table-cell office:value-type="float" office:value="1006201" calcext:value-type="float">
            <text:p>1006201</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983" calcext:value-type="float">
            <text:p>1983</text:p>
          </table:table-cell>
          <table:table-cell office:value-type="string" calcext:value-type="string">
            <text:p>code for a term for an object</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3-jun-00</text:p>
          </table:table-cell>
          <table:table-cell office:value-type="string" calcext:value-type="string">
            <text:p>Rob Moonen</text:p>
          </table:table-cell>
          <table:table-cell office:value-type="string" calcext:value-type="string">
            <text:p>Andries van Renssen</text:p>
          </table:table-cell>
          <table:table-cell table:number-columns-repeated="995"/>
        </table:table-row>
        <table:table-row table:style-name="ro1">
          <table:table-cell office:value-type="float" office:value="467" calcext:value-type="float">
            <text:p>467</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84" calcext:value-type="float">
            <text:p>1984</text:p>
          </table:table-cell>
          <table:table-cell office:value-type="string" calcext:value-type="string">
            <text:p>noun name for a term for a kind of occurrence</text:p>
          </table:table-cell>
          <table:table-cell office:value-type="float" office:value="1004477" calcext:value-type="float">
            <text:p>1004477</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980" calcext:value-type="float">
            <text:p>1980</text:p>
          </table:table-cell>
          <table:table-cell office:value-type="string" calcext:value-type="string">
            <text:p>alias for a term for an object</text:p>
          </table:table-cell>
          <table:table-cell office:value-type="string" calcext:value-type="string">
            <text:p>that specifies that a noun to denote an occurrence or kind of occurrence is an alias for an active form of a verb to denote that occurrence or kind of occurrence. For example, (a) walk is a noun form of walking; and distillation for distilling.</text:p>
          </table:table-cell>
          <table:table-cell office:value-type="string" calcext:value-type="string">
            <text:p>is an alias for a term for an object that specifies that a noun to denote an occurrence or kind of occurrence is an alias for an active form of a verb to denote that occurrence or kind of occurrence. For example, (a) walk is a noun form of walking; and distillation for distilling.</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2-mei-0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68" calcext:value-type="float">
            <text:p>468</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84" calcext:value-type="float">
            <text:p>1984</text:p>
          </table:table-cell>
          <table:table-cell office:value-type="string" calcext:value-type="string">
            <text:p>noun name for a term for a kind of occurrence</text:p>
          </table:table-cell>
          <table:table-cell office:value-type="float" office:value="1026197" calcext:value-type="float">
            <text:p>1026197</text:p>
          </table:table-cell>
          <table:table-cell office:value-type="float" office:value="5944" calcext:value-type="float">
            <text:p>5944</text:p>
          </table:table-cell>
          <table:table-cell office:value-type="string" calcext:value-type="string">
            <text:p>has by definition as first role a</text:p>
          </table:table-cell>
          <table:table-cell/>
          <table:table-cell office:value-type="float" office:value="5611" calcext:value-type="float">
            <text:p>5611</text:p>
          </table:table-cell>
          <table:table-cell office:value-type="string" calcext:value-type="string">
            <text:p>something denoted by a noun form of verb</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7-okt-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69" calcext:value-type="float">
            <text:p>469</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84" calcext:value-type="float">
            <text:p>1984</text:p>
          </table:table-cell>
          <table:table-cell office:value-type="string" calcext:value-type="string">
            <text:p>is a noun form of</text:p>
          </table:table-cell>
          <table:table-cell office:value-type="float" office:value="1005697" calcext:value-type="float">
            <text:p>1005697</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984" calcext:value-type="float">
            <text:p>1984</text:p>
          </table:table-cell>
          <table:table-cell office:value-type="string" calcext:value-type="string">
            <text:p>noun name for a term for a kind of occurrence</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3-jun-00</text:p>
          </table:table-cell>
          <table:table-cell office:value-type="string" calcext:value-type="string">
            <text:p>Rob Moonen</text:p>
          </table:table-cell>
          <table:table-cell office:value-type="string" calcext:value-type="string">
            <text:p>Andries van Renssen</text:p>
          </table:table-cell>
          <table:table-cell table:number-columns-repeated="995"/>
        </table:table-row>
        <table:table-row table:style-name="ro1">
          <table:table-cell office:value-type="float" office:value="470" calcext:value-type="float">
            <text:p>470</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84" calcext:value-type="float">
            <text:p>1984</text:p>
          </table:table-cell>
          <table:table-cell office:value-type="string" calcext:value-type="string">
            <text:p>is a verb form of</text:p>
          </table:table-cell>
          <table:table-cell office:value-type="float" office:value="1006203" calcext:value-type="float">
            <text:p>1006203</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984" calcext:value-type="float">
            <text:p>1984</text:p>
          </table:table-cell>
          <table:table-cell office:value-type="string" calcext:value-type="string">
            <text:p>noun name for a term for a kind of occurrence</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8-okt-0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71" calcext:value-type="float">
            <text:p>471</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85" calcext:value-type="float">
            <text:p>1985</text:p>
          </table:table-cell>
          <table:table-cell office:value-type="string" calcext:value-type="string">
            <text:p>active name as alias for a passive name for a kind of occurrence</text:p>
          </table:table-cell>
          <table:table-cell office:value-type="float" office:value="1004478" calcext:value-type="float">
            <text:p>1004478</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980" calcext:value-type="float">
            <text:p>1980</text:p>
          </table:table-cell>
          <table:table-cell office:value-type="string" calcext:value-type="string">
            <text:p>alias for a term for an object</text:p>
          </table:table-cell>
          <table:table-cell office:value-type="string" calcext:value-type="string">
            <text:p>that specifies that a passive form of a verb to denote an occurrence or kind of occurrence is an alias for is an active form of that verb to denote that occurrence or kind of occurrence. For example, vertilating &lt;is a passive form of&gt; ventilation.</text:p>
          </table:table-cell>
          <table:table-cell office:value-type="string" calcext:value-type="string">
            <text:p>is an alias for a term for an object that specifies that a passive form of a verb to denote an occurrence or kind of occurrence is an alias for is an active form of that verb to denote that occurrence or kind of occurrence. For example, vertilating &lt;is a passive form of&gt; ventilation.</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2-mei-00</text:p>
          </table:table-cell>
          <table:table-cell table:style-name="ce4" office:value-type="string" calcext:value-type="string">
            <text:p>25-sep-1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72" calcext:value-type="float">
            <text:p>472</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85" calcext:value-type="float">
            <text:p>1985</text:p>
          </table:table-cell>
          <table:table-cell office:value-type="string" calcext:value-type="string">
            <text:p>active name as alias for a passive name for a kind of occurrence</text:p>
          </table:table-cell>
          <table:table-cell office:value-type="float" office:value="1026198" calcext:value-type="float">
            <text:p>1026198</text:p>
          </table:table-cell>
          <table:table-cell office:value-type="float" office:value="5944" calcext:value-type="float">
            <text:p>5944</text:p>
          </table:table-cell>
          <table:table-cell office:value-type="string" calcext:value-type="string">
            <text:p>has by definition as first role a</text:p>
          </table:table-cell>
          <table:table-cell/>
          <table:table-cell office:value-type="float" office:value="5614" calcext:value-type="float">
            <text:p>5614</text:p>
          </table:table-cell>
          <table:table-cell office:value-type="string" calcext:value-type="string">
            <text:p>something denoted by an active verb</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7-okt-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73" calcext:value-type="float">
            <text:p>473</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85" calcext:value-type="float">
            <text:p>1985</text:p>
          </table:table-cell>
          <table:table-cell office:value-type="string" calcext:value-type="string">
            <text:p>active name as alias for a passive name for a kind of occurrence</text:p>
          </table:table-cell>
          <table:table-cell office:value-type="float" office:value="1026199" calcext:value-type="float">
            <text:p>1026199</text:p>
          </table:table-cell>
          <table:table-cell office:value-type="float" office:value="5945" calcext:value-type="float">
            <text:p>5945</text:p>
          </table:table-cell>
          <table:table-cell office:value-type="string" calcext:value-type="string">
            <text:p>has by definition as second role a</text:p>
          </table:table-cell>
          <table:table-cell/>
          <table:table-cell office:value-type="float" office:value="5613" calcext:value-type="float">
            <text:p>5613</text:p>
          </table:table-cell>
          <table:table-cell office:value-type="string" calcext:value-type="string">
            <text:p>something denoted by a passive verb</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7-okt-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74" calcext:value-type="float">
            <text:p>474</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85" calcext:value-type="float">
            <text:p>1985</text:p>
          </table:table-cell>
          <table:table-cell office:value-type="string" calcext:value-type="string">
            <text:p>is a passive form of</text:p>
          </table:table-cell>
          <table:table-cell office:value-type="float" office:value="1005699" calcext:value-type="float">
            <text:p>1005699</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985" calcext:value-type="float">
            <text:p>1985</text:p>
          </table:table-cell>
          <table:table-cell office:value-type="string" calcext:value-type="string">
            <text:p>active name as alias for a passive name for a kind of occurrence</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3-jun-00</text:p>
          </table:table-cell>
          <table:table-cell office:value-type="string" calcext:value-type="string">
            <text:p>Rob Moonen</text:p>
          </table:table-cell>
          <table:table-cell office:value-type="string" calcext:value-type="string">
            <text:p>Andries van Renssen</text:p>
          </table:table-cell>
          <table:table-cell table:number-columns-repeated="995"/>
        </table:table-row>
        <table:table-row table:style-name="ro1">
          <table:table-cell office:value-type="float" office:value="475" calcext:value-type="float">
            <text:p>475</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85" calcext:value-type="float">
            <text:p>1985</text:p>
          </table:table-cell>
          <table:table-cell office:value-type="string" calcext:value-type="string">
            <text:p>is an active form of</text:p>
          </table:table-cell>
          <table:table-cell office:value-type="float" office:value="1006205" calcext:value-type="float">
            <text:p>1006205</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985" calcext:value-type="float">
            <text:p>1985</text:p>
          </table:table-cell>
          <table:table-cell office:value-type="string" calcext:value-type="string">
            <text:p>active name as alias for a passive name for a kind of occurrence</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8-okt-0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31" calcext:value-type="float">
            <text:p>331</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86" calcext:value-type="float">
            <text:p>1986</text:p>
          </table:table-cell>
          <table:table-cell office:value-type="string" calcext:value-type="string">
            <text:p>inverse for a term for an object</text:p>
          </table:table-cell>
          <table:table-cell office:value-type="float" office:value="1004479" calcext:value-type="float">
            <text:p>100447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980" calcext:value-type="float">
            <text:p>1980</text:p>
          </table:table-cell>
          <table:table-cell office:value-type="string" calcext:value-type="string">
            <text:p>alias for a term for an object</text:p>
          </table:table-cell>
          <table:table-cell office:value-type="string" calcext:value-type="string">
            <text:p>that specifies that an alias phrase (qualitative pattern) is an inverse phrase of a base phrase (expression) to denote something. Typically a phrase that denotes a kind of relation between a sequence of two related things, whereas the same meaning can be expressed using an inverse phrase and an inverse sequence of related things. For example: &lt;is a classifier of&gt; is an inverse phrase of &lt;is classified as a&gt;.</text:p>
          </table:table-cell>
          <table:table-cell office:value-type="string" calcext:value-type="string">
            <text:p>is an alias for a term for an object that specifies that an alias phrase (qualitative pattern) is an inverse phrase of a base phrase (expression) to denote something. Typically a phrase that denotes a kind of relation between a sequence of two related things, whereas the same meaning can be expressed using an inverse phrase and an inverse sequence of related things. For example: &lt;is a classifier of&gt; is an inverse phrase of &lt;is classified as a&gt;.</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2-mei-0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32" calcext:value-type="float">
            <text:p>332</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86" calcext:value-type="float">
            <text:p>1986</text:p>
          </table:table-cell>
          <table:table-cell office:value-type="string" calcext:value-type="string">
            <text:p>inverse for a term for an object</text:p>
          </table:table-cell>
          <table:table-cell office:value-type="float" office:value="1026200" calcext:value-type="float">
            <text:p>1026200</text:p>
          </table:table-cell>
          <table:table-cell office:value-type="float" office:value="5944" calcext:value-type="float">
            <text:p>5944</text:p>
          </table:table-cell>
          <table:table-cell office:value-type="string" calcext:value-type="string">
            <text:p>has by definition as first role a</text:p>
          </table:table-cell>
          <table:table-cell/>
          <table:table-cell office:value-type="float" office:value="5615" calcext:value-type="float">
            <text:p>5615</text:p>
          </table:table-cell>
          <table:table-cell office:value-type="string" calcext:value-type="string">
            <text:p>something denoted by an inverse term</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7-okt-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33" calcext:value-type="float">
            <text:p>333</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86" calcext:value-type="float">
            <text:p>1986</text:p>
          </table:table-cell>
          <table:table-cell office:value-type="string" calcext:value-type="string">
            <text:p>is an inverse phrase for</text:p>
          </table:table-cell>
          <table:table-cell office:value-type="float" office:value="1005701" calcext:value-type="float">
            <text:p>1005701</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1986" calcext:value-type="float">
            <text:p>1986</text:p>
          </table:table-cell>
          <table:table-cell office:value-type="string" calcext:value-type="string">
            <text:p>inverse for a term for an object</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3-jun-00</text:p>
          </table:table-cell>
          <table:table-cell office:value-type="string" calcext:value-type="string">
            <text:p>Rob Moonen</text:p>
          </table:table-cell>
          <table:table-cell office:value-type="string" calcext:value-type="string">
            <text:p>Andries van Renssen</text:p>
          </table:table-cell>
          <table:table-cell table:number-columns-repeated="995"/>
        </table:table-row>
        <table:table-row table:style-name="ro1">
          <table:table-cell office:value-type="float" office:value="334" calcext:value-type="float">
            <text:p>334</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86" calcext:value-type="float">
            <text:p>1986</text:p>
          </table:table-cell>
          <table:table-cell office:value-type="string" calcext:value-type="string">
            <text:p>is inverted as</text:p>
          </table:table-cell>
          <table:table-cell office:value-type="float" office:value="1007038" calcext:value-type="float">
            <text:p>1007038</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986" calcext:value-type="float">
            <text:p>1986</text:p>
          </table:table-cell>
          <table:table-cell office:value-type="string" calcext:value-type="string">
            <text:p>inverse for a term for an object</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2-nov-02</text:p>
          </table:table-cell>
          <table:table-cell table:style-name="ce4" office:value-type="string" calcext:value-type="string">
            <text:p>15-apr-14</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335" calcext:value-type="float">
            <text:p>335</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86" calcext:value-type="float">
            <text:p>1986</text:p>
          </table:table-cell>
          <table:table-cell office:value-type="string" calcext:value-type="string">
            <text:p>has as inverse term</text:p>
          </table:table-cell>
          <table:table-cell office:value-type="float" office:value="1028290" calcext:value-type="float">
            <text:p>1028290</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1986" calcext:value-type="float">
            <text:p>1986</text:p>
          </table:table-cell>
          <table:table-cell office:value-type="string" calcext:value-type="string">
            <text:p>inverse for a term for an object</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5-apr-1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97" calcext:value-type="float">
            <text:p>39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2044" calcext:value-type="float">
            <text:p>2044</text:p>
          </table:table-cell>
          <table:table-cell office:value-type="string" calcext:value-type="string">
            <text:p>quantification of an aspect by a mathematical space</text:p>
          </table:table-cell>
          <table:table-cell office:value-type="float" office:value="1005760" calcext:value-type="float">
            <text:p>100576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719" calcext:value-type="float">
            <text:p>4719</text:p>
          </table:table-cell>
          <table:table-cell office:value-type="string" calcext:value-type="string">
            <text:p>relation between an individual thing and a kind of thing</text:p>
          </table:table-cell>
          <table:table-cell office:value-type="string" calcext:value-type="string">
            <text:p>that specifies that an individual aspect is quantified by a quantitative mathematical space. Typically the magnitude or severity of an aspect that is quantified by a number or vector or a numeric aspect; or the number of elements in a collection that is quantified by a number. For example, the number of bolts N-1 (in collection of bolts B-1) is quantified as 3 (at moment t1).</text:p>
          </table:table-cell>
          <table:table-cell office:value-type="string" calcext:value-type="string">
            <text:p>is a relation between an individual thing and a kind of thing that specifies that an individual aspect is quantified by a quantitative mathematical space. Typically the magnitude or severity of an aspect that is quantified by a number or vector or a numeric aspect; or the number of elements in a collection that is quantified by a number. For example, the number of bolts N-1 (in collection of bolts B-1) is quantified as 3 (at moment t1).</text:p>
          </table:table-cell>
          <table:table-cell table:number-columns-repeated="2"/>
          <table:table-cell office:value-type="string" calcext:value-type="string">
            <text:p>not only by a single number (?)</text:p>
          </table:table-cell>
          <table:table-cell office:value-type="float" office:value="1050" calcext:value-type="float">
            <text:p>1050</text:p>
          </table:table-cell>
          <table:table-cell office:value-type="string" calcext:value-type="string">
            <text:p>facts about kinds of correlations</text:p>
          </table:table-cell>
          <table:table-cell office:value-type="string" calcext:value-type="string">
            <text:p>accepted</text:p>
          </table:table-cell>
          <table:table-cell/>
          <table:table-cell table:style-name="ce4" office:value-type="string" calcext:value-type="string">
            <text:p>19-jul-00</text:p>
          </table:table-cell>
          <table:table-cell table:style-name="ce4" office:value-type="string" calcext:value-type="string">
            <text:p>9-dec-08</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98" calcext:value-type="float">
            <text:p>39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2044" calcext:value-type="float">
            <text:p>2044</text:p>
          </table:table-cell>
          <table:table-cell office:value-type="string" calcext:value-type="string">
            <text:p>quantification of an aspect by a mathematical space</text:p>
          </table:table-cell>
          <table:table-cell office:value-type="float" office:value="1005835" calcext:value-type="float">
            <text:p>1005835</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2046" calcext:value-type="float">
            <text:p>2046</text:p>
          </table:table-cell>
          <table:table-cell office:value-type="string" calcext:value-type="string">
            <text:p>quantified aspect</text:p>
          </table:table-cell>
          <table:table-cell table:number-columns-repeated="5"/>
          <table:table-cell office:value-type="float" office:value="1050" calcext:value-type="float">
            <text:p>1050</text:p>
          </table:table-cell>
          <table:table-cell office:value-type="string" calcext:value-type="string">
            <text:p>facts about kinds of correlations</text:p>
          </table:table-cell>
          <table:table-cell office:value-type="string" calcext:value-type="string">
            <text:p>accepted</text:p>
          </table:table-cell>
          <table:table-cell/>
          <table:table-cell table:number-columns-repeated="2" table:style-name="ce4" office:value-type="string" calcext:value-type="string">
            <text:p>19-jul-0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99" calcext:value-type="float">
            <text:p>39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2044" calcext:value-type="float">
            <text:p>2044</text:p>
          </table:table-cell>
          <table:table-cell office:value-type="string" calcext:value-type="string">
            <text:p>quantification of an aspect by a mathematical space</text:p>
          </table:table-cell>
          <table:table-cell office:value-type="float" office:value="1005834" calcext:value-type="float">
            <text:p>1005834</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2045" calcext:value-type="float">
            <text:p>2045</text:p>
          </table:table-cell>
          <table:table-cell office:value-type="string" calcext:value-type="string">
            <text:p>quantifier</text:p>
          </table:table-cell>
          <table:table-cell table:number-columns-repeated="5"/>
          <table:table-cell office:value-type="float" office:value="1050" calcext:value-type="float">
            <text:p>1050</text:p>
          </table:table-cell>
          <table:table-cell office:value-type="string" calcext:value-type="string">
            <text:p>facts about kinds of correlations</text:p>
          </table:table-cell>
          <table:table-cell office:value-type="string" calcext:value-type="string">
            <text:p>accepted</text:p>
          </table:table-cell>
          <table:table-cell/>
          <table:table-cell table:number-columns-repeated="2" table:style-name="ce4" office:value-type="string" calcext:value-type="string">
            <text:p>19-jul-0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00" calcext:value-type="float">
            <text:p>400</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2044" calcext:value-type="float">
            <text:p>2044</text:p>
          </table:table-cell>
          <table:table-cell office:value-type="string" calcext:value-type="string">
            <text:p>is quantified as</text:p>
          </table:table-cell>
          <table:table-cell office:value-type="float" office:value="1006880" calcext:value-type="float">
            <text:p>1006880</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2044" calcext:value-type="float">
            <text:p>2044</text:p>
          </table:table-cell>
          <table:table-cell office:value-type="string" calcext:value-type="string">
            <text:p>quantification of an aspect by a mathematical space</text:p>
          </table:table-cell>
          <table:table-cell table:number-columns-repeated="5"/>
          <table:table-cell office:value-type="float" office:value="1050" calcext:value-type="float">
            <text:p>1050</text:p>
          </table:table-cell>
          <table:table-cell office:value-type="string" calcext:value-type="string">
            <text:p>facts about kinds of correlations</text:p>
          </table:table-cell>
          <table:table-cell office:value-type="string" calcext:value-type="string">
            <text:p>accepted</text:p>
          </table:table-cell>
          <table:table-cell/>
          <table:table-cell table:style-name="ce4" office:value-type="string" calcext:value-type="string">
            <text:p>31-jul-02</text:p>
          </table:table-cell>
          <table:table-cell table:style-name="ce4" office:value-type="string" calcext:value-type="string">
            <text:p>13-sep-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01" calcext:value-type="float">
            <text:p>401</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2044" calcext:value-type="float">
            <text:p>2044</text:p>
          </table:table-cell>
          <table:table-cell office:value-type="string" calcext:value-type="string">
            <text:p>is quantification of</text:p>
          </table:table-cell>
          <table:table-cell office:value-type="float" office:value="1007040" calcext:value-type="float">
            <text:p>1007040</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2044" calcext:value-type="float">
            <text:p>2044</text:p>
          </table:table-cell>
          <table:table-cell office:value-type="string" calcext:value-type="string">
            <text:p>quantification of an aspect by a mathematical space</text:p>
          </table:table-cell>
          <table:table-cell table:number-columns-repeated="5"/>
          <table:table-cell office:value-type="float" office:value="1050" calcext:value-type="float">
            <text:p>1050</text:p>
          </table:table-cell>
          <table:table-cell office:value-type="string" calcext:value-type="string">
            <text:p>facts about kinds of correlations</text:p>
          </table:table-cell>
          <table:table-cell office:value-type="string" calcext:value-type="string">
            <text:p>accepted</text:p>
          </table:table-cell>
          <table:table-cell/>
          <table:table-cell table:number-columns-repeated="2" table:style-name="ce4" office:value-type="string" calcext:value-type="string">
            <text:p>12-nov-02</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402" calcext:value-type="float">
            <text:p>402</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2044" calcext:value-type="float">
            <text:p>2044</text:p>
          </table:table-cell>
          <table:table-cell office:value-type="string" calcext:value-type="string">
            <text:p>is expressed as number</text:p>
          </table:table-cell>
          <table:table-cell office:value-type="float" office:value="1005820" calcext:value-type="float">
            <text:p>1005820</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2044" calcext:value-type="float">
            <text:p>2044</text:p>
          </table:table-cell>
          <table:table-cell office:value-type="string" calcext:value-type="string">
            <text:p>quantification of an aspect by a mathematical space</text:p>
          </table:table-cell>
          <table:table-cell table:number-columns-repeated="5"/>
          <table:table-cell office:value-type="float" office:value="1050" calcext:value-type="float">
            <text:p>1050</text:p>
          </table:table-cell>
          <table:table-cell office:value-type="string" calcext:value-type="string">
            <text:p>facts about kinds of correlations</text:p>
          </table:table-cell>
          <table:table-cell office:value-type="string" calcext:value-type="string">
            <text:p>accepted</text:p>
          </table:table-cell>
          <table:table-cell/>
          <table:table-cell table:number-columns-repeated="2" table:style-name="ce4" office:value-type="string" calcext:value-type="string">
            <text:p>19-jul-00</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403" calcext:value-type="float">
            <text:p>403</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2044" calcext:value-type="float">
            <text:p>2044</text:p>
          </table:table-cell>
          <table:table-cell office:value-type="string" calcext:value-type="string">
            <text:p>is mathematically expressed as</text:p>
          </table:table-cell>
          <table:table-cell office:value-type="float" office:value="1006207" calcext:value-type="float">
            <text:p>1006207</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2044" calcext:value-type="float">
            <text:p>2044</text:p>
          </table:table-cell>
          <table:table-cell office:value-type="string" calcext:value-type="string">
            <text:p>quantification of an aspect by a mathematical space</text:p>
          </table:table-cell>
          <table:table-cell table:number-columns-repeated="5"/>
          <table:table-cell office:value-type="float" office:value="1050" calcext:value-type="float">
            <text:p>1050</text:p>
          </table:table-cell>
          <table:table-cell office:value-type="string" calcext:value-type="string">
            <text:p>facts about kinds of correlations</text:p>
          </table:table-cell>
          <table:table-cell office:value-type="string" calcext:value-type="string">
            <text:p>accepted</text:p>
          </table:table-cell>
          <table:table-cell/>
          <table:table-cell table:number-columns-repeated="2" table:style-name="ce4" office:value-type="string" calcext:value-type="string">
            <text:p>18-okt-01</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404" calcext:value-type="float">
            <text:p>404</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2044" calcext:value-type="float">
            <text:p>2044</text:p>
          </table:table-cell>
          <table:table-cell office:value-type="string" calcext:value-type="string">
            <text:p>is quantified by</text:p>
          </table:table-cell>
          <table:table-cell office:value-type="float" office:value="1006879" calcext:value-type="float">
            <text:p>1006879</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2044" calcext:value-type="float">
            <text:p>2044</text:p>
          </table:table-cell>
          <table:table-cell office:value-type="string" calcext:value-type="string">
            <text:p>quantification of an aspect by a mathematical space</text:p>
          </table:table-cell>
          <table:table-cell table:number-columns-repeated="5"/>
          <table:table-cell office:value-type="float" office:value="1050" calcext:value-type="float">
            <text:p>1050</text:p>
          </table:table-cell>
          <table:table-cell office:value-type="string" calcext:value-type="string">
            <text:p>facts about kinds of correlations</text:p>
          </table:table-cell>
          <table:table-cell office:value-type="string" calcext:value-type="string">
            <text:p>accepted</text:p>
          </table:table-cell>
          <table:table-cell/>
          <table:table-cell table:style-name="ce4" office:value-type="string" calcext:value-type="string">
            <text:p>31-jul-02</text:p>
          </table:table-cell>
          <table:table-cell table:style-name="ce4" office:value-type="string" calcext:value-type="string">
            <text:p>13-sep-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96" calcext:value-type="float">
            <text:p>39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2045" calcext:value-type="float">
            <text:p>2045</text:p>
          </table:table-cell>
          <table:table-cell office:value-type="string" calcext:value-type="string">
            <text:p>quantifier</text:p>
          </table:table-cell>
          <table:table-cell office:value-type="float" office:value="1005761" calcext:value-type="float">
            <text:p>1005761</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94" calcext:value-type="float">
            <text:p>4894</text:p>
          </table:table-cell>
          <table:table-cell office:value-type="string" calcext:value-type="string">
            <text:p>related kind</text:p>
          </table:table-cell>
          <table:table-cell office:value-type="string" calcext:value-type="string">
            <text:p>that indicates a numeric value or mathematical space that quantifies a magnitude of an aspect.</text:p>
          </table:table-cell>
          <table:table-cell office:value-type="string" calcext:value-type="string">
            <text:p>is a related kind that indicates a numeric value or mathematical space that quantifies a magnitude of an aspect.</text:p>
          </table:table-cell>
          <table:table-cell table:number-columns-repeated="2"/>
          <table:table-cell office:value-type="string" calcext:value-type="string">
            <text:p>Note that a plural object or collection also has a quantitative aspect (its number) that is quantified by a number (class). The collection itself cannot be quantified. </text:p>
          </table:table-cell>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9-jul-00</text:p>
          </table:table-cell>
          <table:table-cell table:style-name="ce4" office:value-type="string" calcext:value-type="string">
            <text:p>9-dec-08</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5" calcext:value-type="float">
            <text:p>7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2046" calcext:value-type="float">
            <text:p>2046</text:p>
          </table:table-cell>
          <table:table-cell office:value-type="string" calcext:value-type="string">
            <text:p>quantified aspect</text:p>
          </table:table-cell>
          <table:table-cell office:value-type="float" office:value="1005838" calcext:value-type="float">
            <text:p>1005838</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790229" calcext:value-type="float">
            <text:p>790229</text:p>
          </table:table-cell>
          <table:table-cell office:value-type="string" calcext:value-type="string">
            <text:p>aspect</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style-name="ce4" office:value-type="string" calcext:value-type="string">
            <text:p>19-jul-00</text:p>
          </table:table-cell>
          <table:table-cell table:style-name="ce4" office:value-type="string" calcext:value-type="string">
            <text:p>6-nov-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9" calcext:value-type="float">
            <text:p>7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2046" calcext:value-type="float">
            <text:p>2046</text:p>
          </table:table-cell>
          <table:table-cell office:value-type="string" calcext:value-type="string">
            <text:p>quantified aspect</text:p>
          </table:table-cell>
          <table:table-cell office:value-type="float" office:value="1005762" calcext:value-type="float">
            <text:p>1005762</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93" calcext:value-type="float">
            <text:p>4893</text:p>
          </table:table-cell>
          <table:table-cell office:value-type="string" calcext:value-type="string">
            <text:p>relating individual thing</text:p>
          </table:table-cell>
          <table:table-cell office:value-type="string" calcext:value-type="string">
            <text:p>that indicates an individual aspect which magnitude is quantified by a numeric value.</text:p>
          </table:table-cell>
          <table:table-cell office:value-type="string" calcext:value-type="string">
            <text:p>is a relating individual thing that indicates an individual aspect which magnitude is quantified by a numeric value.</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9-jul-00</text:p>
          </table:table-cell>
          <table:table-cell table:style-name="ce4" office:value-type="string" calcext:value-type="string">
            <text:p>9-dec-08</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76" calcext:value-type="float">
            <text:p>47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2066" calcext:value-type="float">
            <text:p>2066</text:p>
          </table:table-cell>
          <table:table-cell office:value-type="string" calcext:value-type="string">
            <text:p>conceptual correlation</text:p>
          </table:table-cell>
          <table:table-cell office:value-type="float" office:value="1001037" calcext:value-type="float">
            <text:p>1001037</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698" calcext:value-type="float">
            <text:p>4698</text:p>
          </table:table-cell>
          <table:table-cell office:value-type="string" calcext:value-type="string">
            <text:p>conceptual relation between things of specified kinds</text:p>
          </table:table-cell>
          <table:table-cell office:value-type="string" calcext:value-type="string">
            <text:p>that specifies that the magnitude of aspects of particular kinds are correlated in concept, provided that the aspects are possessed by particular objects. Typically possessed by the same object. For example, the pressure, temperature and volume of an ideal gas are correlated by the law of Boyle-Gay Lussac.</text:p>
          </table:table-cell>
          <table:table-cell office:value-type="string" calcext:value-type="string">
            <text:p>is a conceptual relation between things of specified kinds that specifies that the magnitude of aspects of particular kinds are correlated in concept, provided that the aspects are possessed by particular objects. Typically possessed by the same object. For example, the pressure, temperature and volume of an ideal gas are correlated by the law of Boyle-Gay Lussac.</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4-jul-98</text:p>
          </table:table-cell>
          <table:table-cell table:style-name="ce4" office:value-type="string" calcext:value-type="string">
            <text:p>19-dec-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77" calcext:value-type="float">
            <text:p>47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2069" calcext:value-type="float">
            <text:p>2069</text:p>
          </table:table-cell>
          <table:table-cell office:value-type="string" calcext:value-type="string">
            <text:p>conceptual possession of an aspect by an individual thing</text:p>
          </table:table-cell>
          <table:table-cell office:value-type="float" office:value="1001045" calcext:value-type="float">
            <text:p>100104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231" calcext:value-type="float">
            <text:p>1231</text:p>
          </table:table-cell>
          <table:table-cell office:value-type="string" calcext:value-type="string">
            <text:p>conceptual binary relation between things of specified kinds</text:p>
          </table:table-cell>
          <table:table-cell office:value-type="string" calcext:value-type="string">
            <text:p>that specifies that a thing of a specified kind with a role as possessor can possess an aspect of a specified kind with a role as intrinsic or extrinsic aspect.</text:p>
          </table:table-cell>
          <table:table-cell office:value-type="string" calcext:value-type="string">
            <text:p>is a conceptual binary relation between things of specified kinds that specifies that a thing of a specified kind with a role as possessor can possess an aspect of a specified kind with a role as intrinsic or extrinsic aspect.</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8-dec-00</text:p>
          </table:table-cell>
          <table:table-cell table:style-name="ce4" office:value-type="string" calcext:value-type="string">
            <text:p>5-nov-13</text:p>
          </table:table-cell>
          <table:table-cell office:value-type="string" calcext:value-type="string">
            <text:p>Andries van Renssen</text:p>
          </table:table-cell>
          <table:table-cell office:value-type="string" calcext:value-type="string">
            <text:p>ISO 16354:2013</text:p>
          </table:table-cell>
          <table:table-cell table:number-columns-repeated="995"/>
        </table:table-row>
        <table:table-row table:style-name="ro1">
          <table:table-cell office:value-type="float" office:value="478" calcext:value-type="float">
            <text:p>47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2069" calcext:value-type="float">
            <text:p>2069</text:p>
          </table:table-cell>
          <table:table-cell office:value-type="string" calcext:value-type="string">
            <text:p>conceptual possession of an aspect by an individual thing</text:p>
          </table:table-cell>
          <table:table-cell office:value-type="float" office:value="1006152" calcext:value-type="float">
            <text:p>1006152</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4705" calcext:value-type="float">
            <text:p>4705</text:p>
          </table:table-cell>
          <table:table-cell office:value-type="string" calcext:value-type="string">
            <text:p>conceptual possessor of an aspect</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9-mei-0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79" calcext:value-type="float">
            <text:p>47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2069" calcext:value-type="float">
            <text:p>2069</text:p>
          </table:table-cell>
          <table:table-cell office:value-type="string" calcext:value-type="string">
            <text:p>conceptual possession of an aspect by an individual thing</text:p>
          </table:table-cell>
          <table:table-cell office:value-type="float" office:value="1005873" calcext:value-type="float">
            <text:p>1005873</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4620" calcext:value-type="float">
            <text:p>4620</text:p>
          </table:table-cell>
          <table:table-cell office:value-type="string" calcext:value-type="string">
            <text:p>conceptually possessed aspect</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9-mei-0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80" calcext:value-type="float">
            <text:p>480</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2069" calcext:value-type="float">
            <text:p>2069</text:p>
          </table:table-cell>
          <table:table-cell office:value-type="string" calcext:value-type="string">
            <text:p>can have as aspect a</text:p>
          </table:table-cell>
          <table:table-cell office:value-type="float" office:value="1001046" calcext:value-type="float">
            <text:p>1001046</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2069" calcext:value-type="float">
            <text:p>2069</text:p>
          </table:table-cell>
          <table:table-cell office:value-type="string" calcext:value-type="string">
            <text:p>conceptual possession of an aspect by an individual thing</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8-dec-00</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481" calcext:value-type="float">
            <text:p>481</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2069" calcext:value-type="float">
            <text:p>2069</text:p>
          </table:table-cell>
          <table:table-cell office:value-type="string" calcext:value-type="string">
            <text:p>can have a</text:p>
          </table:table-cell>
          <table:table-cell office:value-type="float" office:value="1004170" calcext:value-type="float">
            <text:p>1004170</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2069" calcext:value-type="float">
            <text:p>2069</text:p>
          </table:table-cell>
          <table:table-cell office:value-type="string" calcext:value-type="string">
            <text:p>conceptual possession of an aspect by an individual thing</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style-name="ce4" office:value-type="string" calcext:value-type="string">
            <text:p>6-okt-99</text:p>
          </table:table-cell>
          <table:table-cell table:style-name="ce4" office:value-type="string" calcext:value-type="string">
            <text:p>9-mei-0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82" calcext:value-type="float">
            <text:p>482</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2069" calcext:value-type="float">
            <text:p>2069</text:p>
          </table:table-cell>
          <table:table-cell office:value-type="string" calcext:value-type="string">
            <text:p>can be an aspect of a</text:p>
          </table:table-cell>
          <table:table-cell office:value-type="float" office:value="1005059" calcext:value-type="float">
            <text:p>1005059</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2069" calcext:value-type="float">
            <text:p>2069</text:p>
          </table:table-cell>
          <table:table-cell office:value-type="string" calcext:value-type="string">
            <text:p>conceptual possession of an aspect by an individual thing</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3-jun-00</text:p>
          </table:table-cell>
          <table:table-cell table:style-name="ce4" office:value-type="string" calcext:value-type="string">
            <text:p>9-mei-01</text:p>
          </table:table-cell>
          <table:table-cell office:value-type="string" calcext:value-type="string">
            <text:p>Andries van Renssen</text:p>
          </table:table-cell>
          <table:table-cell office:value-type="string" calcext:value-type="string">
            <text:p>Rob Moonen</text:p>
          </table:table-cell>
          <table:table-cell table:number-columns-repeated="995"/>
        </table:table-row>
        <table:table-row table:style-name="ro3">
          <table:table-cell office:value-type="float" office:value="483" calcext:value-type="float">
            <text:p>483</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2069" calcext:value-type="float">
            <text:p>2069</text:p>
          </table:table-cell>
          <table:table-cell office:value-type="string" calcext:value-type="string">
            <text:p>conceptually has a</text:p>
          </table:table-cell>
          <table:table-cell office:value-type="float" office:value="1006859" calcext:value-type="float">
            <text:p>1006859</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2069" calcext:value-type="float">
            <text:p>2069</text:p>
          </table:table-cell>
          <table:table-cell office:value-type="string" calcext:value-type="string">
            <text:p>conceptual possession of an aspect by an individual thing</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8-dec-0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86" calcext:value-type="float">
            <text:p>48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2077" calcext:value-type="float">
            <text:p>2077</text:p>
          </table:table-cell>
          <table:table-cell office:value-type="string" calcext:value-type="string">
            <text:p>conceptually played role</text:p>
          </table:table-cell>
          <table:table-cell office:value-type="float" office:value="1001110" calcext:value-type="float">
            <text:p>100111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620" calcext:value-type="float">
            <text:p>4620</text:p>
          </table:table-cell>
          <table:table-cell office:value-type="string" calcext:value-type="string">
            <text:p>conceptually possessed aspect</text:p>
          </table:table-cell>
          <table:table-cell office:value-type="string" calcext:value-type="string">
            <text:p>that can possibly be a role played.</text:p>
          </table:table-cell>
          <table:table-cell office:value-type="string" calcext:value-type="string">
            <text:p>is a conceptually possessed aspect that can possibly be a role played.</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21-mrt-01</text:p>
          </table:table-cell>
          <table:table-cell table:style-name="ce4" office:value-type="string" calcext:value-type="string">
            <text:p>8-mei-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87" calcext:value-type="float">
            <text:p>48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2078" calcext:value-type="float">
            <text:p>2078</text:p>
          </table:table-cell>
          <table:table-cell office:value-type="string" calcext:value-type="string">
            <text:p>conceptual player of a role</text:p>
          </table:table-cell>
          <table:table-cell office:value-type="float" office:value="1001111" calcext:value-type="float">
            <text:p>1001111</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705" calcext:value-type="float">
            <text:p>4705</text:p>
          </table:table-cell>
          <table:table-cell office:value-type="string" calcext:value-type="string">
            <text:p>conceptual possessor of an aspect</text:p>
          </table:table-cell>
          <table:table-cell office:value-type="string" calcext:value-type="string">
            <text:p>that can possibly be played by a member of a subtype of individual thing.</text:p>
          </table:table-cell>
          <table:table-cell office:value-type="string" calcext:value-type="string">
            <text:p>is a conceptual possessor of an aspect that can possibly be played by a member of a subtype of individual thing.</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1-mrt-01</text:p>
          </table:table-cell>
          <table:table-cell table:style-name="ce4" office:value-type="string" calcext:value-type="string">
            <text:p>8-mei-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8" calcext:value-type="float">
            <text:p>1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2845" calcext:value-type="float">
            <text:p>2845</text:p>
          </table:table-cell>
          <table:table-cell office:value-type="string" calcext:value-type="string">
            <text:p>abstract object</text:p>
          </table:table-cell>
          <table:table-cell office:value-type="float" office:value="1001057" calcext:value-type="float">
            <text:p>1001057</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990" calcext:value-type="float">
            <text:p>4990</text:p>
          </table:table-cell>
          <table:table-cell office:value-type="string" calcext:value-type="string">
            <text:p>concept</text:p>
          </table:table-cell>
          <table:table-cell office:value-type="string" calcext:value-type="string">
            <text:p>that is a product of a mind.</text:p>
          </table:table-cell>
          <table:table-cell office:value-type="string" calcext:value-type="string">
            <text:p>is a concept that is a product of a mind.</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15-mrt-01</text:p>
          </table:table-cell>
          <table:table-cell table:number-columns-repeated="2" office:value-type="string" calcext:value-type="string">
            <text:p>Roel Murris</text:p>
          </table:table-cell>
          <table:table-cell table:number-columns-repeated="995"/>
        </table:table-row>
        <table:table-row table:style-name="ro1">
          <table:table-cell office:value-type="float" office:value="19" calcext:value-type="float">
            <text:p>1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2845" calcext:value-type="float">
            <text:p>2845</text:p>
          </table:table-cell>
          <table:table-cell office:value-type="string" calcext:value-type="string">
            <text:p>abstract thing</text:p>
          </table:table-cell>
          <table:table-cell office:value-type="float" office:value="1001058" calcext:value-type="float">
            <text:p>1001058</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2845" calcext:value-type="float">
            <text:p>2845</text:p>
          </table:table-cell>
          <table:table-cell office:value-type="string" calcext:value-type="string">
            <text:p>abstract object</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15-mrt-01</text:p>
          </table:table-cell>
          <table:table-cell table:number-columns-repeated="2" office:value-type="string" calcext:value-type="string">
            <text:p>Roel Murris</text:p>
          </table:table-cell>
          <table:table-cell table:number-columns-repeated="995"/>
        </table:table-row>
        <table:table-row table:style-name="ro1">
          <table:table-cell office:value-type="float" office:value="20" calcext:value-type="float">
            <text:p>2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2845" calcext:value-type="float">
            <text:p>2845</text:p>
          </table:table-cell>
          <table:table-cell office:value-type="string" calcext:value-type="string">
            <text:p>abstraction</text:p>
          </table:table-cell>
          <table:table-cell office:value-type="float" office:value="1001059" calcext:value-type="float">
            <text:p>1001059</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2845" calcext:value-type="float">
            <text:p>2845</text:p>
          </table:table-cell>
          <table:table-cell office:value-type="string" calcext:value-type="string">
            <text:p>abstract object</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15-mrt-01</text:p>
          </table:table-cell>
          <table:table-cell table:number-columns-repeated="2" office:value-type="string" calcext:value-type="string">
            <text:p>Roel Murris</text:p>
          </table:table-cell>
          <table:table-cell table:number-columns-repeated="995"/>
        </table:table-row>
        <table:table-row table:style-name="ro1">
          <table:table-cell office:value-type="float" office:value="215" calcext:value-type="float">
            <text:p>21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2846" calcext:value-type="float">
            <text:p>2846</text:p>
          </table:table-cell>
          <table:table-cell office:value-type="string" calcext:value-type="string">
            <text:p>collection relation</text:p>
          </table:table-cell>
          <table:table-cell office:value-type="float" office:value="1001060" calcext:value-type="float">
            <text:p>100106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322" calcext:value-type="float">
            <text:p>5322</text:p>
          </table:table-cell>
          <table:table-cell office:value-type="string" calcext:value-type="string">
            <text:p>relation between a single thing and a plural object</text:p>
          </table:table-cell>
          <table:table-cell office:value-type="string" calcext:value-type="string">
            <text:p>that indicates that the collected object is element of the collection of objects, under the constraint that the element may not be the same object as the plural object. In other words a collection cannot be an element of itself.</text:p>
          </table:table-cell>
          <table:table-cell office:value-type="string" calcext:value-type="string">
            <text:p>is a relation between a single thing and a plural object that indicates that the collected object is element of the collection of objects, under the constraint that the element may not be the same object as the plural object. In other words a collection cannot be an element of itself.</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5-mrt-01</text:p>
          </table:table-cell>
          <table:table-cell table:style-name="ce4" office:value-type="string" calcext:value-type="string">
            <text:p>14-dec-04</text:p>
          </table:table-cell>
          <table:table-cell office:value-type="string" calcext:value-type="string">
            <text:p>Andries van Renssen</text:p>
          </table:table-cell>
          <table:table-cell office:value-type="string" calcext:value-type="string">
            <text:p>Roel Murris</text:p>
          </table:table-cell>
          <table:table-cell table:number-columns-repeated="995"/>
        </table:table-row>
        <table:table-row table:style-name="ro1">
          <table:table-cell office:value-type="float" office:value="216" calcext:value-type="float">
            <text:p>21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2846" calcext:value-type="float">
            <text:p>2846</text:p>
          </table:table-cell>
          <table:table-cell office:value-type="string" calcext:value-type="string">
            <text:p>collection relation</text:p>
          </table:table-cell>
          <table:table-cell office:value-type="float" office:value="1006701" calcext:value-type="float">
            <text:p>1006701</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2856" calcext:value-type="float">
            <text:p>2856</text:p>
          </table:table-cell>
          <table:table-cell office:value-type="string" calcext:value-type="string">
            <text:p>collected</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4-jun-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17" calcext:value-type="float">
            <text:p>21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2846" calcext:value-type="float">
            <text:p>2846</text:p>
          </table:table-cell>
          <table:table-cell office:value-type="string" calcext:value-type="string">
            <text:p>collection relation</text:p>
          </table:table-cell>
          <table:table-cell office:value-type="float" office:value="1006702" calcext:value-type="float">
            <text:p>1006702</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4807" calcext:value-type="float">
            <text:p>4807</text:p>
          </table:table-cell>
          <table:table-cell office:value-type="string" calcext:value-type="string">
            <text:p>collecting plurality</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4-jun-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18" calcext:value-type="float">
            <text:p>218</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2846" calcext:value-type="float">
            <text:p>2846</text:p>
          </table:table-cell>
          <table:table-cell office:value-type="string" calcext:value-type="string">
            <text:p>is a collection for</text:p>
          </table:table-cell>
          <table:table-cell office:value-type="float" office:value="1001062" calcext:value-type="float">
            <text:p>1001062</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2846" calcext:value-type="float">
            <text:p>2846</text:p>
          </table:table-cell>
          <table:table-cell office:value-type="string" calcext:value-type="string">
            <text:p>collection relation</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5-mrt-01</text:p>
          </table:table-cell>
          <table:table-cell table:style-name="ce4" office:value-type="string" calcext:value-type="string">
            <text:p>14-dec-04</text:p>
          </table:table-cell>
          <table:table-cell office:value-type="string" calcext:value-type="string">
            <text:p>Andries van Renssen</text:p>
          </table:table-cell>
          <table:table-cell office:value-type="string" calcext:value-type="string">
            <text:p>Roel Murris</text:p>
          </table:table-cell>
          <table:table-cell table:number-columns-repeated="995"/>
        </table:table-row>
        <table:table-row table:style-name="ro1">
          <table:table-cell office:value-type="float" office:value="219" calcext:value-type="float">
            <text:p>219</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2846" calcext:value-type="float">
            <text:p>2846</text:p>
          </table:table-cell>
          <table:table-cell office:value-type="string" calcext:value-type="string">
            <text:p>is collected in</text:p>
          </table:table-cell>
          <table:table-cell office:value-type="float" office:value="1006208" calcext:value-type="float">
            <text:p>1006208</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2846" calcext:value-type="float">
            <text:p>2846</text:p>
          </table:table-cell>
          <table:table-cell office:value-type="string" calcext:value-type="string">
            <text:p>collection relation</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style-name="ce4" office:value-type="string" calcext:value-type="string">
            <text:p>15-mrt-01</text:p>
          </table:table-cell>
          <table:table-cell table:style-name="ce4" office:value-type="string" calcext:value-type="string">
            <text:p>14-dec-04</text:p>
          </table:table-cell>
          <table:table-cell office:value-type="string" calcext:value-type="string">
            <text:p>Andries van Renssen</text:p>
          </table:table-cell>
          <table:table-cell office:value-type="string" calcext:value-type="string">
            <text:p>Roel Murris</text:p>
          </table:table-cell>
          <table:table-cell table:number-columns-repeated="995"/>
        </table:table-row>
        <table:table-row table:style-name="ro1">
          <table:table-cell office:value-type="float" office:value="27" calcext:value-type="float">
            <text:p>2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2849" calcext:value-type="float">
            <text:p>2849</text:p>
          </table:table-cell>
          <table:table-cell office:value-type="string" calcext:value-type="string">
            <text:p>plural object</text:p>
          </table:table-cell>
          <table:table-cell office:value-type="float" office:value="1001070" calcext:value-type="float">
            <text:p>100107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990" calcext:value-type="float">
            <text:p>4990</text:p>
          </table:table-cell>
          <table:table-cell office:value-type="string" calcext:value-type="string">
            <text:p>concept</text:p>
          </table:table-cell>
          <table:table-cell office:value-type="string" calcext:value-type="string">
            <text:p>which members have a plurality that is not by definition one. Typically the plurality of the members is bigger than one. It is a number of things. Those things may be individual things, kinds of things, relations or combinations of them.</text:p>
          </table:table-cell>
          <table:table-cell office:value-type="string" calcext:value-type="string">
            <text:p>is a concept which members have a plurality that is not by definition one. Typically the plurality of the members is bigger than one. It is a number of things. Those things may be individual things, kinds of things, relations or combinations of them.</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5-mrt-01</text:p>
          </table:table-cell>
          <table:table-cell table:style-name="ce4" office:value-type="string" calcext:value-type="string">
            <text:p>5-feb-0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8" calcext:value-type="float">
            <text:p>2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2849" calcext:value-type="float">
            <text:p>2849</text:p>
          </table:table-cell>
          <table:table-cell office:value-type="string" calcext:value-type="string">
            <text:p>set</text:p>
          </table:table-cell>
          <table:table-cell office:value-type="float" office:value="1001071" calcext:value-type="float">
            <text:p>1001071</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2849" calcext:value-type="float">
            <text:p>2849</text:p>
          </table:table-cell>
          <table:table-cell office:value-type="string" calcext:value-type="string">
            <text:p>plural object</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15-mrt-0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9" calcext:value-type="float">
            <text:p>2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2849" calcext:value-type="float">
            <text:p>2849</text:p>
          </table:table-cell>
          <table:table-cell office:value-type="string" calcext:value-type="string">
            <text:p>plural thing</text:p>
          </table:table-cell>
          <table:table-cell office:value-type="float" office:value="1001072" calcext:value-type="float">
            <text:p>1001072</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2849" calcext:value-type="float">
            <text:p>2849</text:p>
          </table:table-cell>
          <table:table-cell office:value-type="string" calcext:value-type="string">
            <text:p>plural object</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15-mrt-0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0" calcext:value-type="float">
            <text:p>3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2849" calcext:value-type="float">
            <text:p>2849</text:p>
          </table:table-cell>
          <table:table-cell office:value-type="string" calcext:value-type="string">
            <text:p>collection</text:p>
          </table:table-cell>
          <table:table-cell office:value-type="float" office:value="1008976" calcext:value-type="float">
            <text:p>1008976</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2849" calcext:value-type="float">
            <text:p>2849</text:p>
          </table:table-cell>
          <table:table-cell office:value-type="string" calcext:value-type="string">
            <text:p>plural object</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14-feb-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1" calcext:value-type="float">
            <text:p>3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2849" calcext:value-type="float">
            <text:p>2849</text:p>
          </table:table-cell>
          <table:table-cell office:value-type="string" calcext:value-type="string">
            <text:p>group</text:p>
          </table:table-cell>
          <table:table-cell office:value-type="float" office:value="1026627" calcext:value-type="float">
            <text:p>1026627</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2849" calcext:value-type="float">
            <text:p>2849</text:p>
          </table:table-cell>
          <table:table-cell office:value-type="string" calcext:value-type="string">
            <text:p>plural object</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19-okt-09</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80" calcext:value-type="float">
            <text:p>8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2850" calcext:value-type="float">
            <text:p>2850</text:p>
          </table:table-cell>
          <table:table-cell office:value-type="string" calcext:value-type="string">
            <text:p>relation</text:p>
          </table:table-cell>
          <table:table-cell office:value-type="float" office:value="1001074" calcext:value-type="float">
            <text:p>100107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2852" calcext:value-type="float">
            <text:p>2852</text:p>
          </table:table-cell>
          <table:table-cell office:value-type="string" calcext:value-type="string">
            <text:p>single object</text:p>
          </table:table-cell>
          <table:table-cell office:value-type="string" calcext:value-type="string">
            <text:p>that indicates that a number of things have something to do with each other, whereas each related thing plays its own role in the relation. It is an expression of a single idea or fact. If one of the related things is a plurality, then the relation implies multiple partial relations.</text:p>
          </table:table-cell>
          <table:table-cell office:value-type="string" calcext:value-type="string">
            <text:p>is a single object that indicates that a number of things have something to do with each other, whereas each related thing plays its own role in the relation. It is an expression of a single idea or fact. If one of the related things is a plurality, then the relation implies multiple partial relations.</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15-mrt-01</text:p>
          </table:table-cell>
          <table:table-cell table:number-columns-repeated="2" office:value-type="string" calcext:value-type="string">
            <text:p>Roel Murris</text:p>
          </table:table-cell>
          <table:table-cell table:number-columns-repeated="995"/>
        </table:table-row>
        <table:table-row table:style-name="ro1">
          <table:table-cell office:value-type="float" office:value="81" calcext:value-type="float">
            <text:p>8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2850" calcext:value-type="float">
            <text:p>2850</text:p>
          </table:table-cell>
          <table:table-cell office:value-type="string" calcext:value-type="string">
            <text:p>relationship</text:p>
          </table:table-cell>
          <table:table-cell office:value-type="float" office:value="1006688" calcext:value-type="float">
            <text:p>1006688</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2850" calcext:value-type="float">
            <text:p>2850</text:p>
          </table:table-cell>
          <table:table-cell office:value-type="string" calcext:value-type="string">
            <text:p>relation</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9-mei-02</text:p>
          </table:table-cell>
          <table:table-cell office:value-type="string" calcext:value-type="string">
            <text:p>Andries van Renssen</text:p>
          </table:table-cell>
          <table:table-cell office:value-type="string" calcext:value-type="string">
            <text:p>Epistle modelling team</text:p>
          </table:table-cell>
          <table:table-cell table:number-columns-repeated="995"/>
        </table:table-row>
        <table:table-row table:style-name="ro1">
          <table:table-cell office:value-type="float" office:value="83" calcext:value-type="float">
            <text:p>8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2850" calcext:value-type="float">
            <text:p>2850</text:p>
          </table:table-cell>
          <table:table-cell office:value-type="string" calcext:value-type="string">
            <text:p>relation</text:p>
          </table:table-cell>
          <table:table-cell office:value-type="float" office:value="1027927" calcext:value-type="float">
            <text:p>1027927</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5954" calcext:value-type="float">
            <text:p>5954</text:p>
          </table:table-cell>
          <table:table-cell office:value-type="string" calcext:value-type="string">
            <text:p>first role in a relation</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6-aug-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84" calcext:value-type="float">
            <text:p>8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2850" calcext:value-type="float">
            <text:p>2850</text:p>
          </table:table-cell>
          <table:table-cell office:value-type="string" calcext:value-type="string">
            <text:p>relation</text:p>
          </table:table-cell>
          <table:table-cell office:value-type="float" office:value="1027928" calcext:value-type="float">
            <text:p>1027928</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5955" calcext:value-type="float">
            <text:p>5955</text:p>
          </table:table-cell>
          <table:table-cell office:value-type="string" calcext:value-type="string">
            <text:p>second role in a relation</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6-aug-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3" calcext:value-type="float">
            <text:p>3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2852" calcext:value-type="float">
            <text:p>2852</text:p>
          </table:table-cell>
          <table:table-cell office:value-type="string" calcext:value-type="string">
            <text:p>single object</text:p>
          </table:table-cell>
          <table:table-cell office:value-type="float" office:value="1001079" calcext:value-type="float">
            <text:p>100107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990" calcext:value-type="float">
            <text:p>4990</text:p>
          </table:table-cell>
          <table:table-cell office:value-type="string" calcext:value-type="string">
            <text:p>concept</text:p>
          </table:table-cell>
          <table:table-cell office:value-type="string" calcext:value-type="string">
            <text:p>that has a count of one.</text:p>
          </table:table-cell>
          <table:table-cell office:value-type="string" calcext:value-type="string">
            <text:p>is a concept that has a count of one.</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5-mrt-01</text:p>
          </table:table-cell>
          <table:table-cell table:style-name="ce4" office:value-type="string" calcext:value-type="string">
            <text:p>2-jun-0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4" calcext:value-type="float">
            <text:p>3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2852" calcext:value-type="float">
            <text:p>2852</text:p>
          </table:table-cell>
          <table:table-cell office:value-type="string" calcext:value-type="string">
            <text:p>single thing</text:p>
          </table:table-cell>
          <table:table-cell office:value-type="float" office:value="1001078" calcext:value-type="float">
            <text:p>1001078</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2852" calcext:value-type="float">
            <text:p>2852</text:p>
          </table:table-cell>
          <table:table-cell office:value-type="string" calcext:value-type="string">
            <text:p>single object</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15-mrt-0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 calcext:value-type="float">
            <text:p>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2856" calcext:value-type="float">
            <text:p>2856</text:p>
          </table:table-cell>
          <table:table-cell office:value-type="string" calcext:value-type="string">
            <text:p>collected</text:p>
          </table:table-cell>
          <table:table-cell office:value-type="float" office:value="1006704" calcext:value-type="float">
            <text:p>1006704</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730000" calcext:value-type="float">
            <text:p>730000</text:p>
          </table:table-cell>
          <table:table-cell office:value-type="string" calcext:value-type="string">
            <text:p>anything</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9-okt-01</text:p>
          </table:table-cell>
          <table:table-cell office:value-type="string" calcext:value-type="string">
            <text:p>Rob Moonen</text:p>
          </table:table-cell>
          <table:table-cell office:value-type="string" calcext:value-type="string">
            <text:p>ISO 10303-221:2002</text:p>
          </table:table-cell>
          <table:table-cell table:number-columns-repeated="995"/>
        </table:table-row>
        <table:table-row table:style-name="ro1">
          <table:table-cell office:value-type="float" office:value="488" calcext:value-type="float">
            <text:p>48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2856" calcext:value-type="float">
            <text:p>2856</text:p>
          </table:table-cell>
          <table:table-cell office:value-type="string" calcext:value-type="string">
            <text:p>collected</text:p>
          </table:table-cell>
          <table:table-cell office:value-type="float" office:value="1001082" calcext:value-type="float">
            <text:p>1001082</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323" calcext:value-type="float">
            <text:p>5323</text:p>
          </table:table-cell>
          <table:table-cell office:value-type="string" calcext:value-type="string">
            <text:p>single relator</text:p>
          </table:table-cell>
          <table:table-cell office:value-type="string" calcext:value-type="string">
            <text:p>as element in a collection.</text:p>
          </table:table-cell>
          <table:table-cell office:value-type="string" calcext:value-type="string">
            <text:p>is a single relator as element in a collection.</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15-mrt-0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99" calcext:value-type="float">
            <text:p>19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3815" calcext:value-type="float">
            <text:p>3815</text:p>
          </table:table-cell>
          <table:table-cell office:value-type="string" calcext:value-type="string">
            <text:p>classified kind</text:p>
          </table:table-cell>
          <table:table-cell office:value-type="float" office:value="1002687" calcext:value-type="float">
            <text:p>1002687</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260" calcext:value-type="float">
            <text:p>5260</text:p>
          </table:table-cell>
          <table:table-cell office:value-type="string" calcext:value-type="string">
            <text:p>narrower concept</text:p>
          </table:table-cell>
          <table:table-cell office:value-type="string" calcext:value-type="string">
            <text:p>that indicates the concept that classified as being a kind.</text:p>
          </table:table-cell>
          <table:table-cell office:value-type="string" calcext:value-type="string">
            <text:p>is a wider concept that indicates the concept that classified as being a kind.</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3-nov-13</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21" calcext:value-type="float">
            <text:p>2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3816" calcext:value-type="float">
            <text:p>3816</text:p>
          </table:table-cell>
          <table:table-cell office:value-type="string" calcext:value-type="string">
            <text:p>classifier for a kind</text:p>
          </table:table-cell>
          <table:table-cell office:value-type="float" office:value="1001198" calcext:value-type="float">
            <text:p>1001198</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2845" calcext:value-type="float">
            <text:p>2845</text:p>
          </table:table-cell>
          <table:table-cell office:value-type="string" calcext:value-type="string">
            <text:p>abstract object</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5-feb-11</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200" calcext:value-type="float">
            <text:p>20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3816" calcext:value-type="float">
            <text:p>3816</text:p>
          </table:table-cell>
          <table:table-cell office:value-type="string" calcext:value-type="string">
            <text:p>classifier for a kind</text:p>
          </table:table-cell>
          <table:table-cell office:value-type="float" office:value="1002688" calcext:value-type="float">
            <text:p>1002688</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261" calcext:value-type="float">
            <text:p>5261</text:p>
          </table:table-cell>
          <table:table-cell office:value-type="string" calcext:value-type="string">
            <text:p>wider concept</text:p>
          </table:table-cell>
          <table:table-cell office:value-type="string" calcext:value-type="string">
            <text:p>that indicates the concept that classifies a kind.</text:p>
          </table:table-cell>
          <table:table-cell office:value-type="string" calcext:value-type="string">
            <text:p>is a narrower concept that indicates the concept that classifies a kind.</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3-nov-13</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169" calcext:value-type="float">
            <text:p>16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3817" calcext:value-type="float">
            <text:p>3817</text:p>
          </table:table-cell>
          <table:table-cell office:value-type="string" calcext:value-type="string">
            <text:p>superclass</text:p>
          </table:table-cell>
          <table:table-cell office:value-type="float" office:value="1001083" calcext:value-type="float">
            <text:p>1001083</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3817" calcext:value-type="float">
            <text:p>3817</text:p>
          </table:table-cell>
          <table:table-cell office:value-type="string" calcext:value-type="string">
            <text:p>supertype</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17-mrt-0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70" calcext:value-type="float">
            <text:p>17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3817" calcext:value-type="float">
            <text:p>3817</text:p>
          </table:table-cell>
          <table:table-cell office:value-type="string" calcext:value-type="string">
            <text:p>supertype</text:p>
          </table:table-cell>
          <table:table-cell office:value-type="float" office:value="1002689" calcext:value-type="float">
            <text:p>100268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261" calcext:value-type="float">
            <text:p>5261</text:p>
          </table:table-cell>
          <table:table-cell office:value-type="string" calcext:value-type="string">
            <text:p>wider concept</text:p>
          </table:table-cell>
          <table:table-cell office:value-type="string" calcext:value-type="string">
            <text:p>that indicates the kind that is broader and has less constrained criteria for membership than the subtype.</text:p>
          </table:table-cell>
          <table:table-cell office:value-type="string" calcext:value-type="string">
            <text:p>is a wider concept that indicates the kind that is broader and has less constrained criteria for membership than the subtype.</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7-mei-04</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171" calcext:value-type="float">
            <text:p>17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3818" calcext:value-type="float">
            <text:p>3818</text:p>
          </table:table-cell>
          <table:table-cell office:value-type="string" calcext:value-type="string">
            <text:p>subclass</text:p>
          </table:table-cell>
          <table:table-cell office:value-type="float" office:value="1001084" calcext:value-type="float">
            <text:p>1001084</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3818" calcext:value-type="float">
            <text:p>3818</text:p>
          </table:table-cell>
          <table:table-cell office:value-type="string" calcext:value-type="string">
            <text:p>subtype</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17-mrt-0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72" calcext:value-type="float">
            <text:p>17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3818" calcext:value-type="float">
            <text:p>3818</text:p>
          </table:table-cell>
          <table:table-cell office:value-type="string" calcext:value-type="string">
            <text:p>subtype</text:p>
          </table:table-cell>
          <table:table-cell office:value-type="float" office:value="1002690" calcext:value-type="float">
            <text:p>100269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260" calcext:value-type="float">
            <text:p>5260</text:p>
          </table:table-cell>
          <table:table-cell office:value-type="string" calcext:value-type="string">
            <text:p>narrower concept</text:p>
          </table:table-cell>
          <table:table-cell office:value-type="string" calcext:value-type="string">
            <text:p>that indicates the class that is narrower and has more constraining criteria for membership than the superclass.</text:p>
          </table:table-cell>
          <table:table-cell office:value-type="string" calcext:value-type="string">
            <text:p>is a narrower concept that indicates the class that is narrower and has more constraining criteria for membership than the superclass.</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7-mei-04</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173" calcext:value-type="float">
            <text:p>173</text:p>
          </table:table-cell>
          <table:table-cell office:value-type="float" office:value="910036" calcext:value-type="float">
            <text:p>910036</text:p>
          </table:table-cell>
          <table:table-cell office:value-type="string" calcext:value-type="string">
            <text:p>English</text:p>
          </table:table-cell>
          <table:table-cell office:value-type="float" office:value="193707" calcext:value-type="float">
            <text:p>193707</text:p>
          </table:table-cell>
          <table:table-cell office:value-type="string" calcext:value-type="string">
            <text:p>engineering</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3818" calcext:value-type="float">
            <text:p>3818</text:p>
          </table:table-cell>
          <table:table-cell office:value-type="string" calcext:value-type="string">
            <text:p>type</text:p>
          </table:table-cell>
          <table:table-cell office:value-type="float" office:value="1009580" calcext:value-type="float">
            <text:p>1009580</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3818" calcext:value-type="float">
            <text:p>3818</text:p>
          </table:table-cell>
          <table:table-cell office:value-type="string" calcext:value-type="string">
            <text:p>subtype</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21-nov-05</text:p>
          </table:table-cell>
          <table:table-cell table:style-name="ce4" office:value-type="string" calcext:value-type="string">
            <text:p>12-nov-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9" calcext:value-type="float">
            <text:p>4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3821" calcext:value-type="float">
            <text:p>3821</text:p>
          </table:table-cell>
          <table:table-cell office:value-type="string" calcext:value-type="string">
            <text:p>classified individual thing</text:p>
          </table:table-cell>
          <table:table-cell office:value-type="float" office:value="1001423" calcext:value-type="float">
            <text:p>1001423</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730067" calcext:value-type="float">
            <text:p>730067</text:p>
          </table:table-cell>
          <table:table-cell office:value-type="string" calcext:value-type="string">
            <text:p>individual thing</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31-mrt-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212" calcext:value-type="float">
            <text:p>21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3821" calcext:value-type="float">
            <text:p>3821</text:p>
          </table:table-cell>
          <table:table-cell office:value-type="string" calcext:value-type="string">
            <text:p>classified individual thing</text:p>
          </table:table-cell>
          <table:table-cell office:value-type="float" office:value="1008733" calcext:value-type="float">
            <text:p>1008733</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93" calcext:value-type="float">
            <text:p>4893</text:p>
          </table:table-cell>
          <table:table-cell office:value-type="string" calcext:value-type="string">
            <text:p>relating individual thing</text:p>
          </table:table-cell>
          <table:table-cell office:value-type="string" calcext:value-type="string">
            <text:p>that specifies the individual that is a member of the classifier subtype of individual thing.</text:p>
          </table:table-cell>
          <table:table-cell office:value-type="string" calcext:value-type="string">
            <text:p>is a relating individual thing that specifies the individual that is a member of the classifier subtype of individual thing.</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18-mei-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7" calcext:value-type="float">
            <text:p>1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3822" calcext:value-type="float">
            <text:p>3822</text:p>
          </table:table-cell>
          <table:table-cell office:value-type="string" calcext:value-type="string">
            <text:p>classifier for an individual thing</text:p>
          </table:table-cell>
          <table:table-cell office:value-type="float" office:value="1001215" calcext:value-type="float">
            <text:p>1001215</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4990" calcext:value-type="float">
            <text:p>4990</text:p>
          </table:table-cell>
          <table:table-cell office:value-type="string" calcext:value-type="string">
            <text:p>concept</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31-mrt-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213" calcext:value-type="float">
            <text:p>21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3822" calcext:value-type="float">
            <text:p>3822</text:p>
          </table:table-cell>
          <table:table-cell office:value-type="string" calcext:value-type="string">
            <text:p>classifier for an individual thing</text:p>
          </table:table-cell>
          <table:table-cell office:value-type="float" office:value="1002694" calcext:value-type="float">
            <text:p>100269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94" calcext:value-type="float">
            <text:p>4894</text:p>
          </table:table-cell>
          <table:table-cell office:value-type="string" calcext:value-type="string">
            <text:p>related kind</text:p>
          </table:table-cell>
          <table:table-cell office:value-type="string" calcext:value-type="string">
            <text:p>that specifies a kind of individual thing that classifies a classified individual thing.</text:p>
          </table:table-cell>
          <table:table-cell office:value-type="string" calcext:value-type="string">
            <text:p>is a related kind that specifies a kind of individual thing that classifies a classified individual thing.</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feb-12</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214" calcext:value-type="float">
            <text:p>21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3822" calcext:value-type="float">
            <text:p>3822</text:p>
          </table:table-cell>
          <table:table-cell office:value-type="string" calcext:value-type="string">
            <text:p>classifying subtype of individual thing</text:p>
          </table:table-cell>
          <table:table-cell office:value-type="float" office:value="1005961" calcext:value-type="float">
            <text:p>1005961</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3822" calcext:value-type="float">
            <text:p>3822</text:p>
          </table:table-cell>
          <table:table-cell office:value-type="string" calcext:value-type="string">
            <text:p>classifier for an individual thing</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13-jul-01</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50" calcext:value-type="float">
            <text:p>5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3823" calcext:value-type="float">
            <text:p>3823</text:p>
          </table:table-cell>
          <table:table-cell office:value-type="string" calcext:value-type="string">
            <text:p>whole</text:p>
          </table:table-cell>
          <table:table-cell office:value-type="float" office:value="1001425" calcext:value-type="float">
            <text:p>1001425</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730067" calcext:value-type="float">
            <text:p>730067</text:p>
          </table:table-cell>
          <table:table-cell office:value-type="string" calcext:value-type="string">
            <text:p>individual thing</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31-mrt-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275" calcext:value-type="float">
            <text:p>27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3823" calcext:value-type="float">
            <text:p>3823</text:p>
          </table:table-cell>
          <table:table-cell office:value-type="string" calcext:value-type="string">
            <text:p>whole</text:p>
          </table:table-cell>
          <table:table-cell office:value-type="float" office:value="1002695" calcext:value-type="float">
            <text:p>100269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21" calcext:value-type="float">
            <text:p>4821</text:p>
          </table:table-cell>
          <table:table-cell office:value-type="string" calcext:value-type="string">
            <text:p>related individual thing</text:p>
          </table:table-cell>
          <table:table-cell office:value-type="string" calcext:value-type="string">
            <text:p>that specifies the individual that is the whole for the part.</text:p>
          </table:table-cell>
          <table:table-cell office:value-type="string" calcext:value-type="string">
            <text:p>is a related individual thing that specifies the individual that is the whole for the part.</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7-mrt-04</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292" calcext:value-type="float">
            <text:p>29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3824" calcext:value-type="float">
            <text:p>3824</text:p>
          </table:table-cell>
          <table:table-cell office:value-type="string" calcext:value-type="string">
            <text:p>part</text:p>
          </table:table-cell>
          <table:table-cell office:value-type="float" office:value="1730058" calcext:value-type="float">
            <text:p>1730058</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730035" calcext:value-type="float">
            <text:p>730035</text:p>
          </table:table-cell>
          <table:table-cell office:value-type="string" calcext:value-type="string">
            <text:p>component</text:p>
          </table:table-cell>
          <table:table-cell office:value-type="string" calcext:value-type="string">
            <text:p>where the whole physical object forms an assembly with at least one other part.</text:p>
          </table:table-cell>
          <table:table-cell office:value-type="string" calcext:value-type="string">
            <text:p>is a component where the whole physical object forms an assembly with at least one other part.</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6-okt-97</text:p>
          </table:table-cell>
          <table:table-cell table:style-name="ce4" office:value-type="string" calcext:value-type="string">
            <text:p>12-dec-97</text:p>
          </table:table-cell>
          <table:table-cell office:value-type="string" calcext:value-type="string">
            <text:p>substance peers</text:p>
          </table:table-cell>
          <table:table-cell office:value-type="string" calcext:value-type="string">
            <text:p>Andries van Renssen</text:p>
          </table:table-cell>
          <table:table-cell table:number-columns-repeated="995"/>
        </table:table-row>
        <table:table-row table:style-name="ro1">
          <table:table-cell office:value-type="float" office:value="56" calcext:value-type="float">
            <text:p>5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3826" calcext:value-type="float">
            <text:p>3826</text:p>
          </table:table-cell>
          <table:table-cell office:value-type="string" calcext:value-type="string">
            <text:p>assembled whole</text:p>
          </table:table-cell>
          <table:table-cell office:value-type="float" office:value="1001647" calcext:value-type="float">
            <text:p>1001647</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730044" calcext:value-type="float">
            <text:p>730044</text:p>
          </table:table-cell>
          <table:table-cell office:value-type="string" calcext:value-type="string">
            <text:p>physical object</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5-aug-12</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177" calcext:value-type="float">
            <text:p>17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3826" calcext:value-type="float">
            <text:p>3826</text:p>
          </table:table-cell>
          <table:table-cell office:value-type="string" calcext:value-type="string">
            <text:p>assembled whole</text:p>
          </table:table-cell>
          <table:table-cell office:value-type="float" office:value="1002698" calcext:value-type="float">
            <text:p>1002698</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3823" calcext:value-type="float">
            <text:p>3823</text:p>
          </table:table-cell>
          <table:table-cell office:value-type="string" calcext:value-type="string">
            <text:p>whole</text:p>
          </table:table-cell>
          <table:table-cell office:value-type="string" calcext:value-type="string">
            <text:p>that specifies the single individual that is the whole for the part.</text:p>
          </table:table-cell>
          <table:table-cell office:value-type="string" calcext:value-type="string">
            <text:p>is a whole that specifies the single individual that is the whole for the part.</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31-mrt-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287" calcext:value-type="float">
            <text:p>28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3829" calcext:value-type="float">
            <text:p>3829</text:p>
          </table:table-cell>
          <table:table-cell office:value-type="string" calcext:value-type="string">
            <text:p>conceptual component</text:p>
          </table:table-cell>
          <table:table-cell office:value-type="float" office:value="1002701" calcext:value-type="float">
            <text:p>1002701</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002" calcext:value-type="float">
            <text:p>5002</text:p>
          </table:table-cell>
          <table:table-cell office:value-type="string" calcext:value-type="string">
            <text:p>conceptual relator</text:p>
          </table:table-cell>
          <table:table-cell office:value-type="string" calcext:value-type="string">
            <text:p>that specifies the subtype of individual thing whose members can be components of members of the conceptual whole.</text:p>
          </table:table-cell>
          <table:table-cell office:value-type="string" calcext:value-type="string">
            <text:p>is a conceptual relator that specifies the subtype of individual thing whose members can be components of members of the conceptual whole.</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6-jan-06</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288" calcext:value-type="float">
            <text:p>28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3830" calcext:value-type="float">
            <text:p>3830</text:p>
          </table:table-cell>
          <table:table-cell office:value-type="string" calcext:value-type="string">
            <text:p>conceptual whole</text:p>
          </table:table-cell>
          <table:table-cell office:value-type="float" office:value="1002702" calcext:value-type="float">
            <text:p>1002702</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706" calcext:value-type="float">
            <text:p>4706</text:p>
          </table:table-cell>
          <table:table-cell office:value-type="string" calcext:value-type="string">
            <text:p>conceptually related</text:p>
          </table:table-cell>
          <table:table-cell office:value-type="string" calcext:value-type="string">
            <text:p>that specifies the subtype of individual thing whose members can be the whole for members of the part class.</text:p>
          </table:table-cell>
          <table:table-cell office:value-type="string" calcext:value-type="string">
            <text:p>is a conceptually related that specifies the subtype of individual thing whose members can be the whole for members of the part class.</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7-mei-04</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185" calcext:value-type="float">
            <text:p>18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3832" calcext:value-type="float">
            <text:p>3832</text:p>
          </table:table-cell>
          <table:table-cell office:value-type="string" calcext:value-type="string">
            <text:p>conceptual assembled whole</text:p>
          </table:table-cell>
          <table:table-cell office:value-type="float" office:value="1002704" calcext:value-type="float">
            <text:p>100270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3830" calcext:value-type="float">
            <text:p>3830</text:p>
          </table:table-cell>
          <table:table-cell office:value-type="string" calcext:value-type="string">
            <text:p>conceptual whole</text:p>
          </table:table-cell>
          <table:table-cell office:value-type="string" calcext:value-type="string">
            <text:p>that specifies the subtype of single individual whose members can be a whole for members of the part class.</text:p>
          </table:table-cell>
          <table:table-cell office:value-type="string" calcext:value-type="string">
            <text:p>is a conceptual whole that specifies the subtype of single individual whose members can be a whole for members of the part class.</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31-mrt-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235" calcext:value-type="float">
            <text:p>23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3834" calcext:value-type="float">
            <text:p>3834</text:p>
          </table:table-cell>
          <table:table-cell office:value-type="string" calcext:value-type="string">
            <text:p>conceptual collected whole</text:p>
          </table:table-cell>
          <table:table-cell office:value-type="float" office:value="1002706" calcext:value-type="float">
            <text:p>1002706</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3830" calcext:value-type="float">
            <text:p>3830</text:p>
          </table:table-cell>
          <table:table-cell office:value-type="string" calcext:value-type="string">
            <text:p>conceptual whole</text:p>
          </table:table-cell>
          <table:table-cell office:value-type="string" calcext:value-type="string">
            <text:p>that specifies the subtype of plural individual whose members can be a whole for members of the part class.</text:p>
          </table:table-cell>
          <table:table-cell office:value-type="string" calcext:value-type="string">
            <text:p>is a conceptual whole that specifies the subtype of plural individual whose members can be a whole for members of the part class.</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31-mrt-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489" calcext:value-type="float">
            <text:p>48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3837" calcext:value-type="float">
            <text:p>3837</text:p>
          </table:table-cell>
          <table:table-cell office:value-type="string" calcext:value-type="string">
            <text:p>qualitatively possessed</text:p>
          </table:table-cell>
          <table:table-cell office:value-type="float" office:value="1002709" calcext:value-type="float">
            <text:p>100270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620" calcext:value-type="float">
            <text:p>4620</text:p>
          </table:table-cell>
          <table:table-cell office:value-type="string" calcext:value-type="string">
            <text:p>conceptually possessed aspect</text:p>
          </table:table-cell>
          <table:table-cell office:value-type="string" calcext:value-type="string">
            <text:p>that specifies the subtype of aspect whose members can be possessed by members of the possessor class.</text:p>
          </table:table-cell>
          <table:table-cell office:value-type="string" calcext:value-type="string">
            <text:p>is a conceptually possessed aspect that specifies the subtype of aspect whose members can be possessed by members of the possessor class.</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4-mei-06</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69" calcext:value-type="float">
            <text:p>6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3846" calcext:value-type="float">
            <text:p>3846</text:p>
          </table:table-cell>
          <table:table-cell office:value-type="string" calcext:value-type="string">
            <text:p>classified aspect</text:p>
          </table:table-cell>
          <table:table-cell office:value-type="float" office:value="1002718" calcext:value-type="float">
            <text:p>1002718</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3821" calcext:value-type="float">
            <text:p>3821</text:p>
          </table:table-cell>
          <table:table-cell office:value-type="string" calcext:value-type="string">
            <text:p>classified individual thing</text:p>
          </table:table-cell>
          <table:table-cell office:value-type="string" calcext:value-type="string">
            <text:p>that indicates an aspect that is classified by a kind of aspect.</text:p>
          </table:table-cell>
          <table:table-cell office:value-type="string" calcext:value-type="string">
            <text:p>is a classified individual thing that indicates an aspect that is classified by a kind of aspect.</text:p>
          </table:table-cell>
          <table:table-cell table:number-columns-repeated="3"/>
          <table:table-cell office:value-type="float" office:value="553310" calcext:value-type="float">
            <text:p>553310</text:p>
          </table:table-cell>
          <table:table-cell office:value-type="string" calcext:value-type="string">
            <text:p>facts about kinds of role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apr-99</text:p>
          </table:table-cell>
          <table:table-cell office:value-type="string" calcext:value-type="string">
            <text:p>ISO 10303-221 modelling team</text:p>
          </table:table-cell>
          <table:table-cell office:value-type="string" calcext:value-type="string">
            <text:p>ISO 10303-221:2002</text:p>
          </table:table-cell>
          <table:table-cell table:number-columns-repeated="2"/>
          <table:table-cell office:value-type="string" calcext:value-type="string">
            <text:p>N</text:p>
          </table:table-cell>
          <table:table-cell table:number-columns-repeated="992"/>
        </table:table-row>
        <table:table-row table:style-name="ro1">
          <table:table-cell office:value-type="float" office:value="70" calcext:value-type="float">
            <text:p>7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3846" calcext:value-type="float">
            <text:p>3846</text:p>
          </table:table-cell>
          <table:table-cell office:value-type="string" calcext:value-type="string">
            <text:p>classified aspect</text:p>
          </table:table-cell>
          <table:table-cell office:value-type="float" office:value="1001548" calcext:value-type="float">
            <text:p>1001548</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790229" calcext:value-type="float">
            <text:p>790229</text:p>
          </table:table-cell>
          <table:table-cell office:value-type="string" calcext:value-type="string">
            <text:p>aspect</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apr-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66" calcext:value-type="float">
            <text:p>6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3847" calcext:value-type="float">
            <text:p>3847</text:p>
          </table:table-cell>
          <table:table-cell office:value-type="string" calcext:value-type="string">
            <text:p>classifier for an aspect</text:p>
          </table:table-cell>
          <table:table-cell office:value-type="float" office:value="1001177" calcext:value-type="float">
            <text:p>1001177</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790229" calcext:value-type="float">
            <text:p>790229</text:p>
          </table:table-cell>
          <table:table-cell office:value-type="string" calcext:value-type="string">
            <text:p>aspect</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apr-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71" calcext:value-type="float">
            <text:p>7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3847" calcext:value-type="float">
            <text:p>3847</text:p>
          </table:table-cell>
          <table:table-cell office:value-type="string" calcext:value-type="string">
            <text:p>classifier for an aspect</text:p>
          </table:table-cell>
          <table:table-cell office:value-type="float" office:value="1002719" calcext:value-type="float">
            <text:p>100271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3822" calcext:value-type="float">
            <text:p>3822</text:p>
          </table:table-cell>
          <table:table-cell office:value-type="string" calcext:value-type="string">
            <text:p>classifier for an individual thing</text:p>
          </table:table-cell>
          <table:table-cell office:value-type="string" calcext:value-type="string">
            <text:p>that indicates a kind of aspect that is a classifier of an aspect.</text:p>
          </table:table-cell>
          <table:table-cell office:value-type="string" calcext:value-type="string">
            <text:p>is a classifier for an individual thing that indicates a kind of aspect that is a classifier of an aspect.</text:p>
          </table:table-cell>
          <table:table-cell table:number-columns-repeated="3"/>
          <table:table-cell office:value-type="float" office:value="553310" calcext:value-type="float">
            <text:p>553310</text:p>
          </table:table-cell>
          <table:table-cell office:value-type="string" calcext:value-type="string">
            <text:p>facts about kinds of role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6-jan-05</text:p>
          </table:table-cell>
          <table:table-cell office:value-type="string" calcext:value-type="string">
            <text:p>Andries van Renssen</text:p>
          </table:table-cell>
          <table:table-cell office:value-type="string" calcext:value-type="string">
            <text:p>ISO 10303-221:2002</text:p>
          </table:table-cell>
          <table:table-cell table:number-columns-repeated="2"/>
          <table:table-cell office:value-type="string" calcext:value-type="string">
            <text:p>N</text:p>
          </table:table-cell>
          <table:table-cell table:number-columns-repeated="992"/>
        </table:table-row>
        <table:table-row table:style-name="ro1">
          <table:table-cell office:value-type="float" office:value="67" calcext:value-type="float">
            <text:p>6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3852" calcext:value-type="float">
            <text:p>3852</text:p>
          </table:table-cell>
          <table:table-cell office:value-type="string" calcext:value-type="string">
            <text:p>whole aspect</text:p>
          </table:table-cell>
          <table:table-cell office:value-type="float" office:value="1001546" calcext:value-type="float">
            <text:p>1001546</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790229" calcext:value-type="float">
            <text:p>790229</text:p>
          </table:table-cell>
          <table:table-cell office:value-type="string" calcext:value-type="string">
            <text:p>aspect</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apr-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293" calcext:value-type="float">
            <text:p>29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3852" calcext:value-type="float">
            <text:p>3852</text:p>
          </table:table-cell>
          <table:table-cell office:value-type="string" calcext:value-type="string">
            <text:p>whole aspect</text:p>
          </table:table-cell>
          <table:table-cell office:value-type="float" office:value="1002724" calcext:value-type="float">
            <text:p>100272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3823" calcext:value-type="float">
            <text:p>3823</text:p>
          </table:table-cell>
          <table:table-cell office:value-type="string" calcext:value-type="string">
            <text:p>whole</text:p>
          </table:table-cell>
          <table:table-cell office:value-type="string" calcext:value-type="string">
            <text:p>that specifies the aspect that is the whole for the part.</text:p>
          </table:table-cell>
          <table:table-cell office:value-type="string" calcext:value-type="string">
            <text:p>is a whole that specifies the aspect that is the whole for the part.</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apr-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68" calcext:value-type="float">
            <text:p>6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3853" calcext:value-type="float">
            <text:p>3853</text:p>
          </table:table-cell>
          <table:table-cell office:value-type="string" calcext:value-type="string">
            <text:p>part of an aspect</text:p>
          </table:table-cell>
          <table:table-cell office:value-type="float" office:value="1001547" calcext:value-type="float">
            <text:p>1001547</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790229" calcext:value-type="float">
            <text:p>790229</text:p>
          </table:table-cell>
          <table:table-cell office:value-type="string" calcext:value-type="string">
            <text:p>aspect</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apr-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294" calcext:value-type="float">
            <text:p>29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3853" calcext:value-type="float">
            <text:p>3853</text:p>
          </table:table-cell>
          <table:table-cell office:value-type="string" calcext:value-type="string">
            <text:p>part of an aspect</text:p>
          </table:table-cell>
          <table:table-cell office:value-type="float" office:value="1002725" calcext:value-type="float">
            <text:p>100272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3824" calcext:value-type="float">
            <text:p>3824</text:p>
          </table:table-cell>
          <table:table-cell office:value-type="string" calcext:value-type="string">
            <text:p>part</text:p>
          </table:table-cell>
          <table:table-cell office:value-type="string" calcext:value-type="string">
            <text:p>that specified the aspect that is the component of the whole. Each component of the component is also a component of the whole, unless it is explicitly excluded.</text:p>
          </table:table-cell>
          <table:table-cell office:value-type="string" calcext:value-type="string">
            <text:p>is a part that specified the aspect that is the component of the whole. Each component of the component is also a component of the whole, unless it is explicitly excluded.</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apr-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263" calcext:value-type="float">
            <text:p>26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3862" calcext:value-type="float">
            <text:p>3862</text:p>
          </table:table-cell>
          <table:table-cell office:value-type="string" calcext:value-type="string">
            <text:p>conceptual part aspect</text:p>
          </table:table-cell>
          <table:table-cell office:value-type="float" office:value="1002734" calcext:value-type="float">
            <text:p>100273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3829" calcext:value-type="float">
            <text:p>3829</text:p>
          </table:table-cell>
          <table:table-cell office:value-type="string" calcext:value-type="string">
            <text:p>conceptual component</text:p>
          </table:table-cell>
          <table:table-cell office:value-type="string" calcext:value-type="string">
            <text:p>that specifies the subtype of aspect that is part of the whole subtype of aspect.</text:p>
          </table:table-cell>
          <table:table-cell office:value-type="string" calcext:value-type="string">
            <text:p>is a conceptual component that specifies the subtype of aspect that is part of the whole subtype of aspect.</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apr-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264" calcext:value-type="float">
            <text:p>26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3863" calcext:value-type="float">
            <text:p>3863</text:p>
          </table:table-cell>
          <table:table-cell office:value-type="string" calcext:value-type="string">
            <text:p>conceptual whole aspect</text:p>
          </table:table-cell>
          <table:table-cell office:value-type="float" office:value="1002735" calcext:value-type="float">
            <text:p>100273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3830" calcext:value-type="float">
            <text:p>3830</text:p>
          </table:table-cell>
          <table:table-cell office:value-type="string" calcext:value-type="string">
            <text:p>conceptual whole</text:p>
          </table:table-cell>
          <table:table-cell office:value-type="string" calcext:value-type="string">
            <text:p>that specifies the subtype of aspect that is the whole for the part subtype of aspect.</text:p>
          </table:table-cell>
          <table:table-cell office:value-type="string" calcext:value-type="string">
            <text:p>is a conceptual whole that specifies the subtype of aspect that is the whole for the part subtype of aspect.</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apr-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253" calcext:value-type="float">
            <text:p>25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3997" calcext:value-type="float">
            <text:p>3997</text:p>
          </table:table-cell>
          <table:table-cell office:value-type="string" calcext:value-type="string">
            <text:p>whole occurrence</text:p>
          </table:table-cell>
          <table:table-cell office:value-type="float" office:value="1002870" calcext:value-type="float">
            <text:p>100287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3823" calcext:value-type="float">
            <text:p>3823</text:p>
          </table:table-cell>
          <table:table-cell office:value-type="string" calcext:value-type="string">
            <text:p>whole</text:p>
          </table:table-cell>
          <table:table-cell office:value-type="string" calcext:value-type="string">
            <text:p>that is composed of partial occurrences.</text:p>
          </table:table-cell>
          <table:table-cell office:value-type="string" calcext:value-type="string">
            <text:p>is a whole that is composed of partial occurrences.</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6-apr-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254" calcext:value-type="float">
            <text:p>25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3998" calcext:value-type="float">
            <text:p>3998</text:p>
          </table:table-cell>
          <table:table-cell office:value-type="string" calcext:value-type="string">
            <text:p>partial occurrence</text:p>
          </table:table-cell>
          <table:table-cell office:value-type="float" office:value="1002872" calcext:value-type="float">
            <text:p>1002872</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730035" calcext:value-type="float">
            <text:p>730035</text:p>
          </table:table-cell>
          <table:table-cell office:value-type="string" calcext:value-type="string">
            <text:p>component</text:p>
          </table:table-cell>
          <table:table-cell office:value-type="string" calcext:value-type="string">
            <text:p>that composes a whole occurrence.</text:p>
          </table:table-cell>
          <table:table-cell office:value-type="string" calcext:value-type="string">
            <text:p>is a component that composes a whole occurrence.</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6-apr-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258" calcext:value-type="float">
            <text:p>25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003" calcext:value-type="float">
            <text:p>4003</text:p>
          </table:table-cell>
          <table:table-cell office:value-type="string" calcext:value-type="string">
            <text:p>conceptual whole occurrence</text:p>
          </table:table-cell>
          <table:table-cell office:value-type="float" office:value="1002877" calcext:value-type="float">
            <text:p>1002877</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3830" calcext:value-type="float">
            <text:p>3830</text:p>
          </table:table-cell>
          <table:table-cell office:value-type="string" calcext:value-type="string">
            <text:p>conceptual whole</text:p>
          </table:table-cell>
          <table:table-cell office:value-type="string" calcext:value-type="string">
            <text:p>that specifies the subtype of occurrence whose members can act as the whole for members of the part subtype of occurrence.</text:p>
          </table:table-cell>
          <table:table-cell office:value-type="string" calcext:value-type="string">
            <text:p>is a conceptual whole that specifies the subtype of occurrence whose members can act as the whole for members of the part subtype of occurrence.</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2-apr-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259" calcext:value-type="float">
            <text:p>25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004" calcext:value-type="float">
            <text:p>4004</text:p>
          </table:table-cell>
          <table:table-cell office:value-type="string" calcext:value-type="string">
            <text:p>conceptual part of an occurrence</text:p>
          </table:table-cell>
          <table:table-cell office:value-type="float" office:value="1002878" calcext:value-type="float">
            <text:p>1002878</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3829" calcext:value-type="float">
            <text:p>3829</text:p>
          </table:table-cell>
          <table:table-cell office:value-type="string" calcext:value-type="string">
            <text:p>conceptual component</text:p>
          </table:table-cell>
          <table:table-cell office:value-type="string" calcext:value-type="string">
            <text:p>that specifies the subtype of occurrence whose members are a part of members of the whole class.</text:p>
          </table:table-cell>
          <table:table-cell office:value-type="string" calcext:value-type="string">
            <text:p>is a conceptual component that specifies the subtype of occurrence whose members are a part of members of the whole class.</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6-jan-05</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312" calcext:value-type="float">
            <text:p>31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028" calcext:value-type="float">
            <text:p>4028</text:p>
          </table:table-cell>
          <table:table-cell office:value-type="string" calcext:value-type="string">
            <text:p>connected</text:p>
          </table:table-cell>
          <table:table-cell office:value-type="float" office:value="1002902" calcext:value-type="float">
            <text:p>1002902</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756" calcext:value-type="float">
            <text:p>5756</text:p>
          </table:table-cell>
          <table:table-cell office:value-type="string" calcext:value-type="string">
            <text:p>related physical object</text:p>
          </table:table-cell>
          <table:table-cell office:value-type="string" calcext:value-type="string">
            <text:p>that is connected to another physical object.</text:p>
          </table:table-cell>
          <table:table-cell office:value-type="string" calcext:value-type="string">
            <text:p>is a related physical object that is connected to another physical object.</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2-sep-13</text:p>
          </table:table-cell>
          <table:table-cell office:value-type="string" calcext:value-type="string">
            <text:p>Andries van Renssen</text:p>
          </table:table-cell>
          <table:table-cell office:value-type="string" calcext:value-type="string">
            <text:p>ISO 10303-221 modelling team</text:p>
          </table:table-cell>
          <table:table-cell table:number-columns-repeated="995"/>
        </table:table-row>
        <table:table-row table:style-name="ro1">
          <table:table-cell office:value-type="float" office:value="311" calcext:value-type="float">
            <text:p>31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029" calcext:value-type="float">
            <text:p>4029</text:p>
          </table:table-cell>
          <table:table-cell office:value-type="string" calcext:value-type="string">
            <text:p>connecting assembly</text:p>
          </table:table-cell>
          <table:table-cell office:value-type="float" office:value="1002903" calcext:value-type="float">
            <text:p>1002903</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755" calcext:value-type="float">
            <text:p>5755</text:p>
          </table:table-cell>
          <table:table-cell office:value-type="string" calcext:value-type="string">
            <text:p>relator physical object</text:p>
          </table:table-cell>
          <table:table-cell office:value-type="string" calcext:value-type="string">
            <text:p>to which another physical object is connected.</text:p>
          </table:table-cell>
          <table:table-cell office:value-type="string" calcext:value-type="string">
            <text:p>is a relator physical object to which another physical object is connected.</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2-sep-13</text:p>
          </table:table-cell>
          <table:table-cell office:value-type="string" calcext:value-type="string">
            <text:p>Andries van Renssen</text:p>
          </table:table-cell>
          <table:table-cell office:value-type="string" calcext:value-type="string">
            <text:p>ISO 10303-221 modelling team</text:p>
          </table:table-cell>
          <table:table-cell table:number-columns-repeated="995"/>
        </table:table-row>
        <table:table-row table:style-name="ro1">
          <table:table-cell office:value-type="float" office:value="490" calcext:value-type="float">
            <text:p>49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030" calcext:value-type="float">
            <text:p>4030</text:p>
          </table:table-cell>
          <table:table-cell office:value-type="string" calcext:value-type="string">
            <text:p>user of connection material</text:p>
          </table:table-cell>
          <table:table-cell office:value-type="float" office:value="1002904" calcext:value-type="float">
            <text:p>100290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23" calcext:value-type="float">
            <text:p>4823</text:p>
          </table:table-cell>
          <table:table-cell office:value-type="string" calcext:value-type="string">
            <text:p>individual relator</text:p>
          </table:table-cell>
          <table:table-cell office:value-type="string" calcext:value-type="string">
            <text:p>that specifies the connection that the used physical object participates in.</text:p>
          </table:table-cell>
          <table:table-cell office:value-type="string" calcext:value-type="string">
            <text:p>is an individual relator that specifies the connection that the used physical object participates in.</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8-mei-04</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353" calcext:value-type="float">
            <text:p>35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072" calcext:value-type="float">
            <text:p>4072</text:p>
          </table:table-cell>
          <table:table-cell office:value-type="string" calcext:value-type="string">
            <text:p>topologic predecessor</text:p>
          </table:table-cell>
          <table:table-cell office:value-type="float" office:value="1002943" calcext:value-type="float">
            <text:p>1002943</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334" calcext:value-type="float">
            <text:p>5334</text:p>
          </table:table-cell>
          <table:table-cell office:value-type="string" calcext:value-type="string">
            <text:p>preceding element</text:p>
          </table:table-cell>
          <table:table-cell office:value-type="string" calcext:value-type="string">
            <text:p>that specifies the physical object that is adjacent to the successor physical object.</text:p>
          </table:table-cell>
          <table:table-cell office:value-type="string" calcext:value-type="string">
            <text:p>is a preceding element that specifies the physical object that is adjacent to the successor physical object.</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26-feb-05</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354" calcext:value-type="float">
            <text:p>35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072" calcext:value-type="float">
            <text:p>4072</text:p>
          </table:table-cell>
          <table:table-cell office:value-type="string" calcext:value-type="string">
            <text:p>topologic predecessor</text:p>
          </table:table-cell>
          <table:table-cell office:value-type="float" office:value="1028076" calcext:value-type="float">
            <text:p>1028076</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756" calcext:value-type="float">
            <text:p>5756</text:p>
          </table:table-cell>
          <table:table-cell office:value-type="string" calcext:value-type="string">
            <text:p>related physical object</text:p>
          </table:table-cell>
          <table:table-cell office:value-type="string" calcext:value-type="string">
            <text:p>that is adjacent to the successor physical object.</text:p>
          </table:table-cell>
          <table:table-cell office:value-type="string" calcext:value-type="string">
            <text:p>is a related physical object that is adjacent to the successor physical object.</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5-sep-13</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351" calcext:value-type="float">
            <text:p>35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073" calcext:value-type="float">
            <text:p>4073</text:p>
          </table:table-cell>
          <table:table-cell office:value-type="string" calcext:value-type="string">
            <text:p>topologic successor</text:p>
          </table:table-cell>
          <table:table-cell office:value-type="float" office:value="1002944" calcext:value-type="float">
            <text:p>100294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333" calcext:value-type="float">
            <text:p>5333</text:p>
          </table:table-cell>
          <table:table-cell office:value-type="string" calcext:value-type="string">
            <text:p>succeeding element</text:p>
          </table:table-cell>
          <table:table-cell office:value-type="string" calcext:value-type="string">
            <text:p>that specifies the physical object that is adjacent to the predecessor physical object.</text:p>
          </table:table-cell>
          <table:table-cell office:value-type="string" calcext:value-type="string">
            <text:p>is a succeeding element that specifies the physical object that is adjacent to the predecessor physical object.</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26-feb-05</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352" calcext:value-type="float">
            <text:p>35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073" calcext:value-type="float">
            <text:p>4073</text:p>
          </table:table-cell>
          <table:table-cell office:value-type="string" calcext:value-type="string">
            <text:p>topologic successor</text:p>
          </table:table-cell>
          <table:table-cell office:value-type="float" office:value="1028075" calcext:value-type="float">
            <text:p>102807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755" calcext:value-type="float">
            <text:p>5755</text:p>
          </table:table-cell>
          <table:table-cell office:value-type="string" calcext:value-type="string">
            <text:p>relator physical object</text:p>
          </table:table-cell>
          <table:table-cell office:value-type="string" calcext:value-type="string">
            <text:p>that is adjacent to the predecessor physical object.</text:p>
          </table:table-cell>
          <table:table-cell office:value-type="string" calcext:value-type="string">
            <text:p>is a relator physical object that is adjacent to the predecessor physical object.</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5-sep-13</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466" calcext:value-type="float">
            <text:p>46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173" calcext:value-type="float">
            <text:p>4173</text:p>
          </table:table-cell>
          <table:table-cell office:value-type="string" calcext:value-type="string">
            <text:p>informative</text:p>
          </table:table-cell>
          <table:table-cell office:value-type="float" office:value="1003044" calcext:value-type="float">
            <text:p>100304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94" calcext:value-type="float">
            <text:p>4894</text:p>
          </table:table-cell>
          <table:table-cell office:value-type="string" calcext:value-type="string">
            <text:p>related kind</text:p>
          </table:table-cell>
          <table:table-cell office:value-type="string" calcext:value-type="string">
            <text:p>that specifies qualitative information that is about a described object.</text:p>
          </table:table-cell>
          <table:table-cell office:value-type="string" calcext:value-type="string">
            <text:p>is a related kind that specifies qualitative information that is about a described object.</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7-jan-13</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48" calcext:value-type="float">
            <text:p>4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4174" calcext:value-type="float">
            <text:p>4174</text:p>
          </table:table-cell>
          <table:table-cell office:value-type="string" calcext:value-type="string">
            <text:p>about</text:p>
          </table:table-cell>
          <table:table-cell office:value-type="float" office:value="1001918" calcext:value-type="float">
            <text:p>1001918</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730067" calcext:value-type="float">
            <text:p>730067</text:p>
          </table:table-cell>
          <table:table-cell office:value-type="string" calcext:value-type="string">
            <text:p>individual thing</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3-apr-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299" calcext:value-type="float">
            <text:p>29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174" calcext:value-type="float">
            <text:p>4174</text:p>
          </table:table-cell>
          <table:table-cell office:value-type="string" calcext:value-type="string">
            <text:p>about</text:p>
          </table:table-cell>
          <table:table-cell office:value-type="float" office:value="1003045" calcext:value-type="float">
            <text:p>100304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93" calcext:value-type="float">
            <text:p>4893</text:p>
          </table:table-cell>
          <table:table-cell office:value-type="string" calcext:value-type="string">
            <text:p>relating individual thing</text:p>
          </table:table-cell>
          <table:table-cell office:value-type="string" calcext:value-type="string">
            <text:p>that specifies the object that is described in the description information.</text:p>
          </table:table-cell>
          <table:table-cell office:value-type="string" calcext:value-type="string">
            <text:p>is a relating individual thing that specifies the object that is described in the description information.</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29-dec-10</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74" calcext:value-type="float">
            <text:p>7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4289" calcext:value-type="float">
            <text:p>4289</text:p>
          </table:table-cell>
          <table:table-cell office:value-type="string" calcext:value-type="string">
            <text:p>intrinsic aspect</text:p>
          </table:table-cell>
          <table:table-cell office:value-type="float" office:value="1002015" calcext:value-type="float">
            <text:p>1002015</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790229" calcext:value-type="float">
            <text:p>790229</text:p>
          </table:table-cell>
          <table:table-cell office:value-type="string" calcext:value-type="string">
            <text:p>aspect</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number-columns-repeated="2" table:style-name="ce4" office:value-type="string" calcext:value-type="string">
            <text:p>3-sep-99</text:p>
          </table:table-cell>
          <table:table-cell table:number-columns-repeated="2" office:value-type="string" calcext:value-type="string">
            <text:p>Epistle modelling team</text:p>
          </table:table-cell>
          <table:table-cell table:number-columns-repeated="995"/>
        </table:table-row>
        <table:table-row table:style-name="ro1">
          <table:table-cell office:value-type="float" office:value="361" calcext:value-type="float">
            <text:p>36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289" calcext:value-type="float">
            <text:p>4289</text:p>
          </table:table-cell>
          <table:table-cell office:value-type="string" calcext:value-type="string">
            <text:p>intrinsic aspect</text:p>
          </table:table-cell>
          <table:table-cell office:value-type="float" office:value="1003160" calcext:value-type="float">
            <text:p>100316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21" calcext:value-type="float">
            <text:p>4821</text:p>
          </table:table-cell>
          <table:table-cell office:value-type="string" calcext:value-type="string">
            <text:p>related individual thing</text:p>
          </table:table-cell>
          <table:table-cell office:value-type="string" calcext:value-type="string">
            <text:p>that specifies the individual aspect that is an aspect of the possessor individual thing.</text:p>
          </table:table-cell>
          <table:table-cell office:value-type="string" calcext:value-type="string">
            <text:p>is a related individual thing that specifies the individual aspect that is an aspect of the possessor individual thing.</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12-okt-11</text:p>
          </table:table-cell>
          <table:table-cell office:value-type="string" calcext:value-type="string">
            <text:p>Andries van Renssen</text:p>
          </table:table-cell>
          <table:table-cell office:value-type="string" calcext:value-type="string">
            <text:p>Epistle modelling team</text:p>
          </table:table-cell>
          <table:table-cell table:number-columns-repeated="995"/>
        </table:table-row>
        <table:table-row table:style-name="ro1">
          <table:table-cell office:value-type="float" office:value="53" calcext:value-type="float">
            <text:p>5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4290" calcext:value-type="float">
            <text:p>4290</text:p>
          </table:table-cell>
          <table:table-cell office:value-type="string" calcext:value-type="string">
            <text:p>possessor of an aspect</text:p>
          </table:table-cell>
          <table:table-cell office:value-type="float" office:value="1001429" calcext:value-type="float">
            <text:p>1001429</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730067" calcext:value-type="float">
            <text:p>730067</text:p>
          </table:table-cell>
          <table:table-cell office:value-type="string" calcext:value-type="string">
            <text:p>individual thing</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number-columns-repeated="2" table:style-name="ce4" office:value-type="string" calcext:value-type="string">
            <text:p>3-sep-99</text:p>
          </table:table-cell>
          <table:table-cell table:number-columns-repeated="2" office:value-type="string" calcext:value-type="string">
            <text:p>Epistle modelling team</text:p>
          </table:table-cell>
          <table:table-cell table:number-columns-repeated="995"/>
        </table:table-row>
        <table:table-row table:style-name="ro1">
          <table:table-cell office:value-type="float" office:value="362" calcext:value-type="float">
            <text:p>36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290" calcext:value-type="float">
            <text:p>4290</text:p>
          </table:table-cell>
          <table:table-cell office:value-type="string" calcext:value-type="string">
            <text:p>possessor of an aspect</text:p>
          </table:table-cell>
          <table:table-cell office:value-type="float" office:value="1003161" calcext:value-type="float">
            <text:p>1003161</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23" calcext:value-type="float">
            <text:p>4823</text:p>
          </table:table-cell>
          <table:table-cell office:value-type="string" calcext:value-type="string">
            <text:p>individual relator</text:p>
          </table:table-cell>
          <table:table-cell office:value-type="string" calcext:value-type="string">
            <text:p>that specifies the individual thing that has the aspect.</text:p>
          </table:table-cell>
          <table:table-cell office:value-type="string" calcext:value-type="string">
            <text:p>is an individual relator that specifies the individual thing that has the aspect.</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30-okt-06</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491" calcext:value-type="float">
            <text:p>49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291" calcext:value-type="float">
            <text:p>4291</text:p>
          </table:table-cell>
          <table:table-cell office:value-type="string" calcext:value-type="string">
            <text:p>qualitative part for individual thing</text:p>
          </table:table-cell>
          <table:table-cell office:value-type="float" office:value="1003162" calcext:value-type="float">
            <text:p>1003162</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94" calcext:value-type="float">
            <text:p>4894</text:p>
          </table:table-cell>
          <table:table-cell office:value-type="string" calcext:value-type="string">
            <text:p>related kind</text:p>
          </table:table-cell>
          <table:table-cell office:value-type="string" calcext:value-type="string">
            <text:p>that specifies the subtype of individual thing whose members can be part of the whole individual.</text:p>
          </table:table-cell>
          <table:table-cell office:value-type="string" calcext:value-type="string">
            <text:p>is a related kind that specifies the subtype of individual thing whose members can be part of the whole individual.</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4-mei-06</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54" calcext:value-type="float">
            <text:p>5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4292" calcext:value-type="float">
            <text:p>4292</text:p>
          </table:table-cell>
          <table:table-cell office:value-type="string" calcext:value-type="string">
            <text:p>whole for kind of part</text:p>
          </table:table-cell>
          <table:table-cell office:value-type="float" office:value="1001430" calcext:value-type="float">
            <text:p>1001430</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730067" calcext:value-type="float">
            <text:p>730067</text:p>
          </table:table-cell>
          <table:table-cell office:value-type="string" calcext:value-type="string">
            <text:p>individual thing</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number-columns-repeated="2" table:style-name="ce4" office:value-type="string" calcext:value-type="string">
            <text:p>3-sep-99</text:p>
          </table:table-cell>
          <table:table-cell table:number-columns-repeated="2" office:value-type="string" calcext:value-type="string">
            <text:p>Epistle modelling team</text:p>
          </table:table-cell>
          <table:table-cell table:number-columns-repeated="995"/>
        </table:table-row>
        <table:table-row table:style-name="ro1">
          <table:table-cell office:value-type="float" office:value="492" calcext:value-type="float">
            <text:p>49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292" calcext:value-type="float">
            <text:p>4292</text:p>
          </table:table-cell>
          <table:table-cell office:value-type="string" calcext:value-type="string">
            <text:p>whole for kind of part</text:p>
          </table:table-cell>
          <table:table-cell office:value-type="float" office:value="1003163" calcext:value-type="float">
            <text:p>1003163</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93" calcext:value-type="float">
            <text:p>4893</text:p>
          </table:table-cell>
          <table:table-cell office:value-type="string" calcext:value-type="string">
            <text:p>relating individual thing</text:p>
          </table:table-cell>
          <table:table-cell office:value-type="string" calcext:value-type="string">
            <text:p>that specifies the individual that can have parts that are members of the part class.</text:p>
          </table:table-cell>
          <table:table-cell office:value-type="string" calcext:value-type="string">
            <text:p>is a relating individual thing that specifies the individual that can have parts that are members of the part class.</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4-mei-06</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14" calcext:value-type="float">
            <text:p>1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4328" calcext:value-type="float">
            <text:p>4328</text:p>
          </table:table-cell>
          <table:table-cell office:value-type="string" calcext:value-type="string">
            <text:p>qualitative subtype</text:p>
          </table:table-cell>
          <table:table-cell office:value-type="float" office:value="1001308" calcext:value-type="float">
            <text:p>1001308</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4990" calcext:value-type="float">
            <text:p>4990</text:p>
          </table:table-cell>
          <table:table-cell office:value-type="string" calcext:value-type="string">
            <text:p>concept</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12-nov-04</text:p>
          </table:table-cell>
          <table:table-cell office:value-type="string" calcext:value-type="string">
            <text:p>Andries van Renssen</text:p>
          </table:table-cell>
          <table:table-cell office:value-type="string" calcext:value-type="string">
            <text:p>Epistle modelling team</text:p>
          </table:table-cell>
          <table:table-cell table:number-columns-repeated="995"/>
        </table:table-row>
        <table:table-row table:style-name="ro1">
          <table:table-cell office:value-type="float" office:value="435" calcext:value-type="float">
            <text:p>43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328" calcext:value-type="float">
            <text:p>4328</text:p>
          </table:table-cell>
          <table:table-cell office:value-type="string" calcext:value-type="string">
            <text:p>qualitative subtype</text:p>
          </table:table-cell>
          <table:table-cell office:value-type="float" office:value="1003199" calcext:value-type="float">
            <text:p>100319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3818" calcext:value-type="float">
            <text:p>3818</text:p>
          </table:table-cell>
          <table:table-cell office:value-type="string" calcext:value-type="string">
            <text:p>subtype</text:p>
          </table:table-cell>
          <table:table-cell office:value-type="string" calcext:value-type="string">
            <text:p>that indicates a qualitative concept that has a role a subtype in a relation with a specified supertype concept. Typically the subtype is a value (such as '5 mm') and the supertype concept is a conceptual concept, especially a conceptual aspect, such as 'color' or 'length'. Each individual thing that is classified by a qualitative concept is by definition also classified by its supertype concept.</text:p>
          </table:table-cell>
          <table:table-cell office:value-type="string" calcext:value-type="string">
            <text:p>is a subtype that indicates a qualitative concept that has a role a subtype in a relation with a specified supertype concept. Typically the subtype is a value (such as '5 mm') and the supertype concept is a conceptual concept, especially a conceptual aspect, such as 'color' or 'length'. Each individual thing that is classified by a qualitative concept is by definition also classified by its supertype concept.</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15-feb-14</text:p>
          </table:table-cell>
          <table:table-cell office:value-type="string" calcext:value-type="string">
            <text:p>Andries van Renssen</text:p>
          </table:table-cell>
          <table:table-cell office:value-type="string" calcext:value-type="string">
            <text:p>Epistle modelling team</text:p>
          </table:table-cell>
          <table:table-cell table:number-columns-repeated="995"/>
        </table:table-row>
        <table:table-row table:style-name="ro1">
          <table:table-cell office:value-type="float" office:value="15" calcext:value-type="float">
            <text:p>1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4329" calcext:value-type="float">
            <text:p>4329</text:p>
          </table:table-cell>
          <table:table-cell office:value-type="string" calcext:value-type="string">
            <text:p>nature</text:p>
          </table:table-cell>
          <table:table-cell office:value-type="float" office:value="1001949" calcext:value-type="float">
            <text:p>1001949</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4990" calcext:value-type="float">
            <text:p>4990</text:p>
          </table:table-cell>
          <table:table-cell office:value-type="string" calcext:value-type="string">
            <text:p>concept</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12-nov-04</text:p>
          </table:table-cell>
          <table:table-cell office:value-type="string" calcext:value-type="string">
            <text:p>Andries van Renssen</text:p>
          </table:table-cell>
          <table:table-cell office:value-type="string" calcext:value-type="string">
            <text:p>Epistle modelling team</text:p>
          </table:table-cell>
          <table:table-cell table:number-columns-repeated="995"/>
        </table:table-row>
        <table:table-row table:style-name="ro1">
          <table:table-cell office:value-type="float" office:value="436" calcext:value-type="float">
            <text:p>43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329" calcext:value-type="float">
            <text:p>4329</text:p>
          </table:table-cell>
          <table:table-cell office:value-type="string" calcext:value-type="string">
            <text:p>nature</text:p>
          </table:table-cell>
          <table:table-cell office:value-type="float" office:value="1003200" calcext:value-type="float">
            <text:p>100320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3817" calcext:value-type="float">
            <text:p>3817</text:p>
          </table:table-cell>
          <table:table-cell office:value-type="string" calcext:value-type="string">
            <text:p>supertype</text:p>
          </table:table-cell>
          <table:table-cell office:value-type="string" calcext:value-type="string">
            <text:p>that specifies a conceptual aspect that is the nature of a specified qualitative kind.</text:p>
          </table:table-cell>
          <table:table-cell office:value-type="string" calcext:value-type="string">
            <text:p>is a supertype that specifies a conceptual aspect that is the nature of a specified qualitative kind.</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27-nov-02</text:p>
          </table:table-cell>
          <table:table-cell office:value-type="string" calcext:value-type="string">
            <text:p>Andries van Renssen</text:p>
          </table:table-cell>
          <table:table-cell office:value-type="string" calcext:value-type="string">
            <text:p>Epistle modelling team</text:p>
          </table:table-cell>
          <table:table-cell table:number-columns-repeated="995"/>
        </table:table-row>
        <table:table-row table:style-name="ro1">
          <table:table-cell office:value-type="float" office:value="493" calcext:value-type="float">
            <text:p>49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329" calcext:value-type="float">
            <text:p>4329</text:p>
          </table:table-cell>
          <table:table-cell office:value-type="string" calcext:value-type="string">
            <text:p>qualified</text:p>
          </table:table-cell>
          <table:table-cell office:value-type="float" office:value="1009814" calcext:value-type="float">
            <text:p>1009814</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4329" calcext:value-type="float">
            <text:p>4329</text:p>
          </table:table-cell>
          <table:table-cell office:value-type="string" calcext:value-type="string">
            <text:p>nature</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10-jan-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5" calcext:value-type="float">
            <text:p>5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4330" calcext:value-type="float">
            <text:p>4330</text:p>
          </table:table-cell>
          <table:table-cell office:value-type="string" calcext:value-type="string">
            <text:p>possessor of time aspect</text:p>
          </table:table-cell>
          <table:table-cell office:value-type="float" office:value="1001628" calcext:value-type="float">
            <text:p>1001628</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730067" calcext:value-type="float">
            <text:p>730067</text:p>
          </table:table-cell>
          <table:table-cell office:value-type="string" calcext:value-type="string">
            <text:p>individual thing</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7-nov-02</text:p>
          </table:table-cell>
          <table:table-cell office:value-type="string" calcext:value-type="string">
            <text:p>Andries van Renssen</text:p>
          </table:table-cell>
          <table:table-cell office:value-type="string" calcext:value-type="string">
            <text:p>Epistle modelling team</text:p>
          </table:table-cell>
          <table:table-cell table:number-columns-repeated="995"/>
        </table:table-row>
        <table:table-row table:style-name="ro1">
          <table:table-cell office:value-type="float" office:value="494" calcext:value-type="float">
            <text:p>49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330" calcext:value-type="float">
            <text:p>4330</text:p>
          </table:table-cell>
          <table:table-cell office:value-type="string" calcext:value-type="string">
            <text:p>possessor of time aspect</text:p>
          </table:table-cell>
          <table:table-cell office:value-type="float" office:value="1003201" calcext:value-type="float">
            <text:p>1003201</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290" calcext:value-type="float">
            <text:p>4290</text:p>
          </table:table-cell>
          <table:table-cell office:value-type="string" calcext:value-type="string">
            <text:p>possessor of an aspect</text:p>
          </table:table-cell>
          <table:table-cell office:value-type="string" calcext:value-type="string">
            <text:p>that specifies the state that possesses the time of state.</text:p>
          </table:table-cell>
          <table:table-cell office:value-type="string" calcext:value-type="string">
            <text:p>is a possessor of an aspect that specifies the state that possesses the time of state.</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3-sep-99</text:p>
          </table:table-cell>
          <table:table-cell office:value-type="string" calcext:value-type="string">
            <text:p>Epistle modelling team</text:p>
          </table:table-cell>
          <table:table-cell office:value-type="string" calcext:value-type="string">
            <text:p>ISO 10303-221:2002</text:p>
          </table:table-cell>
          <table:table-cell table:number-columns-repeated="995"/>
        </table:table-row>
        <table:table-row table:style-name="ro1">
          <table:table-cell office:value-type="float" office:value="495" calcext:value-type="float">
            <text:p>49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331" calcext:value-type="float">
            <text:p>4331</text:p>
          </table:table-cell>
          <table:table-cell office:value-type="string" calcext:value-type="string">
            <text:p>intrinsic time aspect</text:p>
          </table:table-cell>
          <table:table-cell office:value-type="float" office:value="1003202" calcext:value-type="float">
            <text:p>1003202</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289" calcext:value-type="float">
            <text:p>4289</text:p>
          </table:table-cell>
          <table:table-cell office:value-type="string" calcext:value-type="string">
            <text:p>intrinsic aspect</text:p>
          </table:table-cell>
          <table:table-cell office:value-type="string" calcext:value-type="string">
            <text:p>where the aspect is a time.</text:p>
          </table:table-cell>
          <table:table-cell office:value-type="string" calcext:value-type="string">
            <text:p>is an intrinsic aspect where the aspect is a time.</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12-dec-11</text:p>
          </table:table-cell>
          <table:table-cell office:value-type="string" calcext:value-type="string">
            <text:p>Andries van Renssen</text:p>
          </table:table-cell>
          <table:table-cell office:value-type="string" calcext:value-type="string">
            <text:p>Epistle modelling team</text:p>
          </table:table-cell>
          <table:table-cell table:number-columns-repeated="995"/>
        </table:table-row>
        <table:table-row table:style-name="ro1">
          <table:table-cell office:value-type="float" office:value="405" calcext:value-type="float">
            <text:p>40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353" calcext:value-type="float">
            <text:p>4353</text:p>
          </table:table-cell>
          <table:table-cell office:value-type="string" calcext:value-type="string">
            <text:p>quantified characteristic</text:p>
          </table:table-cell>
          <table:table-cell office:value-type="float" office:value="1003224" calcext:value-type="float">
            <text:p>100322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2046" calcext:value-type="float">
            <text:p>2046</text:p>
          </table:table-cell>
          <table:table-cell office:value-type="string" calcext:value-type="string">
            <text:p>quantified aspect</text:p>
          </table:table-cell>
          <table:table-cell office:value-type="string" calcext:value-type="string">
            <text:p>that specifies the characteristic that can be quantified using the scale.</text:p>
          </table:table-cell>
          <table:table-cell office:value-type="string" calcext:value-type="string">
            <text:p>is a quantified aspect that specifies the characteristic that can be quantified using the scale.</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3-sep-99</text:p>
          </table:table-cell>
          <table:table-cell office:value-type="string" calcext:value-type="string">
            <text:p>Epistle modelling team</text:p>
          </table:table-cell>
          <table:table-cell office:value-type="string" calcext:value-type="string">
            <text:p>ISO 10303-221:2002</text:p>
          </table:table-cell>
          <table:table-cell table:number-columns-repeated="995"/>
        </table:table-row>
        <table:table-row table:style-name="ro1">
          <table:table-cell office:value-type="float" office:value="406" calcext:value-type="float">
            <text:p>40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354" calcext:value-type="float">
            <text:p>4354</text:p>
          </table:table-cell>
          <table:table-cell office:value-type="string" calcext:value-type="string">
            <text:p>quantifying scale value</text:p>
          </table:table-cell>
          <table:table-cell office:value-type="float" office:value="1003225" calcext:value-type="float">
            <text:p>100322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2045" calcext:value-type="float">
            <text:p>2045</text:p>
          </table:table-cell>
          <table:table-cell office:value-type="string" calcext:value-type="string">
            <text:p>quantifier</text:p>
          </table:table-cell>
          <table:table-cell office:value-type="string" calcext:value-type="string">
            <text:p>that specifies the scale that is possessed by the possessor characteristic.</text:p>
          </table:table-cell>
          <table:table-cell office:value-type="string" calcext:value-type="string">
            <text:p>is a quantifier that specifies the scale that is possessed by the possessor characteristic.</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21-nov-05</text:p>
          </table:table-cell>
          <table:table-cell office:value-type="string" calcext:value-type="string">
            <text:p>Andries van Renssen</text:p>
          </table:table-cell>
          <table:table-cell office:value-type="string" calcext:value-type="string">
            <text:p>Epistle modelling team</text:p>
          </table:table-cell>
          <table:table-cell table:number-columns-repeated="995"/>
        </table:table-row>
        <table:table-row table:style-name="ro1">
          <table:table-cell office:value-type="float" office:value="496" calcext:value-type="float">
            <text:p>49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390" calcext:value-type="float">
            <text:p>4390</text:p>
          </table:table-cell>
          <table:table-cell office:value-type="string" calcext:value-type="string">
            <text:p>conceptually quantified characteristic</text:p>
          </table:table-cell>
          <table:table-cell office:value-type="float" office:value="1003261" calcext:value-type="float">
            <text:p>1003261</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002" calcext:value-type="float">
            <text:p>5002</text:p>
          </table:table-cell>
          <table:table-cell office:value-type="string" calcext:value-type="string">
            <text:p>conceptual relator</text:p>
          </table:table-cell>
          <table:table-cell office:value-type="string" calcext:value-type="string">
            <text:p>that specifies the common characteristic whose members are quantified by members of the quantifying mathematical value.</text:p>
          </table:table-cell>
          <table:table-cell office:value-type="string" calcext:value-type="string">
            <text:p>is a conceptual relator that specifies the common characteristic whose members are quantified by members of the quantifying mathematical value.</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12-mrt-09</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57" calcext:value-type="float">
            <text:p>5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4546" calcext:value-type="float">
            <text:p>4546</text:p>
          </table:table-cell>
          <table:table-cell office:value-type="string" calcext:value-type="string">
            <text:p>involved</text:p>
          </table:table-cell>
          <table:table-cell office:value-type="float" office:value="1006330" calcext:value-type="float">
            <text:p>1006330</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730067" calcext:value-type="float">
            <text:p>730067</text:p>
          </table:table-cell>
          <table:table-cell office:value-type="string" calcext:value-type="string">
            <text:p>individual thing</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style-name="ce4" office:value-type="string" calcext:value-type="string">
            <text:p>22-feb-02</text:p>
          </table:table-cell>
          <table:table-cell table:style-name="ce4" office:value-type="string" calcext:value-type="string">
            <text:p>13-mei-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97" calcext:value-type="float">
            <text:p>49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546" calcext:value-type="float">
            <text:p>4546</text:p>
          </table:table-cell>
          <table:table-cell office:value-type="string" calcext:value-type="string">
            <text:p>involved</text:p>
          </table:table-cell>
          <table:table-cell office:value-type="float" office:value="1004564" calcext:value-type="float">
            <text:p>100456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21" calcext:value-type="float">
            <text:p>4821</text:p>
          </table:table-cell>
          <table:table-cell office:value-type="string" calcext:value-type="string">
            <text:p>related individual thing</text:p>
          </table:table-cell>
          <table:table-cell office:value-type="string" calcext:value-type="string">
            <text:p>by being active over time in an occurrence.</text:p>
          </table:table-cell>
          <table:table-cell office:value-type="string" calcext:value-type="string">
            <text:p>is a related individual thing by being active over time in an occurrence.</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26-mei-00</text:p>
          </table:table-cell>
          <table:table-cell table:style-name="ce4" office:value-type="string" calcext:value-type="string">
            <text:p>13-mei-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98" calcext:value-type="float">
            <text:p>49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546" calcext:value-type="float">
            <text:p>4546</text:p>
          </table:table-cell>
          <table:table-cell office:value-type="string" calcext:value-type="string">
            <text:p>played role in an occurrence</text:p>
          </table:table-cell>
          <table:table-cell office:value-type="float" office:value="1008585" calcext:value-type="float">
            <text:p>1008585</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4546" calcext:value-type="float">
            <text:p>4546</text:p>
          </table:table-cell>
          <table:table-cell office:value-type="string" calcext:value-type="string">
            <text:p>involved</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2-mrt-04</text:p>
          </table:table-cell>
          <table:table-cell table:style-name="ce4" office:value-type="string" calcext:value-type="string">
            <text:p>3-feb-1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0" calcext:value-type="float">
            <text:p>10</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4551" calcext:value-type="float">
            <text:p>4551</text:p>
          </table:table-cell>
          <table:table-cell office:value-type="string" calcext:value-type="string">
            <text:p>something denoted by an alias term</text:p>
          </table:table-cell>
          <table:table-cell office:value-type="float" office:value="1004439" calcext:value-type="float">
            <text:p>1004439</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730000" calcext:value-type="float">
            <text:p>730000</text:p>
          </table:table-cell>
          <table:table-cell office:value-type="string" calcext:value-type="string">
            <text:p>anything</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style-name="ce4" office:value-type="string" calcext:value-type="string">
            <text:p>29-mei-00</text:p>
          </table:table-cell>
          <table:table-cell table:style-name="ce4" office:value-type="string" calcext:value-type="string">
            <text:p>24-feb-10</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132" calcext:value-type="float">
            <text:p>132</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551" calcext:value-type="float">
            <text:p>4551</text:p>
          </table:table-cell>
          <table:table-cell office:value-type="string" calcext:value-type="string">
            <text:p>something denoted by an alias term</text:p>
          </table:table-cell>
          <table:table-cell office:value-type="float" office:value="1004569" calcext:value-type="float">
            <text:p>100456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729" calcext:value-type="float">
            <text:p>4729</text:p>
          </table:table-cell>
          <table:table-cell office:value-type="string" calcext:value-type="string">
            <text:p>relator</text:p>
          </table:table-cell>
          <table:table-cell office:value-type="string" calcext:value-type="string">
            <text:p>that indicates a relation between an object and an alias term or qualitative pattern for the object that is also denoted by a base term.</text:p>
          </table:table-cell>
          <table:table-cell office:value-type="string" calcext:value-type="string">
            <text:p>is a relator that indicates a relation between an object and an alias term or qualitative pattern for the object that is also denoted by a base term.</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29-mei-00</text:p>
          </table:table-cell>
          <table:table-cell table:style-name="ce4" office:value-type="string" calcext:value-type="string">
            <text:p>24-feb-10</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11" calcext:value-type="float">
            <text:p>11</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4552" calcext:value-type="float">
            <text:p>4552</text:p>
          </table:table-cell>
          <table:table-cell office:value-type="string" calcext:value-type="string">
            <text:p>something denoted by a base term</text:p>
          </table:table-cell>
          <table:table-cell office:value-type="float" office:value="1004440" calcext:value-type="float">
            <text:p>1004440</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730000" calcext:value-type="float">
            <text:p>730000</text:p>
          </table:table-cell>
          <table:table-cell office:value-type="string" calcext:value-type="string">
            <text:p>anything</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style-name="ce4" office:value-type="string" calcext:value-type="string">
            <text:p>29-mei-00</text:p>
          </table:table-cell>
          <table:table-cell table:style-name="ce4" office:value-type="string" calcext:value-type="string">
            <text:p>24-feb-10</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133" calcext:value-type="float">
            <text:p>133</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552" calcext:value-type="float">
            <text:p>4552</text:p>
          </table:table-cell>
          <table:table-cell office:value-type="string" calcext:value-type="string">
            <text:p>something denoted by a base term</text:p>
          </table:table-cell>
          <table:table-cell office:value-type="float" office:value="1004570" calcext:value-type="float">
            <text:p>100457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24" calcext:value-type="float">
            <text:p>4824</text:p>
          </table:table-cell>
          <table:table-cell office:value-type="string" calcext:value-type="string">
            <text:p>related</text:p>
          </table:table-cell>
          <table:table-cell office:value-type="string" calcext:value-type="string">
            <text:p>that indicates a relation between an object and a base term or qualitative pattern by which the object is denoted.</text:p>
          </table:table-cell>
          <table:table-cell office:value-type="string" calcext:value-type="string">
            <text:p>is a related that indicates a relation between an object and a base term or qualitative pattern by which the object is denoted.</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29-mei-00</text:p>
          </table:table-cell>
          <table:table-cell table:style-name="ce4" office:value-type="string" calcext:value-type="string">
            <text:p>24-feb-10</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419" calcext:value-type="float">
            <text:p>41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561" calcext:value-type="float">
            <text:p>4561</text:p>
          </table:table-cell>
          <table:table-cell office:value-type="string" calcext:value-type="string">
            <text:p>classifying role</text:p>
          </table:table-cell>
          <table:table-cell office:value-type="float" office:value="1004579" calcext:value-type="float">
            <text:p>100457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3822" calcext:value-type="float">
            <text:p>3822</text:p>
          </table:table-cell>
          <table:table-cell office:value-type="string" calcext:value-type="string">
            <text:p>classifier for an individual thing</text:p>
          </table:table-cell>
          <table:table-cell office:value-type="string" calcext:value-type="string">
            <text:p>that specifies the subtype of role that classifies the role that the classified physical object is playing or is expected to play.</text:p>
          </table:table-cell>
          <table:table-cell office:value-type="string" calcext:value-type="string">
            <text:p>is a classifier for an individual thing that specifies the subtype of role that classifies the role that the classified physical object is playing or is expected to play.</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5-jun-00</text:p>
          </table:table-cell>
          <table:table-cell table:style-name="ce4" office:value-type="string" calcext:value-type="string">
            <text:p>6-jan-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20" calcext:value-type="float">
            <text:p>42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561" calcext:value-type="float">
            <text:p>4561</text:p>
          </table:table-cell>
          <table:table-cell office:value-type="string" calcext:value-type="string">
            <text:p>classifying subtype of role</text:p>
          </table:table-cell>
          <table:table-cell office:value-type="float" office:value="1005973" calcext:value-type="float">
            <text:p>1005973</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4561" calcext:value-type="float">
            <text:p>4561</text:p>
          </table:table-cell>
          <table:table-cell office:value-type="string" calcext:value-type="string">
            <text:p>classifying role</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13-jul-0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6" calcext:value-type="float">
            <text:p>7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4620" calcext:value-type="float">
            <text:p>4620</text:p>
          </table:table-cell>
          <table:table-cell office:value-type="string" calcext:value-type="string">
            <text:p>conceptually possessed aspect</text:p>
          </table:table-cell>
          <table:table-cell office:value-type="float" office:value="1005856" calcext:value-type="float">
            <text:p>1005856</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790229" calcext:value-type="float">
            <text:p>790229</text:p>
          </table:table-cell>
          <table:table-cell office:value-type="string" calcext:value-type="string">
            <text:p>aspect</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style-name="ce4" office:value-type="string" calcext:value-type="string">
            <text:p>9-mei-01</text:p>
          </table:table-cell>
          <table:table-cell table:style-name="ce4" office:value-type="string" calcext:value-type="string">
            <text:p>31-jan-1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85" calcext:value-type="float">
            <text:p>48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620" calcext:value-type="float">
            <text:p>4620</text:p>
          </table:table-cell>
          <table:table-cell office:value-type="string" calcext:value-type="string">
            <text:p>conceptually possessed aspect</text:p>
          </table:table-cell>
          <table:table-cell office:value-type="float" office:value="1005891" calcext:value-type="float">
            <text:p>1005891</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706" calcext:value-type="float">
            <text:p>4706</text:p>
          </table:table-cell>
          <table:table-cell office:value-type="string" calcext:value-type="string">
            <text:p>conceptually related</text:p>
          </table:table-cell>
          <table:table-cell office:value-type="string" calcext:value-type="string">
            <text:p>as an aspect that is possessed by a possessor.</text:p>
          </table:table-cell>
          <table:table-cell office:value-type="string" calcext:value-type="string">
            <text:p>is a conceptually related as an aspect that is possessed by a possessor.</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9-mei-01</text:p>
          </table:table-cell>
          <table:table-cell table:style-name="ce4" office:value-type="string" calcext:value-type="string">
            <text:p>3-okt-0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71" calcext:value-type="float">
            <text:p>37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658" calcext:value-type="float">
            <text:p>4658</text:p>
          </table:table-cell>
          <table:table-cell office:value-type="string" calcext:value-type="string">
            <text:p>binary relation between individual things</text:p>
          </table:table-cell>
          <table:table-cell office:value-type="float" office:value="1005990" calcext:value-type="float">
            <text:p>100599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516" calcext:value-type="float">
            <text:p>5516</text:p>
          </table:table-cell>
          <table:table-cell office:value-type="string" calcext:value-type="string">
            <text:p>relation between individual things</text:p>
          </table:table-cell>
          <table:table-cell office:value-type="string" calcext:value-type="string">
            <text:p>that indicates that one individual thing is related to one other individual thing.</text:p>
          </table:table-cell>
          <table:table-cell office:value-type="string" calcext:value-type="string">
            <text:p>is a relation between individual things that indicates that one individual thing is related to one other individual thing.</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15-aug-01</text:p>
          </table:table-cell>
          <table:table-cell table:style-name="ce4" office:value-type="string" calcext:value-type="string">
            <text:p>30-okt-06</text:p>
          </table:table-cell>
          <table:table-cell office:value-type="string" calcext:value-type="string">
            <text:p>Andries van Renssen</text:p>
          </table:table-cell>
          <table:table-cell office:value-type="string" calcext:value-type="string">
            <text:p>Bernd Wenzel</text:p>
          </table:table-cell>
          <table:table-cell table:number-columns-repeated="995"/>
        </table:table-row>
        <table:table-row table:style-name="ro1">
          <table:table-cell office:value-type="float" office:value="372" calcext:value-type="float">
            <text:p>37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658" calcext:value-type="float">
            <text:p>4658</text:p>
          </table:table-cell>
          <table:table-cell office:value-type="string" calcext:value-type="string">
            <text:p>binary relation between individual things</text:p>
          </table:table-cell>
          <table:table-cell office:value-type="float" office:value="1027848" calcext:value-type="float">
            <text:p>1027848</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935" calcext:value-type="float">
            <text:p>5935</text:p>
          </table:table-cell>
          <table:table-cell office:value-type="string" calcext:value-type="string">
            <text:p>binary relation</text:p>
          </table:table-cell>
          <table:table-cell office:value-type="string" calcext:value-type="string">
            <text:p>that indicates that one individual thing is related to one other individual thing.</text:p>
          </table:table-cell>
          <table:table-cell office:value-type="string" calcext:value-type="string">
            <text:p>is a binary relation that indicates that one individual thing is related to one other individual thing.</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18-jul-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73" calcext:value-type="float">
            <text:p>37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4658" calcext:value-type="float">
            <text:p>4658</text:p>
          </table:table-cell>
          <table:table-cell office:value-type="string" calcext:value-type="string">
            <text:p>binary relation between individual things</text:p>
          </table:table-cell>
          <table:table-cell office:value-type="float" office:value="1006756" calcext:value-type="float">
            <text:p>1006756</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4823" calcext:value-type="float">
            <text:p>4823</text:p>
          </table:table-cell>
          <table:table-cell office:value-type="string" calcext:value-type="string">
            <text:p>individual relator</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18-jun-02</text:p>
          </table:table-cell>
          <table:table-cell table:style-name="ce4" office:value-type="string" calcext:value-type="string">
            <text:p>18-jul-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74" calcext:value-type="float">
            <text:p>37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4658" calcext:value-type="float">
            <text:p>4658</text:p>
          </table:table-cell>
          <table:table-cell office:value-type="string" calcext:value-type="string">
            <text:p>binary relation between individual things</text:p>
          </table:table-cell>
          <table:table-cell office:value-type="float" office:value="1006757" calcext:value-type="float">
            <text:p>1006757</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4821" calcext:value-type="float">
            <text:p>4821</text:p>
          </table:table-cell>
          <table:table-cell office:value-type="string" calcext:value-type="string">
            <text:p>related individual thing</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18-jun-02</text:p>
          </table:table-cell>
          <table:table-cell table:style-name="ce4" office:value-type="string" calcext:value-type="string">
            <text:p>30-mei-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75" calcext:value-type="float">
            <text:p>375</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658" calcext:value-type="float">
            <text:p>4658</text:p>
          </table:table-cell>
          <table:table-cell office:value-type="string" calcext:value-type="string">
            <text:p>is related to</text:p>
          </table:table-cell>
          <table:table-cell office:value-type="float" office:value="1008706" calcext:value-type="float">
            <text:p>1008706</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4658" calcext:value-type="float">
            <text:p>4658</text:p>
          </table:table-cell>
          <table:table-cell office:value-type="string" calcext:value-type="string">
            <text:p>binary relation between individual things</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number-columns-repeated="2" table:style-name="ce4" office:value-type="string" calcext:value-type="string">
            <text:p>7-mei-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76" calcext:value-type="float">
            <text:p>376</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658" calcext:value-type="float">
            <text:p>4658</text:p>
          </table:table-cell>
          <table:table-cell office:value-type="string" calcext:value-type="string">
            <text:p>is related with</text:p>
          </table:table-cell>
          <table:table-cell office:value-type="float" office:value="1008707" calcext:value-type="float">
            <text:p>1008707</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658" calcext:value-type="float">
            <text:p>4658</text:p>
          </table:table-cell>
          <table:table-cell office:value-type="string" calcext:value-type="string">
            <text:p>binary relation between individual things</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7-mei-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06" calcext:value-type="float">
            <text:p>50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662" calcext:value-type="float">
            <text:p>4662</text:p>
          </table:table-cell>
          <table:table-cell office:value-type="string" calcext:value-type="string">
            <text:p>organization relation of an individual thing</text:p>
          </table:table-cell>
          <table:table-cell office:value-type="float" office:value="1006003" calcext:value-type="float">
            <text:p>1006003</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260" calcext:value-type="float">
            <text:p>1260</text:p>
          </table:table-cell>
          <table:table-cell office:value-type="string" calcext:value-type="string">
            <text:p>composition relation of an individual thing</text:p>
          </table:table-cell>
          <table:table-cell office:value-type="string" calcext:value-type="string">
            <text:p>that has a single individual as the whole and indicates that the part plays a particular role within the whole.</text:p>
          </table:table-cell>
          <table:table-cell office:value-type="string" calcext:value-type="string">
            <text:p>is a composition relation of an individual thing that has a single individual as the whole and indicates that the part plays a particular role within the whole.</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24-jul-98</text:p>
          </table:table-cell>
          <table:table-cell table:style-name="ce4" office:value-type="string" calcext:value-type="string">
            <text:p>28-apr-11</text:p>
          </table:table-cell>
          <table:table-cell office:value-type="string" calcext:value-type="string">
            <text:p>Andries van Renssen</text:p>
          </table:table-cell>
          <table:table-cell office:value-type="string" calcext:value-type="string">
            <text:p>Epstle Core Model modelling team</text:p>
          </table:table-cell>
          <table:table-cell table:number-columns-repeated="995"/>
        </table:table-row>
        <table:table-row table:style-name="ro1">
          <table:table-cell office:value-type="float" office:value="380" calcext:value-type="float">
            <text:p>38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668" calcext:value-type="float">
            <text:p>4668</text:p>
          </table:table-cell>
          <table:table-cell office:value-type="string" calcext:value-type="string">
            <text:p>being located relative to a physical object</text:p>
          </table:table-cell>
          <table:table-cell office:value-type="float" office:value="1006009" calcext:value-type="float">
            <text:p>100600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658" calcext:value-type="float">
            <text:p>4658</text:p>
          </table:table-cell>
          <table:table-cell office:value-type="string" calcext:value-type="string">
            <text:p>binary relation between individual things</text:p>
          </table:table-cell>
          <table:table-cell office:value-type="string" calcext:value-type="string">
            <text:p>that specifies that an individual thing is present or observed at a position and possibly an orientation relative to a physical object. Typically the located thing is a physical object, but can also be a measured or intended aspect or an occurrence.</text:p>
          </table:table-cell>
          <table:table-cell office:value-type="string" calcext:value-type="string">
            <text:p>is a binary relation between individual things that specifies that an individual thing is present or observed at a position and possibly an orientation relative to a physical object. Typically the located thing is a physical object, but can also be a measured or intended aspect or an occurrence.</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17-sep-01</text:p>
          </table:table-cell>
          <table:table-cell table:style-name="ce4" office:value-type="string" calcext:value-type="string">
            <text:p>2-sep-13</text:p>
          </table:table-cell>
          <table:table-cell office:value-type="string" calcext:value-type="string">
            <text:p>Andries van Renssen</text:p>
          </table:table-cell>
          <table:table-cell office:value-type="string" calcext:value-type="string">
            <text:p>Epstle Core Model modelling team</text:p>
          </table:table-cell>
          <table:table-cell table:number-columns-repeated="995"/>
        </table:table-row>
        <table:table-row table:style-name="ro1">
          <table:table-cell office:value-type="float" office:value="381" calcext:value-type="float">
            <text:p>38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4668" calcext:value-type="float">
            <text:p>4668</text:p>
          </table:table-cell>
          <table:table-cell office:value-type="string" calcext:value-type="string">
            <text:p>being located relative to a physical object</text:p>
          </table:table-cell>
          <table:table-cell office:value-type="float" office:value="1008226" calcext:value-type="float">
            <text:p>1008226</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5361" calcext:value-type="float">
            <text:p>5361</text:p>
          </table:table-cell>
          <table:table-cell office:value-type="string" calcext:value-type="string">
            <text:p>located</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9-okt-03</text:p>
          </table:table-cell>
          <table:table-cell table:style-name="ce4" office:value-type="string" calcext:value-type="string">
            <text:p>27-mei-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82" calcext:value-type="float">
            <text:p>38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4668" calcext:value-type="float">
            <text:p>4668</text:p>
          </table:table-cell>
          <table:table-cell office:value-type="string" calcext:value-type="string">
            <text:p>being located relative to a physical object</text:p>
          </table:table-cell>
          <table:table-cell office:value-type="float" office:value="1008227" calcext:value-type="float">
            <text:p>1008227</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5137" calcext:value-type="float">
            <text:p>5137</text:p>
          </table:table-cell>
          <table:table-cell office:value-type="string" calcext:value-type="string">
            <text:p>reference location</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9-okt-03</text:p>
          </table:table-cell>
          <table:table-cell table:style-name="ce4" office:value-type="string" calcext:value-type="string">
            <text:p>27-mei-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83" calcext:value-type="float">
            <text:p>383</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668" calcext:value-type="float">
            <text:p>4668</text:p>
          </table:table-cell>
          <table:table-cell office:value-type="string" calcext:value-type="string">
            <text:p>is located at</text:p>
          </table:table-cell>
          <table:table-cell office:value-type="float" office:value="1009006" calcext:value-type="float">
            <text:p>1009006</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668" calcext:value-type="float">
            <text:p>4668</text:p>
          </table:table-cell>
          <table:table-cell office:value-type="string" calcext:value-type="string">
            <text:p>being located relative to a physical object</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21-mrt-05</text:p>
          </table:table-cell>
          <table:table-cell table:style-name="ce4" office:value-type="string" calcext:value-type="string">
            <text:p>27-mei-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84" calcext:value-type="float">
            <text:p>384</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668" calcext:value-type="float">
            <text:p>4668</text:p>
          </table:table-cell>
          <table:table-cell office:value-type="string" calcext:value-type="string">
            <text:p>is the location of</text:p>
          </table:table-cell>
          <table:table-cell office:value-type="float" office:value="1009007" calcext:value-type="float">
            <text:p>1009007</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4668" calcext:value-type="float">
            <text:p>4668</text:p>
          </table:table-cell>
          <table:table-cell office:value-type="string" calcext:value-type="string">
            <text:p>being located relative to a physical object</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style-name="ce4" office:value-type="string" calcext:value-type="string">
            <text:p>21-mrt-05</text:p>
          </table:table-cell>
          <table:table-cell table:style-name="ce4" office:value-type="string" calcext:value-type="string">
            <text:p>28-mrt-1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7" calcext:value-type="float">
            <text:p>7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4680" calcext:value-type="float">
            <text:p>4680</text:p>
          </table:table-cell>
          <table:table-cell office:value-type="string" calcext:value-type="string">
            <text:p>correlated aspect</text:p>
          </table:table-cell>
          <table:table-cell office:value-type="float" office:value="1006079" calcext:value-type="float">
            <text:p>1006079</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790229" calcext:value-type="float">
            <text:p>790229</text:p>
          </table:table-cell>
          <table:table-cell office:value-type="string" calcext:value-type="string">
            <text:p>aspect</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style-name="ce4" office:value-type="string" calcext:value-type="string">
            <text:p>19-sep-01</text:p>
          </table:table-cell>
          <table:table-cell table:style-name="ce4" office:value-type="string" calcext:value-type="string">
            <text:p>6-aug-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07" calcext:value-type="float">
            <text:p>50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680" calcext:value-type="float">
            <text:p>4680</text:p>
          </table:table-cell>
          <table:table-cell office:value-type="string" calcext:value-type="string">
            <text:p>correlated aspect</text:p>
          </table:table-cell>
          <table:table-cell office:value-type="float" office:value="1006081" calcext:value-type="float">
            <text:p>1006081</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23" calcext:value-type="float">
            <text:p>4823</text:p>
          </table:table-cell>
          <table:table-cell office:value-type="string" calcext:value-type="string">
            <text:p>individual relator</text:p>
          </table:table-cell>
          <table:table-cell office:value-type="string" calcext:value-type="string">
            <text:p>by having a value that is dependent on the value of another aspect or on which the value of another aspect depends.</text:p>
          </table:table-cell>
          <table:table-cell office:value-type="string" calcext:value-type="string">
            <text:p>is an individual relator by having a value that is dependent on the value of another aspect or on which the value of another aspect depends.</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9-sep-01</text:p>
          </table:table-cell>
          <table:table-cell table:style-name="ce4" office:value-type="string" calcext:value-type="string">
            <text:p>12-apr-1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34" calcext:value-type="float">
            <text:p>13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682" calcext:value-type="float">
            <text:p>4682</text:p>
          </table:table-cell>
          <table:table-cell office:value-type="string" calcext:value-type="string">
            <text:p>description relation</text:p>
          </table:table-cell>
          <table:table-cell office:value-type="float" office:value="1006083" calcext:value-type="float">
            <text:p>1006083</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6029" calcext:value-type="float">
            <text:p>6029</text:p>
          </table:table-cell>
          <table:table-cell office:value-type="string" calcext:value-type="string">
            <text:p>information provision relation</text:p>
          </table:table-cell>
          <table:table-cell office:value-type="string" calcext:value-type="string">
            <text:p>that specifies that a specified described thing is described by the describer qualitative information.</text:p>
          </table:table-cell>
          <table:table-cell office:value-type="string" calcext:value-type="string">
            <text:p>is an information provision relation that specifies that a specified described thing is described by the describer qualitative information.</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9-sep-01</text:p>
          </table:table-cell>
          <table:table-cell table:style-name="ce4" office:value-type="string" calcext:value-type="string">
            <text:p>4-aug-14</text:p>
          </table:table-cell>
          <table:table-cell office:value-type="string" calcext:value-type="string">
            <text:p>Andries van Renssen</text:p>
          </table:table-cell>
          <table:table-cell office:value-type="string" calcext:value-type="string">
            <text:p>ISO 16354:2013</text:p>
          </table:table-cell>
          <table:table-cell table:number-columns-repeated="995"/>
        </table:table-row>
        <table:table-row table:style-name="ro1">
          <table:table-cell office:value-type="float" office:value="135" calcext:value-type="float">
            <text:p>13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4682" calcext:value-type="float">
            <text:p>4682</text:p>
          </table:table-cell>
          <table:table-cell office:value-type="string" calcext:value-type="string">
            <text:p>description relation</text:p>
          </table:table-cell>
          <table:table-cell office:value-type="float" office:value="1006084" calcext:value-type="float">
            <text:p>1006084</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4683" calcext:value-type="float">
            <text:p>4683</text:p>
          </table:table-cell>
          <table:table-cell office:value-type="string" calcext:value-type="string">
            <text:p>describer</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9-sep-01</text:p>
          </table:table-cell>
          <table:table-cell table:style-name="ce4" office:value-type="string" calcext:value-type="string">
            <text:p>5-dec-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36" calcext:value-type="float">
            <text:p>13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4682" calcext:value-type="float">
            <text:p>4682</text:p>
          </table:table-cell>
          <table:table-cell office:value-type="string" calcext:value-type="string">
            <text:p>description relation</text:p>
          </table:table-cell>
          <table:table-cell office:value-type="float" office:value="1006085" calcext:value-type="float">
            <text:p>1006085</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4684" calcext:value-type="float">
            <text:p>4684</text:p>
          </table:table-cell>
          <table:table-cell office:value-type="string" calcext:value-type="string">
            <text:p>described</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9-sep-01</text:p>
          </table:table-cell>
          <table:table-cell table:style-name="ce4" office:value-type="string" calcext:value-type="string">
            <text:p>5-dec-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37" calcext:value-type="float">
            <text:p>137</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682" calcext:value-type="float">
            <text:p>4682</text:p>
          </table:table-cell>
          <table:table-cell office:value-type="string" calcext:value-type="string">
            <text:p>is described as</text:p>
          </table:table-cell>
          <table:table-cell office:value-type="float" office:value="1006090" calcext:value-type="float">
            <text:p>1006090</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682" calcext:value-type="float">
            <text:p>4682</text:p>
          </table:table-cell>
          <table:table-cell office:value-type="string" calcext:value-type="string">
            <text:p>description relation</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9-sep-01</text:p>
          </table:table-cell>
          <table:table-cell table:style-name="ce4" office:value-type="string" calcext:value-type="string">
            <text:p>16-aug-06</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38" calcext:value-type="float">
            <text:p>138</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682" calcext:value-type="float">
            <text:p>4682</text:p>
          </table:table-cell>
          <table:table-cell office:value-type="string" calcext:value-type="string">
            <text:p>is a description of</text:p>
          </table:table-cell>
          <table:table-cell office:value-type="float" office:value="1006091" calcext:value-type="float">
            <text:p>1006091</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4682" calcext:value-type="float">
            <text:p>4682</text:p>
          </table:table-cell>
          <table:table-cell office:value-type="string" calcext:value-type="string">
            <text:p>description relation</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style-name="ce4" office:value-type="string" calcext:value-type="string">
            <text:p>19-sep-01</text:p>
          </table:table-cell>
          <table:table-cell table:style-name="ce4" office:value-type="string" calcext:value-type="string">
            <text:p>5-dec-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39" calcext:value-type="float">
            <text:p>139</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682" calcext:value-type="float">
            <text:p>4682</text:p>
          </table:table-cell>
          <table:table-cell office:value-type="string" calcext:value-type="string">
            <text:p>has as description</text:p>
          </table:table-cell>
          <table:table-cell office:value-type="float" office:value="1026072" calcext:value-type="float">
            <text:p>1026072</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682" calcext:value-type="float">
            <text:p>4682</text:p>
          </table:table-cell>
          <table:table-cell office:value-type="string" calcext:value-type="string">
            <text:p>description relation</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0-sep-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40" calcext:value-type="float">
            <text:p>14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683" calcext:value-type="float">
            <text:p>4683</text:p>
          </table:table-cell>
          <table:table-cell office:value-type="string" calcext:value-type="string">
            <text:p>describer</text:p>
          </table:table-cell>
          <table:table-cell office:value-type="float" office:value="1006088" calcext:value-type="float">
            <text:p>1006088</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6030" calcext:value-type="float">
            <text:p>6030</text:p>
          </table:table-cell>
          <table:table-cell office:value-type="string" calcext:value-type="string">
            <text:p>providing information</text:p>
          </table:table-cell>
          <table:table-cell office:value-type="string" calcext:value-type="string">
            <text:p>by being a pattern that is used for describing something. A typical example is the role of a pattern of characters in ink that forms a textual description of something.</text:p>
          </table:table-cell>
          <table:table-cell office:value-type="string" calcext:value-type="string">
            <text:p>is a providing information by being a pattern that is used for describing something. A typical example is the role of a pattern of characters in ink that forms a textual description of something.</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9-sep-01</text:p>
          </table:table-cell>
          <table:table-cell table:style-name="ce4" office:value-type="string" calcext:value-type="string">
            <text:p>25-nov-1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 calcext:value-type="float">
            <text:p>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4684" calcext:value-type="float">
            <text:p>4684</text:p>
          </table:table-cell>
          <table:table-cell office:value-type="string" calcext:value-type="string">
            <text:p>described</text:p>
          </table:table-cell>
          <table:table-cell office:value-type="float" office:value="1006105" calcext:value-type="float">
            <text:p>1006105</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730000" calcext:value-type="float">
            <text:p>730000</text:p>
          </table:table-cell>
          <table:table-cell office:value-type="string" calcext:value-type="string">
            <text:p>anything</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number-columns-repeated="2" table:style-name="ce4" office:value-type="string" calcext:value-type="string">
            <text:p>19-sep-0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41" calcext:value-type="float">
            <text:p>14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684" calcext:value-type="float">
            <text:p>4684</text:p>
          </table:table-cell>
          <table:table-cell office:value-type="string" calcext:value-type="string">
            <text:p>described</text:p>
          </table:table-cell>
          <table:table-cell office:value-type="float" office:value="1006089" calcext:value-type="float">
            <text:p>100608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24" calcext:value-type="float">
            <text:p>4824</text:p>
          </table:table-cell>
          <table:table-cell office:value-type="string" calcext:value-type="string">
            <text:p>related</text:p>
          </table:table-cell>
          <table:table-cell office:value-type="string" calcext:value-type="string">
            <text:p>by being described by a character string that has a role as description.</text:p>
          </table:table-cell>
          <table:table-cell office:value-type="string" calcext:value-type="string">
            <text:p>is a related by being described by a character string that has a role as description.</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9-sep-01</text:p>
          </table:table-cell>
          <table:table-cell table:style-name="ce4" office:value-type="string" calcext:value-type="string">
            <text:p>13-dec-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37" calcext:value-type="float">
            <text:p>337</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691" calcext:value-type="float">
            <text:p>4691</text:p>
          </table:table-cell>
          <table:table-cell office:value-type="string" calcext:value-type="string">
            <text:p>translation of a term for an object</text:p>
          </table:table-cell>
          <table:table-cell office:value-type="float" office:value="1006121" calcext:value-type="float">
            <text:p>1006121</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980" calcext:value-type="float">
            <text:p>1980</text:p>
          </table:table-cell>
          <table:table-cell office:value-type="string" calcext:value-type="string">
            <text:p>alias for a term for an object</text:p>
          </table:table-cell>
          <table:table-cell office:value-type="string" calcext:value-type="string">
            <text:p>that indicates that two encodings are equivalent but are expressed in different encoding systems. Typically different languages or coding systems.</text:p>
          </table:table-cell>
          <table:table-cell office:value-type="string" calcext:value-type="string">
            <text:p>is an alias for a term for an object that indicates that two encodings are equivalent but are expressed in different encoding systems. Typically different languages or coding systems.</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0-sep-01</text:p>
          </table:table-cell>
          <table:table-cell table:style-name="ce4" office:value-type="string" calcext:value-type="string">
            <text:p>17-okt-07</text:p>
          </table:table-cell>
          <table:table-cell office:value-type="string" calcext:value-type="string">
            <text:p>Andries van Renssen</text:p>
          </table:table-cell>
          <table:table-cell office:value-type="string" calcext:value-type="string">
            <text:p>ISO 16354:2013</text:p>
          </table:table-cell>
          <table:table-cell table:number-columns-repeated="995"/>
        </table:table-row>
        <table:table-row table:style-name="ro1">
          <table:table-cell office:value-type="float" office:value="338" calcext:value-type="float">
            <text:p>338</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691" calcext:value-type="float">
            <text:p>4691</text:p>
          </table:table-cell>
          <table:table-cell office:value-type="string" calcext:value-type="string">
            <text:p>is a translation of</text:p>
          </table:table-cell>
          <table:table-cell office:value-type="float" office:value="1006122" calcext:value-type="float">
            <text:p>1006122</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4691" calcext:value-type="float">
            <text:p>4691</text:p>
          </table:table-cell>
          <table:table-cell office:value-type="string" calcext:value-type="string">
            <text:p>translation of a term for an object</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style-name="ce4" office:value-type="string" calcext:value-type="string">
            <text:p>20-sep-01</text:p>
          </table:table-cell>
          <table:table-cell table:style-name="ce4" office:value-type="string" calcext:value-type="string">
            <text:p>18-sep-09</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39" calcext:value-type="float">
            <text:p>339</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691" calcext:value-type="float">
            <text:p>4691</text:p>
          </table:table-cell>
          <table:table-cell office:value-type="string" calcext:value-type="string">
            <text:p>is a translation for</text:p>
          </table:table-cell>
          <table:table-cell office:value-type="float" office:value="1007104" calcext:value-type="float">
            <text:p>1007104</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691" calcext:value-type="float">
            <text:p>4691</text:p>
          </table:table-cell>
          <table:table-cell office:value-type="string" calcext:value-type="string">
            <text:p>translation of a term for an object</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4-nov-02</text:p>
          </table:table-cell>
          <table:table-cell table:style-name="ce4" office:value-type="string" calcext:value-type="string">
            <text:p>18-sep-09</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40" calcext:value-type="float">
            <text:p>340</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691" calcext:value-type="float">
            <text:p>4691</text:p>
          </table:table-cell>
          <table:table-cell office:value-type="string" calcext:value-type="string">
            <text:p>translation of a term for an object</text:p>
          </table:table-cell>
          <table:table-cell office:value-type="float" office:value="1026201" calcext:value-type="float">
            <text:p>1026201</text:p>
          </table:table-cell>
          <table:table-cell office:value-type="float" office:value="5944" calcext:value-type="float">
            <text:p>5944</text:p>
          </table:table-cell>
          <table:table-cell office:value-type="string" calcext:value-type="string">
            <text:p>has by definition as first role a</text:p>
          </table:table-cell>
          <table:table-cell/>
          <table:table-cell office:value-type="float" office:value="5616" calcext:value-type="float">
            <text:p>5616</text:p>
          </table:table-cell>
          <table:table-cell office:value-type="string" calcext:value-type="string">
            <text:p>something denoted by a translation</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7-okt-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08" calcext:value-type="float">
            <text:p>50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698" calcext:value-type="float">
            <text:p>4698</text:p>
          </table:table-cell>
          <table:table-cell office:value-type="string" calcext:value-type="string">
            <text:p>conceptual relation between things of specified kinds</text:p>
          </table:table-cell>
          <table:table-cell office:value-type="float" office:value="1006139" calcext:value-type="float">
            <text:p>100613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718" calcext:value-type="float">
            <text:p>4718</text:p>
          </table:table-cell>
          <table:table-cell office:value-type="string" calcext:value-type="string">
            <text:p>relation between kinds of things</text:p>
          </table:table-cell>
          <table:table-cell office:value-type="string" calcext:value-type="string">
            <text:p>that specifies that it is possible that individual things of the related kind can be related to individual things of the relator kind by a relation of a kind that is a realization of the specified kind of relation. The conceptual relation itself does not specify particular individual things that are related in the specified way. For example, car &lt;can have as part a&gt; wheel implies that if C1 is classified as a car, then it is possible that C1 &lt;has as part&gt; W1, where W1 is classified as a wheel; provided that &lt;has as part&gt; &lt;is a realization of&gt; &lt;can have as part a&gt;. Note that cardinality constraints may constrain the number of things that can be related simultaneously with the same relator and vice versa.</text:p>
          </table:table-cell>
          <table:table-cell office:value-type="string" calcext:value-type="string">
            <text:p>is a relation between kinds of things that specifies that it is possible that individual things of the related kind can be related to individual things of the relator kind by a relation of a kind that is a realization of the specified kind of relation. The conceptual relation itself does not specify particular individual things that are related in the specified way. For example, car &lt;can have as part a&gt; wheel implies that if C1 is classified as a car, then it is possible that C1 &lt;has as part&gt; W1, where W1 is classified as a wheel; provided that &lt;has as part&gt; &lt;is a realization of&gt; &lt;can have as part a&gt;. Note that cardinality constraints may constrain the number of things that can be related simultaneously with the same relator and vice versa.</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okt-01</text:p>
          </table:table-cell>
          <table:table-cell table:style-name="ce4" office:value-type="string" calcext:value-type="string">
            <text:p>22-aug-1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09" calcext:value-type="float">
            <text:p>50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698" calcext:value-type="float">
            <text:p>4698</text:p>
          </table:table-cell>
          <table:table-cell office:value-type="string" calcext:value-type="string">
            <text:p>conceptual relation between things of specified kinds</text:p>
          </table:table-cell>
          <table:table-cell office:value-type="float" office:value="1007259" calcext:value-type="float">
            <text:p>100725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204" calcext:value-type="float">
            <text:p>1204</text:p>
          </table:table-cell>
          <table:table-cell office:value-type="string" calcext:value-type="string">
            <text:p>conceptual kind</text:p>
          </table:table-cell>
          <table:table-cell office:value-type="string" calcext:value-type="string">
            <text:p>that specifies that it is possible that individual things of the related kind can be related to individual things of the relator kind by a relation of a kind that is a realization of the specified kind of relation. The conceptual relation itself does not specify particular individual things that are related in the specified way. For example, car &lt;can have as part a&gt; wheel implies that if C1 is classified as a car, then it is possible that C1 &lt;has as part&gt; W1, where W1 is classified as a wheel; provided that &lt;has as part&gt; &lt;is a realization of&gt; &lt;can have as part a&gt;. Note that cardinality constraints may constrain the number of things that can be related simultaneously with the same relator and vice versa.</text:p>
          </table:table-cell>
          <table:table-cell office:value-type="string" calcext:value-type="string">
            <text:p>is a conceptual kind that specifies that it is possible that individual things of the related kind can be related to individual things of the relator kind by a relation of a kind that is a realization of the specified kind of relation. The conceptual relation itself does not specify particular individual things that are related in the specified way. For example, car &lt;can have as part a&gt; wheel implies that if C1 is classified as a car, then it is possible that C1 &lt;has as part&gt; W1, where W1 is classified as a wheel; provided that &lt;has as part&gt; &lt;is a realization of&gt; &lt;can have as part a&gt;. Note that cardinality constraints may constrain the number of things that can be related simultaneously with the same relator and vice versa.</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okt-0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10" calcext:value-type="float">
            <text:p>51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698" calcext:value-type="float">
            <text:p>4698</text:p>
          </table:table-cell>
          <table:table-cell office:value-type="string" calcext:value-type="string">
            <text:p>conceptual relation</text:p>
          </table:table-cell>
          <table:table-cell office:value-type="float" office:value="1001952" calcext:value-type="float">
            <text:p>1001952</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4698" calcext:value-type="float">
            <text:p>4698</text:p>
          </table:table-cell>
          <table:table-cell office:value-type="string" calcext:value-type="string">
            <text:p>conceptual relation between things of specified kinds</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style-name="ce4" office:value-type="string" calcext:value-type="string">
            <text:p>3-dec-98</text:p>
          </table:table-cell>
          <table:table-cell table:style-name="ce4" office:value-type="string" calcext:value-type="string">
            <text:p>21-mei-10</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786" calcext:value-type="float">
            <text:p>786</text:p>
          </table:table-cell>
          <table:table-cell office:value-type="float" office:value="910036" calcext:value-type="float">
            <text:p>910036</text:p>
          </table:table-cell>
          <table:table-cell office:value-type="string" calcext:value-type="string">
            <text:p>English</text:p>
          </table:table-cell>
          <table:table-cell office:value-type="float" office:value="191652" calcext:value-type="float">
            <text:p>191652</text:p>
          </table:table-cell>
          <table:table-cell office:value-type="string" calcext:value-type="string">
            <text:p>logic</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698" calcext:value-type="float">
            <text:p>4698</text:p>
          </table:table-cell>
          <table:table-cell office:value-type="string" calcext:value-type="string">
            <text:p>existential quantification relation</text:p>
          </table:table-cell>
          <table:table-cell office:value-type="float" office:value="1027935" calcext:value-type="float">
            <text:p>1027935</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4698" calcext:value-type="float">
            <text:p>4698</text:p>
          </table:table-cell>
          <table:table-cell office:value-type="string" calcext:value-type="string">
            <text:p>conceptual relation between things of specified kinds</text:p>
          </table:table-cell>
          <table:table-cell office:value-type="string" calcext:value-type="string">
            <text:p>that specifies that there exists at least one relator object of the specified kind that is related to a related object of the specified kind by a relation of the specified kind.</text:p>
          </table:table-cell>
          <table:table-cell office:value-type="string" calcext:value-type="string">
            <text:p>is a conceptual relation between things of specified kinds that specifies that there exists at least one relator object of the specified kind that is related to a related object of the specified kind by a relation of the specified kind.</text:p>
          </table:table-cell>
          <table:table-cell table:number-columns-repeated="3"/>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7-aug-13</text:p>
          </table:table-cell>
          <table:table-cell office:value-type="string" calcext:value-type="string">
            <text:p>Andries van Renssen</text:p>
          </table:table-cell>
          <table:table-cell office:value-type="string" calcext:value-type="string">
            <text:p>http://en.wikipedia.org/wiki/Existential_quantification</text:p>
          </table:table-cell>
          <table:table-cell table:number-columns-repeated="995"/>
        </table:table-row>
        <table:table-row table:style-name="ro1">
          <table:table-cell office:value-type="float" office:value="511" calcext:value-type="float">
            <text:p>51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699" calcext:value-type="float">
            <text:p>4699</text:p>
          </table:table-cell>
          <table:table-cell office:value-type="string" calcext:value-type="string">
            <text:p>qualitative relation</text:p>
          </table:table-cell>
          <table:table-cell office:value-type="float" office:value="1006140" calcext:value-type="float">
            <text:p>100614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698" calcext:value-type="float">
            <text:p>4698</text:p>
          </table:table-cell>
          <table:table-cell office:value-type="string" calcext:value-type="string">
            <text:p>conceptual relation between things of specified kinds</text:p>
          </table:table-cell>
          <table:table-cell office:value-type="string" calcext:value-type="string">
            <text:p>that indicates that members of two related kinds have this kind of relation in common.</text:p>
          </table:table-cell>
          <table:table-cell office:value-type="string" calcext:value-type="string">
            <text:p>is a conceptual relation between things of specified kinds that indicates that members of two related kinds have this kind of relation in common.</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okt-01</text:p>
          </table:table-cell>
          <table:table-cell table:style-name="ce4" office:value-type="string" calcext:value-type="string">
            <text:p>22-okt-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12" calcext:value-type="float">
            <text:p>51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03" calcext:value-type="float">
            <text:p>4703</text:p>
          </table:table-cell>
          <table:table-cell office:value-type="string" calcext:value-type="string">
            <text:p>constraining of an aspect by a qualitative aspect</text:p>
          </table:table-cell>
          <table:table-cell office:value-type="float" office:value="1006149" calcext:value-type="float">
            <text:p>100614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287" calcext:value-type="float">
            <text:p>1287</text:p>
          </table:table-cell>
          <table:table-cell office:value-type="string" calcext:value-type="string">
            <text:p>classification of an aspect</text:p>
          </table:table-cell>
          <table:table-cell office:value-type="string" calcext:value-type="string">
            <text:p>as having a value that is within a constraint as it constrains the value of the aspect by a qualitative or quantitative aspect.</text:p>
          </table:table-cell>
          <table:table-cell office:value-type="string" calcext:value-type="string">
            <text:p>is a classification of an aspect as having a value that is within a constraint as it constrains the value of the aspect by a qualitative or quantitative aspect.</text:p>
          </table:table-cell>
          <table:table-cell table:number-columns-repeated="3"/>
          <table:table-cell office:value-type="float" office:value="1048" calcext:value-type="float">
            <text:p>1048</text:p>
          </table:table-cell>
          <table:table-cell office:value-type="string" calcext:value-type="string">
            <text:p>facts about conceptual relations between individual things and classes</text:p>
          </table:table-cell>
          <table:table-cell office:value-type="string" calcext:value-type="string">
            <text:p>accepted</text:p>
          </table:table-cell>
          <table:table-cell/>
          <table:table-cell table:style-name="ce4" office:value-type="string" calcext:value-type="string">
            <text:p>3-okt-01</text:p>
          </table:table-cell>
          <table:table-cell table:style-name="ce4" office:value-type="string" calcext:value-type="string">
            <text:p>10-jul-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13" calcext:value-type="float">
            <text:p>51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4703" calcext:value-type="float">
            <text:p>4703</text:p>
          </table:table-cell>
          <table:table-cell office:value-type="string" calcext:value-type="string">
            <text:p>constraining of an aspect by a qualitative aspect</text:p>
          </table:table-cell>
          <table:table-cell office:value-type="float" office:value="1006883" calcext:value-type="float">
            <text:p>1006883</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4854" calcext:value-type="float">
            <text:p>4854</text:p>
          </table:table-cell>
          <table:table-cell office:value-type="string" calcext:value-type="string">
            <text:p>qualifying aspect</text:p>
          </table:table-cell>
          <table:table-cell table:number-columns-repeated="5"/>
          <table:table-cell office:value-type="float" office:value="1048" calcext:value-type="float">
            <text:p>1048</text:p>
          </table:table-cell>
          <table:table-cell office:value-type="string" calcext:value-type="string">
            <text:p>facts about conceptual relations between individual things and classes</text:p>
          </table:table-cell>
          <table:table-cell office:value-type="string" calcext:value-type="string">
            <text:p>accepted</text:p>
          </table:table-cell>
          <table:table-cell/>
          <table:table-cell table:style-name="ce4" office:value-type="string" calcext:value-type="string">
            <text:p>7-aug-02</text:p>
          </table:table-cell>
          <table:table-cell table:style-name="ce4" office:value-type="string" calcext:value-type="string">
            <text:p>7-mei-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14" calcext:value-type="float">
            <text:p>514</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03" calcext:value-type="float">
            <text:p>4703</text:p>
          </table:table-cell>
          <table:table-cell office:value-type="string" calcext:value-type="string">
            <text:p>is constrained by</text:p>
          </table:table-cell>
          <table:table-cell office:value-type="float" office:value="1008528" calcext:value-type="float">
            <text:p>1008528</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4703" calcext:value-type="float">
            <text:p>4703</text:p>
          </table:table-cell>
          <table:table-cell office:value-type="string" calcext:value-type="string">
            <text:p>constraining of an aspect by a qualitative aspect</text:p>
          </table:table-cell>
          <table:table-cell table:number-columns-repeated="5"/>
          <table:table-cell office:value-type="float" office:value="1048" calcext:value-type="float">
            <text:p>1048</text:p>
          </table:table-cell>
          <table:table-cell office:value-type="string" calcext:value-type="string">
            <text:p>facts about kinds of relations between individual things and kinds</text:p>
          </table:table-cell>
          <table:table-cell office:value-type="string" calcext:value-type="string">
            <text:p>accepted</text:p>
          </table:table-cell>
          <table:table-cell/>
          <table:table-cell table:style-name="ce4" office:value-type="string" calcext:value-type="string">
            <text:p>14-jan-04</text:p>
          </table:table-cell>
          <table:table-cell table:style-name="ce4" office:value-type="string" calcext:value-type="string">
            <text:p>10-jul-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15" calcext:value-type="float">
            <text:p>515</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03" calcext:value-type="float">
            <text:p>4703</text:p>
          </table:table-cell>
          <table:table-cell office:value-type="string" calcext:value-type="string">
            <text:p>is a qualitative constraint of</text:p>
          </table:table-cell>
          <table:table-cell office:value-type="float" office:value="1008529" calcext:value-type="float">
            <text:p>1008529</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703" calcext:value-type="float">
            <text:p>4703</text:p>
          </table:table-cell>
          <table:table-cell office:value-type="string" calcext:value-type="string">
            <text:p>constraining of an aspect by a qualitative aspect</text:p>
          </table:table-cell>
          <table:table-cell table:number-columns-repeated="5"/>
          <table:table-cell office:value-type="float" office:value="1048" calcext:value-type="float">
            <text:p>1048</text:p>
          </table:table-cell>
          <table:table-cell office:value-type="string" calcext:value-type="string">
            <text:p>facts about conceptual relations between individual things and classes</text:p>
          </table:table-cell>
          <table:table-cell office:value-type="string" calcext:value-type="string">
            <text:p>accepted</text:p>
          </table:table-cell>
          <table:table-cell/>
          <table:table-cell table:number-columns-repeated="2" table:style-name="ce4" office:value-type="string" calcext:value-type="string">
            <text:p>14-jan-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84" calcext:value-type="float">
            <text:p>48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05" calcext:value-type="float">
            <text:p>4705</text:p>
          </table:table-cell>
          <table:table-cell office:value-type="string" calcext:value-type="string">
            <text:p>conceptual possessor of an aspect</text:p>
          </table:table-cell>
          <table:table-cell office:value-type="float" office:value="1006153" calcext:value-type="float">
            <text:p>1006153</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002" calcext:value-type="float">
            <text:p>5002</text:p>
          </table:table-cell>
          <table:table-cell office:value-type="string" calcext:value-type="string">
            <text:p>conceptual relator</text:p>
          </table:table-cell>
          <table:table-cell office:value-type="string" calcext:value-type="string">
            <text:p>that indicates a kind of thing which members conceptually possess an intrinsic aspect of some kind.</text:p>
          </table:table-cell>
          <table:table-cell office:value-type="string" calcext:value-type="string">
            <text:p>is a conceptual relator that indicates a kind of thing which members conceptually possess an intrinsic aspect of some kind.</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9-mei-01</text:p>
          </table:table-cell>
          <table:table-cell table:style-name="ce4" office:value-type="string" calcext:value-type="string">
            <text:p>4-jan-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83" calcext:value-type="float">
            <text:p>78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4705" calcext:value-type="float">
            <text:p>4705</text:p>
          </table:table-cell>
          <table:table-cell office:value-type="string" calcext:value-type="string">
            <text:p>conceptual possessor of an aspect</text:p>
          </table:table-cell>
          <table:table-cell office:value-type="float" office:value="1027923" calcext:value-type="float">
            <text:p>1027923</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4990" calcext:value-type="float">
            <text:p>4990</text:p>
          </table:table-cell>
          <table:table-cell office:value-type="string" calcext:value-type="string">
            <text:p>concept</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number-columns-repeated="2" table:style-name="ce4" office:value-type="string" calcext:value-type="string">
            <text:p>6-aug-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48" calcext:value-type="float">
            <text:p>24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06" calcext:value-type="float">
            <text:p>4706</text:p>
          </table:table-cell>
          <table:table-cell office:value-type="string" calcext:value-type="string">
            <text:p>conceptually related</text:p>
          </table:table-cell>
          <table:table-cell office:value-type="float" office:value="1008704" calcext:value-type="float">
            <text:p>100870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24" calcext:value-type="float">
            <text:p>4824</text:p>
          </table:table-cell>
          <table:table-cell office:value-type="string" calcext:value-type="string">
            <text:p>related</text:p>
          </table:table-cell>
          <table:table-cell office:value-type="string" calcext:value-type="string">
            <text:p>by being involved in a relation.</text:p>
          </table:table-cell>
          <table:table-cell office:value-type="string" calcext:value-type="string">
            <text:p>is a related by being involved in a relation.</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29-apr-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85" calcext:value-type="float">
            <text:p>78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4706" calcext:value-type="float">
            <text:p>4706</text:p>
          </table:table-cell>
          <table:table-cell office:value-type="string" calcext:value-type="string">
            <text:p>conceptually related</text:p>
          </table:table-cell>
          <table:table-cell office:value-type="float" office:value="1027926" calcext:value-type="float">
            <text:p>1027926</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4990" calcext:value-type="float">
            <text:p>4990</text:p>
          </table:table-cell>
          <table:table-cell office:value-type="string" calcext:value-type="string">
            <text:p>concept</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number-columns-repeated="2" table:style-name="ce4" office:value-type="string" calcext:value-type="string">
            <text:p>6-aug-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16" calcext:value-type="float">
            <text:p>51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14" calcext:value-type="float">
            <text:p>4714</text:p>
          </table:table-cell>
          <table:table-cell office:value-type="string" calcext:value-type="string">
            <text:p>conceptual playing of a role by an individual thing</text:p>
          </table:table-cell>
          <table:table-cell office:value-type="float" office:value="1006151" calcext:value-type="float">
            <text:p>1006151</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2069" calcext:value-type="float">
            <text:p>2069</text:p>
          </table:table-cell>
          <table:table-cell office:value-type="string" calcext:value-type="string">
            <text:p>conceptual possession of an aspect by an individual thing</text:p>
          </table:table-cell>
          <table:table-cell office:value-type="string" calcext:value-type="string">
            <text:p>that specifies that an individual thing of the specified kind can be used in a way of the specified kind. Irrespective of whether it actually is used in such a way.</text:p>
          </table:table-cell>
          <table:table-cell office:value-type="string" calcext:value-type="string">
            <text:p>is a conceptual possession of an aspect by an individual thing that specifies that an individual thing of the specified kind can be used in a way of the specified kind. Irrespective of whether it actually is used in such a way.</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4-okt-01</text:p>
          </table:table-cell>
          <table:table-cell table:style-name="ce4" office:value-type="string" calcext:value-type="string">
            <text:p>24-apr-06</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17" calcext:value-type="float">
            <text:p>51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4714" calcext:value-type="float">
            <text:p>4714</text:p>
          </table:table-cell>
          <table:table-cell office:value-type="string" calcext:value-type="string">
            <text:p>conceptual playing of a role by an individual thing</text:p>
          </table:table-cell>
          <table:table-cell office:value-type="float" office:value="1001101" calcext:value-type="float">
            <text:p>1001101</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2078" calcext:value-type="float">
            <text:p>2078</text:p>
          </table:table-cell>
          <table:table-cell office:value-type="string" calcext:value-type="string">
            <text:p>conceptual player of a role</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1-mrt-01</text:p>
          </table:table-cell>
          <table:table-cell table:style-name="ce4" office:value-type="string" calcext:value-type="string">
            <text:p>24-apr-06</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18" calcext:value-type="float">
            <text:p>51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4714" calcext:value-type="float">
            <text:p>4714</text:p>
          </table:table-cell>
          <table:table-cell office:value-type="string" calcext:value-type="string">
            <text:p>conceptual playing of a role by an individual thing</text:p>
          </table:table-cell>
          <table:table-cell office:value-type="float" office:value="1001100" calcext:value-type="float">
            <text:p>1001100</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2077" calcext:value-type="float">
            <text:p>2077</text:p>
          </table:table-cell>
          <table:table-cell office:value-type="string" calcext:value-type="string">
            <text:p>conceptually played role</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1-mrt-01</text:p>
          </table:table-cell>
          <table:table-cell table:style-name="ce4" office:value-type="string" calcext:value-type="string">
            <text:p>24-apr-06</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19" calcext:value-type="float">
            <text:p>51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14" calcext:value-type="float">
            <text:p>4714</text:p>
          </table:table-cell>
          <table:table-cell office:value-type="string" calcext:value-type="string">
            <text:p>possible kind of role for a kind of thing</text:p>
          </table:table-cell>
          <table:table-cell office:value-type="float" office:value="1008954" calcext:value-type="float">
            <text:p>1008954</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4714" calcext:value-type="float">
            <text:p>4714</text:p>
          </table:table-cell>
          <table:table-cell office:value-type="string" calcext:value-type="string">
            <text:p>conceptual playing of a role by an individual thing</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style-name="ce4" office:value-type="string" calcext:value-type="string">
            <text:p>14-dec-04</text:p>
          </table:table-cell>
          <table:table-cell table:style-name="ce4" office:value-type="string" calcext:value-type="string">
            <text:p>28-apr-1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20" calcext:value-type="float">
            <text:p>520</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14" calcext:value-type="float">
            <text:p>4714</text:p>
          </table:table-cell>
          <table:table-cell office:value-type="string" calcext:value-type="string">
            <text:p>can be a role of a</text:p>
          </table:table-cell>
          <table:table-cell office:value-type="float" office:value="1005877" calcext:value-type="float">
            <text:p>1005877</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714" calcext:value-type="float">
            <text:p>4714</text:p>
          </table:table-cell>
          <table:table-cell office:value-type="string" calcext:value-type="string">
            <text:p>conceptual playing of a role by an individual thing</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1-mrt-0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21" calcext:value-type="float">
            <text:p>521</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14" calcext:value-type="float">
            <text:p>4714</text:p>
          </table:table-cell>
          <table:table-cell office:value-type="string" calcext:value-type="string">
            <text:p>can be a role for a</text:p>
          </table:table-cell>
          <table:table-cell office:value-type="float" office:value="1005952" calcext:value-type="float">
            <text:p>1005952</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714" calcext:value-type="float">
            <text:p>4714</text:p>
          </table:table-cell>
          <table:table-cell office:value-type="string" calcext:value-type="string">
            <text:p>conceptual playing of a role by an individual thing</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9-mei-01</text:p>
          </table:table-cell>
          <table:table-cell table:style-name="ce4" office:value-type="string" calcext:value-type="string">
            <text:p>3-jul-01</text:p>
          </table:table-cell>
          <table:table-cell office:value-type="string" calcext:value-type="string">
            <text:p>Andries van Renssen</text:p>
          </table:table-cell>
          <table:table-cell office:value-type="string" calcext:value-type="string">
            <text:p>Epstle Core Model modelling team</text:p>
          </table:table-cell>
          <table:table-cell table:number-columns-repeated="995"/>
        </table:table-row>
        <table:table-row table:style-name="ro1">
          <table:table-cell office:value-type="float" office:value="522" calcext:value-type="float">
            <text:p>522</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14" calcext:value-type="float">
            <text:p>4714</text:p>
          </table:table-cell>
          <table:table-cell office:value-type="string" calcext:value-type="string">
            <text:p>can have a role as a</text:p>
          </table:table-cell>
          <table:table-cell office:value-type="float" office:value="1005953" calcext:value-type="float">
            <text:p>1005953</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4714" calcext:value-type="float">
            <text:p>4714</text:p>
          </table:table-cell>
          <table:table-cell office:value-type="string" calcext:value-type="string">
            <text:p>conceptual playing of a role by an individual thing</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1-mrt-01</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523" calcext:value-type="float">
            <text:p>523</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14" calcext:value-type="float">
            <text:p>4714</text:p>
          </table:table-cell>
          <table:table-cell office:value-type="string" calcext:value-type="string">
            <text:p>can be played by a</text:p>
          </table:table-cell>
          <table:table-cell office:value-type="float" office:value="1028100" calcext:value-type="float">
            <text:p>1028100</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714" calcext:value-type="float">
            <text:p>4714</text:p>
          </table:table-cell>
          <table:table-cell office:value-type="string" calcext:value-type="string">
            <text:p>conceptual playing of a role by an individual thing</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30-okt-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98" calcext:value-type="float">
            <text:p>9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18" calcext:value-type="float">
            <text:p>4718</text:p>
          </table:table-cell>
          <table:table-cell office:value-type="string" calcext:value-type="string">
            <text:p>relation between kinds of things</text:p>
          </table:table-cell>
          <table:table-cell office:value-type="float" office:value="1006168" calcext:value-type="float">
            <text:p>1006168</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2850" calcext:value-type="float">
            <text:p>2850</text:p>
          </table:table-cell>
          <table:table-cell office:value-type="string" calcext:value-type="string">
            <text:p>relation</text:p>
          </table:table-cell>
          <table:table-cell office:value-type="string" calcext:value-type="string">
            <text:p>that specifies that things of a kind have a commonality of a specified kind with things of the related kind.</text:p>
          </table:table-cell>
          <table:table-cell office:value-type="string" calcext:value-type="string">
            <text:p>is a relation that specifies that things of a kind have a commonality of a specified kind with things of the related kind.</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okt-01</text:p>
          </table:table-cell>
          <table:table-cell table:style-name="ce4" office:value-type="string" calcext:value-type="string">
            <text:p>16-aug-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99" calcext:value-type="float">
            <text:p>9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19" calcext:value-type="float">
            <text:p>4719</text:p>
          </table:table-cell>
          <table:table-cell office:value-type="string" calcext:value-type="string">
            <text:p>relation between an individual thing and a kind of thing</text:p>
          </table:table-cell>
          <table:table-cell office:value-type="float" office:value="1006167" calcext:value-type="float">
            <text:p>1006167</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935" calcext:value-type="float">
            <text:p>5935</text:p>
          </table:table-cell>
          <table:table-cell office:value-type="string" calcext:value-type="string">
            <text:p>binary relation</text:p>
          </table:table-cell>
          <table:table-cell office:value-type="string" calcext:value-type="string">
            <text:p>that specifies that the individual thing has things in common that are characterizing things of the specified kind.</text:p>
          </table:table-cell>
          <table:table-cell office:value-type="string" calcext:value-type="string">
            <text:p>is a binary relation that specifies that the individual thing has things in common that are characterizing things of the specified kind.</text:p>
          </table:table-cell>
          <table:table-cell table:number-columns-repeated="3"/>
          <table:table-cell office:value-type="float" office:value="1048" calcext:value-type="float">
            <text:p>1048</text:p>
          </table:table-cell>
          <table:table-cell office:value-type="string" calcext:value-type="string">
            <text:p>facts about conceptual relations between individual things and classes</text:p>
          </table:table-cell>
          <table:table-cell office:value-type="string" calcext:value-type="string">
            <text:p>accepted</text:p>
          </table:table-cell>
          <table:table-cell/>
          <table:table-cell table:style-name="ce4" office:value-type="string" calcext:value-type="string">
            <text:p>1-okt-01</text:p>
          </table:table-cell>
          <table:table-cell table:style-name="ce4" office:value-type="string" calcext:value-type="string">
            <text:p>18-jul-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00" calcext:value-type="float">
            <text:p>10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19" calcext:value-type="float">
            <text:p>4719</text:p>
          </table:table-cell>
          <table:table-cell office:value-type="string" calcext:value-type="string">
            <text:p>relation between an individual thing and a kind of thing</text:p>
          </table:table-cell>
          <table:table-cell office:value-type="float" office:value="1026497" calcext:value-type="float">
            <text:p>1026497</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730067" calcext:value-type="float">
            <text:p>730067</text:p>
          </table:table-cell>
          <table:table-cell office:value-type="string" calcext:value-type="string">
            <text:p>individual thing</text:p>
          </table:table-cell>
          <table:table-cell office:value-type="string" calcext:value-type="string">
            <text:p>that specifies that the individual thing has something in common with things of the specified kind.</text:p>
          </table:table-cell>
          <table:table-cell office:value-type="string" calcext:value-type="string">
            <text:p>is an individual thing that specifies that the individual thing has something in common with things of the specified kind.</text:p>
          </table:table-cell>
          <table:table-cell table:number-columns-repeated="3"/>
          <table:table-cell office:value-type="float" office:value="1048" calcext:value-type="float">
            <text:p>1048</text:p>
          </table:table-cell>
          <table:table-cell office:value-type="string" calcext:value-type="string">
            <text:p>facts about conceptual relations between individual things and classes</text:p>
          </table:table-cell>
          <table:table-cell office:value-type="string" calcext:value-type="string">
            <text:p>accepted</text:p>
          </table:table-cell>
          <table:table-cell/>
          <table:table-cell table:style-name="ce4" office:value-type="string" calcext:value-type="string">
            <text:p>9-dec-08</text:p>
          </table:table-cell>
          <table:table-cell table:style-name="ce4" office:value-type="string" calcext:value-type="string">
            <text:p>29-jun-1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01" calcext:value-type="float">
            <text:p>10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4719" calcext:value-type="float">
            <text:p>4719</text:p>
          </table:table-cell>
          <table:table-cell office:value-type="string" calcext:value-type="string">
            <text:p>relation between an individual thing and a kind of thing</text:p>
          </table:table-cell>
          <table:table-cell office:value-type="float" office:value="1007013" calcext:value-type="float">
            <text:p>1007013</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4893" calcext:value-type="float">
            <text:p>4893</text:p>
          </table:table-cell>
          <table:table-cell office:value-type="string" calcext:value-type="string">
            <text:p>relating individual thing</text:p>
          </table:table-cell>
          <table:table-cell table:number-columns-repeated="5"/>
          <table:table-cell office:value-type="float" office:value="1048" calcext:value-type="float">
            <text:p>1048</text:p>
          </table:table-cell>
          <table:table-cell office:value-type="string" calcext:value-type="string">
            <text:p>facts about conceptual relations between individual things and classes</text:p>
          </table:table-cell>
          <table:table-cell office:value-type="string" calcext:value-type="string">
            <text:p>accepted</text:p>
          </table:table-cell>
          <table:table-cell/>
          <table:table-cell table:style-name="ce4" office:value-type="string" calcext:value-type="string">
            <text:p>1-okt-01</text:p>
          </table:table-cell>
          <table:table-cell table:style-name="ce4" office:value-type="string" calcext:value-type="string">
            <text:p>16-aug-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02" calcext:value-type="float">
            <text:p>10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4719" calcext:value-type="float">
            <text:p>4719</text:p>
          </table:table-cell>
          <table:table-cell office:value-type="string" calcext:value-type="string">
            <text:p>relation between an individual thing and a kind of thing</text:p>
          </table:table-cell>
          <table:table-cell office:value-type="float" office:value="1007014" calcext:value-type="float">
            <text:p>1007014</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4894" calcext:value-type="float">
            <text:p>4894</text:p>
          </table:table-cell>
          <table:table-cell office:value-type="string" calcext:value-type="string">
            <text:p>related kind</text:p>
          </table:table-cell>
          <table:table-cell table:number-columns-repeated="5"/>
          <table:table-cell office:value-type="float" office:value="1048" calcext:value-type="float">
            <text:p>1048</text:p>
          </table:table-cell>
          <table:table-cell office:value-type="string" calcext:value-type="string">
            <text:p>facts about conceptual relations between individual things and classes</text:p>
          </table:table-cell>
          <table:table-cell office:value-type="string" calcext:value-type="string">
            <text:p>accepted</text:p>
          </table:table-cell>
          <table:table-cell/>
          <table:table-cell table:style-name="ce4" office:value-type="string" calcext:value-type="string">
            <text:p>1-okt-01</text:p>
          </table:table-cell>
          <table:table-cell table:style-name="ce4" office:value-type="string" calcext:value-type="string">
            <text:p>16-aug-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03" calcext:value-type="float">
            <text:p>103</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19" calcext:value-type="float">
            <text:p>4719</text:p>
          </table:table-cell>
          <table:table-cell office:value-type="string" calcext:value-type="string">
            <text:p>is related to a</text:p>
          </table:table-cell>
          <table:table-cell office:value-type="float" office:value="1008710" calcext:value-type="float">
            <text:p>1008710</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4719" calcext:value-type="float">
            <text:p>4719</text:p>
          </table:table-cell>
          <table:table-cell office:value-type="string" calcext:value-type="string">
            <text:p>relation between an individual thing and a kind of thing</text:p>
          </table:table-cell>
          <table:table-cell table:number-columns-repeated="5"/>
          <table:table-cell office:value-type="float" office:value="1048" calcext:value-type="float">
            <text:p>1048</text:p>
          </table:table-cell>
          <table:table-cell office:value-type="string" calcext:value-type="string">
            <text:p>facts about kinds of relations between individual things and kinds</text:p>
          </table:table-cell>
          <table:table-cell office:value-type="string" calcext:value-type="string">
            <text:p>accepted</text:p>
          </table:table-cell>
          <table:table-cell/>
          <table:table-cell table:number-columns-repeated="2" table:style-name="ce4" office:value-type="string" calcext:value-type="string">
            <text:p>7-mei-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04" calcext:value-type="float">
            <text:p>104</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19" calcext:value-type="float">
            <text:p>4719</text:p>
          </table:table-cell>
          <table:table-cell office:value-type="string" calcext:value-type="string">
            <text:p>can be related with</text:p>
          </table:table-cell>
          <table:table-cell office:value-type="float" office:value="1008711" calcext:value-type="float">
            <text:p>1008711</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719" calcext:value-type="float">
            <text:p>4719</text:p>
          </table:table-cell>
          <table:table-cell office:value-type="string" calcext:value-type="string">
            <text:p>relation between an individual thing and a kind of thing</text:p>
          </table:table-cell>
          <table:table-cell table:number-columns-repeated="5"/>
          <table:table-cell office:value-type="float" office:value="1048" calcext:value-type="float">
            <text:p>1048</text:p>
          </table:table-cell>
          <table:table-cell office:value-type="string" calcext:value-type="string">
            <text:p>facts about conceptual relations between individual things and classes</text:p>
          </table:table-cell>
          <table:table-cell office:value-type="string" calcext:value-type="string">
            <text:p>accepted</text:p>
          </table:table-cell>
          <table:table-cell/>
          <table:table-cell table:number-columns-repeated="2" table:style-name="ce4" office:value-type="string" calcext:value-type="string">
            <text:p>7-mei-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 calcext:value-type="float">
            <text:p>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4729" calcext:value-type="float">
            <text:p>4729</text:p>
          </table:table-cell>
          <table:table-cell office:value-type="string" calcext:value-type="string">
            <text:p>relator</text:p>
          </table:table-cell>
          <table:table-cell office:value-type="float" office:value="1006236" calcext:value-type="float">
            <text:p>1006236</text:p>
          </table:table-cell>
          <table:table-cell office:value-type="float" office:value="5343" calcext:value-type="float">
            <text:p>5343</text:p>
          </table:table-cell>
          <table:table-cell office:value-type="string" calcext:value-type="string">
            <text:p>is by definition a role of a</text:p>
          </table:table-cell>
          <table:table-cell office:value-type="string" calcext:value-type="string">
            <text:p>1,n</text:p>
          </table:table-cell>
          <table:table-cell office:value-type="float" office:value="730000" calcext:value-type="float">
            <text:p>730000</text:p>
          </table:table-cell>
          <table:table-cell office:value-type="string" calcext:value-type="string">
            <text:p>anything</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number-columns-repeated="2" table:style-name="ce4" office:value-type="string" calcext:value-type="string">
            <text:p>20-okt-01</text:p>
          </table:table-cell>
          <table:table-cell office:value-type="string" calcext:value-type="string">
            <text:p>Andries van Renssen</text:p>
          </table:table-cell>
          <table:table-cell office:value-type="string" calcext:value-type="string">
            <text:p>Roel Murris</text:p>
          </table:table-cell>
          <table:table-cell table:number-columns-repeated="995"/>
        </table:table-row>
        <table:table-row table:style-name="ro1">
          <table:table-cell office:value-type="float" office:value="96" calcext:value-type="float">
            <text:p>9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29" calcext:value-type="float">
            <text:p>4729</text:p>
          </table:table-cell>
          <table:table-cell office:value-type="string" calcext:value-type="string">
            <text:p>relator</text:p>
          </table:table-cell>
          <table:table-cell office:value-type="float" office:value="1006215" calcext:value-type="float">
            <text:p>100621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954" calcext:value-type="float">
            <text:p>5954</text:p>
          </table:table-cell>
          <table:table-cell office:value-type="string" calcext:value-type="string">
            <text:p>first role in a relation</text:p>
          </table:table-cell>
          <table:table-cell office:value-type="string" calcext:value-type="string">
            <text:p>that is played by something that is involved in a state or potential state about which is communicated through an expression of a relation that requires the role in the first position.</text:p>
          </table:table-cell>
          <table:table-cell office:value-type="string" calcext:value-type="string">
            <text:p>is a first role in a relation that is played by something that is involved in a state or potential state about which is communicated through an expression of a relation that requires the role in the first position.</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8-okt-01</text:p>
          </table:table-cell>
          <table:table-cell table:style-name="ce4" office:value-type="string" calcext:value-type="string">
            <text:p>13-mei-04</text:p>
          </table:table-cell>
          <table:table-cell office:value-type="string" calcext:value-type="string">
            <text:p>Andries van Renssen</text:p>
          </table:table-cell>
          <table:table-cell office:value-type="string" calcext:value-type="string">
            <text:p>Roel Murris</text:p>
          </table:table-cell>
          <table:table-cell table:number-columns-repeated="995"/>
        </table:table-row>
        <table:table-row table:style-name="ro1">
          <table:table-cell office:value-type="float" office:value="107" calcext:value-type="float">
            <text:p>107</text:p>
          </table:table-cell>
          <table:table-cell office:value-type="float" office:value="910036" calcext:value-type="float">
            <text:p>910036</text:p>
          </table:table-cell>
          <table:table-cell office:value-type="string" calcext:value-type="string">
            <text:p>English</text:p>
          </table:table-cell>
          <table:table-cell office:value-type="float" office:value="191697" calcext:value-type="float">
            <text:p>191697</text:p>
          </table:table-cell>
          <table:table-cell office:value-type="string" calcext:value-type="string">
            <text:p>mathematics</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48" calcext:value-type="float">
            <text:p>4748</text:p>
          </table:table-cell>
          <table:table-cell office:value-type="string" calcext:value-type="string">
            <text:p>relation between collections</text:p>
          </table:table-cell>
          <table:table-cell office:value-type="float" office:value="1006283" calcext:value-type="float">
            <text:p>1006283</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2850" calcext:value-type="float">
            <text:p>2850</text:p>
          </table:table-cell>
          <table:table-cell office:value-type="string" calcext:value-type="string">
            <text:p>relation</text:p>
          </table:table-cell>
          <table:table-cell office:value-type="string" calcext:value-type="string">
            <text:p>that specifies that the related things are collections.</text:p>
          </table:table-cell>
          <table:table-cell office:value-type="string" calcext:value-type="string">
            <text:p>is a relation that specifies that the related things are collections.</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7-jan-02</text:p>
          </table:table-cell>
          <table:table-cell office:value-type="string" calcext:value-type="string">
            <text:p>Andries van Renssen</text:p>
          </table:table-cell>
          <table:table-cell office:value-type="string" calcext:value-type="string">
            <text:p>Epistle modelling team</text:p>
          </table:table-cell>
          <table:table-cell table:number-columns-repeated="995"/>
        </table:table-row>
        <table:table-row table:style-name="ro1">
          <table:table-cell office:value-type="float" office:value="108" calcext:value-type="float">
            <text:p>10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56" calcext:value-type="float">
            <text:p>4756</text:p>
          </table:table-cell>
          <table:table-cell office:value-type="string" calcext:value-type="string">
            <text:p>plural relation</text:p>
          </table:table-cell>
          <table:table-cell office:value-type="float" office:value="1008965" calcext:value-type="float">
            <text:p>100896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2850" calcext:value-type="float">
            <text:p>2850</text:p>
          </table:table-cell>
          <table:table-cell office:value-type="string" calcext:value-type="string">
            <text:p>relation</text:p>
          </table:table-cell>
          <table:table-cell office:value-type="string" calcext:value-type="string">
            <text:p>that consists of elements each of which is a relation. It is an expression of a complex fact or of a plurality of facts.</text:p>
          </table:table-cell>
          <table:table-cell office:value-type="string" calcext:value-type="string">
            <text:p>is a relation that consists of elements each of which is a relation. It is an expression of a complex fact or of a plurality of facts.</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15-dec-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09" calcext:value-type="float">
            <text:p>10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56" calcext:value-type="float">
            <text:p>4756</text:p>
          </table:table-cell>
          <table:table-cell office:value-type="string" calcext:value-type="string">
            <text:p>plural relation</text:p>
          </table:table-cell>
          <table:table-cell office:value-type="float" office:value="1006306" calcext:value-type="float">
            <text:p>1006306</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2849" calcext:value-type="float">
            <text:p>2849</text:p>
          </table:table-cell>
          <table:table-cell office:value-type="string" calcext:value-type="string">
            <text:p>plural object</text:p>
          </table:table-cell>
          <table:table-cell office:value-type="string" calcext:value-type="string">
            <text:p>that consists of elements each of which is a relation. It is an expression of a complex fact or of a plurality of facts.</text:p>
          </table:table-cell>
          <table:table-cell office:value-type="string" calcext:value-type="string">
            <text:p>is a plural object that consists of elements each of which is a relation. It is an expression of a complex fact or of a plurality of facts.</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6-feb-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10" calcext:value-type="float">
            <text:p>11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56" calcext:value-type="float">
            <text:p>4756</text:p>
          </table:table-cell>
          <table:table-cell office:value-type="string" calcext:value-type="string">
            <text:p>relations</text:p>
          </table:table-cell>
          <table:table-cell office:value-type="float" office:value="1006304" calcext:value-type="float">
            <text:p>1006304</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4756" calcext:value-type="float">
            <text:p>4756</text:p>
          </table:table-cell>
          <table:table-cell office:value-type="string" calcext:value-type="string">
            <text:p>plural relation</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6-feb-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11" calcext:value-type="float">
            <text:p>11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56" calcext:value-type="float">
            <text:p>4756</text:p>
          </table:table-cell>
          <table:table-cell office:value-type="string" calcext:value-type="string">
            <text:p>set of relations</text:p>
          </table:table-cell>
          <table:table-cell office:value-type="float" office:value="1006303" calcext:value-type="float">
            <text:p>1006303</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4756" calcext:value-type="float">
            <text:p>4756</text:p>
          </table:table-cell>
          <table:table-cell office:value-type="string" calcext:value-type="string">
            <text:p>plural relation</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6-feb-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12" calcext:value-type="float">
            <text:p>11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56" calcext:value-type="float">
            <text:p>4756</text:p>
          </table:table-cell>
          <table:table-cell office:value-type="string" calcext:value-type="string">
            <text:p>collection of relations</text:p>
          </table:table-cell>
          <table:table-cell office:value-type="float" office:value="1006302" calcext:value-type="float">
            <text:p>1006302</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4756" calcext:value-type="float">
            <text:p>4756</text:p>
          </table:table-cell>
          <table:table-cell office:value-type="string" calcext:value-type="string">
            <text:p>plural relation</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6-feb-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24" calcext:value-type="float">
            <text:p>52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57" calcext:value-type="float">
            <text:p>4757</text:p>
          </table:table-cell>
          <table:table-cell office:value-type="string" calcext:value-type="string">
            <text:p>conceptual quantification of a characteristic on a scale</text:p>
          </table:table-cell>
          <table:table-cell office:value-type="float" office:value="1006315" calcext:value-type="float">
            <text:p>100631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787" calcext:value-type="float">
            <text:p>4787</text:p>
          </table:table-cell>
          <table:table-cell office:value-type="string" calcext:value-type="string">
            <text:p>conceptual involved role in relation</text:p>
          </table:table-cell>
          <table:table-cell office:value-type="string" calcext:value-type="string">
            <text:p>that specifies that a characteristic of a specified kind can be quantified on a specified kind of scale. For example: temperature can be qualified on scale temperature scale, or on scale deg C (= Celcius scale).</text:p>
          </table:table-cell>
          <table:table-cell office:value-type="string" calcext:value-type="string">
            <text:p>is a conceptual involved role in relation that specifies that a characteristic of a specified kind can be quantified on a specified kind of scale. For example: temperature can be qualified on scale temperature scale, or on scale deg C (= Celcius scale).</text:p>
          </table:table-cell>
          <table:table-cell table:number-columns-repeated="2"/>
          <table:table-cell office:value-type="string" calcext:value-type="string">
            <text:p>e.g. pressure can be quantified on scale pressure scale</text:p>
          </table:table-cell>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20-jul-05</text:p>
          </table:table-cell>
          <table:table-cell office:value-type="string" calcext:value-type="string">
            <text:p>Andries van Renssen</text:p>
          </table:table-cell>
          <table:table-cell office:value-type="string" calcext:value-type="string">
            <text:p>ISO 10303-221:2002; ISO 16354:2013</text:p>
          </table:table-cell>
          <table:table-cell table:number-columns-repeated="995"/>
        </table:table-row>
        <table:table-row table:style-name="ro1">
          <table:table-cell office:value-type="float" office:value="525" calcext:value-type="float">
            <text:p>52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4757" calcext:value-type="float">
            <text:p>4757</text:p>
          </table:table-cell>
          <table:table-cell office:value-type="string" calcext:value-type="string">
            <text:p>conceptual quantification of a characteristic on a scale</text:p>
          </table:table-cell>
          <table:table-cell office:value-type="float" office:value="1006316" calcext:value-type="float">
            <text:p>1006316</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4758" calcext:value-type="float">
            <text:p>4758</text:p>
          </table:table-cell>
          <table:table-cell office:value-type="string" calcext:value-type="string">
            <text:p>conceptually quantifiable characteristic</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11-feb-02</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526" calcext:value-type="float">
            <text:p>52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4757" calcext:value-type="float">
            <text:p>4757</text:p>
          </table:table-cell>
          <table:table-cell office:value-type="string" calcext:value-type="string">
            <text:p>conceptual quantification of a characteristic on a scale</text:p>
          </table:table-cell>
          <table:table-cell office:value-type="float" office:value="1006317" calcext:value-type="float">
            <text:p>1006317</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4759" calcext:value-type="float">
            <text:p>4759</text:p>
          </table:table-cell>
          <table:table-cell office:value-type="string" calcext:value-type="string">
            <text:p>conceptually quantifying scale</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11-feb-02</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527" calcext:value-type="float">
            <text:p>527</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57" calcext:value-type="float">
            <text:p>4757</text:p>
          </table:table-cell>
          <table:table-cell office:value-type="string" calcext:value-type="string">
            <text:p>can be quantified on scale</text:p>
          </table:table-cell>
          <table:table-cell office:value-type="float" office:value="1006322" calcext:value-type="float">
            <text:p>1006322</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4757" calcext:value-type="float">
            <text:p>4757</text:p>
          </table:table-cell>
          <table:table-cell office:value-type="string" calcext:value-type="string">
            <text:p>conceptual quantification of a characteristic on a scale</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11-feb-02</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528" calcext:value-type="float">
            <text:p>528</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57" calcext:value-type="float">
            <text:p>4757</text:p>
          </table:table-cell>
          <table:table-cell office:value-type="string" calcext:value-type="string">
            <text:p>can be a scale for a</text:p>
          </table:table-cell>
          <table:table-cell office:value-type="float" office:value="1006323" calcext:value-type="float">
            <text:p>1006323</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757" calcext:value-type="float">
            <text:p>4757</text:p>
          </table:table-cell>
          <table:table-cell office:value-type="string" calcext:value-type="string">
            <text:p>conceptual quantification of a characteristic on a scale</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11-feb-02</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529" calcext:value-type="float">
            <text:p>52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57" calcext:value-type="float">
            <text:p>4757</text:p>
          </table:table-cell>
          <table:table-cell office:value-type="string" calcext:value-type="string">
            <text:p>conceptual scale for characteristic</text:p>
          </table:table-cell>
          <table:table-cell office:value-type="float" office:value="1006810" calcext:value-type="float">
            <text:p>1006810</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4757" calcext:value-type="float">
            <text:p>4757</text:p>
          </table:table-cell>
          <table:table-cell office:value-type="string" calcext:value-type="string">
            <text:p>conceptual quantification of a characteristic on a scale</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12-mrt-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30" calcext:value-type="float">
            <text:p>530</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57" calcext:value-type="float">
            <text:p>4757</text:p>
          </table:table-cell>
          <table:table-cell office:value-type="string" calcext:value-type="string">
            <text:p>can be presented on scale</text:p>
          </table:table-cell>
          <table:table-cell office:value-type="float" office:value="1007848" calcext:value-type="float">
            <text:p>1007848</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4757" calcext:value-type="float">
            <text:p>4757</text:p>
          </table:table-cell>
          <table:table-cell office:value-type="string" calcext:value-type="string">
            <text:p>conceptual quantification of a characteristic on a scale</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11-feb-02</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531" calcext:value-type="float">
            <text:p>53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58" calcext:value-type="float">
            <text:p>4758</text:p>
          </table:table-cell>
          <table:table-cell office:value-type="string" calcext:value-type="string">
            <text:p>conceptually quantifiable characteristic</text:p>
          </table:table-cell>
          <table:table-cell office:value-type="float" office:value="1006318" calcext:value-type="float">
            <text:p>1006318</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705" calcext:value-type="float">
            <text:p>4705</text:p>
          </table:table-cell>
          <table:table-cell office:value-type="string" calcext:value-type="string">
            <text:p>conceptual possessor of an aspect</text:p>
          </table:table-cell>
          <table:table-cell office:value-type="string" calcext:value-type="string">
            <text:p>by being numerically quantifiable on a scale.</text:p>
          </table:table-cell>
          <table:table-cell office:value-type="string" calcext:value-type="string">
            <text:p>is a conceptual possessor of an aspect by being numerically quantifiable on a scale.</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11-feb-02</text:p>
          </table:table-cell>
          <table:table-cell office:value-type="string" calcext:value-type="string">
            <text:p>Epistle modelling team</text:p>
          </table:table-cell>
          <table:table-cell office:value-type="string" calcext:value-type="string">
            <text:p>ISO 10303-221:2002</text:p>
          </table:table-cell>
          <table:table-cell table:number-columns-repeated="995"/>
        </table:table-row>
        <table:table-row table:style-name="ro1">
          <table:table-cell office:value-type="float" office:value="532" calcext:value-type="float">
            <text:p>53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59" calcext:value-type="float">
            <text:p>4759</text:p>
          </table:table-cell>
          <table:table-cell office:value-type="string" calcext:value-type="string">
            <text:p>conceptually quantifying scale</text:p>
          </table:table-cell>
          <table:table-cell office:value-type="float" office:value="1006319" calcext:value-type="float">
            <text:p>100631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620" calcext:value-type="float">
            <text:p>4620</text:p>
          </table:table-cell>
          <table:table-cell office:value-type="string" calcext:value-type="string">
            <text:p>conceptually possessed aspect</text:p>
          </table:table-cell>
          <table:table-cell office:value-type="string" calcext:value-type="string">
            <text:p>of being usable as scale for a numerical quantification.</text:p>
          </table:table-cell>
          <table:table-cell office:value-type="string" calcext:value-type="string">
            <text:p>is a conceptually possessed aspect of being usable as scale for a numerical quantification.</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11-feb-02</text:p>
          </table:table-cell>
          <table:table-cell office:value-type="string" calcext:value-type="string">
            <text:p>Epistle modelling team</text:p>
          </table:table-cell>
          <table:table-cell office:value-type="string" calcext:value-type="string">
            <text:p>ISO 10303-221:2002</text:p>
          </table:table-cell>
          <table:table-cell table:number-columns-repeated="995"/>
        </table:table-row>
        <table:table-row table:style-name="ro1">
          <table:table-cell office:value-type="float" office:value="533" calcext:value-type="float">
            <text:p>53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60" calcext:value-type="float">
            <text:p>4760</text:p>
          </table:table-cell>
          <table:table-cell office:value-type="string" calcext:value-type="string">
            <text:p>involvement as concerned</text:p>
          </table:table-cell>
          <table:table-cell office:value-type="float" office:value="1006331" calcext:value-type="float">
            <text:p>1006331</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767" calcext:value-type="float">
            <text:p>4767</text:p>
          </table:table-cell>
          <table:table-cell office:value-type="string" calcext:value-type="string">
            <text:p>involvement in an occurrence</text:p>
          </table:table-cell>
          <table:table-cell office:value-type="string" calcext:value-type="string">
            <text:p>that indicates that the involved object has a role as concerned in the occurrence. For example as being treated, being stored, being discussed, etc.</text:p>
          </table:table-cell>
          <table:table-cell office:value-type="string" calcext:value-type="string">
            <text:p>is an involvement in an occurrence that indicates that the involved object has a role as concerned in the occurrence. For example as being treated, being stored, being discussed, etc.</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22-feb-02</text:p>
          </table:table-cell>
          <table:table-cell table:style-name="ce4" office:value-type="string" calcext:value-type="string">
            <text:p>14-nov-1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34" calcext:value-type="float">
            <text:p>53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4760" calcext:value-type="float">
            <text:p>4760</text:p>
          </table:table-cell>
          <table:table-cell office:value-type="string" calcext:value-type="string">
            <text:p>involvement as concerned</text:p>
          </table:table-cell>
          <table:table-cell office:value-type="float" office:value="1009715" calcext:value-type="float">
            <text:p>1009715</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5499" calcext:value-type="float">
            <text:p>5499</text:p>
          </table:table-cell>
          <table:table-cell office:value-type="string" calcext:value-type="string">
            <text:p>involver of concerned</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26-apr-06</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35" calcext:value-type="float">
            <text:p>53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4760" calcext:value-type="float">
            <text:p>4760</text:p>
          </table:table-cell>
          <table:table-cell office:value-type="string" calcext:value-type="string">
            <text:p>involvement as concerned</text:p>
          </table:table-cell>
          <table:table-cell office:value-type="float" office:value="1006354" calcext:value-type="float">
            <text:p>1006354</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640028" calcext:value-type="float">
            <text:p>640028</text:p>
          </table:table-cell>
          <table:table-cell office:value-type="string" calcext:value-type="string">
            <text:p>concerned</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22-feb-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36" calcext:value-type="float">
            <text:p>53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60" calcext:value-type="float">
            <text:p>4760</text:p>
          </table:table-cell>
          <table:table-cell office:value-type="string" calcext:value-type="string">
            <text:p>involvement as subject</text:p>
          </table:table-cell>
          <table:table-cell office:value-type="float" office:value="1027748" calcext:value-type="float">
            <text:p>1027748</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4760" calcext:value-type="float">
            <text:p>4760</text:p>
          </table:table-cell>
          <table:table-cell office:value-type="string" calcext:value-type="string">
            <text:p>involvement as concerned</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number-columns-repeated="2" table:style-name="ce4" office:value-type="string" calcext:value-type="string">
            <text:p>18-mrt-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37" calcext:value-type="float">
            <text:p>537</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60" calcext:value-type="float">
            <text:p>4760</text:p>
          </table:table-cell>
          <table:table-cell office:value-type="string" calcext:value-type="string">
            <text:p>is a subject of</text:p>
          </table:table-cell>
          <table:table-cell office:value-type="float" office:value="1006346" calcext:value-type="float">
            <text:p>1006346</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760" calcext:value-type="float">
            <text:p>4760</text:p>
          </table:table-cell>
          <table:table-cell office:value-type="string" calcext:value-type="string">
            <text:p>involvement as concerned</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22-feb-02</text:p>
          </table:table-cell>
          <table:table-cell table:style-name="ce4" office:value-type="string" calcext:value-type="string">
            <text:p>14-nov-1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38" calcext:value-type="float">
            <text:p>538</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60" calcext:value-type="float">
            <text:p>4760</text:p>
          </table:table-cell>
          <table:table-cell office:value-type="string" calcext:value-type="string">
            <text:p>concerns</text:p>
          </table:table-cell>
          <table:table-cell office:value-type="float" office:value="1007051" calcext:value-type="float">
            <text:p>1007051</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4760" calcext:value-type="float">
            <text:p>4760</text:p>
          </table:table-cell>
          <table:table-cell office:value-type="string" calcext:value-type="string">
            <text:p>involvement as concerned</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style-name="ce4" office:value-type="string" calcext:value-type="string">
            <text:p>12-nov-02</text:p>
          </table:table-cell>
          <table:table-cell table:style-name="ce4" office:value-type="string" calcext:value-type="string">
            <text:p>14-nov-11</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539" calcext:value-type="float">
            <text:p>539</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60" calcext:value-type="float">
            <text:p>4760</text:p>
          </table:table-cell>
          <table:table-cell office:value-type="string" calcext:value-type="string">
            <text:p>is undergoing</text:p>
          </table:table-cell>
          <table:table-cell office:value-type="float" office:value="1007201" calcext:value-type="float">
            <text:p>1007201</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760" calcext:value-type="float">
            <text:p>4760</text:p>
          </table:table-cell>
          <table:table-cell office:value-type="string" calcext:value-type="string">
            <text:p>involvement as concerned</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5-dec-02</text:p>
          </table:table-cell>
          <table:table-cell table:style-name="ce4" office:value-type="string" calcext:value-type="string">
            <text:p>14-nov-11</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540" calcext:value-type="float">
            <text:p>540</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60" calcext:value-type="float">
            <text:p>4760</text:p>
          </table:table-cell>
          <table:table-cell office:value-type="string" calcext:value-type="string">
            <text:p>is subjected to</text:p>
          </table:table-cell>
          <table:table-cell office:value-type="float" office:value="1026630" calcext:value-type="float">
            <text:p>1026630</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760" calcext:value-type="float">
            <text:p>4760</text:p>
          </table:table-cell>
          <table:table-cell office:value-type="string" calcext:value-type="string">
            <text:p>involvement as concerned</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18-nov-09</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541" calcext:value-type="float">
            <text:p>541</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60" calcext:value-type="float">
            <text:p>4760</text:p>
          </table:table-cell>
          <table:table-cell office:value-type="string" calcext:value-type="string">
            <text:p>has as subject</text:p>
          </table:table-cell>
          <table:table-cell office:value-type="float" office:value="1027749" calcext:value-type="float">
            <text:p>1027749</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4760" calcext:value-type="float">
            <text:p>4760</text:p>
          </table:table-cell>
          <table:table-cell office:value-type="string" calcext:value-type="string">
            <text:p>involvement as concerned</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number-columns-repeated="2" table:style-name="ce4" office:value-type="string" calcext:value-type="string">
            <text:p>18-mrt-13</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542" calcext:value-type="float">
            <text:p>542</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60" calcext:value-type="float">
            <text:p>4760</text:p>
          </table:table-cell>
          <table:table-cell office:value-type="string" calcext:value-type="string">
            <text:p>is subject of</text:p>
          </table:table-cell>
          <table:table-cell office:value-type="float" office:value="1027750" calcext:value-type="float">
            <text:p>1027750</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760" calcext:value-type="float">
            <text:p>4760</text:p>
          </table:table-cell>
          <table:table-cell office:value-type="string" calcext:value-type="string">
            <text:p>involvement as concerned</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18-mrt-13</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813" calcext:value-type="float">
            <text:p>813</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60" calcext:value-type="float">
            <text:p>4760</text:p>
          </table:table-cell>
          <table:table-cell office:value-type="string" calcext:value-type="string">
            <text:p>is a subject of</text:p>
          </table:table-cell>
          <table:table-cell office:value-type="float" office:value="1028409" calcext:value-type="float">
            <text:p>1028409</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760" calcext:value-type="float">
            <text:p>4760</text:p>
          </table:table-cell>
          <table:table-cell office:value-type="string" calcext:value-type="string">
            <text:p>involvement as concerned</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11-sep-1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43" calcext:value-type="float">
            <text:p>54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67" calcext:value-type="float">
            <text:p>4767</text:p>
          </table:table-cell>
          <table:table-cell office:value-type="string" calcext:value-type="string">
            <text:p>involvement in an occurrence</text:p>
          </table:table-cell>
          <table:table-cell office:value-type="float" office:value="1006338" calcext:value-type="float">
            <text:p>1006338</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961" calcext:value-type="float">
            <text:p>4961</text:p>
          </table:table-cell>
          <table:table-cell office:value-type="string" calcext:value-type="string">
            <text:p>involvement in a relation</text:p>
          </table:table-cell>
          <table:table-cell office:value-type="string" calcext:value-type="string">
            <text:p>that indicates that an involved physical object is involved in an occurrence.</text:p>
          </table:table-cell>
          <table:table-cell office:value-type="string" calcext:value-type="string">
            <text:p>is an involvement in a relation that indicates that an involved physical object is involved in an occurrence.</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22-feb-02</text:p>
          </table:table-cell>
          <table:table-cell table:style-name="ce4" office:value-type="string" calcext:value-type="string">
            <text:p>10-mei-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44" calcext:value-type="float">
            <text:p>54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4767" calcext:value-type="float">
            <text:p>4767</text:p>
          </table:table-cell>
          <table:table-cell office:value-type="string" calcext:value-type="string">
            <text:p>involvement in an occurrence</text:p>
          </table:table-cell>
          <table:table-cell office:value-type="float" office:value="1006359" calcext:value-type="float">
            <text:p>1006359</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4773" calcext:value-type="float">
            <text:p>4773</text:p>
          </table:table-cell>
          <table:table-cell office:value-type="string" calcext:value-type="string">
            <text:p>involver</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22-feb-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45" calcext:value-type="float">
            <text:p>54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4767" calcext:value-type="float">
            <text:p>4767</text:p>
          </table:table-cell>
          <table:table-cell office:value-type="string" calcext:value-type="string">
            <text:p>involvement in an occurrence</text:p>
          </table:table-cell>
          <table:table-cell office:value-type="float" office:value="1006353" calcext:value-type="float">
            <text:p>1006353</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4546" calcext:value-type="float">
            <text:p>4546</text:p>
          </table:table-cell>
          <table:table-cell office:value-type="string" calcext:value-type="string">
            <text:p>involved</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22-feb-02</text:p>
          </table:table-cell>
          <table:table-cell table:style-name="ce4" office:value-type="string" calcext:value-type="string">
            <text:p>13-mei-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46" calcext:value-type="float">
            <text:p>546</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67" calcext:value-type="float">
            <text:p>4767</text:p>
          </table:table-cell>
          <table:table-cell office:value-type="string" calcext:value-type="string">
            <text:p>is involved in</text:p>
          </table:table-cell>
          <table:table-cell office:value-type="float" office:value="1006344" calcext:value-type="float">
            <text:p>1006344</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767" calcext:value-type="float">
            <text:p>4767</text:p>
          </table:table-cell>
          <table:table-cell office:value-type="string" calcext:value-type="string">
            <text:p>involvement in an occurrence</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22-feb-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47" calcext:value-type="float">
            <text:p>547</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67" calcext:value-type="float">
            <text:p>4767</text:p>
          </table:table-cell>
          <table:table-cell office:value-type="string" calcext:value-type="string">
            <text:p>is involving</text:p>
          </table:table-cell>
          <table:table-cell office:value-type="float" office:value="1006351" calcext:value-type="float">
            <text:p>1006351</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4767" calcext:value-type="float">
            <text:p>4767</text:p>
          </table:table-cell>
          <table:table-cell office:value-type="string" calcext:value-type="string">
            <text:p>involvement in an occurrence</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style-name="ce4" office:value-type="string" calcext:value-type="string">
            <text:p>22-feb-02</text:p>
          </table:table-cell>
          <table:table-cell table:style-name="ce4" office:value-type="string" calcext:value-type="string">
            <text:p>6-apr-10</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548" calcext:value-type="float">
            <text:p>548</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67" calcext:value-type="float">
            <text:p>4767</text:p>
          </table:table-cell>
          <table:table-cell office:value-type="string" calcext:value-type="string">
            <text:p>involves</text:p>
          </table:table-cell>
          <table:table-cell office:value-type="float" office:value="1028166" calcext:value-type="float">
            <text:p>1028166</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4767" calcext:value-type="float">
            <text:p>4767</text:p>
          </table:table-cell>
          <table:table-cell office:value-type="string" calcext:value-type="string">
            <text:p>involvement in an occurrence</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number-columns-repeated="2" table:style-name="ce4" office:value-type="string" calcext:value-type="string">
            <text:p>27-nov-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49" calcext:value-type="float">
            <text:p>54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73" calcext:value-type="float">
            <text:p>4773</text:p>
          </table:table-cell>
          <table:table-cell office:value-type="string" calcext:value-type="string">
            <text:p>involver</text:p>
          </table:table-cell>
          <table:table-cell office:value-type="float" office:value="1006360" calcext:value-type="float">
            <text:p>100636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23" calcext:value-type="float">
            <text:p>4823</text:p>
          </table:table-cell>
          <table:table-cell office:value-type="string" calcext:value-type="string">
            <text:p>individual relator</text:p>
          </table:table-cell>
          <table:table-cell office:value-type="string" calcext:value-type="string">
            <text:p>by requiring or allowing a physical object to play a role in an occurrence.</text:p>
          </table:table-cell>
          <table:table-cell office:value-type="string" calcext:value-type="string">
            <text:p>is an individual relator by requiring or allowing a physical object to play a role in an occurrence.</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22-feb-02</text:p>
          </table:table-cell>
          <table:table-cell table:style-name="ce4" office:value-type="string" calcext:value-type="string">
            <text:p>30-mei-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51" calcext:value-type="float">
            <text:p>55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85" calcext:value-type="float">
            <text:p>4785</text:p>
          </table:table-cell>
          <table:table-cell office:value-type="string" calcext:value-type="string">
            <text:p>involvement as input</text:p>
          </table:table-cell>
          <table:table-cell office:value-type="float" office:value="1006603" calcext:value-type="float">
            <text:p>1006603</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767" calcext:value-type="float">
            <text:p>4767</text:p>
          </table:table-cell>
          <table:table-cell office:value-type="string" calcext:value-type="string">
            <text:p>involvement in an occurrence</text:p>
          </table:table-cell>
          <table:table-cell office:value-type="string" calcext:value-type="string">
            <text:p>that indicates that the involved object is operated upon by the occurrence.</text:p>
          </table:table-cell>
          <table:table-cell office:value-type="string" calcext:value-type="string">
            <text:p>is an involvement in an occurrence that indicates that the involved object is operated upon by the occurrence.</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12-mrt-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52" calcext:value-type="float">
            <text:p>55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85" calcext:value-type="float">
            <text:p>4785</text:p>
          </table:table-cell>
          <table:table-cell office:value-type="string" calcext:value-type="string">
            <text:p>involvement as input</text:p>
          </table:table-cell>
          <table:table-cell office:value-type="float" office:value="1009882" calcext:value-type="float">
            <text:p>1009882</text:p>
          </table:table-cell>
          <table:table-cell office:value-type="float" office:value="5945" calcext:value-type="float">
            <text:p>5945</text:p>
          </table:table-cell>
          <table:table-cell office:value-type="string" calcext:value-type="string">
            <text:p>has by definition as second role a</text:p>
          </table:table-cell>
          <table:table-cell/>
          <table:table-cell office:value-type="float" office:value="640016" calcext:value-type="float">
            <text:p>640016</text:p>
          </table:table-cell>
          <table:table-cell office:value-type="string" calcext:value-type="string">
            <text:p>input</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24-aug-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53" calcext:value-type="float">
            <text:p>553</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85" calcext:value-type="float">
            <text:p>4785</text:p>
          </table:table-cell>
          <table:table-cell office:value-type="string" calcext:value-type="string">
            <text:p>is input in</text:p>
          </table:table-cell>
          <table:table-cell office:value-type="float" office:value="1006612" calcext:value-type="float">
            <text:p>1006612</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785" calcext:value-type="float">
            <text:p>4785</text:p>
          </table:table-cell>
          <table:table-cell office:value-type="string" calcext:value-type="string">
            <text:p>involvement as input</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12-mrt-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54" calcext:value-type="float">
            <text:p>554</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85" calcext:value-type="float">
            <text:p>4785</text:p>
          </table:table-cell>
          <table:table-cell office:value-type="string" calcext:value-type="string">
            <text:p>has as input</text:p>
          </table:table-cell>
          <table:table-cell office:value-type="float" office:value="1006624" calcext:value-type="float">
            <text:p>1006624</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4785" calcext:value-type="float">
            <text:p>4785</text:p>
          </table:table-cell>
          <table:table-cell office:value-type="string" calcext:value-type="string">
            <text:p>involvement as input</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number-columns-repeated="2" table:style-name="ce4" office:value-type="string" calcext:value-type="string">
            <text:p>12-mrt-02</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555" calcext:value-type="float">
            <text:p>555</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85" calcext:value-type="float">
            <text:p>4785</text:p>
          </table:table-cell>
          <table:table-cell office:value-type="string" calcext:value-type="string">
            <text:p>is input of</text:p>
          </table:table-cell>
          <table:table-cell office:value-type="float" office:value="1007203" calcext:value-type="float">
            <text:p>1007203</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785" calcext:value-type="float">
            <text:p>4785</text:p>
          </table:table-cell>
          <table:table-cell office:value-type="string" calcext:value-type="string">
            <text:p>involvement as input</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5-dec-02</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556" calcext:value-type="float">
            <text:p>556</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85" calcext:value-type="float">
            <text:p>4785</text:p>
          </table:table-cell>
          <table:table-cell office:value-type="string" calcext:value-type="string">
            <text:p>is an input in</text:p>
          </table:table-cell>
          <table:table-cell office:value-type="float" office:value="1009721" calcext:value-type="float">
            <text:p>1009721</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785" calcext:value-type="float">
            <text:p>4785</text:p>
          </table:table-cell>
          <table:table-cell office:value-type="string" calcext:value-type="string">
            <text:p>involvement as input</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16-aug-06</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557" calcext:value-type="float">
            <text:p>557</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85" calcext:value-type="float">
            <text:p>4785</text:p>
          </table:table-cell>
          <table:table-cell office:value-type="string" calcext:value-type="string">
            <text:p>is an input of</text:p>
          </table:table-cell>
          <table:table-cell office:value-type="float" office:value="1009723" calcext:value-type="float">
            <text:p>1009723</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785" calcext:value-type="float">
            <text:p>4785</text:p>
          </table:table-cell>
          <table:table-cell office:value-type="string" calcext:value-type="string">
            <text:p>involvement as input</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5-dec-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58" calcext:value-type="float">
            <text:p>55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86" calcext:value-type="float">
            <text:p>4786</text:p>
          </table:table-cell>
          <table:table-cell office:value-type="string" calcext:value-type="string">
            <text:p>involvement as output</text:p>
          </table:table-cell>
          <table:table-cell office:value-type="float" office:value="1006604" calcext:value-type="float">
            <text:p>100660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767" calcext:value-type="float">
            <text:p>4767</text:p>
          </table:table-cell>
          <table:table-cell office:value-type="string" calcext:value-type="string">
            <text:p>involvement in an occurrence</text:p>
          </table:table-cell>
          <table:table-cell office:value-type="string" calcext:value-type="string">
            <text:p>that specifies that the involved object has been operated upon or produced by the process or occurrence.</text:p>
          </table:table-cell>
          <table:table-cell office:value-type="string" calcext:value-type="string">
            <text:p>is an involvement in an occurrence that specifies that the involved object has been operated upon or produced by the process or occurrence.</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12-mrt-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59" calcext:value-type="float">
            <text:p>55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86" calcext:value-type="float">
            <text:p>4786</text:p>
          </table:table-cell>
          <table:table-cell office:value-type="string" calcext:value-type="string">
            <text:p>involvement as output</text:p>
          </table:table-cell>
          <table:table-cell office:value-type="float" office:value="1009883" calcext:value-type="float">
            <text:p>1009883</text:p>
          </table:table-cell>
          <table:table-cell office:value-type="float" office:value="5944" calcext:value-type="float">
            <text:p>5944</text:p>
          </table:table-cell>
          <table:table-cell office:value-type="string" calcext:value-type="string">
            <text:p>has by definition as first role a</text:p>
          </table:table-cell>
          <table:table-cell/>
          <table:table-cell office:value-type="float" office:value="5533" calcext:value-type="float">
            <text:p>5533</text:p>
          </table:table-cell>
          <table:table-cell office:value-type="string" calcext:value-type="string">
            <text:p>generating process</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12-mrt-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60" calcext:value-type="float">
            <text:p>56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86" calcext:value-type="float">
            <text:p>4786</text:p>
          </table:table-cell>
          <table:table-cell office:value-type="string" calcext:value-type="string">
            <text:p>involvement as output</text:p>
          </table:table-cell>
          <table:table-cell office:value-type="float" office:value="1007500" calcext:value-type="float">
            <text:p>1007500</text:p>
          </table:table-cell>
          <table:table-cell office:value-type="float" office:value="5945" calcext:value-type="float">
            <text:p>5945</text:p>
          </table:table-cell>
          <table:table-cell office:value-type="string" calcext:value-type="string">
            <text:p>has by definition as second role a</text:p>
          </table:table-cell>
          <table:table-cell/>
          <table:table-cell office:value-type="float" office:value="640019" calcext:value-type="float">
            <text:p>640019</text:p>
          </table:table-cell>
          <table:table-cell office:value-type="string" calcext:value-type="string">
            <text:p>output</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12-mrt-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61" calcext:value-type="float">
            <text:p>561</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86" calcext:value-type="float">
            <text:p>4786</text:p>
          </table:table-cell>
          <table:table-cell office:value-type="string" calcext:value-type="string">
            <text:p>is output of</text:p>
          </table:table-cell>
          <table:table-cell office:value-type="float" office:value="1006613" calcext:value-type="float">
            <text:p>1006613</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786" calcext:value-type="float">
            <text:p>4786</text:p>
          </table:table-cell>
          <table:table-cell office:value-type="string" calcext:value-type="string">
            <text:p>involvement as output</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12-mrt-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62" calcext:value-type="float">
            <text:p>562</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86" calcext:value-type="float">
            <text:p>4786</text:p>
          </table:table-cell>
          <table:table-cell office:value-type="string" calcext:value-type="string">
            <text:p>has as output</text:p>
          </table:table-cell>
          <table:table-cell office:value-type="float" office:value="1006625" calcext:value-type="float">
            <text:p>1006625</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4786" calcext:value-type="float">
            <text:p>4786</text:p>
          </table:table-cell>
          <table:table-cell office:value-type="string" calcext:value-type="string">
            <text:p>involvement as output</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number-columns-repeated="2" table:style-name="ce4" office:value-type="string" calcext:value-type="string">
            <text:p>12-mrt-02</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563" calcext:value-type="float">
            <text:p>563</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86" calcext:value-type="float">
            <text:p>4786</text:p>
          </table:table-cell>
          <table:table-cell office:value-type="string" calcext:value-type="string">
            <text:p>is result of</text:p>
          </table:table-cell>
          <table:table-cell office:value-type="float" office:value="1008191" calcext:value-type="float">
            <text:p>1008191</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786" calcext:value-type="float">
            <text:p>4786</text:p>
          </table:table-cell>
          <table:table-cell office:value-type="string" calcext:value-type="string">
            <text:p>involvement as output</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8-okt-03</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564" calcext:value-type="float">
            <text:p>564</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86" calcext:value-type="float">
            <text:p>4786</text:p>
          </table:table-cell>
          <table:table-cell office:value-type="string" calcext:value-type="string">
            <text:p>has as result</text:p>
          </table:table-cell>
          <table:table-cell office:value-type="float" office:value="1008192" calcext:value-type="float">
            <text:p>1008192</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4786" calcext:value-type="float">
            <text:p>4786</text:p>
          </table:table-cell>
          <table:table-cell office:value-type="string" calcext:value-type="string">
            <text:p>involvement as output</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number-columns-repeated="2" table:style-name="ce4" office:value-type="string" calcext:value-type="string">
            <text:p>8-okt-03</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565" calcext:value-type="float">
            <text:p>565</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86" calcext:value-type="float">
            <text:p>4786</text:p>
          </table:table-cell>
          <table:table-cell office:value-type="string" calcext:value-type="string">
            <text:p>is an output of</text:p>
          </table:table-cell>
          <table:table-cell office:value-type="float" office:value="1009724" calcext:value-type="float">
            <text:p>1009724</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786" calcext:value-type="float">
            <text:p>4786</text:p>
          </table:table-cell>
          <table:table-cell office:value-type="string" calcext:value-type="string">
            <text:p>involvement as output</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12-mrt-02</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566" calcext:value-type="float">
            <text:p>566</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86" calcext:value-type="float">
            <text:p>4786</text:p>
          </table:table-cell>
          <table:table-cell office:value-type="string" calcext:value-type="string">
            <text:p>is a result of</text:p>
          </table:table-cell>
          <table:table-cell office:value-type="float" office:value="1009726" calcext:value-type="float">
            <text:p>1009726</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786" calcext:value-type="float">
            <text:p>4786</text:p>
          </table:table-cell>
          <table:table-cell office:value-type="string" calcext:value-type="string">
            <text:p>involvement as output</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8-okt-0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67" calcext:value-type="float">
            <text:p>56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87" calcext:value-type="float">
            <text:p>4787</text:p>
          </table:table-cell>
          <table:table-cell office:value-type="string" calcext:value-type="string">
            <text:p>conceptual involved role in relation</text:p>
          </table:table-cell>
          <table:table-cell office:value-type="float" office:value="1006605" calcext:value-type="float">
            <text:p>100660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900" calcext:value-type="float">
            <text:p>4900</text:p>
          </table:table-cell>
          <table:table-cell office:value-type="string" calcext:value-type="string">
            <text:p>conceptual involvement in a relation</text:p>
          </table:table-cell>
          <table:table-cell office:value-type="string" calcext:value-type="string">
            <text:p>that indicates that roles of the specified kind can play the first role in relations of the specified kind.</text:p>
          </table:table-cell>
          <table:table-cell office:value-type="string" calcext:value-type="string">
            <text:p>is a conceptual involvement in a relation that indicates that roles of the specified kind can play the first role in relations of the specified kind.</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2-mrt-02</text:p>
          </table:table-cell>
          <table:table-cell table:style-name="ce4" office:value-type="string" calcext:value-type="string">
            <text:p>14-nov-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68" calcext:value-type="float">
            <text:p>568</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87" calcext:value-type="float">
            <text:p>4787</text:p>
          </table:table-cell>
          <table:table-cell office:value-type="string" calcext:value-type="string">
            <text:p>can have in the first role a</text:p>
          </table:table-cell>
          <table:table-cell office:value-type="float" office:value="1006609" calcext:value-type="float">
            <text:p>1006609</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4787" calcext:value-type="float">
            <text:p>4787</text:p>
          </table:table-cell>
          <table:table-cell office:value-type="string" calcext:value-type="string">
            <text:p>conceptual involved role in relation</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style-name="ce4" office:value-type="string" calcext:value-type="string">
            <text:p>12-mrt-02</text:p>
          </table:table-cell>
          <table:table-cell table:style-name="ce4" office:value-type="string" calcext:value-type="string">
            <text:p>24-mrt-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69" calcext:value-type="float">
            <text:p>569</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87" calcext:value-type="float">
            <text:p>4787</text:p>
          </table:table-cell>
          <table:table-cell office:value-type="string" calcext:value-type="string">
            <text:p>can play the first role in a</text:p>
          </table:table-cell>
          <table:table-cell office:value-type="float" office:value="1006621" calcext:value-type="float">
            <text:p>1006621</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787" calcext:value-type="float">
            <text:p>4787</text:p>
          </table:table-cell>
          <table:table-cell office:value-type="string" calcext:value-type="string">
            <text:p>conceptual involved role in relation</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2-mrt-02</text:p>
          </table:table-cell>
          <table:table-cell table:style-name="ce4" office:value-type="string" calcext:value-type="string">
            <text:p>24-mrt-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90" calcext:value-type="float">
            <text:p>39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97" calcext:value-type="float">
            <text:p>4797</text:p>
          </table:table-cell>
          <table:table-cell office:value-type="string" calcext:value-type="string">
            <text:p>possession of a characteristic</text:p>
          </table:table-cell>
          <table:table-cell office:value-type="float" office:value="1006659" calcext:value-type="float">
            <text:p>100665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727" calcext:value-type="float">
            <text:p>1727</text:p>
          </table:table-cell>
          <table:table-cell office:value-type="string" calcext:value-type="string">
            <text:p>possession of an aspect by an individual thing</text:p>
          </table:table-cell>
          <table:table-cell office:value-type="string" calcext:value-type="string">
            <text:p>that indicates that an individual thing possesses an individual characteristic.</text:p>
          </table:table-cell>
          <table:table-cell office:value-type="string" calcext:value-type="string">
            <text:p>is a possession of an aspect by an individual thing that indicates that an individual thing possesses an individual characteristic.</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28-feb-02</text:p>
          </table:table-cell>
          <table:table-cell office:value-type="string" calcext:value-type="string">
            <text:p>Rob Moonen</text:p>
          </table:table-cell>
          <table:table-cell office:value-type="string" calcext:value-type="string">
            <text:p>Andries van Renssen</text:p>
          </table:table-cell>
          <table:table-cell table:number-columns-repeated="995"/>
        </table:table-row>
        <table:table-row table:style-name="ro1">
          <table:table-cell office:value-type="float" office:value="391" calcext:value-type="float">
            <text:p>391</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97" calcext:value-type="float">
            <text:p>4797</text:p>
          </table:table-cell>
          <table:table-cell office:value-type="string" calcext:value-type="string">
            <text:p>has as characteristic</text:p>
          </table:table-cell>
          <table:table-cell office:value-type="float" office:value="1026231" calcext:value-type="float">
            <text:p>1026231</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4797" calcext:value-type="float">
            <text:p>4797</text:p>
          </table:table-cell>
          <table:table-cell office:value-type="string" calcext:value-type="string">
            <text:p>possession of a characteristic</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17-okt-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92" calcext:value-type="float">
            <text:p>392</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97" calcext:value-type="float">
            <text:p>4797</text:p>
          </table:table-cell>
          <table:table-cell office:value-type="string" calcext:value-type="string">
            <text:p>is a characteristic of</text:p>
          </table:table-cell>
          <table:table-cell office:value-type="float" office:value="1026232" calcext:value-type="float">
            <text:p>1026232</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797" calcext:value-type="float">
            <text:p>4797</text:p>
          </table:table-cell>
          <table:table-cell office:value-type="string" calcext:value-type="string">
            <text:p>possession of a characteristic</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7-okt-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87" calcext:value-type="float">
            <text:p>38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98" calcext:value-type="float">
            <text:p>4798</text:p>
          </table:table-cell>
          <table:table-cell office:value-type="string" calcext:value-type="string">
            <text:p>possession of a property</text:p>
          </table:table-cell>
          <table:table-cell office:value-type="float" office:value="1006660" calcext:value-type="float">
            <text:p>100666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797" calcext:value-type="float">
            <text:p>4797</text:p>
          </table:table-cell>
          <table:table-cell office:value-type="string" calcext:value-type="string">
            <text:p>possession of a characteristic</text:p>
          </table:table-cell>
          <table:table-cell office:value-type="string" calcext:value-type="string">
            <text:p>that indicates that an individual thing possesses a an individual property.</text:p>
          </table:table-cell>
          <table:table-cell office:value-type="string" calcext:value-type="string">
            <text:p>is a possession of a characteristic that indicates that an individual thing possesses a an individual property.</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28-feb-02</text:p>
          </table:table-cell>
          <table:table-cell table:style-name="ce4" office:value-type="string" calcext:value-type="string">
            <text:p>7-sep-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88" calcext:value-type="float">
            <text:p>388</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98" calcext:value-type="float">
            <text:p>4798</text:p>
          </table:table-cell>
          <table:table-cell office:value-type="string" calcext:value-type="string">
            <text:p>has as property</text:p>
          </table:table-cell>
          <table:table-cell office:value-type="float" office:value="1027510" calcext:value-type="float">
            <text:p>1027510</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4798" calcext:value-type="float">
            <text:p>4798</text:p>
          </table:table-cell>
          <table:table-cell office:value-type="string" calcext:value-type="string">
            <text:p>possession of a property</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7-dec-1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89" calcext:value-type="float">
            <text:p>389</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798" calcext:value-type="float">
            <text:p>4798</text:p>
          </table:table-cell>
          <table:table-cell office:value-type="string" calcext:value-type="string">
            <text:p>is a property of</text:p>
          </table:table-cell>
          <table:table-cell office:value-type="float" office:value="1027511" calcext:value-type="float">
            <text:p>1027511</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798" calcext:value-type="float">
            <text:p>4798</text:p>
          </table:table-cell>
          <table:table-cell office:value-type="string" calcext:value-type="string">
            <text:p>possession of a property</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7-dec-1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2" calcext:value-type="float">
            <text:p>3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4807" calcext:value-type="float">
            <text:p>4807</text:p>
          </table:table-cell>
          <table:table-cell office:value-type="string" calcext:value-type="string">
            <text:p>collecting plurality</text:p>
          </table:table-cell>
          <table:table-cell office:value-type="float" office:value="1006705" calcext:value-type="float">
            <text:p>1006705</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2849" calcext:value-type="float">
            <text:p>2849</text:p>
          </table:table-cell>
          <table:table-cell office:value-type="string" calcext:value-type="string">
            <text:p>plural object</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number-columns-repeated="2" table:style-name="ce4" office:value-type="string" calcext:value-type="string">
            <text:p>17-jan-02</text:p>
          </table:table-cell>
          <table:table-cell office:value-type="string" calcext:value-type="string">
            <text:p>Andries van Renssen</text:p>
          </table:table-cell>
          <table:table-cell office:value-type="string" calcext:value-type="string">
            <text:p>Epistle modelling team</text:p>
          </table:table-cell>
          <table:table-cell table:number-columns-repeated="995"/>
        </table:table-row>
        <table:table-row table:style-name="ro1">
          <table:table-cell office:value-type="float" office:value="570" calcext:value-type="float">
            <text:p>57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807" calcext:value-type="float">
            <text:p>4807</text:p>
          </table:table-cell>
          <table:table-cell office:value-type="string" calcext:value-type="string">
            <text:p>collecting plurality</text:p>
          </table:table-cell>
          <table:table-cell office:value-type="float" office:value="1006703" calcext:value-type="float">
            <text:p>1006703</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324" calcext:value-type="float">
            <text:p>5324</text:p>
          </table:table-cell>
          <table:table-cell office:value-type="string" calcext:value-type="string">
            <text:p>related plurality</text:p>
          </table:table-cell>
          <table:table-cell office:value-type="string" calcext:value-type="string">
            <text:p>by being the plurality of collected elements.</text:p>
          </table:table-cell>
          <table:table-cell office:value-type="string" calcext:value-type="string">
            <text:p>is a related plurality by being the plurality of collected elements.</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5-mrt-01</text:p>
          </table:table-cell>
          <table:table-cell table:style-name="ce4" office:value-type="string" calcext:value-type="string">
            <text:p>14-dec-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8" calcext:value-type="float">
            <text:p>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4819" calcext:value-type="float">
            <text:p>4819</text:p>
          </table:table-cell>
          <table:table-cell office:value-type="string" calcext:value-type="string">
            <text:p>application context</text:p>
          </table:table-cell>
          <table:table-cell office:value-type="float" office:value="1006755" calcext:value-type="float">
            <text:p>1006755</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730000" calcext:value-type="float">
            <text:p>730000</text:p>
          </table:table-cell>
          <table:table-cell office:value-type="string" calcext:value-type="string">
            <text:p>anything</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number-columns-repeated="2" table:style-name="ce4" office:value-type="string" calcext:value-type="string">
            <text:p>7-jun-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43" calcext:value-type="float">
            <text:p>14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819" calcext:value-type="float">
            <text:p>4819</text:p>
          </table:table-cell>
          <table:table-cell office:value-type="string" calcext:value-type="string">
            <text:p>application context</text:p>
          </table:table-cell>
          <table:table-cell office:value-type="float" office:value="1006752" calcext:value-type="float">
            <text:p>1006752</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650" calcext:value-type="float">
            <text:p>5650</text:p>
          </table:table-cell>
          <table:table-cell office:value-type="string" calcext:value-type="string">
            <text:p>context</text:p>
          </table:table-cell>
          <table:table-cell office:value-type="string" calcext:value-type="string">
            <text:p>that specifies the context in which the fact expressed by the relation is applicable.</text:p>
          </table:table-cell>
          <table:table-cell office:value-type="string" calcext:value-type="string">
            <text:p>is a context that specifies the context in which the fact expressed by the relation is applicable.</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7-jun-02</text:p>
          </table:table-cell>
          <table:table-cell table:style-name="ce4" office:value-type="string" calcext:value-type="string">
            <text:p>14-aug-08</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82" calcext:value-type="float">
            <text:p>8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4820" calcext:value-type="float">
            <text:p>4820</text:p>
          </table:table-cell>
          <table:table-cell office:value-type="string" calcext:value-type="string">
            <text:p>applicable</text:p>
          </table:table-cell>
          <table:table-cell office:value-type="float" office:value="1006754" calcext:value-type="float">
            <text:p>1006754</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2850" calcext:value-type="float">
            <text:p>2850</text:p>
          </table:table-cell>
          <table:table-cell office:value-type="string" calcext:value-type="string">
            <text:p>relation</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number-columns-repeated="2" table:style-name="ce4" office:value-type="string" calcext:value-type="string">
            <text:p>7-jun-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44" calcext:value-type="float">
            <text:p>14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820" calcext:value-type="float">
            <text:p>4820</text:p>
          </table:table-cell>
          <table:table-cell office:value-type="string" calcext:value-type="string">
            <text:p>applicable</text:p>
          </table:table-cell>
          <table:table-cell office:value-type="float" office:value="1006753" calcext:value-type="float">
            <text:p>1006753</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729" calcext:value-type="float">
            <text:p>4729</text:p>
          </table:table-cell>
          <table:table-cell office:value-type="string" calcext:value-type="string">
            <text:p>relator</text:p>
          </table:table-cell>
          <table:table-cell office:value-type="string" calcext:value-type="string">
            <text:p>that specifies a relation being relevant and intended to be applied in the specified context.</text:p>
          </table:table-cell>
          <table:table-cell office:value-type="string" calcext:value-type="string">
            <text:p>is a relator that specifies a relation being relevant and intended to be applied in the specified context.</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7-jun-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8" calcext:value-type="float">
            <text:p>5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4821" calcext:value-type="float">
            <text:p>4821</text:p>
          </table:table-cell>
          <table:table-cell office:value-type="string" calcext:value-type="string">
            <text:p>related individual thing</text:p>
          </table:table-cell>
          <table:table-cell office:value-type="float" office:value="1006992" calcext:value-type="float">
            <text:p>1006992</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730067" calcext:value-type="float">
            <text:p>730067</text:p>
          </table:table-cell>
          <table:table-cell office:value-type="string" calcext:value-type="string">
            <text:p>individual thing</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number-columns-repeated="2" table:style-name="ce4" office:value-type="string" calcext:value-type="string">
            <text:p>22-okt-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77" calcext:value-type="float">
            <text:p>37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821" calcext:value-type="float">
            <text:p>4821</text:p>
          </table:table-cell>
          <table:table-cell office:value-type="string" calcext:value-type="string">
            <text:p>related individual thing</text:p>
          </table:table-cell>
          <table:table-cell office:value-type="float" office:value="1006759" calcext:value-type="float">
            <text:p>100675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24" calcext:value-type="float">
            <text:p>4824</text:p>
          </table:table-cell>
          <table:table-cell office:value-type="string" calcext:value-type="string">
            <text:p>related</text:p>
          </table:table-cell>
          <table:table-cell office:value-type="string" calcext:value-type="string">
            <text:p>by being a role that is played by an individual.</text:p>
          </table:table-cell>
          <table:table-cell office:value-type="string" calcext:value-type="string">
            <text:p>is a related by being a role that is played by an individual.</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8-jun-02</text:p>
          </table:table-cell>
          <table:table-cell table:style-name="ce4" office:value-type="string" calcext:value-type="string">
            <text:p>17-okt-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78" calcext:value-type="float">
            <text:p>37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822" calcext:value-type="float">
            <text:p>4822</text:p>
          </table:table-cell>
          <table:table-cell office:value-type="string" calcext:value-type="string">
            <text:p>conceptual context for the applicability of the meaning of an expression</text:p>
          </table:table-cell>
          <table:table-cell office:value-type="float" office:value="1006760" calcext:value-type="float">
            <text:p>100676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231" calcext:value-type="float">
            <text:p>1231</text:p>
          </table:table-cell>
          <table:table-cell office:value-type="string" calcext:value-type="string">
            <text:p>conceptual binary relation between things of specified kinds</text:p>
          </table:table-cell>
          <table:table-cell office:value-type="string" calcext:value-type="string">
            <text:p>that specifies that objects of a specified kind can be a context in which relations of a specified kind are valid.</text:p>
          </table:table-cell>
          <table:table-cell office:value-type="string" calcext:value-type="string">
            <text:p>is a conceptual binary relation between things of specified kinds that specifies that objects of a specified kind can be a context in which relations of a specified kind are valid.</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3-sep-99</text:p>
          </table:table-cell>
          <table:table-cell table:number-columns-repeated="2" office:value-type="string" calcext:value-type="string">
            <text:p>Epistle modelling team</text:p>
          </table:table-cell>
          <table:table-cell table:number-columns-repeated="995"/>
        </table:table-row>
        <table:table-row table:style-name="ro1">
          <table:table-cell office:value-type="float" office:value="59" calcext:value-type="float">
            <text:p>5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4823" calcext:value-type="float">
            <text:p>4823</text:p>
          </table:table-cell>
          <table:table-cell office:value-type="string" calcext:value-type="string">
            <text:p>individual relator</text:p>
          </table:table-cell>
          <table:table-cell office:value-type="float" office:value="1006993" calcext:value-type="float">
            <text:p>1006993</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730067" calcext:value-type="float">
            <text:p>730067</text:p>
          </table:table-cell>
          <table:table-cell office:value-type="string" calcext:value-type="string">
            <text:p>individual thing</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number-columns-repeated="2" table:style-name="ce4" office:value-type="string" calcext:value-type="string">
            <text:p>22-okt-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79" calcext:value-type="float">
            <text:p>37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823" calcext:value-type="float">
            <text:p>4823</text:p>
          </table:table-cell>
          <table:table-cell office:value-type="string" calcext:value-type="string">
            <text:p>individual relator</text:p>
          </table:table-cell>
          <table:table-cell office:value-type="float" office:value="1006762" calcext:value-type="float">
            <text:p>1006762</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729" calcext:value-type="float">
            <text:p>4729</text:p>
          </table:table-cell>
          <table:table-cell office:value-type="string" calcext:value-type="string">
            <text:p>relator</text:p>
          </table:table-cell>
          <table:table-cell office:value-type="string" calcext:value-type="string">
            <text:p>that indicates that the role is played by an individual.</text:p>
          </table:table-cell>
          <table:table-cell office:value-type="string" calcext:value-type="string">
            <text:p>is a relator that indicates that the role is played by an individual.</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18-jun-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9" calcext:value-type="float">
            <text:p>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4824" calcext:value-type="float">
            <text:p>4824</text:p>
          </table:table-cell>
          <table:table-cell office:value-type="string" calcext:value-type="string">
            <text:p>related</text:p>
          </table:table-cell>
          <table:table-cell office:value-type="float" office:value="1007422" calcext:value-type="float">
            <text:p>1007422</text:p>
          </table:table-cell>
          <table:table-cell office:value-type="float" office:value="5343" calcext:value-type="float">
            <text:p>5343</text:p>
          </table:table-cell>
          <table:table-cell office:value-type="string" calcext:value-type="string">
            <text:p>is by definition a role of a</text:p>
          </table:table-cell>
          <table:table-cell office:value-type="string" calcext:value-type="string">
            <text:p>1,n</text:p>
          </table:table-cell>
          <table:table-cell office:value-type="float" office:value="730000" calcext:value-type="float">
            <text:p>730000</text:p>
          </table:table-cell>
          <table:table-cell office:value-type="string" calcext:value-type="string">
            <text:p>anything</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number-columns-repeated="2" table:style-name="ce4" office:value-type="string" calcext:value-type="string">
            <text:p>27-aug-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97" calcext:value-type="float">
            <text:p>9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824" calcext:value-type="float">
            <text:p>4824</text:p>
          </table:table-cell>
          <table:table-cell office:value-type="string" calcext:value-type="string">
            <text:p>related</text:p>
          </table:table-cell>
          <table:table-cell office:value-type="float" office:value="1006761" calcext:value-type="float">
            <text:p>1006761</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955" calcext:value-type="float">
            <text:p>5955</text:p>
          </table:table-cell>
          <table:table-cell office:value-type="string" calcext:value-type="string">
            <text:p>second role in a relation</text:p>
          </table:table-cell>
          <table:table-cell office:value-type="string" calcext:value-type="string">
            <text:p>that is played by something that is involved in a state or potential state about which is communicated through an expression of a relation that requires the role in a second position.</text:p>
          </table:table-cell>
          <table:table-cell office:value-type="string" calcext:value-type="string">
            <text:p>is a second role in a relation that is played by something that is involved in a state or potential state about which is communicated through an expression of a relation that requires the role in a second position.</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8-okt-01</text:p>
          </table:table-cell>
          <table:table-cell table:style-name="ce4" office:value-type="string" calcext:value-type="string">
            <text:p>13-mei-04</text:p>
          </table:table-cell>
          <table:table-cell office:value-type="string" calcext:value-type="string">
            <text:p>Andries van Renssen</text:p>
          </table:table-cell>
          <table:table-cell office:value-type="string" calcext:value-type="string">
            <text:p>Roel Murris</text:p>
          </table:table-cell>
          <table:table-cell table:number-columns-repeated="995"/>
        </table:table-row>
        <table:table-row table:style-name="ro1">
          <table:table-cell office:value-type="float" office:value="72" calcext:value-type="float">
            <text:p>7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4836" calcext:value-type="float">
            <text:p>4836</text:p>
          </table:table-cell>
          <table:table-cell office:value-type="string" calcext:value-type="string">
            <text:p>boundary</text:p>
          </table:table-cell>
          <table:table-cell office:value-type="float" office:value="1001616" calcext:value-type="float">
            <text:p>1001616</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790229" calcext:value-type="float">
            <text:p>790229</text:p>
          </table:table-cell>
          <table:table-cell office:value-type="string" calcext:value-type="string">
            <text:p>aspect</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14-jan-04</text:p>
          </table:table-cell>
          <table:table-cell office:value-type="string" calcext:value-type="string">
            <text:p>Andries van Renssen</text:p>
          </table:table-cell>
          <table:table-cell office:value-type="string" calcext:value-type="string">
            <text:p>Epistle modelling team</text:p>
          </table:table-cell>
          <table:table-cell table:number-columns-repeated="995"/>
        </table:table-row>
        <table:table-row table:style-name="ro1">
          <table:table-cell office:value-type="float" office:value="571" calcext:value-type="float">
            <text:p>57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836" calcext:value-type="float">
            <text:p>4836</text:p>
          </table:table-cell>
          <table:table-cell office:value-type="string" calcext:value-type="string">
            <text:p>boundary</text:p>
          </table:table-cell>
          <table:table-cell office:value-type="float" office:value="1006794" calcext:value-type="float">
            <text:p>100679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88" calcext:value-type="float">
            <text:p>4888</text:p>
          </table:table-cell>
          <table:table-cell office:value-type="string" calcext:value-type="string">
            <text:p>correlating aspect</text:p>
          </table:table-cell>
          <table:table-cell office:value-type="string" calcext:value-type="string">
            <text:p>that specifies the space that bounds the possessor space.</text:p>
          </table:table-cell>
          <table:table-cell office:value-type="string" calcext:value-type="string">
            <text:p>is a correlated aspect that specifies the space that bounds the possessor space.</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27-jun-02</text:p>
          </table:table-cell>
          <table:table-cell table:style-name="ce4" office:value-type="string" calcext:value-type="string">
            <text:p>12-apr-1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3" calcext:value-type="float">
            <text:p>7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4837" calcext:value-type="float">
            <text:p>4837</text:p>
          </table:table-cell>
          <table:table-cell office:value-type="string" calcext:value-type="string">
            <text:p>bounded aspect</text:p>
          </table:table-cell>
          <table:table-cell office:value-type="float" office:value="1001617" calcext:value-type="float">
            <text:p>1001617</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790229" calcext:value-type="float">
            <text:p>790229</text:p>
          </table:table-cell>
          <table:table-cell office:value-type="string" calcext:value-type="string">
            <text:p>aspect</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14-jan-04</text:p>
          </table:table-cell>
          <table:table-cell office:value-type="string" calcext:value-type="string">
            <text:p>Andries van Renssen</text:p>
          </table:table-cell>
          <table:table-cell office:value-type="string" calcext:value-type="string">
            <text:p>Epistle modelling team</text:p>
          </table:table-cell>
          <table:table-cell table:number-columns-repeated="995"/>
        </table:table-row>
        <table:table-row table:style-name="ro1">
          <table:table-cell office:value-type="float" office:value="572" calcext:value-type="float">
            <text:p>57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837" calcext:value-type="float">
            <text:p>4837</text:p>
          </table:table-cell>
          <table:table-cell office:value-type="string" calcext:value-type="string">
            <text:p>bounded aspect</text:p>
          </table:table-cell>
          <table:table-cell office:value-type="float" office:value="1006795" calcext:value-type="float">
            <text:p>100679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680" calcext:value-type="float">
            <text:p>4680</text:p>
          </table:table-cell>
          <table:table-cell office:value-type="string" calcext:value-type="string">
            <text:p>correlated aspect</text:p>
          </table:table-cell>
          <table:table-cell office:value-type="string" calcext:value-type="string">
            <text:p>that specifies the space that is bounded by the possessed space.</text:p>
          </table:table-cell>
          <table:table-cell office:value-type="string" calcext:value-type="string">
            <text:p>is a correlating aspect that specifies the space that is bounded by the possessed space.</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27-jun-02</text:p>
          </table:table-cell>
          <table:table-cell table:style-name="ce4" office:value-type="string" calcext:value-type="string">
            <text:p>12-apr-1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73" calcext:value-type="float">
            <text:p>57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4846" calcext:value-type="float">
            <text:p>4846</text:p>
          </table:table-cell>
          <table:table-cell office:value-type="string" calcext:value-type="string">
            <text:p>defined options for possession of an aspect</text:p>
          </table:table-cell>
          <table:table-cell office:value-type="float" office:value="1006832" calcext:value-type="float">
            <text:p>1006832</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4847" calcext:value-type="float">
            <text:p>4847</text:p>
          </table:table-cell>
          <table:table-cell office:value-type="string" calcext:value-type="string">
            <text:p>qualitative options possessor</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5-jul-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74" calcext:value-type="float">
            <text:p>57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4846" calcext:value-type="float">
            <text:p>4846</text:p>
          </table:table-cell>
          <table:table-cell office:value-type="string" calcext:value-type="string">
            <text:p>defined options for possession of an aspect</text:p>
          </table:table-cell>
          <table:table-cell office:value-type="float" office:value="1006833" calcext:value-type="float">
            <text:p>1006833</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4848" calcext:value-type="float">
            <text:p>4848</text:p>
          </table:table-cell>
          <table:table-cell office:value-type="string" calcext:value-type="string">
            <text:p>qualitative options</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5-jul-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75" calcext:value-type="float">
            <text:p>57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846" calcext:value-type="float">
            <text:p>4846</text:p>
          </table:table-cell>
          <table:table-cell office:value-type="string" calcext:value-type="string">
            <text:p>defined options for possession of an aspect</text:p>
          </table:table-cell>
          <table:table-cell office:value-type="float" office:value="1006834" calcext:value-type="float">
            <text:p>100683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940" calcext:value-type="float">
            <text:p>4940</text:p>
          </table:table-cell>
          <table:table-cell office:value-type="string" calcext:value-type="string">
            <text:p>qualitative possession of plural aspect</text:p>
          </table:table-cell>
          <table:table-cell office:value-type="string" calcext:value-type="string">
            <text:p>that classifies any of the individual things that is an element of the classified plurality.</text:p>
          </table:table-cell>
          <table:table-cell office:value-type="string" calcext:value-type="string">
            <text:p>is a qualitative possession of plural aspect that classifies any of the individual things that is an element of the classified plurality.</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5-jul-02</text:p>
          </table:table-cell>
          <table:table-cell table:style-name="ce4" office:value-type="string" calcext:value-type="string">
            <text:p>22-apr-1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76" calcext:value-type="float">
            <text:p>576</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846" calcext:value-type="float">
            <text:p>4846</text:p>
          </table:table-cell>
          <table:table-cell office:value-type="string" calcext:value-type="string">
            <text:p>shall be one of the</text:p>
          </table:table-cell>
          <table:table-cell office:value-type="float" office:value="1006835" calcext:value-type="float">
            <text:p>1006835</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4846" calcext:value-type="float">
            <text:p>4846</text:p>
          </table:table-cell>
          <table:table-cell office:value-type="string" calcext:value-type="string">
            <text:p>defined options for possession of an aspect</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5-jul-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77" calcext:value-type="float">
            <text:p>577</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846" calcext:value-type="float">
            <text:p>4846</text:p>
          </table:table-cell>
          <table:table-cell office:value-type="string" calcext:value-type="string">
            <text:p>can be either of the</text:p>
          </table:table-cell>
          <table:table-cell office:value-type="float" office:value="1006836" calcext:value-type="float">
            <text:p>1006836</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4846" calcext:value-type="float">
            <text:p>4846</text:p>
          </table:table-cell>
          <table:table-cell office:value-type="string" calcext:value-type="string">
            <text:p>defined options for possession of an aspect</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5-jul-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78" calcext:value-type="float">
            <text:p>578</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846" calcext:value-type="float">
            <text:p>4846</text:p>
          </table:table-cell>
          <table:table-cell office:value-type="string" calcext:value-type="string">
            <text:p>are options for a</text:p>
          </table:table-cell>
          <table:table-cell office:value-type="float" office:value="1006838" calcext:value-type="float">
            <text:p>1006838</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846" calcext:value-type="float">
            <text:p>4846</text:p>
          </table:table-cell>
          <table:table-cell office:value-type="string" calcext:value-type="string">
            <text:p>defined options for possession of an aspect</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5-jul-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79" calcext:value-type="float">
            <text:p>579</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846" calcext:value-type="float">
            <text:p>4846</text:p>
          </table:table-cell>
          <table:table-cell office:value-type="string" calcext:value-type="string">
            <text:p>is by definition qualified as one of the</text:p>
          </table:table-cell>
          <table:table-cell office:value-type="float" office:value="1008838" calcext:value-type="float">
            <text:p>1008838</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4846" calcext:value-type="float">
            <text:p>4846</text:p>
          </table:table-cell>
          <table:table-cell office:value-type="string" calcext:value-type="string">
            <text:p>defined options for possession of an aspect</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15-sep-04</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580" calcext:value-type="float">
            <text:p>58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847" calcext:value-type="float">
            <text:p>4847</text:p>
          </table:table-cell>
          <table:table-cell office:value-type="string" calcext:value-type="string">
            <text:p>qualitative options possessor</text:p>
          </table:table-cell>
          <table:table-cell office:value-type="float" office:value="1006840" calcext:value-type="float">
            <text:p>1006840</text:p>
          </table:table-cell>
          <table:table-cell office:value-type="float" office:value="1146" calcext:value-type="float">
            <text:p>1146</text:p>
          </table:table-cell>
          <table:table-cell office:value-type="string" calcext:value-type="string">
            <text:p>is a kind of</text:p>
          </table:table-cell>
          <table:table-cell/>
          <table:table-cell table:style-name="ce11" office:value-type="float" office:value="5002" calcext:value-type="float">
            <text:p>5.002</text:p>
          </table:table-cell>
          <table:table-cell table:style-name="ce12" office:value-type="string" calcext:value-type="string">
            <text:p>conceptual relator</text:p>
          </table:table-cell>
          <table:table-cell office:value-type="string" calcext:value-type="string">
            <text:p>that identifies the class which elements possess an aspect that is classified by one of the members of the plurality of options of qualitative aspects.</text:p>
          </table:table-cell>
          <table:table-cell office:value-type="string" calcext:value-type="string">
            <text:p>is a qualitative possessor that identifies the class which elements possess an aspect that is classified by one of the members of the plurality of options of qualitative aspects.</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25-jul-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81" calcext:value-type="float">
            <text:p>58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848" calcext:value-type="float">
            <text:p>4848</text:p>
          </table:table-cell>
          <table:table-cell office:value-type="string" calcext:value-type="string">
            <text:p>qualitative options</text:p>
          </table:table-cell>
          <table:table-cell office:value-type="float" office:value="1006841" calcext:value-type="float">
            <text:p>1006841</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3837" calcext:value-type="float">
            <text:p>3837</text:p>
          </table:table-cell>
          <table:table-cell office:value-type="string" calcext:value-type="string">
            <text:p>qualitatively possessed</text:p>
          </table:table-cell>
          <table:table-cell office:value-type="string" calcext:value-type="string">
            <text:p>that identifies the plurality which elements are classifiers for the options for the members of the possessor class.</text:p>
          </table:table-cell>
          <table:table-cell office:value-type="string" calcext:value-type="string">
            <text:p>is a qualitatively possessed that identifies the plurality which elements are classifiers for the options for the members of the possessor class.</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25-jul-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82" calcext:value-type="float">
            <text:p>58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853" calcext:value-type="float">
            <text:p>4853</text:p>
          </table:table-cell>
          <table:table-cell office:value-type="string" calcext:value-type="string">
            <text:p>possession of qualitative aspect</text:p>
          </table:table-cell>
          <table:table-cell office:value-type="float" office:value="1006865" calcext:value-type="float">
            <text:p>100686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719" calcext:value-type="float">
            <text:p>4719</text:p>
          </table:table-cell>
          <table:table-cell office:value-type="string" calcext:value-type="string">
            <text:p>relation between an individual thing and a kind of thing</text:p>
          </table:table-cell>
          <table:table-cell office:value-type="string" calcext:value-type="string">
            <text:p>that indicates that an individual object has an individual aspect that is qualified by a particular qualitative aspect. This relation is a shortcut of two other relations: a possession of aspect and a qualification of (that) aspect.</text:p>
          </table:table-cell>
          <table:table-cell office:value-type="string" calcext:value-type="string">
            <text:p>is a relation between an individual thing and a kind of thing that indicates that an individual object has an individual aspect that is qualified by a particular qualitative aspect. This relation is a shortcut of two other relations: a possession of aspect and a qualification of (that) aspect.</text:p>
          </table:table-cell>
          <table:table-cell table:number-columns-repeated="3"/>
          <table:table-cell office:value-type="float" office:value="1048" calcext:value-type="float">
            <text:p>1048</text:p>
          </table:table-cell>
          <table:table-cell office:value-type="string" calcext:value-type="string">
            <text:p>facts about conceptual relations between individual things and classes</text:p>
          </table:table-cell>
          <table:table-cell office:value-type="string" calcext:value-type="string">
            <text:p>accepted</text:p>
          </table:table-cell>
          <table:table-cell/>
          <table:table-cell table:number-columns-repeated="2" table:style-name="ce4" office:value-type="string" calcext:value-type="string">
            <text:p>25-jul-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83" calcext:value-type="float">
            <text:p>583</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853" calcext:value-type="float">
            <text:p>4853</text:p>
          </table:table-cell>
          <table:table-cell office:value-type="string" calcext:value-type="string">
            <text:p>is</text:p>
          </table:table-cell>
          <table:table-cell office:value-type="float" office:value="1006866" calcext:value-type="float">
            <text:p>1006866</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4853" calcext:value-type="float">
            <text:p>4853</text:p>
          </table:table-cell>
          <table:table-cell office:value-type="string" calcext:value-type="string">
            <text:p>possession of qualitative aspect</text:p>
          </table:table-cell>
          <table:table-cell table:number-columns-repeated="5"/>
          <table:table-cell office:value-type="float" office:value="1048" calcext:value-type="float">
            <text:p>1048</text:p>
          </table:table-cell>
          <table:table-cell office:value-type="string" calcext:value-type="string">
            <text:p>facts about kinds of relations between individual things and kinds</text:p>
          </table:table-cell>
          <table:table-cell office:value-type="string" calcext:value-type="string">
            <text:p>accepted</text:p>
          </table:table-cell>
          <table:table-cell/>
          <table:table-cell table:number-columns-repeated="2" table:style-name="ce4" office:value-type="string" calcext:value-type="string">
            <text:p>25-jul-02</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584" calcext:value-type="float">
            <text:p>584</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853" calcext:value-type="float">
            <text:p>4853</text:p>
          </table:table-cell>
          <table:table-cell office:value-type="string" calcext:value-type="string">
            <text:p>has an aspect that is qualified as</text:p>
          </table:table-cell>
          <table:table-cell office:value-type="float" office:value="1006867" calcext:value-type="float">
            <text:p>1006867</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4853" calcext:value-type="float">
            <text:p>4853</text:p>
          </table:table-cell>
          <table:table-cell office:value-type="string" calcext:value-type="string">
            <text:p>possession of qualitative aspect</text:p>
          </table:table-cell>
          <table:table-cell table:number-columns-repeated="5"/>
          <table:table-cell office:value-type="float" office:value="1048" calcext:value-type="float">
            <text:p>1048</text:p>
          </table:table-cell>
          <table:table-cell office:value-type="string" calcext:value-type="string">
            <text:p>facts about kinds of relations between individual things and kinds</text:p>
          </table:table-cell>
          <table:table-cell office:value-type="string" calcext:value-type="string">
            <text:p>accepted</text:p>
          </table:table-cell>
          <table:table-cell/>
          <table:table-cell table:style-name="ce4" office:value-type="string" calcext:value-type="string">
            <text:p>25-jul-02</text:p>
          </table:table-cell>
          <table:table-cell table:style-name="ce4" office:value-type="string" calcext:value-type="string">
            <text:p>28-jun-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85" calcext:value-type="float">
            <text:p>585</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853" calcext:value-type="float">
            <text:p>4853</text:p>
          </table:table-cell>
          <table:table-cell office:value-type="string" calcext:value-type="string">
            <text:p>is a qualification of an aspect of</text:p>
          </table:table-cell>
          <table:table-cell office:value-type="float" office:value="1007148" calcext:value-type="float">
            <text:p>1007148</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853" calcext:value-type="float">
            <text:p>4853</text:p>
          </table:table-cell>
          <table:table-cell office:value-type="string" calcext:value-type="string">
            <text:p>possession of qualitative aspect</text:p>
          </table:table-cell>
          <table:table-cell table:number-columns-repeated="5"/>
          <table:table-cell office:value-type="float" office:value="1048" calcext:value-type="float">
            <text:p>1048</text:p>
          </table:table-cell>
          <table:table-cell office:value-type="string" calcext:value-type="string">
            <text:p>facts about conceptual relations between individual things and classes</text:p>
          </table:table-cell>
          <table:table-cell office:value-type="string" calcext:value-type="string">
            <text:p>accepted</text:p>
          </table:table-cell>
          <table:table-cell/>
          <table:table-cell table:style-name="ce4" office:value-type="string" calcext:value-type="string">
            <text:p>25-jul-02</text:p>
          </table:table-cell>
          <table:table-cell table:style-name="ce4" office:value-type="string" calcext:value-type="string">
            <text:p>13-okt-0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86" calcext:value-type="float">
            <text:p>58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4853" calcext:value-type="float">
            <text:p>4853</text:p>
          </table:table-cell>
          <table:table-cell office:value-type="string" calcext:value-type="string">
            <text:p>possession of qualitative aspect</text:p>
          </table:table-cell>
          <table:table-cell office:value-type="float" office:value="1026411" calcext:value-type="float">
            <text:p>1026411</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5656" calcext:value-type="float">
            <text:p>5656</text:p>
          </table:table-cell>
          <table:table-cell office:value-type="string" calcext:value-type="string">
            <text:p>possessor of qualitative aspect</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9-sep-08</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87" calcext:value-type="float">
            <text:p>58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4853" calcext:value-type="float">
            <text:p>4853</text:p>
          </table:table-cell>
          <table:table-cell office:value-type="string" calcext:value-type="string">
            <text:p>possession of qualitative aspect</text:p>
          </table:table-cell>
          <table:table-cell office:value-type="float" office:value="1026412" calcext:value-type="float">
            <text:p>1026412</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5657" calcext:value-type="float">
            <text:p>5657</text:p>
          </table:table-cell>
          <table:table-cell office:value-type="string" calcext:value-type="string">
            <text:p>possesed qualitative aspect</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9-sep-08</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88" calcext:value-type="float">
            <text:p>588</text:p>
          </table:table-cell>
          <table:table-cell office:value-type="float" office:value="910036" calcext:value-type="float">
            <text:p>910036</text:p>
          </table:table-cell>
          <table:table-cell office:value-type="string" calcext:value-type="string">
            <text:p>English</text:p>
          </table:table-cell>
          <table:table-cell office:value-type="float" office:value="192696" calcext:value-type="float">
            <text:p>192696</text:p>
          </table:table-cell>
          <table:table-cell office:value-type="string" calcext:value-type="string">
            <text:p>business</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860" calcext:value-type="float">
            <text:p>4860</text:p>
          </table:table-cell>
          <table:table-cell office:value-type="string" calcext:value-type="string">
            <text:p>happened</text:p>
          </table:table-cell>
          <table:table-cell office:value-type="float" office:value="1008511" calcext:value-type="float">
            <text:p>1008511</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210" calcext:value-type="float">
            <text:p>5210</text:p>
          </table:table-cell>
          <table:table-cell office:value-type="string" calcext:value-type="string">
            <text:p>occurred</text:p>
          </table:table-cell>
          <table:table-cell office:value-type="string" calcext:value-type="string">
            <text:p>by occurring.</text:p>
          </table:table-cell>
          <table:table-cell office:value-type="string" calcext:value-type="string">
            <text:p>is an occurred by occurring.</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9-jan-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8" calcext:value-type="float">
            <text:p>78</text:p>
          </table:table-cell>
          <table:table-cell office:value-type="float" office:value="910036" calcext:value-type="float">
            <text:p>910036</text:p>
          </table:table-cell>
          <table:table-cell office:value-type="string" calcext:value-type="string">
            <text:p>English</text:p>
          </table:table-cell>
          <table:table-cell office:value-type="float" office:value="191874" calcext:value-type="float">
            <text:p>191874</text:p>
          </table:table-cell>
          <table:table-cell office:value-type="string" calcext:value-type="string">
            <text:p>physics</text:p>
          </table:table-cell>
          <table:table-cell office:value-type="float" office:value="491285" calcext:value-type="float">
            <text:p>491285</text:p>
          </table:table-cell>
          <table:table-cell office:value-type="string" calcext:value-type="string">
            <text:p>statement</text:p>
          </table:table-cell>
          <table:table-cell office:value-type="string" calcext:value-type="string">
            <text:p>0,n</text:p>
          </table:table-cell>
          <table:table-cell office:value-type="float" office:value="4888" calcext:value-type="float">
            <text:p>4888</text:p>
          </table:table-cell>
          <table:table-cell office:value-type="string" calcext:value-type="string">
            <text:p>correlating aspect</text:p>
          </table:table-cell>
          <table:table-cell office:value-type="float" office:value="1026499" calcext:value-type="float">
            <text:p>1026499</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790229" calcext:value-type="float">
            <text:p>790229</text:p>
          </table:table-cell>
          <table:table-cell office:value-type="string" calcext:value-type="string">
            <text:p>aspect</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style-name="ce4" office:value-type="string" calcext:value-type="string">
            <text:p>9-dec-08</text:p>
          </table:table-cell>
          <table:table-cell table:style-name="ce4" office:value-type="string" calcext:value-type="string">
            <text:p>6-aug-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89" calcext:value-type="float">
            <text:p>589</text:p>
          </table:table-cell>
          <table:table-cell office:value-type="float" office:value="910036" calcext:value-type="float">
            <text:p>910036</text:p>
          </table:table-cell>
          <table:table-cell office:value-type="string" calcext:value-type="string">
            <text:p>English</text:p>
          </table:table-cell>
          <table:table-cell office:value-type="float" office:value="191874" calcext:value-type="float">
            <text:p>191874</text:p>
          </table:table-cell>
          <table:table-cell office:value-type="string" calcext:value-type="string">
            <text:p>physics</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888" calcext:value-type="float">
            <text:p>4888</text:p>
          </table:table-cell>
          <table:table-cell office:value-type="string" calcext:value-type="string">
            <text:p>correlating aspect</text:p>
          </table:table-cell>
          <table:table-cell office:value-type="float" office:value="1006999" calcext:value-type="float">
            <text:p>100699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21" calcext:value-type="float">
            <text:p>4821</text:p>
          </table:table-cell>
          <table:table-cell office:value-type="string" calcext:value-type="string">
            <text:p>related individual thing</text:p>
          </table:table-cell>
          <table:table-cell office:value-type="string" calcext:value-type="string">
            <text:p>by being an aspect that has a value on which the value of another aspect depends.</text:p>
          </table:table-cell>
          <table:table-cell office:value-type="string" calcext:value-type="string">
            <text:p>is a related individual thing by being an aspect that has a value on which the value of another aspect depends.</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22-okt-02</text:p>
          </table:table-cell>
          <table:table-cell table:style-name="ce4" office:value-type="string" calcext:value-type="string">
            <text:p>12-apr-1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0" calcext:value-type="float">
            <text:p>6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4893" calcext:value-type="float">
            <text:p>4893</text:p>
          </table:table-cell>
          <table:table-cell office:value-type="string" calcext:value-type="string">
            <text:p>relating individual thing</text:p>
          </table:table-cell>
          <table:table-cell office:value-type="float" office:value="1008425" calcext:value-type="float">
            <text:p>1008425</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730067" calcext:value-type="float">
            <text:p>730067</text:p>
          </table:table-cell>
          <table:table-cell office:value-type="string" calcext:value-type="string">
            <text:p>individual thing</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number-columns-repeated="2" table:style-name="ce4" office:value-type="string" calcext:value-type="string">
            <text:p>18-dec-0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05" calcext:value-type="float">
            <text:p>10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893" calcext:value-type="float">
            <text:p>4893</text:p>
          </table:table-cell>
          <table:table-cell office:value-type="string" calcext:value-type="string">
            <text:p>relating individual thing</text:p>
          </table:table-cell>
          <table:table-cell office:value-type="float" office:value="1007010" calcext:value-type="float">
            <text:p>100701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729" calcext:value-type="float">
            <text:p>4729</text:p>
          </table:table-cell>
          <table:table-cell office:value-type="string" calcext:value-type="string">
            <text:p>relator</text:p>
          </table:table-cell>
          <table:table-cell office:value-type="string" calcext:value-type="string">
            <text:p>that specifies an individual thing that is relating to something.</text:p>
          </table:table-cell>
          <table:table-cell office:value-type="string" calcext:value-type="string">
            <text:p>is a relator that specifies an individual thing that is relating to something.</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6-nov-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6" calcext:value-type="float">
            <text:p>1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4894" calcext:value-type="float">
            <text:p>4894</text:p>
          </table:table-cell>
          <table:table-cell office:value-type="string" calcext:value-type="string">
            <text:p>related kind</text:p>
          </table:table-cell>
          <table:table-cell office:value-type="float" office:value="1008426" calcext:value-type="float">
            <text:p>1008426</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4990" calcext:value-type="float">
            <text:p>4990</text:p>
          </table:table-cell>
          <table:table-cell office:value-type="string" calcext:value-type="string">
            <text:p>concept</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number-columns-repeated="2" table:style-name="ce4" office:value-type="string" calcext:value-type="string">
            <text:p>18-dec-0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06" calcext:value-type="float">
            <text:p>10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894" calcext:value-type="float">
            <text:p>4894</text:p>
          </table:table-cell>
          <table:table-cell office:value-type="string" calcext:value-type="string">
            <text:p>related kind</text:p>
          </table:table-cell>
          <table:table-cell office:value-type="float" office:value="1007011" calcext:value-type="float">
            <text:p>1007011</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24" calcext:value-type="float">
            <text:p>4824</text:p>
          </table:table-cell>
          <table:table-cell office:value-type="string" calcext:value-type="string">
            <text:p>related</text:p>
          </table:table-cell>
          <table:table-cell office:value-type="string" calcext:value-type="string">
            <text:p>role of a kind of thing that is related by a relation.</text:p>
          </table:table-cell>
          <table:table-cell office:value-type="string" calcext:value-type="string">
            <text:p>is a related role of a kind of thing that is related by a relation.</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6-nov-02</text:p>
          </table:table-cell>
          <table:table-cell table:style-name="ce4" office:value-type="string" calcext:value-type="string">
            <text:p>12-jul-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90" calcext:value-type="float">
            <text:p>59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00" calcext:value-type="float">
            <text:p>4900</text:p>
          </table:table-cell>
          <table:table-cell office:value-type="string" calcext:value-type="string">
            <text:p>conceptual involvement in a relation</text:p>
          </table:table-cell>
          <table:table-cell office:value-type="float" office:value="1007183" calcext:value-type="float">
            <text:p>1007183</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231" calcext:value-type="float">
            <text:p>1231</text:p>
          </table:table-cell>
          <table:table-cell office:value-type="string" calcext:value-type="string">
            <text:p>conceptual binary relation between things of specified kinds</text:p>
          </table:table-cell>
          <table:table-cell office:value-type="string" calcext:value-type="string">
            <text:p>that indicates that involved things of the specified kind can play a role in relations of the specified kind.</text:p>
          </table:table-cell>
          <table:table-cell office:value-type="string" calcext:value-type="string">
            <text:p>is a conceptual binary relation between things of specified kinds that indicates that involved things of the specified kind can play a role in relations of the specified kind.</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4-nov-02</text:p>
          </table:table-cell>
          <table:table-cell table:style-name="ce4" office:value-type="string" calcext:value-type="string">
            <text:p>12-nov-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91" calcext:value-type="float">
            <text:p>59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4900" calcext:value-type="float">
            <text:p>4900</text:p>
          </table:table-cell>
          <table:table-cell office:value-type="string" calcext:value-type="string">
            <text:p>conceptual involvement in a relation</text:p>
          </table:table-cell>
          <table:table-cell office:value-type="float" office:value="1007527" calcext:value-type="float">
            <text:p>1007527</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4983" calcext:value-type="float">
            <text:p>4983</text:p>
          </table:table-cell>
          <table:table-cell office:value-type="string" calcext:value-type="string">
            <text:p>conceptual involving relation</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6-mrt-0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92" calcext:value-type="float">
            <text:p>59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4900" calcext:value-type="float">
            <text:p>4900</text:p>
          </table:table-cell>
          <table:table-cell office:value-type="string" calcext:value-type="string">
            <text:p>conceptual involvement in a relation</text:p>
          </table:table-cell>
          <table:table-cell office:value-type="float" office:value="1007528" calcext:value-type="float">
            <text:p>1007528</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4973" calcext:value-type="float">
            <text:p>4973</text:p>
          </table:table-cell>
          <table:table-cell office:value-type="string" calcext:value-type="string">
            <text:p>conceptually involved in a relation</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6-mrt-0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93" calcext:value-type="float">
            <text:p>59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02" calcext:value-type="float">
            <text:p>4902</text:p>
          </table:table-cell>
          <table:table-cell office:value-type="string" calcext:value-type="string">
            <text:p>conceptual compliancy to a criterion</text:p>
          </table:table-cell>
          <table:table-cell office:value-type="float" office:value="1007424" calcext:value-type="float">
            <text:p>100742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698" calcext:value-type="float">
            <text:p>4698</text:p>
          </table:table-cell>
          <table:table-cell office:value-type="string" calcext:value-type="string">
            <text:p>conceptual relation between things of specified kinds</text:p>
          </table:table-cell>
          <table:table-cell office:value-type="string" calcext:value-type="string">
            <text:p>that indicates that an individual thing of the specified kind can be conformant to an individual criterion of the specified kind. Typically it specifies that an item or document of a kind can be conform to the content of a document of the specified kind.</text:p>
          </table:table-cell>
          <table:table-cell office:value-type="string" calcext:value-type="string">
            <text:p>is a conceptual relation between things of specified kinds that indicates that an individual thing of the specified kind can be conformant to an individual criterion of the specified kind. Typically it specifies that an item or document of a kind can be conform to the content of a document of the specified kind.</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dec-02</text:p>
          </table:table-cell>
          <table:table-cell table:style-name="ce4" office:value-type="string" calcext:value-type="string">
            <text:p>12-jul-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94" calcext:value-type="float">
            <text:p>59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4902" calcext:value-type="float">
            <text:p>4902</text:p>
          </table:table-cell>
          <table:table-cell office:value-type="string" calcext:value-type="string">
            <text:p>conceptual compliancy to a criterion</text:p>
          </table:table-cell>
          <table:table-cell office:value-type="float" office:value="1007425" calcext:value-type="float">
            <text:p>1007425</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4951" calcext:value-type="float">
            <text:p>4951</text:p>
          </table:table-cell>
          <table:table-cell office:value-type="string" calcext:value-type="string">
            <text:p>conceptually compliant</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dec-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95" calcext:value-type="float">
            <text:p>59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4902" calcext:value-type="float">
            <text:p>4902</text:p>
          </table:table-cell>
          <table:table-cell office:value-type="string" calcext:value-type="string">
            <text:p>conceptual compliancy to a criterion</text:p>
          </table:table-cell>
          <table:table-cell office:value-type="float" office:value="1007426" calcext:value-type="float">
            <text:p>1007426</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4903" calcext:value-type="float">
            <text:p>4903</text:p>
          </table:table-cell>
          <table:table-cell office:value-type="string" calcext:value-type="string">
            <text:p>conceptual compliancy criterion</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dec-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96" calcext:value-type="float">
            <text:p>596</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02" calcext:value-type="float">
            <text:p>4902</text:p>
          </table:table-cell>
          <table:table-cell office:value-type="string" calcext:value-type="string">
            <text:p>can be compliant with a</text:p>
          </table:table-cell>
          <table:table-cell office:value-type="float" office:value="1007333" calcext:value-type="float">
            <text:p>1007333</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902" calcext:value-type="float">
            <text:p>4902</text:p>
          </table:table-cell>
          <table:table-cell office:value-type="string" calcext:value-type="string">
            <text:p>conceptual compliancy to a criterion</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dec-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97" calcext:value-type="float">
            <text:p>597</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02" calcext:value-type="float">
            <text:p>4902</text:p>
          </table:table-cell>
          <table:table-cell office:value-type="string" calcext:value-type="string">
            <text:p>can contain a criterion for a</text:p>
          </table:table-cell>
          <table:table-cell office:value-type="float" office:value="1007428" calcext:value-type="float">
            <text:p>1007428</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4902" calcext:value-type="float">
            <text:p>4902</text:p>
          </table:table-cell>
          <table:table-cell office:value-type="string" calcext:value-type="string">
            <text:p>conceptual compliancy to a criterion</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dec-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98" calcext:value-type="float">
            <text:p>59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03" calcext:value-type="float">
            <text:p>4903</text:p>
          </table:table-cell>
          <table:table-cell office:value-type="string" calcext:value-type="string">
            <text:p>conceptual compliancy criterion</text:p>
          </table:table-cell>
          <table:table-cell office:value-type="float" office:value="1007196" calcext:value-type="float">
            <text:p>1007196</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002" calcext:value-type="float">
            <text:p>5002</text:p>
          </table:table-cell>
          <table:table-cell office:value-type="string" calcext:value-type="string">
            <text:p>conceptual relator</text:p>
          </table:table-cell>
          <table:table-cell office:value-type="string" calcext:value-type="string">
            <text:p>by being a criterion to which something is conceptually compiant.</text:p>
          </table:table-cell>
          <table:table-cell office:value-type="string" calcext:value-type="string">
            <text:p>is a conceptual relator by being a criterion to which something is conceptually compiant.</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2-dec-02</text:p>
          </table:table-cell>
          <table:table-cell table:style-name="ce4" office:value-type="string" calcext:value-type="string">
            <text:p>17-mei-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13" calcext:value-type="float">
            <text:p>413</text:p>
          </table:table-cell>
          <table:table-cell office:value-type="float" office:value="910036" calcext:value-type="float">
            <text:p>910036</text:p>
          </table:table-cell>
          <table:table-cell office:value-type="string" calcext:value-type="string">
            <text:p>English</text:p>
          </table:table-cell>
          <table:table-cell office:value-type="float" office:value="192696" calcext:value-type="float">
            <text:p>192696</text:p>
          </table:table-cell>
          <table:table-cell office:value-type="string" calcext:value-type="string">
            <text:p>business</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06" calcext:value-type="float">
            <text:p>4906</text:p>
          </table:table-cell>
          <table:table-cell office:value-type="string" calcext:value-type="string">
            <text:p>owned</text:p>
          </table:table-cell>
          <table:table-cell office:value-type="float" office:value="1007254" calcext:value-type="float">
            <text:p>100725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24" calcext:value-type="float">
            <text:p>4824</text:p>
          </table:table-cell>
          <table:table-cell office:value-type="string" calcext:value-type="string">
            <text:p>related</text:p>
          </table:table-cell>
          <table:table-cell office:value-type="string" calcext:value-type="string">
            <text:p>by being a physical object or right that is possessed by an owner.</text:p>
          </table:table-cell>
          <table:table-cell office:value-type="string" calcext:value-type="string">
            <text:p>is a related by being a physical object or right that is possessed by an owner.</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5-dec-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07" calcext:value-type="float">
            <text:p>40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07" calcext:value-type="float">
            <text:p>4907</text:p>
          </table:table-cell>
          <table:table-cell office:value-type="string" calcext:value-type="string">
            <text:p>ownership</text:p>
          </table:table-cell>
          <table:table-cell office:value-type="float" office:value="1007246" calcext:value-type="float">
            <text:p>1007246</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658" calcext:value-type="float">
            <text:p>4658</text:p>
          </table:table-cell>
          <table:table-cell office:value-type="string" calcext:value-type="string">
            <text:p>binary relation between individual things</text:p>
          </table:table-cell>
          <table:table-cell office:value-type="string" calcext:value-type="string">
            <text:p>that specifies that the referring organization or person has the legal ownership of the referred object.</text:p>
          </table:table-cell>
          <table:table-cell office:value-type="string" calcext:value-type="string">
            <text:p>is a binary relation between individual things that specifies that the referring organization or person has the legal ownership of the referred object.</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5-dec-02</text:p>
          </table:table-cell>
          <table:table-cell table:style-name="ce4" office:value-type="string" calcext:value-type="string">
            <text:p>2-sep-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08" calcext:value-type="float">
            <text:p>40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4907" calcext:value-type="float">
            <text:p>4907</text:p>
          </table:table-cell>
          <table:table-cell office:value-type="string" calcext:value-type="string">
            <text:p>ownership</text:p>
          </table:table-cell>
          <table:table-cell office:value-type="float" office:value="1007247" calcext:value-type="float">
            <text:p>1007247</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640082" calcext:value-type="float">
            <text:p>640082</text:p>
          </table:table-cell>
          <table:table-cell office:value-type="string" calcext:value-type="string">
            <text:p>owner</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5-dec-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09" calcext:value-type="float">
            <text:p>40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4907" calcext:value-type="float">
            <text:p>4907</text:p>
          </table:table-cell>
          <table:table-cell office:value-type="string" calcext:value-type="string">
            <text:p>ownership</text:p>
          </table:table-cell>
          <table:table-cell office:value-type="float" office:value="1007248" calcext:value-type="float">
            <text:p>1007248</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4906" calcext:value-type="float">
            <text:p>4906</text:p>
          </table:table-cell>
          <table:table-cell office:value-type="string" calcext:value-type="string">
            <text:p>owned</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5-dec-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10" calcext:value-type="float">
            <text:p>410</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07" calcext:value-type="float">
            <text:p>4907</text:p>
          </table:table-cell>
          <table:table-cell office:value-type="string" calcext:value-type="string">
            <text:p>is owner of</text:p>
          </table:table-cell>
          <table:table-cell office:value-type="float" office:value="1007249" calcext:value-type="float">
            <text:p>1007249</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4907" calcext:value-type="float">
            <text:p>4907</text:p>
          </table:table-cell>
          <table:table-cell office:value-type="string" calcext:value-type="string">
            <text:p>ownership</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number-columns-repeated="2" table:style-name="ce4" office:value-type="string" calcext:value-type="string">
            <text:p>5-dec-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11" calcext:value-type="float">
            <text:p>411</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07" calcext:value-type="float">
            <text:p>4907</text:p>
          </table:table-cell>
          <table:table-cell office:value-type="string" calcext:value-type="string">
            <text:p>is owned by</text:p>
          </table:table-cell>
          <table:table-cell office:value-type="float" office:value="1007250" calcext:value-type="float">
            <text:p>1007250</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907" calcext:value-type="float">
            <text:p>4907</text:p>
          </table:table-cell>
          <table:table-cell office:value-type="string" calcext:value-type="string">
            <text:p>ownership</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5-dec-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99" calcext:value-type="float">
            <text:p>59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40" calcext:value-type="float">
            <text:p>4940</text:p>
          </table:table-cell>
          <table:table-cell office:value-type="string" calcext:value-type="string">
            <text:p>qualitative possession of plural aspect</text:p>
          </table:table-cell>
          <table:table-cell office:value-type="float" office:value="1007343" calcext:value-type="float">
            <text:p>1007343</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699" calcext:value-type="float">
            <text:p>4699</text:p>
          </table:table-cell>
          <table:table-cell office:value-type="string" calcext:value-type="string">
            <text:p>qualitative relation</text:p>
          </table:table-cell>
          <table:table-cell office:value-type="string" calcext:value-type="string">
            <text:p>that indicates that members of the possessor class commonly can possess an aspect that is a member of an element of the possessed plural aspect class.</text:p>
          </table:table-cell>
          <table:table-cell office:value-type="string" calcext:value-type="string">
            <text:p>is a qualitative relation that indicates that members of the possessor class commonly can possess an aspect that is a member of an element of the possessed plural aspect class.</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5-jul-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00" calcext:value-type="float">
            <text:p>60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47" calcext:value-type="float">
            <text:p>4947</text:p>
          </table:table-cell>
          <table:table-cell office:value-type="string" calcext:value-type="string">
            <text:p>qualitative kind</text:p>
          </table:table-cell>
          <table:table-cell office:value-type="float" office:value="1007359" calcext:value-type="float">
            <text:p>100735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730066" calcext:value-type="float">
            <text:p>730066</text:p>
          </table:table-cell>
          <table:table-cell office:value-type="string" calcext:value-type="string">
            <text:p>kind</text:p>
          </table:table-cell>
          <table:table-cell office:value-type="string" calcext:value-type="string">
            <text:p>that is intended to be used to classify aspects qualitatively or to classify individual things that are characterised by one or more qualitative aspects. Qualitative aspects are kinds of aspects that are qualified by an extent or magnitude. For example, red is a class that is classified as a qualitative class (and is a qualification of colour). The individual colour of my car is classified as red.</text:p>
          </table:table-cell>
          <table:table-cell office:value-type="string" calcext:value-type="string">
            <text:p>is a kind that is intended to be used to classify aspects qualitatively or to classify individual things that are characterised by one or more qualitative aspects. Qualitative aspects are kinds of aspects that are qualified by an extent or magnitude. For example, red is a class that is classified as a qualitative class (and is a qualification of colour). The individual colour of my car is classified as red.</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31-jan-03</text:p>
          </table:table-cell>
          <table:table-cell table:style-name="ce4" office:value-type="string" calcext:value-type="string">
            <text:p>19-jul-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814" calcext:value-type="float">
            <text:p>81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47" calcext:value-type="float">
            <text:p>4947</text:p>
          </table:table-cell>
          <table:table-cell office:value-type="string" calcext:value-type="string">
            <text:p>qualitative concept</text:p>
          </table:table-cell>
          <table:table-cell office:value-type="float" office:value="1028423" calcext:value-type="float">
            <text:p>1028423</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4947" calcext:value-type="float">
            <text:p>4947</text:p>
          </table:table-cell>
          <table:table-cell office:value-type="string" calcext:value-type="string">
            <text:p>qualitative kind</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16-okt-14</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601" calcext:value-type="float">
            <text:p>60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49" calcext:value-type="float">
            <text:p>4949</text:p>
          </table:table-cell>
          <table:table-cell office:value-type="string" calcext:value-type="string">
            <text:p>conceptual quantifier of a characteristic</text:p>
          </table:table-cell>
          <table:table-cell office:value-type="float" office:value="1007366" calcext:value-type="float">
            <text:p>1007366</text:p>
          </table:table-cell>
          <table:table-cell office:value-type="float" office:value="1146" calcext:value-type="float">
            <text:p>1146</text:p>
          </table:table-cell>
          <table:table-cell office:value-type="string" calcext:value-type="string">
            <text:p>is a kind of</text:p>
          </table:table-cell>
          <table:table-cell/>
          <table:table-cell table:style-name="ce11" office:value-type="float" office:value="4706" calcext:value-type="float">
            <text:p>4.706</text:p>
          </table:table-cell>
          <table:table-cell table:style-name="ce12" office:value-type="string" calcext:value-type="string">
            <text:p>conceptually related</text:p>
          </table:table-cell>
          <table:table-cell office:value-type="string" calcext:value-type="string">
            <text:p>by being a value that indicates the magnitude or extent of a common characteristic on a scale.</text:p>
          </table:table-cell>
          <table:table-cell office:value-type="string" calcext:value-type="string">
            <text:p>is a conceptually correlated by by being a value that indicates the magnitude or extent of a common characteristic on a scale.</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4-feb-03</text:p>
          </table:table-cell>
          <table:table-cell table:style-name="ce4" office:value-type="string" calcext:value-type="string">
            <text:p>26-jan-06</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02" calcext:value-type="float">
            <text:p>60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51" calcext:value-type="float">
            <text:p>4951</text:p>
          </table:table-cell>
          <table:table-cell office:value-type="string" calcext:value-type="string">
            <text:p>conceptually compliant</text:p>
          </table:table-cell>
          <table:table-cell office:value-type="float" office:value="1007379" calcext:value-type="float">
            <text:p>100737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706" calcext:value-type="float">
            <text:p>4706</text:p>
          </table:table-cell>
          <table:table-cell office:value-type="string" calcext:value-type="string">
            <text:p>conceptually related</text:p>
          </table:table-cell>
          <table:table-cell office:value-type="string" calcext:value-type="string">
            <text:p>by being subject to a compliancy requirement.</text:p>
          </table:table-cell>
          <table:table-cell office:value-type="string" calcext:value-type="string">
            <text:p>is a conceptually related by being subject to a compliancy requirement.</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4-feb-03</text:p>
          </table:table-cell>
          <table:table-cell table:style-name="ce4" office:value-type="string" calcext:value-type="string">
            <text:p>17-mei-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03" calcext:value-type="float">
            <text:p>60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56" calcext:value-type="float">
            <text:p>4956</text:p>
          </table:table-cell>
          <table:table-cell office:value-type="string" calcext:value-type="string">
            <text:p>conceptual requirement for possession of an aspect</text:p>
          </table:table-cell>
          <table:table-cell office:value-type="float" office:value="1007387" calcext:value-type="float">
            <text:p>1007387</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2069" calcext:value-type="float">
            <text:p>2069</text:p>
          </table:table-cell>
          <table:table-cell office:value-type="string" calcext:value-type="string">
            <text:p>conceptual possession of an aspect by an individual thing</text:p>
          </table:table-cell>
          <table:table-cell office:value-type="string" calcext:value-type="string">
            <text:p>that indicates that each member of the possessor class is required to possess at least one member of the indicated possessed conceptual aspect that is qualified. For example: 'pipe shall have as aspect an internal diameter' means that each pipe shall have an internal diameter with a value quantified on a scale. So the following 3 facts together satisfy this requirement: P1 has as aspect D1 which is quantified as 20 mm, while D1 is classified as an internal diameter.</text:p>
          </table:table-cell>
          <table:table-cell office:value-type="string" calcext:value-type="string">
            <text:p>is a conceptual possession of an aspect by an individual thing that indicates that each member of the possessor class is required to possess at least one member of the indicated possessed conceptual aspect that is qualified. For example: 'pipe shall have as aspect an internal diameter' means that each pipe shall have an internal diameter with a value quantified on a scale. So the following 3 facts together satisfy this requirement: P1 has as aspect D1 which is quantified as 20 mm, while D1 is classified as an internal diameter.</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1-feb-0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04" calcext:value-type="float">
            <text:p>604</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56" calcext:value-type="float">
            <text:p>4956</text:p>
          </table:table-cell>
          <table:table-cell office:value-type="string" calcext:value-type="string">
            <text:p>shall have as aspect a</text:p>
          </table:table-cell>
          <table:table-cell office:value-type="float" office:value="1007388" calcext:value-type="float">
            <text:p>1007388</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4956" calcext:value-type="float">
            <text:p>4956</text:p>
          </table:table-cell>
          <table:table-cell office:value-type="string" calcext:value-type="string">
            <text:p>conceptual requirement for possession of an aspect</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1-feb-0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05" calcext:value-type="float">
            <text:p>605</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56" calcext:value-type="float">
            <text:p>4956</text:p>
          </table:table-cell>
          <table:table-cell office:value-type="string" calcext:value-type="string">
            <text:p>shall be an aspect of a</text:p>
          </table:table-cell>
          <table:table-cell office:value-type="float" office:value="1007390" calcext:value-type="float">
            <text:p>1007390</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956" calcext:value-type="float">
            <text:p>4956</text:p>
          </table:table-cell>
          <table:table-cell office:value-type="string" calcext:value-type="string">
            <text:p>conceptual requirement for possession of an aspect</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1-feb-0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06" calcext:value-type="float">
            <text:p>60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61" calcext:value-type="float">
            <text:p>4961</text:p>
          </table:table-cell>
          <table:table-cell office:value-type="string" calcext:value-type="string">
            <text:p>involvement in a relation</text:p>
          </table:table-cell>
          <table:table-cell office:value-type="float" office:value="1007467" calcext:value-type="float">
            <text:p>1007467</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658" calcext:value-type="float">
            <text:p>4658</text:p>
          </table:table-cell>
          <table:table-cell office:value-type="string" calcext:value-type="string">
            <text:p>binary relation between individual things</text:p>
          </table:table-cell>
          <table:table-cell office:value-type="string" calcext:value-type="string">
            <text:p>that indicates that something is involved in a fact.</text:p>
          </table:table-cell>
          <table:table-cell office:value-type="string" calcext:value-type="string">
            <text:p>is a binary relation between individual things that indicates that something is involved in a fact.</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5-mrt-0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07" calcext:value-type="float">
            <text:p>60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84" calcext:value-type="float">
            <text:p>4984</text:p>
          </table:table-cell>
          <table:table-cell office:value-type="string" calcext:value-type="string">
            <text:p>qualitative requirement for qualification of an aspect</text:p>
          </table:table-cell>
          <table:table-cell office:value-type="float" office:value="1007542" calcext:value-type="float">
            <text:p>1007542</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902" calcext:value-type="float">
            <text:p>4902</text:p>
          </table:table-cell>
          <table:table-cell office:value-type="string" calcext:value-type="string">
            <text:p>conceptual compliancy to a criterion</text:p>
          </table:table-cell>
          <table:table-cell office:value-type="string" calcext:value-type="string">
            <text:p>that indicates that each member of the conceptual class is required to have a qualification relative to the common qualified aspect.</text:p>
          </table:table-cell>
          <table:table-cell office:value-type="string" calcext:value-type="string">
            <text:p>is a conceptual compliancy to a criterion that indicates that each member of the conceptual class is required to have a qualification relative to the common qualified aspect.</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6-jun-02</text:p>
          </table:table-cell>
          <table:table-cell table:style-name="ce4" office:value-type="string" calcext:value-type="string">
            <text:p>13-mrt-0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08" calcext:value-type="float">
            <text:p>608</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84" calcext:value-type="float">
            <text:p>4984</text:p>
          </table:table-cell>
          <table:table-cell office:value-type="string" calcext:value-type="string">
            <text:p>shall be constrained by</text:p>
          </table:table-cell>
          <table:table-cell office:value-type="float" office:value="1008532" calcext:value-type="float">
            <text:p>1008532</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4984" calcext:value-type="float">
            <text:p>4984</text:p>
          </table:table-cell>
          <table:table-cell office:value-type="string" calcext:value-type="string">
            <text:p>qualitative requirement for qualification of an aspect</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14-jan-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09" calcext:value-type="float">
            <text:p>609</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84" calcext:value-type="float">
            <text:p>4984</text:p>
          </table:table-cell>
          <table:table-cell office:value-type="string" calcext:value-type="string">
            <text:p>is a constraint for a</text:p>
          </table:table-cell>
          <table:table-cell office:value-type="float" office:value="1008533" calcext:value-type="float">
            <text:p>1008533</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984" calcext:value-type="float">
            <text:p>4984</text:p>
          </table:table-cell>
          <table:table-cell office:value-type="string" calcext:value-type="string">
            <text:p>qualitative requirement for qualification of an aspect</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4-jan-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10" calcext:value-type="float">
            <text:p>61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87" calcext:value-type="float">
            <text:p>4987</text:p>
          </table:table-cell>
          <table:table-cell office:value-type="string" calcext:value-type="string">
            <text:p>qualitative equality requirement for qualification of an aspect</text:p>
          </table:table-cell>
          <table:table-cell office:value-type="float" office:value="1007547" calcext:value-type="float">
            <text:p>1007547</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984" calcext:value-type="float">
            <text:p>4984</text:p>
          </table:table-cell>
          <table:table-cell office:value-type="string" calcext:value-type="string">
            <text:p>qualitative requirement for qualification of an aspect</text:p>
          </table:table-cell>
          <table:table-cell office:value-type="string" calcext:value-type="string">
            <text:p>that indicates that an intrinsic aspect of the specified kind shall have a qualification that is equal to the specified qualitative (or quantitative) aspect.</text:p>
          </table:table-cell>
          <table:table-cell office:value-type="string" calcext:value-type="string">
            <text:p>is a qualitative requirement for qualification of an aspect that indicates that an intrinsic aspect of the specified kind shall have a qualification that is equal to the specified qualitative (or quantitative) aspect.</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3-mrt-0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11" calcext:value-type="float">
            <text:p>611</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87" calcext:value-type="float">
            <text:p>4987</text:p>
          </table:table-cell>
          <table:table-cell office:value-type="string" calcext:value-type="string">
            <text:p>shall be qualified as</text:p>
          </table:table-cell>
          <table:table-cell office:value-type="float" office:value="1007548" calcext:value-type="float">
            <text:p>1007548</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4987" calcext:value-type="float">
            <text:p>4987</text:p>
          </table:table-cell>
          <table:table-cell office:value-type="string" calcext:value-type="string">
            <text:p>qualitative equality requirement for qualification of an aspect</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style-name="ce4" office:value-type="string" calcext:value-type="string">
            <text:p>13-mrt-03</text:p>
          </table:table-cell>
          <table:table-cell table:style-name="ce4" office:value-type="string" calcext:value-type="string">
            <text:p>3-mrt-1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12" calcext:value-type="float">
            <text:p>612</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87" calcext:value-type="float">
            <text:p>4987</text:p>
          </table:table-cell>
          <table:table-cell office:value-type="string" calcext:value-type="string">
            <text:p>shall be a qualification of a</text:p>
          </table:table-cell>
          <table:table-cell office:value-type="float" office:value="1007550" calcext:value-type="float">
            <text:p>1007550</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987" calcext:value-type="float">
            <text:p>4987</text:p>
          </table:table-cell>
          <table:table-cell office:value-type="string" calcext:value-type="string">
            <text:p>qualitative equality requirement for qualification of an aspect</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3-mrt-03</text:p>
          </table:table-cell>
          <table:table-cell table:style-name="ce4" office:value-type="string" calcext:value-type="string">
            <text:p>3-mrt-1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13" calcext:value-type="float">
            <text:p>61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89" calcext:value-type="float">
            <text:p>4989</text:p>
          </table:table-cell>
          <table:table-cell office:value-type="string" calcext:value-type="string">
            <text:p>conceptual requirement for assembly of an individual thing</text:p>
          </table:table-cell>
          <table:table-cell office:value-type="float" office:value="1007578" calcext:value-type="float">
            <text:p>1007578</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191" calcext:value-type="float">
            <text:p>1191</text:p>
          </table:table-cell>
          <table:table-cell office:value-type="string" calcext:value-type="string">
            <text:p>conceptual assembly relation of a part in a whole individual physical object</text:p>
          </table:table-cell>
          <table:table-cell office:value-type="string" calcext:value-type="string">
            <text:p>that indicates that the members of the conceptual assembly shall have members of the conceptual part class as parts within cardinality constraints. The requirement is only valid in a specified validity context. Note that the cardinality constraint may indicate that such a part is still optional.</text:p>
          </table:table-cell>
          <table:table-cell office:value-type="string" calcext:value-type="string">
            <text:p>is a conceptual assembly relation of a part in a whole individual physical object that indicates that the members of the conceptual assembly shall have members of the conceptual part class as parts within cardinality constraints. The requirement is only valid in a specified validity context. Note that the cardinality constraint may indicate that such a part is still optional.</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4-apr-03</text:p>
          </table:table-cell>
          <table:table-cell table:style-name="ce4" office:value-type="string" calcext:value-type="string">
            <text:p>6-jan-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14" calcext:value-type="float">
            <text:p>614</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89" calcext:value-type="float">
            <text:p>4989</text:p>
          </table:table-cell>
          <table:table-cell office:value-type="string" calcext:value-type="string">
            <text:p>shall be a part of a</text:p>
          </table:table-cell>
          <table:table-cell office:value-type="float" office:value="1007579" calcext:value-type="float">
            <text:p>1007579</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4989" calcext:value-type="float">
            <text:p>4989</text:p>
          </table:table-cell>
          <table:table-cell office:value-type="string" calcext:value-type="string">
            <text:p>conceptual requirement for assembly of an individual thing</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14-apr-0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15" calcext:value-type="float">
            <text:p>615</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89" calcext:value-type="float">
            <text:p>4989</text:p>
          </table:table-cell>
          <table:table-cell office:value-type="string" calcext:value-type="string">
            <text:p>shall have as part a</text:p>
          </table:table-cell>
          <table:table-cell office:value-type="float" office:value="1007580" calcext:value-type="float">
            <text:p>1007580</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989" calcext:value-type="float">
            <text:p>4989</text:p>
          </table:table-cell>
          <table:table-cell office:value-type="string" calcext:value-type="string">
            <text:p>conceptual requirement for assembly of an individual thing</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6-jan-06</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616" calcext:value-type="float">
            <text:p>616</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89" calcext:value-type="float">
            <text:p>4989</text:p>
          </table:table-cell>
          <table:table-cell office:value-type="string" calcext:value-type="string">
            <text:p>shall be an assembly for a</text:p>
          </table:table-cell>
          <table:table-cell office:value-type="float" office:value="1009669" calcext:value-type="float">
            <text:p>1009669</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989" calcext:value-type="float">
            <text:p>4989</text:p>
          </table:table-cell>
          <table:table-cell office:value-type="string" calcext:value-type="string">
            <text:p>conceptual requirement for assembly of an individual thing</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4-apr-03</text:p>
          </table:table-cell>
          <table:table-cell table:style-name="ce4" office:value-type="string" calcext:value-type="string">
            <text:p>16-jan-06</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2" calcext:value-type="float">
            <text:p>1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90" calcext:value-type="float">
            <text:p>4990</text:p>
          </table:table-cell>
          <table:table-cell office:value-type="string" calcext:value-type="string">
            <text:p>concept</text:p>
          </table:table-cell>
          <table:table-cell office:value-type="float" office:value="1001005" calcext:value-type="float">
            <text:p>100100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730000" calcext:value-type="float">
            <text:p>730000</text:p>
          </table:table-cell>
          <table:table-cell office:value-type="string" calcext:value-type="string">
            <text:p>anything</text:p>
          </table:table-cell>
          <table:table-cell office:value-type="string" calcext:value-type="string">
            <text:p>that is a commonality of things.</text:p>
          </table:table-cell>
          <table:table-cell office:value-type="string" calcext:value-type="string">
            <text:p>is an anything that is a commonality of things.</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23-jun-00</text:p>
          </table:table-cell>
          <table:table-cell table:style-name="ce4" office:value-type="string" calcext:value-type="string">
            <text:p>14-apr-0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3" calcext:value-type="float">
            <text:p>1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90" calcext:value-type="float">
            <text:p>4990</text:p>
          </table:table-cell>
          <table:table-cell office:value-type="string" calcext:value-type="string">
            <text:p>universal</text:p>
          </table:table-cell>
          <table:table-cell office:value-type="float" office:value="1007775" calcext:value-type="float">
            <text:p>1007775</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4990" calcext:value-type="float">
            <text:p>4990</text:p>
          </table:table-cell>
          <table:table-cell office:value-type="string" calcext:value-type="string">
            <text:p>concept</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6-mei-0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37" calcext:value-type="float">
            <text:p>43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96" calcext:value-type="float">
            <text:p>4996</text:p>
          </table:table-cell>
          <table:table-cell office:value-type="string" calcext:value-type="string">
            <text:p>presentation of information on physical object</text:p>
          </table:table-cell>
          <table:table-cell office:value-type="float" office:value="1007607" calcext:value-type="float">
            <text:p>1007607</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719" calcext:value-type="float">
            <text:p>4719</text:p>
          </table:table-cell>
          <table:table-cell office:value-type="string" calcext:value-type="string">
            <text:p>relation between an individual thing and a kind of thing</text:p>
          </table:table-cell>
          <table:table-cell office:value-type="string" calcext:value-type="string">
            <text:p>that specifies that the qualitative information is expressed on or in the individual physical object. It is expressed as an aspect of the physical object. For example presentation of qualitative information on a drawing or in a book as a spatial (shape and pattern) aspect of ink on paper.</text:p>
          </table:table-cell>
          <table:table-cell office:value-type="string" calcext:value-type="string">
            <text:p>is a relation between an individual thing and a kind of thing that specifies that the qualitative information is expressed on or in the individual physical object. It is expressed as an aspect of the physical object. For example presentation of qualitative information on a drawing or in a book as a spatial (shape and pattern) aspect of ink on paper.</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14-apr-03</text:p>
          </table:table-cell>
          <table:table-cell table:style-name="ce4" office:value-type="string" calcext:value-type="string">
            <text:p>10-nov-08</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38" calcext:value-type="float">
            <text:p>43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4996" calcext:value-type="float">
            <text:p>4996</text:p>
          </table:table-cell>
          <table:table-cell office:value-type="string" calcext:value-type="string">
            <text:p>presentation of information on physical object</text:p>
          </table:table-cell>
          <table:table-cell office:value-type="float" office:value="1007608" calcext:value-type="float">
            <text:p>1007608</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4998" calcext:value-type="float">
            <text:p>4998</text:p>
          </table:table-cell>
          <table:table-cell office:value-type="string" calcext:value-type="string">
            <text:p>presenter of information</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14-apr-03</text:p>
          </table:table-cell>
          <table:table-cell table:style-name="ce4" office:value-type="string" calcext:value-type="string">
            <text:p>10-nov-08</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39" calcext:value-type="float">
            <text:p>43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4996" calcext:value-type="float">
            <text:p>4996</text:p>
          </table:table-cell>
          <table:table-cell office:value-type="string" calcext:value-type="string">
            <text:p>presentation of information on physical object</text:p>
          </table:table-cell>
          <table:table-cell office:value-type="float" office:value="1007609" calcext:value-type="float">
            <text:p>1007609</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4997" calcext:value-type="float">
            <text:p>4997</text:p>
          </table:table-cell>
          <table:table-cell office:value-type="string" calcext:value-type="string">
            <text:p>presented information</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14-apr-03</text:p>
          </table:table-cell>
          <table:table-cell table:style-name="ce4" office:value-type="string" calcext:value-type="string">
            <text:p>10-nov-08</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40" calcext:value-type="float">
            <text:p>440</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96" calcext:value-type="float">
            <text:p>4996</text:p>
          </table:table-cell>
          <table:table-cell office:value-type="string" calcext:value-type="string">
            <text:p>is a presenter of</text:p>
          </table:table-cell>
          <table:table-cell office:value-type="float" office:value="1007610" calcext:value-type="float">
            <text:p>1007610</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4996" calcext:value-type="float">
            <text:p>4996</text:p>
          </table:table-cell>
          <table:table-cell office:value-type="string" calcext:value-type="string">
            <text:p>presentation of information on physical object</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style-name="ce4" office:value-type="string" calcext:value-type="string">
            <text:p>14-apr-03</text:p>
          </table:table-cell>
          <table:table-cell table:style-name="ce4" office:value-type="string" calcext:value-type="string">
            <text:p>10-nov-08</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41" calcext:value-type="float">
            <text:p>441</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96" calcext:value-type="float">
            <text:p>4996</text:p>
          </table:table-cell>
          <table:table-cell office:value-type="string" calcext:value-type="string">
            <text:p>is presented on</text:p>
          </table:table-cell>
          <table:table-cell office:value-type="float" office:value="1007611" calcext:value-type="float">
            <text:p>1007611</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996" calcext:value-type="float">
            <text:p>4996</text:p>
          </table:table-cell>
          <table:table-cell office:value-type="string" calcext:value-type="string">
            <text:p>presentation of information on physical object</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14-apr-03</text:p>
          </table:table-cell>
          <table:table-cell table:style-name="ce4" office:value-type="string" calcext:value-type="string">
            <text:p>10-nov-08</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774" calcext:value-type="float">
            <text:p>774</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96" calcext:value-type="float">
            <text:p>4996</text:p>
          </table:table-cell>
          <table:table-cell office:value-type="string" calcext:value-type="string">
            <text:p>is presented in</text:p>
          </table:table-cell>
          <table:table-cell office:value-type="float" office:value="1027566" calcext:value-type="float">
            <text:p>1027566</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4996" calcext:value-type="float">
            <text:p>4996</text:p>
          </table:table-cell>
          <table:table-cell office:value-type="string" calcext:value-type="string">
            <text:p>presentation of information on physical object</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8-dec-1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42" calcext:value-type="float">
            <text:p>44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97" calcext:value-type="float">
            <text:p>4997</text:p>
          </table:table-cell>
          <table:table-cell office:value-type="string" calcext:value-type="string">
            <text:p>presented information</text:p>
          </table:table-cell>
          <table:table-cell office:value-type="float" office:value="1007614" calcext:value-type="float">
            <text:p>1007614</text:p>
          </table:table-cell>
          <table:table-cell office:value-type="float" office:value="1146" calcext:value-type="float">
            <text:p>1146</text:p>
          </table:table-cell>
          <table:table-cell office:value-type="string" calcext:value-type="string">
            <text:p>is a kind of</text:p>
          </table:table-cell>
          <table:table-cell office:value-type="float" office:value="1.1" calcext:value-type="float">
            <text:p>1,1</text:p>
          </table:table-cell>
          <table:table-cell office:value-type="float" office:value="4894" calcext:value-type="float">
            <text:p>4894</text:p>
          </table:table-cell>
          <table:table-cell office:value-type="string" calcext:value-type="string">
            <text:p>related kind</text:p>
          </table:table-cell>
          <table:table-cell office:value-type="string" calcext:value-type="string">
            <text:p>that specifies qualitative information that is presented.</text:p>
          </table:table-cell>
          <table:table-cell office:value-type="string" calcext:value-type="string">
            <text:p>is a related kind that specifies qualitative information that is presented.</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4-apr-03</text:p>
          </table:table-cell>
          <table:table-cell table:style-name="ce4" office:value-type="string" calcext:value-type="string">
            <text:p>10-nov-08</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43" calcext:value-type="float">
            <text:p>44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98" calcext:value-type="float">
            <text:p>4998</text:p>
          </table:table-cell>
          <table:table-cell office:value-type="string" calcext:value-type="string">
            <text:p>presenter of information</text:p>
          </table:table-cell>
          <table:table-cell office:value-type="float" office:value="1007615" calcext:value-type="float">
            <text:p>100761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93" calcext:value-type="float">
            <text:p>4893</text:p>
          </table:table-cell>
          <table:table-cell office:value-type="string" calcext:value-type="string">
            <text:p>relating individual thing</text:p>
          </table:table-cell>
          <table:table-cell office:value-type="string" calcext:value-type="string">
            <text:p>that specifies the individual physical object that presents information..</text:p>
          </table:table-cell>
          <table:table-cell office:value-type="string" calcext:value-type="string">
            <text:p>is a relating individual thing that specifies the individual physical object that presents information..</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4-apr-03</text:p>
          </table:table-cell>
          <table:table-cell table:style-name="ce4" office:value-type="string" calcext:value-type="string">
            <text:p>1-feb-1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47" calcext:value-type="float">
            <text:p>24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002" calcext:value-type="float">
            <text:p>5002</text:p>
          </table:table-cell>
          <table:table-cell office:value-type="string" calcext:value-type="string">
            <text:p>conceptual relator</text:p>
          </table:table-cell>
          <table:table-cell office:value-type="float" office:value="1008705" calcext:value-type="float">
            <text:p>100870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729" calcext:value-type="float">
            <text:p>4729</text:p>
          </table:table-cell>
          <table:table-cell office:value-type="string" calcext:value-type="string">
            <text:p>relator</text:p>
          </table:table-cell>
          <table:table-cell office:value-type="string" calcext:value-type="string">
            <text:p>in a conceptual relation that specifies a role of a kind of something to which conceptually something else is related.</text:p>
          </table:table-cell>
          <table:table-cell office:value-type="string" calcext:value-type="string">
            <text:p>is a relator in a conceptual relation that specifies a role of a kind of something to which conceptually something else is related.</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29-apr-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84" calcext:value-type="float">
            <text:p>78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5002" calcext:value-type="float">
            <text:p>5002</text:p>
          </table:table-cell>
          <table:table-cell office:value-type="string" calcext:value-type="string">
            <text:p>conceptual relator</text:p>
          </table:table-cell>
          <table:table-cell office:value-type="float" office:value="1027925" calcext:value-type="float">
            <text:p>1027925</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4990" calcext:value-type="float">
            <text:p>4990</text:p>
          </table:table-cell>
          <table:table-cell office:value-type="string" calcext:value-type="string">
            <text:p>concept</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number-columns-repeated="2" table:style-name="ce4" office:value-type="string" calcext:value-type="string">
            <text:p>6-aug-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17" calcext:value-type="float">
            <text:p>61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020" calcext:value-type="float">
            <text:p>5020</text:p>
          </table:table-cell>
          <table:table-cell office:value-type="string" calcext:value-type="string">
            <text:p>equality of an aspect to a qualitative aspect</text:p>
          </table:table-cell>
          <table:table-cell office:value-type="float" office:value="1007682" calcext:value-type="float">
            <text:p>1007682</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703" calcext:value-type="float">
            <text:p>4703</text:p>
          </table:table-cell>
          <table:table-cell office:value-type="string" calcext:value-type="string">
            <text:p>constraining of an aspect by a qualitative aspect</text:p>
          </table:table-cell>
          <table:table-cell office:value-type="string" calcext:value-type="string">
            <text:p>that indicates that an aspect has an equal magnitude as a qualitatively or quantitatively qualified qualitative aspect.</text:p>
          </table:table-cell>
          <table:table-cell office:value-type="string" calcext:value-type="string">
            <text:p>is a constraining of an aspect by a qualitative aspect that indicates that an aspect has an equal magnitude as a qualitatively or quantitatively qualified qualitative aspect.</text:p>
          </table:table-cell>
          <table:table-cell table:number-columns-repeated="3"/>
          <table:table-cell office:value-type="float" office:value="1048" calcext:value-type="float">
            <text:p>1048</text:p>
          </table:table-cell>
          <table:table-cell office:value-type="string" calcext:value-type="string">
            <text:p>facts about conceptual relations between individual things and classes</text:p>
          </table:table-cell>
          <table:table-cell office:value-type="string" calcext:value-type="string">
            <text:p>accepted</text:p>
          </table:table-cell>
          <table:table-cell/>
          <table:table-cell table:number-columns-repeated="2" table:style-name="ce4" office:value-type="string" calcext:value-type="string">
            <text:p>17-apr-0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18" calcext:value-type="float">
            <text:p>618</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020" calcext:value-type="float">
            <text:p>5020</text:p>
          </table:table-cell>
          <table:table-cell office:value-type="string" calcext:value-type="string">
            <text:p>is qualified as</text:p>
          </table:table-cell>
          <table:table-cell office:value-type="float" office:value="1006163" calcext:value-type="float">
            <text:p>1006163</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020" calcext:value-type="float">
            <text:p>5020</text:p>
          </table:table-cell>
          <table:table-cell office:value-type="string" calcext:value-type="string">
            <text:p>equality of an aspect to a qualitative aspect</text:p>
          </table:table-cell>
          <table:table-cell table:number-columns-repeated="5"/>
          <table:table-cell office:value-type="float" office:value="1048" calcext:value-type="float">
            <text:p>1048</text:p>
          </table:table-cell>
          <table:table-cell office:value-type="string" calcext:value-type="string">
            <text:p>facts about kinds of relations between individual things and kinds</text:p>
          </table:table-cell>
          <table:table-cell office:value-type="string" calcext:value-type="string">
            <text:p>accepted</text:p>
          </table:table-cell>
          <table:table-cell/>
          <table:table-cell table:style-name="ce4" office:value-type="string" calcext:value-type="string">
            <text:p>3-okt-01</text:p>
          </table:table-cell>
          <table:table-cell table:style-name="ce4" office:value-type="string" calcext:value-type="string">
            <text:p>17-apr-0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19" calcext:value-type="float">
            <text:p>619</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020" calcext:value-type="float">
            <text:p>5020</text:p>
          </table:table-cell>
          <table:table-cell office:value-type="string" calcext:value-type="string">
            <text:p>is a qualitative value that qualifies</text:p>
          </table:table-cell>
          <table:table-cell office:value-type="float" office:value="1007046" calcext:value-type="float">
            <text:p>1007046</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020" calcext:value-type="float">
            <text:p>5020</text:p>
          </table:table-cell>
          <table:table-cell office:value-type="string" calcext:value-type="string">
            <text:p>equality of an aspect to a qualitative aspect</text:p>
          </table:table-cell>
          <table:table-cell table:number-columns-repeated="5"/>
          <table:table-cell office:value-type="float" office:value="1048" calcext:value-type="float">
            <text:p>1048</text:p>
          </table:table-cell>
          <table:table-cell office:value-type="string" calcext:value-type="string">
            <text:p>facts about conceptual relations between individual things and classes</text:p>
          </table:table-cell>
          <table:table-cell office:value-type="string" calcext:value-type="string">
            <text:p>accepted</text:p>
          </table:table-cell>
          <table:table-cell/>
          <table:table-cell table:style-name="ce4" office:value-type="string" calcext:value-type="string">
            <text:p>12-nov-02</text:p>
          </table:table-cell>
          <table:table-cell table:style-name="ce4" office:value-type="string" calcext:value-type="string">
            <text:p>5-feb-09</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620" calcext:value-type="float">
            <text:p>620</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020" calcext:value-type="float">
            <text:p>5020</text:p>
          </table:table-cell>
          <table:table-cell office:value-type="string" calcext:value-type="string">
            <text:p>is equally high as</text:p>
          </table:table-cell>
          <table:table-cell office:value-type="float" office:value="1007683" calcext:value-type="float">
            <text:p>1007683</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020" calcext:value-type="float">
            <text:p>5020</text:p>
          </table:table-cell>
          <table:table-cell office:value-type="string" calcext:value-type="string">
            <text:p>equality of an aspect to a qualitative aspect</text:p>
          </table:table-cell>
          <table:table-cell table:number-columns-repeated="5"/>
          <table:table-cell office:value-type="float" office:value="1048" calcext:value-type="float">
            <text:p>1048</text:p>
          </table:table-cell>
          <table:table-cell office:value-type="string" calcext:value-type="string">
            <text:p>facts about kinds of relations between individual things and kinds</text:p>
          </table:table-cell>
          <table:table-cell office:value-type="string" calcext:value-type="string">
            <text:p>accepted</text:p>
          </table:table-cell>
          <table:table-cell/>
          <table:table-cell table:number-columns-repeated="2" table:style-name="ce4" office:value-type="string" calcext:value-type="string">
            <text:p>17-apr-03</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621" calcext:value-type="float">
            <text:p>621</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020" calcext:value-type="float">
            <text:p>5020</text:p>
          </table:table-cell>
          <table:table-cell office:value-type="string" calcext:value-type="string">
            <text:p>is qualifier of</text:p>
          </table:table-cell>
          <table:table-cell office:value-type="float" office:value="1007684" calcext:value-type="float">
            <text:p>1007684</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020" calcext:value-type="float">
            <text:p>5020</text:p>
          </table:table-cell>
          <table:table-cell office:value-type="string" calcext:value-type="string">
            <text:p>equality of an aspect to a qualitative aspect</text:p>
          </table:table-cell>
          <table:table-cell table:number-columns-repeated="5"/>
          <table:table-cell office:value-type="float" office:value="1048" calcext:value-type="float">
            <text:p>1048</text:p>
          </table:table-cell>
          <table:table-cell office:value-type="string" calcext:value-type="string">
            <text:p>facts about conceptual relations between individual things and classes</text:p>
          </table:table-cell>
          <table:table-cell office:value-type="string" calcext:value-type="string">
            <text:p>accepted</text:p>
          </table:table-cell>
          <table:table-cell/>
          <table:table-cell table:style-name="ce4" office:value-type="string" calcext:value-type="string">
            <text:p>17-apr-03</text:p>
          </table:table-cell>
          <table:table-cell table:style-name="ce4" office:value-type="string" calcext:value-type="string">
            <text:p>6-apr-10</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782" calcext:value-type="float">
            <text:p>782</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020" calcext:value-type="float">
            <text:p>5020</text:p>
          </table:table-cell>
          <table:table-cell office:value-type="string" calcext:value-type="string">
            <text:p>is qualified by</text:p>
          </table:table-cell>
          <table:table-cell office:value-type="float" office:value="1027837" calcext:value-type="float">
            <text:p>1027837</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020" calcext:value-type="float">
            <text:p>5020</text:p>
          </table:table-cell>
          <table:table-cell office:value-type="string" calcext:value-type="string">
            <text:p>equality of an aspect to a qualitative aspect</text:p>
          </table:table-cell>
          <table:table-cell table:number-columns-repeated="5"/>
          <table:table-cell office:value-type="float" office:value="1048" calcext:value-type="float">
            <text:p>1048</text:p>
          </table:table-cell>
          <table:table-cell office:value-type="string" calcext:value-type="string">
            <text:p>facts about kinds of relations between individual things and kinds</text:p>
          </table:table-cell>
          <table:table-cell office:value-type="string" calcext:value-type="string">
            <text:p>accepted</text:p>
          </table:table-cell>
          <table:table-cell/>
          <table:table-cell table:number-columns-repeated="2" table:style-name="ce4" office:value-type="string" calcext:value-type="string">
            <text:p>10-jul-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63" calcext:value-type="float">
            <text:p>363</text:p>
          </table:table-cell>
          <table:table-cell office:value-type="float" office:value="910036" calcext:value-type="float">
            <text:p>910036</text:p>
          </table:table-cell>
          <table:table-cell office:value-type="string" calcext:value-type="string">
            <text:p>English</text:p>
          </table:table-cell>
          <table:table-cell office:value-type="float" office:value="193417" calcext:value-type="float">
            <text:p>193417</text:p>
          </table:table-cell>
          <table:table-cell office:value-type="string" calcext:value-type="string">
            <text:p>measurement</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025" calcext:value-type="float">
            <text:p>5025</text:p>
          </table:table-cell>
          <table:table-cell office:value-type="string" calcext:value-type="string">
            <text:p>equality between magnitude of an aspect and a number on a scale</text:p>
          </table:table-cell>
          <table:table-cell office:value-type="float" office:value="1007561" calcext:value-type="float">
            <text:p>1007561</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786" calcext:value-type="float">
            <text:p>5786</text:p>
          </table:table-cell>
          <table:table-cell office:value-type="string" calcext:value-type="string">
            <text:p>quantification of an aspect on a scale</text:p>
          </table:table-cell>
          <table:table-cell office:value-type="string" calcext:value-type="string">
            <text:p>that indicates that the magnitude of the aspect is equal to a value on a scale or measurement system.</text:p>
          </table:table-cell>
          <table:table-cell office:value-type="string" calcext:value-type="string">
            <text:p>is a quantification of an aspect on a scale that indicates that the magnitude of the aspect is equal to a value on a scale or measurement system.</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22-jan-14</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364" calcext:value-type="float">
            <text:p>364</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025" calcext:value-type="float">
            <text:p>5025</text:p>
          </table:table-cell>
          <table:table-cell office:value-type="string" calcext:value-type="string">
            <text:p>has on scale a value equal to</text:p>
          </table:table-cell>
          <table:table-cell office:value-type="float" office:value="1009712" calcext:value-type="float">
            <text:p>1009712</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025" calcext:value-type="float">
            <text:p>5025</text:p>
          </table:table-cell>
          <table:table-cell office:value-type="string" calcext:value-type="string">
            <text:p>equality between magnitude of an aspect and a number on a scale</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mrt-06</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65" calcext:value-type="float">
            <text:p>365</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025" calcext:value-type="float">
            <text:p>5025</text:p>
          </table:table-cell>
          <table:table-cell office:value-type="string" calcext:value-type="string">
            <text:p>is on a scale the value of</text:p>
          </table:table-cell>
          <table:table-cell office:value-type="float" office:value="1007709" calcext:value-type="float">
            <text:p>1007709</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025" calcext:value-type="float">
            <text:p>5025</text:p>
          </table:table-cell>
          <table:table-cell office:value-type="string" calcext:value-type="string">
            <text:p>equality between magnitude of an aspect and a number on a scale</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31-jul-02</text:p>
          </table:table-cell>
          <table:table-cell table:style-name="ce4" office:value-type="string" calcext:value-type="string">
            <text:p>17-apr-03</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366" calcext:value-type="float">
            <text:p>366</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025" calcext:value-type="float">
            <text:p>5025</text:p>
          </table:table-cell>
          <table:table-cell office:value-type="string" calcext:value-type="string">
            <text:p>maps on scale to</text:p>
          </table:table-cell>
          <table:table-cell office:value-type="float" office:value="1007708" calcext:value-type="float">
            <text:p>1007708</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025" calcext:value-type="float">
            <text:p>5025</text:p>
          </table:table-cell>
          <table:table-cell office:value-type="string" calcext:value-type="string">
            <text:p>equality between magnitude of an aspect and a number on a scale</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style-name="ce4" office:value-type="string" calcext:value-type="string">
            <text:p>19-dec-01</text:p>
          </table:table-cell>
          <table:table-cell table:style-name="ce4" office:value-type="string" calcext:value-type="string">
            <text:p>17-apr-03</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367" calcext:value-type="float">
            <text:p>367</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025" calcext:value-type="float">
            <text:p>5025</text:p>
          </table:table-cell>
          <table:table-cell office:value-type="string" calcext:value-type="string">
            <text:p>has on scale as value</text:p>
          </table:table-cell>
          <table:table-cell office:value-type="float" office:value="1009713" calcext:value-type="float">
            <text:p>1009713</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025" calcext:value-type="float">
            <text:p>5025</text:p>
          </table:table-cell>
          <table:table-cell office:value-type="string" calcext:value-type="string">
            <text:p>equality between magnitude of an aspect and a number on a scale</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mrt-06</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44" calcext:value-type="float">
            <text:p>44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046" calcext:value-type="float">
            <text:p>5046</text:p>
          </table:table-cell>
          <table:table-cell office:value-type="string" calcext:value-type="string">
            <text:p>inclusion of information about an individual thing</text:p>
          </table:table-cell>
          <table:table-cell office:value-type="float" office:value="1007787" calcext:value-type="float">
            <text:p>1007787</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273" calcext:value-type="float">
            <text:p>1273</text:p>
          </table:table-cell>
          <table:table-cell office:value-type="string" calcext:value-type="string">
            <text:p>qualitative information about an individual thing</text:p>
          </table:table-cell>
          <table:table-cell office:value-type="string" calcext:value-type="string">
            <text:p>that indicates the informer information includes a part that is about the described object.</text:p>
          </table:table-cell>
          <table:table-cell office:value-type="string" calcext:value-type="string">
            <text:p>is a qualitative information about an individual thing that indicates the informer information includes a part that is about the described object.</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6-mei-03</text:p>
          </table:table-cell>
          <table:table-cell table:style-name="ce4" office:value-type="string" calcext:value-type="string">
            <text:p>4-mei-06</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45" calcext:value-type="float">
            <text:p>445</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046" calcext:value-type="float">
            <text:p>5046</text:p>
          </table:table-cell>
          <table:table-cell office:value-type="string" calcext:value-type="string">
            <text:p>is described in</text:p>
          </table:table-cell>
          <table:table-cell office:value-type="float" office:value="1007790" calcext:value-type="float">
            <text:p>1007790</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046" calcext:value-type="float">
            <text:p>5046</text:p>
          </table:table-cell>
          <table:table-cell office:value-type="string" calcext:value-type="string">
            <text:p>inclusion of information about an individual thing</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style-name="ce4" office:value-type="string" calcext:value-type="string">
            <text:p>6-mei-03</text:p>
          </table:table-cell>
          <table:table-cell table:style-name="ce4" office:value-type="string" calcext:value-type="string">
            <text:p>19-nov-08</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46" calcext:value-type="float">
            <text:p>446</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046" calcext:value-type="float">
            <text:p>5046</text:p>
          </table:table-cell>
          <table:table-cell office:value-type="string" calcext:value-type="string">
            <text:p>includes information about</text:p>
          </table:table-cell>
          <table:table-cell office:value-type="float" office:value="1007791" calcext:value-type="float">
            <text:p>1007791</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046" calcext:value-type="float">
            <text:p>5046</text:p>
          </table:table-cell>
          <table:table-cell office:value-type="string" calcext:value-type="string">
            <text:p>inclusion of information about an individual thing</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6-mei-03</text:p>
          </table:table-cell>
          <table:table-cell table:style-name="ce4" office:value-type="string" calcext:value-type="string">
            <text:p>19-nov-08</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28" calcext:value-type="float">
            <text:p>22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050" calcext:value-type="float">
            <text:p>5050</text:p>
          </table:table-cell>
          <table:table-cell office:value-type="string" calcext:value-type="string">
            <text:p>collecting individual plurality</text:p>
          </table:table-cell>
          <table:table-cell office:value-type="float" office:value="1007805" calcext:value-type="float">
            <text:p>100780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07" calcext:value-type="float">
            <text:p>4807</text:p>
          </table:table-cell>
          <table:table-cell office:value-type="string" calcext:value-type="string">
            <text:p>collecting plurality</text:p>
          </table:table-cell>
          <table:table-cell office:value-type="string" calcext:value-type="string">
            <text:p>that indicates the plural individual object that includes the element.</text:p>
          </table:table-cell>
          <table:table-cell office:value-type="string" calcext:value-type="string">
            <text:p>is a collecting plurality that indicates the plural individual object that includes the element.</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6-mei-03</text:p>
          </table:table-cell>
          <table:table-cell table:style-name="ce4" office:value-type="string" calcext:value-type="string">
            <text:p>14-dec-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45" calcext:value-type="float">
            <text:p>14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052" calcext:value-type="float">
            <text:p>5052</text:p>
          </table:table-cell>
          <table:table-cell office:value-type="string" calcext:value-type="string">
            <text:p>hierarchical relation between kinds of things</text:p>
          </table:table-cell>
          <table:table-cell office:value-type="float" office:value="1007854" calcext:value-type="float">
            <text:p>100785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937" calcext:value-type="float">
            <text:p>5937</text:p>
          </table:table-cell>
          <table:table-cell office:value-type="string" calcext:value-type="string">
            <text:p>binary relation between kinds of things</text:p>
          </table:table-cell>
          <table:table-cell office:value-type="string" calcext:value-type="string">
            <text:p>that specifies that a related concept may not appear twice in a chain of relations between related concepts. In other words: the concepts are by definition arranged in a non-circular and non-recursive hierarchy of concepts.</text:p>
          </table:table-cell>
          <table:table-cell office:value-type="string" calcext:value-type="string">
            <text:p>is a binary relation between kinds of things that specifies that a related concept may not appear twice in a chain of relations between related concepts. In other words: the concepts are by definition arranged in a non-circular and non-recursive hierarchy of concepts.</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jun-03</text:p>
          </table:table-cell>
          <table:table-cell table:style-name="ce4" office:value-type="string" calcext:value-type="string">
            <text:p>19-jul-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46" calcext:value-type="float">
            <text:p>14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5052" calcext:value-type="float">
            <text:p>5052</text:p>
          </table:table-cell>
          <table:table-cell office:value-type="string" calcext:value-type="string">
            <text:p>hierarchical relation between kinds of things</text:p>
          </table:table-cell>
          <table:table-cell office:value-type="float" office:value="1008726" calcext:value-type="float">
            <text:p>1008726</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5260" calcext:value-type="float">
            <text:p>5260</text:p>
          </table:table-cell>
          <table:table-cell office:value-type="string" calcext:value-type="string">
            <text:p>narrower concept</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7-mei-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47" calcext:value-type="float">
            <text:p>14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5052" calcext:value-type="float">
            <text:p>5052</text:p>
          </table:table-cell>
          <table:table-cell office:value-type="string" calcext:value-type="string">
            <text:p>hierarchical relation between kinds of things</text:p>
          </table:table-cell>
          <table:table-cell office:value-type="float" office:value="1008727" calcext:value-type="float">
            <text:p>1008727</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5261" calcext:value-type="float">
            <text:p>5261</text:p>
          </table:table-cell>
          <table:table-cell office:value-type="string" calcext:value-type="string">
            <text:p>wider concept</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7-mei-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48" calcext:value-type="float">
            <text:p>148</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052" calcext:value-type="float">
            <text:p>5052</text:p>
          </table:table-cell>
          <table:table-cell office:value-type="string" calcext:value-type="string">
            <text:p>is hierarchically arranged under</text:p>
          </table:table-cell>
          <table:table-cell office:value-type="float" office:value="1026398" calcext:value-type="float">
            <text:p>1026398</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052" calcext:value-type="float">
            <text:p>5052</text:p>
          </table:table-cell>
          <table:table-cell office:value-type="string" calcext:value-type="string">
            <text:p>hierarchical relation between kinds of things</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5-aug-08</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49" calcext:value-type="float">
            <text:p>149</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052" calcext:value-type="float">
            <text:p>5052</text:p>
          </table:table-cell>
          <table:table-cell office:value-type="string" calcext:value-type="string">
            <text:p>is hierarchically arranged above</text:p>
          </table:table-cell>
          <table:table-cell office:value-type="float" office:value="1026399" calcext:value-type="float">
            <text:p>1026399</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052" calcext:value-type="float">
            <text:p>5052</text:p>
          </table:table-cell>
          <table:table-cell office:value-type="string" calcext:value-type="string">
            <text:p>hierarchical relation between kinds of things</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5-aug-08</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150" calcext:value-type="float">
            <text:p>150</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052" calcext:value-type="float">
            <text:p>5052</text:p>
          </table:table-cell>
          <table:table-cell office:value-type="string" calcext:value-type="string">
            <text:p>is a narrower concept than</text:p>
          </table:table-cell>
          <table:table-cell office:value-type="float" office:value="1027801" calcext:value-type="float">
            <text:p>1027801</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052" calcext:value-type="float">
            <text:p>5052</text:p>
          </table:table-cell>
          <table:table-cell office:value-type="string" calcext:value-type="string">
            <text:p>hierarchical relation between kinds of things</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4-jul-13</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151" calcext:value-type="float">
            <text:p>151</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052" calcext:value-type="float">
            <text:p>5052</text:p>
          </table:table-cell>
          <table:table-cell office:value-type="string" calcext:value-type="string">
            <text:p>is a wider concept than</text:p>
          </table:table-cell>
          <table:table-cell office:value-type="float" office:value="1027802" calcext:value-type="float">
            <text:p>1027802</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052" calcext:value-type="float">
            <text:p>5052</text:p>
          </table:table-cell>
          <table:table-cell office:value-type="string" calcext:value-type="string">
            <text:p>hierarchical relation between kinds of things</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4-jul-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22" calcext:value-type="float">
            <text:p>62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098" calcext:value-type="float">
            <text:p>5098</text:p>
          </table:table-cell>
          <table:table-cell office:value-type="string" calcext:value-type="string">
            <text:p>start within a period in time</text:p>
          </table:table-cell>
          <table:table-cell office:value-type="float" office:value="1008054" calcext:value-type="float">
            <text:p>100805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473" calcext:value-type="float">
            <text:p>5473</text:p>
          </table:table-cell>
          <table:table-cell office:value-type="string" calcext:value-type="string">
            <text:p>involvement in an occurrence within a period</text:p>
          </table:table-cell>
          <table:table-cell office:value-type="string" calcext:value-type="string">
            <text:p>that indicates that the starting object started a period of operation at the start date.</text:p>
          </table:table-cell>
          <table:table-cell office:value-type="string" calcext:value-type="string">
            <text:p>is an involvement in an occurrence within a period that indicates that the starting object started a period of operation at the start date.</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26-aug-03</text:p>
          </table:table-cell>
          <table:table-cell table:style-name="ce4" office:value-type="string" calcext:value-type="string">
            <text:p>25-mrt-1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23" calcext:value-type="float">
            <text:p>62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5098" calcext:value-type="float">
            <text:p>5098</text:p>
          </table:table-cell>
          <table:table-cell office:value-type="string" calcext:value-type="string">
            <text:p>start within a period in time</text:p>
          </table:table-cell>
          <table:table-cell office:value-type="float" office:value="1008055" calcext:value-type="float">
            <text:p>1008055</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5099" calcext:value-type="float">
            <text:p>5099</text:p>
          </table:table-cell>
          <table:table-cell office:value-type="string" calcext:value-type="string">
            <text:p>started</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26-aug-0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24" calcext:value-type="float">
            <text:p>62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5098" calcext:value-type="float">
            <text:p>5098</text:p>
          </table:table-cell>
          <table:table-cell office:value-type="string" calcext:value-type="string">
            <text:p>start within a period in time</text:p>
          </table:table-cell>
          <table:table-cell office:value-type="float" office:value="1008056" calcext:value-type="float">
            <text:p>1008056</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5100" calcext:value-type="float">
            <text:p>5100</text:p>
          </table:table-cell>
          <table:table-cell office:value-type="string" calcext:value-type="string">
            <text:p>start date</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26-aug-0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25" calcext:value-type="float">
            <text:p>625</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098" calcext:value-type="float">
            <text:p>5098</text:p>
          </table:table-cell>
          <table:table-cell office:value-type="string" calcext:value-type="string">
            <text:p>is started at</text:p>
          </table:table-cell>
          <table:table-cell office:value-type="float" office:value="1008057" calcext:value-type="float">
            <text:p>1008057</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098" calcext:value-type="float">
            <text:p>5098</text:p>
          </table:table-cell>
          <table:table-cell office:value-type="string" calcext:value-type="string">
            <text:p>start within a period in time</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number-columns-repeated="2" table:style-name="ce4" office:value-type="string" calcext:value-type="string">
            <text:p>26-aug-0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26" calcext:value-type="float">
            <text:p>626</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098" calcext:value-type="float">
            <text:p>5098</text:p>
          </table:table-cell>
          <table:table-cell office:value-type="string" calcext:value-type="string">
            <text:p>is start date of</text:p>
          </table:table-cell>
          <table:table-cell office:value-type="float" office:value="1008058" calcext:value-type="float">
            <text:p>1008058</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098" calcext:value-type="float">
            <text:p>5098</text:p>
          </table:table-cell>
          <table:table-cell office:value-type="string" calcext:value-type="string">
            <text:p>start within a period in time</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26-aug-0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27" calcext:value-type="float">
            <text:p>627</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098" calcext:value-type="float">
            <text:p>5098</text:p>
          </table:table-cell>
          <table:table-cell office:value-type="string" calcext:value-type="string">
            <text:p>has as start date</text:p>
          </table:table-cell>
          <table:table-cell office:value-type="float" office:value="1026518" calcext:value-type="float">
            <text:p>1026518</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098" calcext:value-type="float">
            <text:p>5098</text:p>
          </table:table-cell>
          <table:table-cell office:value-type="string" calcext:value-type="string">
            <text:p>start within a period in time</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number-columns-repeated="2" table:style-name="ce4" office:value-type="string" calcext:value-type="string">
            <text:p>2-mrt-09</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28" calcext:value-type="float">
            <text:p>628</text:p>
          </table:table-cell>
          <table:table-cell office:value-type="float" office:value="910036" calcext:value-type="float">
            <text:p>910036</text:p>
          </table:table-cell>
          <table:table-cell office:value-type="string" calcext:value-type="string">
            <text:p>English</text:p>
          </table:table-cell>
          <table:table-cell office:value-type="float" office:value="192696" calcext:value-type="float">
            <text:p>192696</text:p>
          </table:table-cell>
          <table:table-cell office:value-type="string" calcext:value-type="string">
            <text:p>business</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099" calcext:value-type="float">
            <text:p>5099</text:p>
          </table:table-cell>
          <table:table-cell office:value-type="string" calcext:value-type="string">
            <text:p>started</text:p>
          </table:table-cell>
          <table:table-cell office:value-type="float" office:value="1008061" calcext:value-type="float">
            <text:p>1008061</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60" calcext:value-type="float">
            <text:p>4860</text:p>
          </table:table-cell>
          <table:table-cell office:value-type="string" calcext:value-type="string">
            <text:p>happened</text:p>
          </table:table-cell>
          <table:table-cell office:value-type="string" calcext:value-type="string">
            <text:p>by having commenced to operate.</text:p>
          </table:table-cell>
          <table:table-cell office:value-type="string" calcext:value-type="string">
            <text:p>is a happened by having commenced to operate.</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26-aug-0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29" calcext:value-type="float">
            <text:p>629</text:p>
          </table:table-cell>
          <table:table-cell office:value-type="float" office:value="910036" calcext:value-type="float">
            <text:p>910036</text:p>
          </table:table-cell>
          <table:table-cell office:value-type="string" calcext:value-type="string">
            <text:p>English</text:p>
          </table:table-cell>
          <table:table-cell office:value-type="float" office:value="192696" calcext:value-type="float">
            <text:p>192696</text:p>
          </table:table-cell>
          <table:table-cell office:value-type="string" calcext:value-type="string">
            <text:p>business</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100" calcext:value-type="float">
            <text:p>5100</text:p>
          </table:table-cell>
          <table:table-cell office:value-type="string" calcext:value-type="string">
            <text:p>start date</text:p>
          </table:table-cell>
          <table:table-cell office:value-type="float" office:value="1008063" calcext:value-type="float">
            <text:p>1008063</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640129" calcext:value-type="float">
            <text:p>640129</text:p>
          </table:table-cell>
          <table:table-cell office:value-type="string" calcext:value-type="string">
            <text:p>date of occurrence</text:p>
          </table:table-cell>
          <table:table-cell office:value-type="string" calcext:value-type="string">
            <text:p>at which something is started to occur or is planned or expected to start to occur.</text:p>
          </table:table-cell>
          <table:table-cell office:value-type="string" calcext:value-type="string">
            <text:p>is a date of occurrence at which something is started to occur or is planned or expected to start to occur.</text:p>
          </table:table-cell>
          <table:table-cell table:number-columns-repeated="3"/>
          <table:table-cell office:value-type="float" office:value="553310" calcext:value-type="float">
            <text:p>553310</text:p>
          </table:table-cell>
          <table:table-cell office:value-type="string" calcext:value-type="string">
            <text:p>facts about kinds of roles</text:p>
          </table:table-cell>
          <table:table-cell office:value-type="string" calcext:value-type="string">
            <text:p>accepted</text:p>
          </table:table-cell>
          <table:table-cell/>
          <table:table-cell table:number-columns-repeated="2" table:style-name="ce4" office:value-type="string" calcext:value-type="string">
            <text:p>26-aug-03</text:p>
          </table:table-cell>
          <table:table-cell office:value-type="string" calcext:value-type="string">
            <text:p>Andries van Renssen</text:p>
          </table:table-cell>
          <table:table-cell office:value-type="string" calcext:value-type="string">
            <text:p>Shell Design and Engineering Practices</text:p>
          </table:table-cell>
          <table:table-cell table:number-columns-repeated="995"/>
        </table:table-row>
        <table:table-row table:style-name="ro1">
          <table:table-cell office:value-type="float" office:value="630" calcext:value-type="float">
            <text:p>630</text:p>
          </table:table-cell>
          <table:table-cell office:value-type="float" office:value="910036" calcext:value-type="float">
            <text:p>910036</text:p>
          </table:table-cell>
          <table:table-cell office:value-type="string" calcext:value-type="string">
            <text:p>English</text:p>
          </table:table-cell>
          <table:table-cell office:value-type="float" office:value="192696" calcext:value-type="float">
            <text:p>192696</text:p>
          </table:table-cell>
          <table:table-cell office:value-type="string" calcext:value-type="string">
            <text:p>business</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100" calcext:value-type="float">
            <text:p>5100</text:p>
          </table:table-cell>
          <table:table-cell office:value-type="string" calcext:value-type="string">
            <text:p>start date</text:p>
          </table:table-cell>
          <table:table-cell office:value-type="float" office:value="1028264" calcext:value-type="float">
            <text:p>102826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6020" calcext:value-type="float">
            <text:p>6020</text:p>
          </table:table-cell>
          <table:table-cell office:value-type="string" calcext:value-type="string">
            <text:p>start period</text:p>
          </table:table-cell>
          <table:table-cell office:value-type="string" calcext:value-type="string">
            <text:p>that indicates a date at which something is started to occur or is planned or expected to start to occur.</text:p>
          </table:table-cell>
          <table:table-cell office:value-type="string" calcext:value-type="string">
            <text:p>is a start period that indicates a date at which something is started to occur or is planned or expected to start to occur.</text:p>
          </table:table-cell>
          <table:table-cell table:number-columns-repeated="3"/>
          <table:table-cell office:value-type="float" office:value="553310" calcext:value-type="float">
            <text:p>553310</text:p>
          </table:table-cell>
          <table:table-cell office:value-type="string" calcext:value-type="string">
            <text:p>facts about kinds of roles</text:p>
          </table:table-cell>
          <table:table-cell office:value-type="string" calcext:value-type="string">
            <text:p>accepted</text:p>
          </table:table-cell>
          <table:table-cell/>
          <table:table-cell table:number-columns-repeated="2" table:style-name="ce4" office:value-type="string" calcext:value-type="string">
            <text:p>26-mrt-1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264" calcext:value-type="float">
            <text:p>526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475" calcext:value-type="float">
            <text:p>5475</text:p>
          </table:table-cell>
          <table:table-cell office:value-type="string" calcext:value-type="string">
            <text:p>time frame for playing a particular role</text:p>
          </table:table-cell>
          <table:table-cell office:value-type="float" office:value="1009609" calcext:value-type="float">
            <text:p>100960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479" calcext:value-type="float">
            <text:p>5479</text:p>
          </table:table-cell>
          <table:table-cell office:value-type="string" calcext:value-type="string">
            <text:p>counterpart</text:p>
          </table:table-cell>
          <table:table-cell office:value-type="string" calcext:value-type="string">
            <text:p>that indicates a time frame within which a physical object is involved in a paricular role in an occurrence.</text:p>
          </table:table-cell>
          <table:table-cell table:formula="of:=IF([.P554]=&quot;&quot;;&quot;&quot;;IF(ISERR(FIND(LEFT([.P554];1);&quot;aeiou&quot;));&quot;is a &quot;&amp;[.P554]&amp;&quot; &quot;&amp;[.Q554];&quot;is an &quot;&amp;[.P554]&amp;&quot; &quot;&amp;[.Q554]))" office:value-type="string" office:string-value="is a counterpart that indicates a time frame within which a physical object is involved in a paricular role in an occurrence." calcext:value-type="string">
            <text:p>is a counterpart that indicates a time frame within which a physical object is involved in a paricular role in an occurrence.</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float" office:value="38687" calcext:value-type="float">
            <text:p>38687</text:p>
          </table:table-cell>
          <table:table-cell table:style-name="ce4" office:value-type="float" office:value="42489" calcext:value-type="float">
            <text:p>42489</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981" calcext:value-type="float">
            <text:p>7981</text:p>
          </table:table-cell>
          <table:table-cell office:value-type="float" office:value="910036" calcext:value-type="float">
            <text:p>910036</text:p>
          </table:table-cell>
          <table:table-cell office:value-type="string" calcext:value-type="string">
            <text:p>English</text:p>
          </table:table-cell>
          <table:table-cell office:value-type="float" office:value="192696" calcext:value-type="float">
            <text:p>192696</text:p>
          </table:table-cell>
          <table:table-cell office:value-type="string" calcext:value-type="string">
            <text:p>business</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020" calcext:value-type="float">
            <text:p>6020</text:p>
          </table:table-cell>
          <table:table-cell office:value-type="string" calcext:value-type="string">
            <text:p>start period</text:p>
          </table:table-cell>
          <table:table-cell office:value-type="float" office:value="1028263" calcext:value-type="float">
            <text:p>1028263</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475" calcext:value-type="float">
            <text:p>5475</text:p>
          </table:table-cell>
          <table:table-cell office:value-type="string" calcext:value-type="string">
            <text:p>time frame for playing a particular role</text:p>
          </table:table-cell>
          <table:table-cell office:value-type="string" calcext:value-type="string">
            <text:p>that indicates the period within which the period of existence of something starts.</text:p>
          </table:table-cell>
          <table:table-cell table:formula="of:=IF([.P555]=&quot;&quot;;&quot;&quot;;IF(ISERR(FIND(LEFT([.P555];1);&quot;aeiou&quot;));&quot;is a &quot;&amp;[.P555]&amp;&quot; &quot;&amp;[.Q555];&quot;is an &quot;&amp;[.P555]&amp;&quot; &quot;&amp;[.Q555]))" office:value-type="string" office:string-value="is a time frame for playing a particular role that indicates the period within which the period of existence of something starts." calcext:value-type="string">
            <text:p>is a time frame for playing a particular role that indicates the period within which the period of existence of something starts.</text:p>
          </table:table-cell>
          <table:table-cell table:number-columns-repeated="3"/>
          <table:table-cell office:value-type="float" office:value="553310" calcext:value-type="float">
            <text:p>553310</text:p>
          </table:table-cell>
          <table:table-cell office:value-type="string" calcext:value-type="string">
            <text:p>facts about kinds of roles</text:p>
          </table:table-cell>
          <table:table-cell office:value-type="string" calcext:value-type="string">
            <text:p>accepted</text:p>
          </table:table-cell>
          <table:table-cell/>
          <table:table-cell table:number-columns-repeated="2" table:style-name="ce4" office:value-type="float" office:value="41724" calcext:value-type="float">
            <text:p>4172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86" calcext:value-type="float">
            <text:p>38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137" calcext:value-type="float">
            <text:p>5137</text:p>
          </table:table-cell>
          <table:table-cell office:value-type="string" calcext:value-type="string">
            <text:p>reference location</text:p>
          </table:table-cell>
          <table:table-cell office:value-type="float" office:value="1008229" calcext:value-type="float">
            <text:p>100822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23" calcext:value-type="float">
            <text:p>4823</text:p>
          </table:table-cell>
          <table:table-cell office:value-type="string" calcext:value-type="string">
            <text:p>individual relator</text:p>
          </table:table-cell>
          <table:table-cell office:value-type="string" calcext:value-type="string">
            <text:p>as being the role of a physical space within which something is located or is occurring.</text:p>
          </table:table-cell>
          <table:table-cell office:value-type="string" calcext:value-type="string">
            <text:p>is an individual relator as being the role of a physical space within which something is located or is occurring.</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9-okt-03</text:p>
          </table:table-cell>
          <table:table-cell table:style-name="ce4" office:value-type="string" calcext:value-type="string">
            <text:p>20-sep-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51" calcext:value-type="float">
            <text:p>75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137" calcext:value-type="float">
            <text:p>5137</text:p>
          </table:table-cell>
          <table:table-cell office:value-type="string" calcext:value-type="string">
            <text:p>reference location</text:p>
          </table:table-cell>
          <table:table-cell office:value-type="float" office:value="1700129" calcext:value-type="float">
            <text:p>1700129</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160177" calcext:value-type="float">
            <text:p>160177</text:p>
          </table:table-cell>
          <table:table-cell office:value-type="string" calcext:value-type="string">
            <text:p>material</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style-name="ce4" office:value-type="string" calcext:value-type="string">
            <text:p>23-jul-97</text:p>
          </table:table-cell>
          <table:table-cell table:style-name="ce4" office:value-type="string" calcext:value-type="string">
            <text:p>27-mei-05</text:p>
          </table:table-cell>
          <table:table-cell office:value-type="string" calcext:value-type="string">
            <text:p>Andries van Renssen</text:p>
          </table:table-cell>
          <table:table-cell office:value-type="string" calcext:value-type="string">
            <text:p>Fred Vonk</text:p>
          </table:table-cell>
          <table:table-cell table:number-columns-repeated="995"/>
        </table:table-row>
        <table:table-row table:style-name="ro1">
          <table:table-cell office:value-type="float" office:value="368" calcext:value-type="float">
            <text:p>368</text:p>
          </table:table-cell>
          <table:table-cell office:value-type="float" office:value="910036" calcext:value-type="float">
            <text:p>910036</text:p>
          </table:table-cell>
          <table:table-cell office:value-type="string" calcext:value-type="string">
            <text:p>English</text:p>
          </table:table-cell>
          <table:table-cell office:value-type="float" office:value="191874" calcext:value-type="float">
            <text:p>191874</text:p>
          </table:table-cell>
          <table:table-cell office:value-type="string" calcext:value-type="string">
            <text:p>physics</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138" calcext:value-type="float">
            <text:p>5138</text:p>
          </table:table-cell>
          <table:table-cell office:value-type="string" calcext:value-type="string">
            <text:p>being located in a physical object</text:p>
          </table:table-cell>
          <table:table-cell office:value-type="float" office:value="1008230" calcext:value-type="float">
            <text:p>100823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668" calcext:value-type="float">
            <text:p>4668</text:p>
          </table:table-cell>
          <table:table-cell office:value-type="string" calcext:value-type="string">
            <text:p>being located relative to a physical object</text:p>
          </table:table-cell>
          <table:table-cell office:value-type="string" calcext:value-type="string">
            <text:p>that indicates that one individual physical object is positioned in another. Not necessarily enclosed, such as when located in a city.</text:p>
          </table:table-cell>
          <table:table-cell office:value-type="string" calcext:value-type="string">
            <text:p>is a being located relative to a physical object that indicates that one individual physical object is positioned in another. Not necessarily enclosed, such as when located in a city.</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17-sep-01</text:p>
          </table:table-cell>
          <table:table-cell table:style-name="ce4" office:value-type="string" calcext:value-type="string">
            <text:p>21-dec-11</text:p>
          </table:table-cell>
          <table:table-cell office:value-type="string" calcext:value-type="string">
            <text:p>Andries van Renssen</text:p>
          </table:table-cell>
          <table:table-cell office:value-type="string" calcext:value-type="string">
            <text:p>Epstle Core Model modelling team</text:p>
          </table:table-cell>
          <table:table-cell table:number-columns-repeated="995"/>
        </table:table-row>
        <table:table-row table:style-name="ro1">
          <table:table-cell office:value-type="float" office:value="369" calcext:value-type="float">
            <text:p>369</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138" calcext:value-type="float">
            <text:p>5138</text:p>
          </table:table-cell>
          <table:table-cell office:value-type="string" calcext:value-type="string">
            <text:p>is located in</text:p>
          </table:table-cell>
          <table:table-cell office:value-type="float" office:value="1008231" calcext:value-type="float">
            <text:p>1008231</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138" calcext:value-type="float">
            <text:p>5138</text:p>
          </table:table-cell>
          <table:table-cell office:value-type="string" calcext:value-type="string">
            <text:p>being located in a physical object</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9-okt-0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70" calcext:value-type="float">
            <text:p>370</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138" calcext:value-type="float">
            <text:p>5138</text:p>
          </table:table-cell>
          <table:table-cell office:value-type="string" calcext:value-type="string">
            <text:p>is a location with in it</text:p>
          </table:table-cell>
          <table:table-cell office:value-type="float" office:value="1008232" calcext:value-type="float">
            <text:p>1008232</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138" calcext:value-type="float">
            <text:p>5138</text:p>
          </table:table-cell>
          <table:table-cell office:value-type="string" calcext:value-type="string">
            <text:p>being located in a physical object</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number-columns-repeated="2" table:style-name="ce4" office:value-type="string" calcext:value-type="string">
            <text:p>9-okt-0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31" calcext:value-type="float">
            <text:p>63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160" calcext:value-type="float">
            <text:p>5160</text:p>
          </table:table-cell>
          <table:table-cell office:value-type="string" calcext:value-type="string">
            <text:p>being maker of a physical object</text:p>
          </table:table-cell>
          <table:table-cell office:value-type="float" office:value="1008312" calcext:value-type="float">
            <text:p>1008312</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478" calcext:value-type="float">
            <text:p>5478</text:p>
          </table:table-cell>
          <table:table-cell office:value-type="string" calcext:value-type="string">
            <text:p>being performer of an activity about a physical object</text:p>
          </table:table-cell>
          <table:table-cell office:value-type="string" calcext:value-type="string">
            <text:p>that indicates that the performer lifeform is the maker of the made physical object.</text:p>
          </table:table-cell>
          <table:table-cell office:value-type="string" calcext:value-type="string">
            <text:p>is a being performer of an activity about a physical object that indicates that the performer lifeform is the maker of the made physical object.</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3-okt-03</text:p>
          </table:table-cell>
          <table:table-cell table:style-name="ce4" office:value-type="string" calcext:value-type="string">
            <text:p>1-dec-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32" calcext:value-type="float">
            <text:p>632</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160" calcext:value-type="float">
            <text:p>5160</text:p>
          </table:table-cell>
          <table:table-cell office:value-type="string" calcext:value-type="string">
            <text:p>is maker of</text:p>
          </table:table-cell>
          <table:table-cell office:value-type="float" office:value="1008315" calcext:value-type="float">
            <text:p>1008315</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160" calcext:value-type="float">
            <text:p>5160</text:p>
          </table:table-cell>
          <table:table-cell office:value-type="string" calcext:value-type="string">
            <text:p>being maker of a physical object</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13-okt-0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33" calcext:value-type="float">
            <text:p>633</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160" calcext:value-type="float">
            <text:p>5160</text:p>
          </table:table-cell>
          <table:table-cell office:value-type="string" calcext:value-type="string">
            <text:p>is made by</text:p>
          </table:table-cell>
          <table:table-cell office:value-type="float" office:value="1008316" calcext:value-type="float">
            <text:p>1008316</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160" calcext:value-type="float">
            <text:p>5160</text:p>
          </table:table-cell>
          <table:table-cell office:value-type="string" calcext:value-type="string">
            <text:p>being maker of a physical object</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3-okt-0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34" calcext:value-type="float">
            <text:p>63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169" calcext:value-type="float">
            <text:p>5169</text:p>
          </table:table-cell>
          <table:table-cell office:value-type="string" calcext:value-type="string">
            <text:p>involvement as facilitator</text:p>
          </table:table-cell>
          <table:table-cell office:value-type="float" office:value="1008349" calcext:value-type="float">
            <text:p>100834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687" calcext:value-type="float">
            <text:p>5687</text:p>
          </table:table-cell>
          <table:table-cell office:value-type="string" calcext:value-type="string">
            <text:p>involvement as mechanism</text:p>
          </table:table-cell>
          <table:table-cell office:value-type="string" calcext:value-type="string">
            <text:p>that indicates that the involved object has a role as facilitator in the execution of the occurrence.</text:p>
          </table:table-cell>
          <table:table-cell office:value-type="string" calcext:value-type="string">
            <text:p>is an involvement as mechanism that indicates that the involved object has a role as facilitator in the execution of the occurrence.</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17-okt-03</text:p>
          </table:table-cell>
          <table:table-cell table:style-name="ce4" office:value-type="string" calcext:value-type="string">
            <text:p>15-okt-1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35" calcext:value-type="float">
            <text:p>63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5169" calcext:value-type="float">
            <text:p>5169</text:p>
          </table:table-cell>
          <table:table-cell office:value-type="string" calcext:value-type="string">
            <text:p>involvement as facilitator</text:p>
          </table:table-cell>
          <table:table-cell office:value-type="float" office:value="1008350" calcext:value-type="float">
            <text:p>1008350</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640107" calcext:value-type="float">
            <text:p>640107</text:p>
          </table:table-cell>
          <table:table-cell office:value-type="string" calcext:value-type="string">
            <text:p>facilitator</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17-okt-03</text:p>
          </table:table-cell>
          <table:table-cell table:style-name="ce4" office:value-type="string" calcext:value-type="string">
            <text:p>15-okt-1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36" calcext:value-type="float">
            <text:p>636</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169" calcext:value-type="float">
            <text:p>5169</text:p>
          </table:table-cell>
          <table:table-cell office:value-type="string" calcext:value-type="string">
            <text:p>is facilitator of</text:p>
          </table:table-cell>
          <table:table-cell office:value-type="float" office:value="1008351" calcext:value-type="float">
            <text:p>1008351</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169" calcext:value-type="float">
            <text:p>5169</text:p>
          </table:table-cell>
          <table:table-cell office:value-type="string" calcext:value-type="string">
            <text:p>involvement as facilitator</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17-okt-03</text:p>
          </table:table-cell>
          <table:table-cell table:style-name="ce4" office:value-type="string" calcext:value-type="string">
            <text:p>15-okt-1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37" calcext:value-type="float">
            <text:p>637</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169" calcext:value-type="float">
            <text:p>5169</text:p>
          </table:table-cell>
          <table:table-cell office:value-type="string" calcext:value-type="string">
            <text:p>has as facilitator</text:p>
          </table:table-cell>
          <table:table-cell office:value-type="float" office:value="1008352" calcext:value-type="float">
            <text:p>1008352</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169" calcext:value-type="float">
            <text:p>5169</text:p>
          </table:table-cell>
          <table:table-cell office:value-type="string" calcext:value-type="string">
            <text:p>involvement as facilitator</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style-name="ce4" office:value-type="string" calcext:value-type="string">
            <text:p>17-okt-03</text:p>
          </table:table-cell>
          <table:table-cell table:style-name="ce4" office:value-type="string" calcext:value-type="string">
            <text:p>15-okt-10</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772" calcext:value-type="float">
            <text:p>772</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169" calcext:value-type="float">
            <text:p>5169</text:p>
          </table:table-cell>
          <table:table-cell office:value-type="string" calcext:value-type="string">
            <text:p>is enabler of</text:p>
          </table:table-cell>
          <table:table-cell office:value-type="float" office:value="1027457" calcext:value-type="float">
            <text:p>1027457</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169" calcext:value-type="float">
            <text:p>5169</text:p>
          </table:table-cell>
          <table:table-cell office:value-type="string" calcext:value-type="string">
            <text:p>involvement as facilitator</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11-okt-12</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773" calcext:value-type="float">
            <text:p>773</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169" calcext:value-type="float">
            <text:p>5169</text:p>
          </table:table-cell>
          <table:table-cell office:value-type="string" calcext:value-type="string">
            <text:p>is facilitated by</text:p>
          </table:table-cell>
          <table:table-cell office:value-type="float" office:value="1027497" calcext:value-type="float">
            <text:p>1027497</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169" calcext:value-type="float">
            <text:p>5169</text:p>
          </table:table-cell>
          <table:table-cell office:value-type="string" calcext:value-type="string">
            <text:p>involvement as facilitator</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number-columns-repeated="2" table:style-name="ce4" office:value-type="string" calcext:value-type="string">
            <text:p>26-okt-1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38" calcext:value-type="float">
            <text:p>638</text:p>
          </table:table-cell>
          <table:table-cell office:value-type="float" office:value="910036" calcext:value-type="float">
            <text:p>910036</text:p>
          </table:table-cell>
          <table:table-cell office:value-type="string" calcext:value-type="string">
            <text:p>English</text:p>
          </table:table-cell>
          <table:table-cell office:value-type="float" office:value="192696" calcext:value-type="float">
            <text:p>192696</text:p>
          </table:table-cell>
          <table:table-cell office:value-type="string" calcext:value-type="string">
            <text:p>business</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210" calcext:value-type="float">
            <text:p>5210</text:p>
          </table:table-cell>
          <table:table-cell office:value-type="string" calcext:value-type="string">
            <text:p>occurred</text:p>
          </table:table-cell>
          <table:table-cell office:value-type="float" office:value="1006910" calcext:value-type="float">
            <text:p>100691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330" calcext:value-type="float">
            <text:p>4330</text:p>
          </table:table-cell>
          <table:table-cell office:value-type="string" calcext:value-type="string">
            <text:p>possessor of time aspect</text:p>
          </table:table-cell>
          <table:table-cell office:value-type="string" calcext:value-type="string">
            <text:p>by taking place within a period in time. Not necessarily during the whole period in time.</text:p>
          </table:table-cell>
          <table:table-cell office:value-type="string" calcext:value-type="string">
            <text:p>is a possessor of time aspect by taking place within a period in time. Not necessarily during the whole period in time.</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22-aug-02</text:p>
          </table:table-cell>
          <table:table-cell table:style-name="ce4" office:value-type="string" calcext:value-type="string">
            <text:p>22-mrt-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13" calcext:value-type="float">
            <text:p>11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230" calcext:value-type="float">
            <text:p>5230</text:p>
          </table:table-cell>
          <table:table-cell office:value-type="string" calcext:value-type="string">
            <text:p>close relation</text:p>
          </table:table-cell>
          <table:table-cell office:value-type="float" office:value="1008571" calcext:value-type="float">
            <text:p>1008571</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2850" calcext:value-type="float">
            <text:p>2850</text:p>
          </table:table-cell>
          <table:table-cell office:value-type="string" calcext:value-type="string">
            <text:p>relation</text:p>
          </table:table-cell>
          <table:table-cell office:value-type="string" calcext:value-type="string">
            <text:p>that indicates that the related things are closely related.</text:p>
          </table:table-cell>
          <table:table-cell office:value-type="string" calcext:value-type="string">
            <text:p>is a relation that indicates that the related things are closely related.</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5-mrt-0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14" calcext:value-type="float">
            <text:p>114</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230" calcext:value-type="float">
            <text:p>5230</text:p>
          </table:table-cell>
          <table:table-cell office:value-type="string" calcext:value-type="string">
            <text:p>is closely related to</text:p>
          </table:table-cell>
          <table:table-cell office:value-type="float" office:value="1008572" calcext:value-type="float">
            <text:p>1008572</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230" calcext:value-type="float">
            <text:p>5230</text:p>
          </table:table-cell>
          <table:table-cell office:value-type="string" calcext:value-type="string">
            <text:p>close relation</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10-feb-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15" calcext:value-type="float">
            <text:p>115</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230" calcext:value-type="float">
            <text:p>5230</text:p>
          </table:table-cell>
          <table:table-cell office:value-type="string" calcext:value-type="string">
            <text:p>is closely related with</text:p>
          </table:table-cell>
          <table:table-cell office:value-type="float" office:value="1008573" calcext:value-type="float">
            <text:p>1008573</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230" calcext:value-type="float">
            <text:p>5230</text:p>
          </table:table-cell>
          <table:table-cell office:value-type="string" calcext:value-type="string">
            <text:p>close relation</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0-feb-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16" calcext:value-type="float">
            <text:p>11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231" calcext:value-type="float">
            <text:p>5231</text:p>
          </table:table-cell>
          <table:table-cell office:value-type="string" calcext:value-type="string">
            <text:p>loose relation</text:p>
          </table:table-cell>
          <table:table-cell office:value-type="float" office:value="1008576" calcext:value-type="float">
            <text:p>1008576</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2850" calcext:value-type="float">
            <text:p>2850</text:p>
          </table:table-cell>
          <table:table-cell office:value-type="string" calcext:value-type="string">
            <text:p>relation</text:p>
          </table:table-cell>
          <table:table-cell office:value-type="string" calcext:value-type="string">
            <text:p>that indicates that the related things are loosely related.</text:p>
          </table:table-cell>
          <table:table-cell office:value-type="string" calcext:value-type="string">
            <text:p>is a relation that indicates that the related things are loosely related.</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5-mrt-0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17" calcext:value-type="float">
            <text:p>117</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231" calcext:value-type="float">
            <text:p>5231</text:p>
          </table:table-cell>
          <table:table-cell office:value-type="string" calcext:value-type="string">
            <text:p>is loosely related to</text:p>
          </table:table-cell>
          <table:table-cell office:value-type="float" office:value="1008577" calcext:value-type="float">
            <text:p>1008577</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231" calcext:value-type="float">
            <text:p>5231</text:p>
          </table:table-cell>
          <table:table-cell office:value-type="string" calcext:value-type="string">
            <text:p>loose relation</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10-feb-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18" calcext:value-type="float">
            <text:p>118</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231" calcext:value-type="float">
            <text:p>5231</text:p>
          </table:table-cell>
          <table:table-cell office:value-type="string" calcext:value-type="string">
            <text:p>is loosely related with</text:p>
          </table:table-cell>
          <table:table-cell office:value-type="float" office:value="1008578" calcext:value-type="float">
            <text:p>1008578</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231" calcext:value-type="float">
            <text:p>5231</text:p>
          </table:table-cell>
          <table:table-cell office:value-type="string" calcext:value-type="string">
            <text:p>loose relation</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0-feb-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52" calcext:value-type="float">
            <text:p>15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260" calcext:value-type="float">
            <text:p>5260</text:p>
          </table:table-cell>
          <table:table-cell office:value-type="string" calcext:value-type="string">
            <text:p>narrower concept</text:p>
          </table:table-cell>
          <table:table-cell office:value-type="float" office:value="1008728" calcext:value-type="float">
            <text:p>1008728</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729" calcext:value-type="float">
            <text:p>4729</text:p>
          </table:table-cell>
          <table:table-cell office:value-type="string" calcext:value-type="string">
            <text:p>relator</text:p>
          </table:table-cell>
          <table:table-cell office:value-type="string" calcext:value-type="string">
            <text:p>that specifies a more constrained kind of relation in a non circular hierarchy.</text:p>
          </table:table-cell>
          <table:table-cell office:value-type="string" calcext:value-type="string">
            <text:p>is a relator that specifies a more constrained kind of relation in a non circular hierarchy.</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17-mei-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53" calcext:value-type="float">
            <text:p>15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261" calcext:value-type="float">
            <text:p>5261</text:p>
          </table:table-cell>
          <table:table-cell office:value-type="string" calcext:value-type="string">
            <text:p>wider concept</text:p>
          </table:table-cell>
          <table:table-cell office:value-type="float" office:value="1008729" calcext:value-type="float">
            <text:p>100872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24" calcext:value-type="float">
            <text:p>4824</text:p>
          </table:table-cell>
          <table:table-cell office:value-type="string" calcext:value-type="string">
            <text:p>related</text:p>
          </table:table-cell>
          <table:table-cell office:value-type="string" calcext:value-type="string">
            <text:p>that specifies a less constrained kind of relation in a non circular hierarchy.</text:p>
          </table:table-cell>
          <table:table-cell office:value-type="string" calcext:value-type="string">
            <text:p>is a related that specifies a less constrained kind of relation in a non circular hierarchy.</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17-mei-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39" calcext:value-type="float">
            <text:p>63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279" calcext:value-type="float">
            <text:p>5279</text:p>
          </table:table-cell>
          <table:table-cell office:value-type="string" calcext:value-type="string">
            <text:p>conceptual equality between magnitude of an aspect and a number on a scale</text:p>
          </table:table-cell>
          <table:table-cell office:value-type="float" office:value="1008805" calcext:value-type="float">
            <text:p>100880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791" calcext:value-type="float">
            <text:p>1791</text:p>
          </table:table-cell>
          <table:table-cell office:value-type="string" calcext:value-type="string">
            <text:p>conceptual method for quantification of a characteristic by a number</text:p>
          </table:table-cell>
          <table:table-cell office:value-type="string" calcext:value-type="string">
            <text:p>that specifies that a qualitative property has a magnitude that is equal to a value on a specified scale. For example: 6 mm &lt;is by definition quantified on scale as equal to&gt; 6 (on scale mm).</text:p>
          </table:table-cell>
          <table:table-cell office:value-type="string" calcext:value-type="string">
            <text:p>is a conceptual method for quantification of a characteristic by a number that specifies that a qualitative property has a magnitude that is equal to a value on a specified scale. For example: 6 mm &lt;is by definition quantified on scale as equal to&gt; 6 (on scale mm).</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3-sep-04</text:p>
          </table:table-cell>
          <table:table-cell table:style-name="ce4" office:value-type="string" calcext:value-type="string">
            <text:p>22-jan-1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40" calcext:value-type="float">
            <text:p>640</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279" calcext:value-type="float">
            <text:p>5279</text:p>
          </table:table-cell>
          <table:table-cell office:value-type="string" calcext:value-type="string">
            <text:p>can be quantified on scale as equal to</text:p>
          </table:table-cell>
          <table:table-cell office:value-type="float" office:value="1008806" calcext:value-type="float">
            <text:p>1008806</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279" calcext:value-type="float">
            <text:p>5279</text:p>
          </table:table-cell>
          <table:table-cell office:value-type="string" calcext:value-type="string">
            <text:p>conceptual equality between magnitude of an aspect and a number on a scale</text:p>
          </table:table-cell>
          <table:table-cell table:number-columns-repeated="4"/>
          <table:table-cell office:value-type="string" calcext:value-type="string">
            <text:p>e.g. a 'mass of 3 kg' can be quantified as 3 on scale kg (the quantification is classified as kg).</text:p>
          </table:table-cell>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style-name="ce4" office:value-type="string" calcext:value-type="string">
            <text:p>13-sep-04</text:p>
          </table:table-cell>
          <table:table-cell table:style-name="ce4" office:value-type="string" calcext:value-type="string">
            <text:p>26-jan-06</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41" calcext:value-type="float">
            <text:p>641</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279" calcext:value-type="float">
            <text:p>5279</text:p>
          </table:table-cell>
          <table:table-cell office:value-type="string" calcext:value-type="string">
            <text:p>can be a scale value equal to the magnitude of</text:p>
          </table:table-cell>
          <table:table-cell office:value-type="float" office:value="1008807" calcext:value-type="float">
            <text:p>1008807</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279" calcext:value-type="float">
            <text:p>5279</text:p>
          </table:table-cell>
          <table:table-cell office:value-type="string" calcext:value-type="string">
            <text:p>conceptual equality between magnitude of an aspect and a number on a scale</text:p>
          </table:table-cell>
          <table:table-cell table:number-columns-repeated="4"/>
          <table:table-cell office:value-type="string" calcext:value-type="string">
            <text:p>e.g. 3 can be a value for a 'mass of 3000 g' (on a kg scale)</text:p>
          </table:table-cell>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3-sep-04</text:p>
          </table:table-cell>
          <table:table-cell table:style-name="ce4" office:value-type="string" calcext:value-type="string">
            <text:p>26-jan-06</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642" calcext:value-type="float">
            <text:p>642</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279" calcext:value-type="float">
            <text:p>5279</text:p>
          </table:table-cell>
          <table:table-cell office:value-type="string" calcext:value-type="string">
            <text:p>can be quantified on scale as</text:p>
          </table:table-cell>
          <table:table-cell office:value-type="float" office:value="1008810" calcext:value-type="float">
            <text:p>1008810</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279" calcext:value-type="float">
            <text:p>5279</text:p>
          </table:table-cell>
          <table:table-cell office:value-type="string" calcext:value-type="string">
            <text:p>conceptual equality between magnitude of an aspect and a number on a scale</text:p>
          </table:table-cell>
          <table:table-cell table:number-columns-repeated="4"/>
          <table:table-cell office:value-type="string" calcext:value-type="string">
            <text:p>e.g. a 'mass of 3000 g' can be quantified by 3 on scale kg (the quantification is classified as kg).</text:p>
          </table:table-cell>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style-name="ce4" office:value-type="string" calcext:value-type="string">
            <text:p>13-sep-04</text:p>
          </table:table-cell>
          <table:table-cell table:style-name="ce4" office:value-type="string" calcext:value-type="string">
            <text:p>26-jan-06</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643" calcext:value-type="float">
            <text:p>643</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279" calcext:value-type="float">
            <text:p>5279</text:p>
          </table:table-cell>
          <table:table-cell office:value-type="string" calcext:value-type="string">
            <text:p>can have as scale value</text:p>
          </table:table-cell>
          <table:table-cell office:value-type="float" office:value="1008811" calcext:value-type="float">
            <text:p>1008811</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279" calcext:value-type="float">
            <text:p>5279</text:p>
          </table:table-cell>
          <table:table-cell office:value-type="string" calcext:value-type="string">
            <text:p>conceptual equality between magnitude of an aspect and a number on a scale</text:p>
          </table:table-cell>
          <table:table-cell table:number-columns-repeated="4"/>
          <table:table-cell office:value-type="string" calcext:value-type="string">
            <text:p>e.g. a 'mass of 3000 g' can have as scale value 3 (on a kg scale)</text:p>
          </table:table-cell>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style-name="ce4" office:value-type="string" calcext:value-type="string">
            <text:p>13-sep-04</text:p>
          </table:table-cell>
          <table:table-cell table:style-name="ce4" office:value-type="string" calcext:value-type="string">
            <text:p>26-jan-06</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644" calcext:value-type="float">
            <text:p>644</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279" calcext:value-type="float">
            <text:p>5279</text:p>
          </table:table-cell>
          <table:table-cell office:value-type="string" calcext:value-type="string">
            <text:p>can have on scale a value equal to</text:p>
          </table:table-cell>
          <table:table-cell office:value-type="float" office:value="1026738" calcext:value-type="float">
            <text:p>1026738</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279" calcext:value-type="float">
            <text:p>5279</text:p>
          </table:table-cell>
          <table:table-cell office:value-type="string" calcext:value-type="string">
            <text:p>conceptual equality between magnitude of an aspect and a number on a scale</text:p>
          </table:table-cell>
          <table:table-cell table:number-columns-repeated="4"/>
          <table:table-cell office:value-type="string" calcext:value-type="string">
            <text:p>e.g. a qualitative aspect: 'mass of 3000 g' can have on scale a value equal to 3 (on a kg scale)</text:p>
          </table:table-cell>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6-apr-1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45" calcext:value-type="float">
            <text:p>64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282" calcext:value-type="float">
            <text:p>5282</text:p>
          </table:table-cell>
          <table:table-cell office:value-type="string" calcext:value-type="string">
            <text:p>conceptual requirement for a possession of an intrinsic aspect</text:p>
          </table:table-cell>
          <table:table-cell office:value-type="float" office:value="1008826" calcext:value-type="float">
            <text:p>1008826</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317" calcext:value-type="float">
            <text:p>5317</text:p>
          </table:table-cell>
          <table:table-cell office:value-type="string" calcext:value-type="string">
            <text:p>conceptually being a possible possessor of an intrinsic aspect</text:p>
          </table:table-cell>
          <table:table-cell office:value-type="string" calcext:value-type="string">
            <text:p>that indicates that each member of the possessor class shall possess an aspect in a role of a kind that is specific for the possessor.</text:p>
          </table:table-cell>
          <table:table-cell office:value-type="string" calcext:value-type="string">
            <text:p>is a conceptually being a possible possessor of an intrinsic aspect that indicates that each member of the possessor class shall possess an aspect in a role of a kind that is specific for the possessor.</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5-sep-04</text:p>
          </table:table-cell>
          <table:table-cell table:style-name="ce4" office:value-type="string" calcext:value-type="string">
            <text:p>12-okt-1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46" calcext:value-type="float">
            <text:p>646</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282" calcext:value-type="float">
            <text:p>5282</text:p>
          </table:table-cell>
          <table:table-cell office:value-type="string" calcext:value-type="string">
            <text:p>shall be an intrinsic aspect of a</text:p>
          </table:table-cell>
          <table:table-cell office:value-type="float" office:value="1008828" calcext:value-type="float">
            <text:p>1008828</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282" calcext:value-type="float">
            <text:p>5282</text:p>
          </table:table-cell>
          <table:table-cell office:value-type="string" calcext:value-type="string">
            <text:p>conceptual requirement for a possession of an intrinsic aspect</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5-sep-04</text:p>
          </table:table-cell>
          <table:table-cell table:style-name="ce4" office:value-type="string" calcext:value-type="string">
            <text:p>12-okt-1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47" calcext:value-type="float">
            <text:p>647</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282" calcext:value-type="float">
            <text:p>5282</text:p>
          </table:table-cell>
          <table:table-cell office:value-type="string" calcext:value-type="string">
            <text:p>shall have as intrinsic aspect a</text:p>
          </table:table-cell>
          <table:table-cell office:value-type="float" office:value="1008934" calcext:value-type="float">
            <text:p>1008934</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282" calcext:value-type="float">
            <text:p>5282</text:p>
          </table:table-cell>
          <table:table-cell office:value-type="string" calcext:value-type="string">
            <text:p>conceptual requirement for a possession of an intrinsic aspect</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style-name="ce4" office:value-type="string" calcext:value-type="string">
            <text:p>9-dec-04</text:p>
          </table:table-cell>
          <table:table-cell table:style-name="ce4" office:value-type="string" calcext:value-type="string">
            <text:p>12-okt-1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48" calcext:value-type="float">
            <text:p>64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283" calcext:value-type="float">
            <text:p>5283</text:p>
          </table:table-cell>
          <table:table-cell office:value-type="string" calcext:value-type="string">
            <text:p>by definition being a qualification of an intrinsic aspect</text:p>
          </table:table-cell>
          <table:table-cell office:value-type="float" office:value="1008832" calcext:value-type="float">
            <text:p>1008832</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987" calcext:value-type="float">
            <text:p>4987</text:p>
          </table:table-cell>
          <table:table-cell office:value-type="string" calcext:value-type="string">
            <text:p>qualitative equality requirement for qualification of an aspect</text:p>
          </table:table-cell>
          <table:table-cell office:value-type="string" calcext:value-type="string">
            <text:p>that specifies that each intrinsic aspect of the specified kind, is qualified by the qualitative aspect. The intrinsic aspect shall have a role of a kind that is specific for the possessor kind of object. For example: (each) diameter of an M6 bolt &lt;is by definition qualified as&gt; 6 mm, whereas diameter of an M6 bolt &lt;is by definition a role of a&gt; M6 bolt.</text:p>
          </table:table-cell>
          <table:table-cell office:value-type="string" calcext:value-type="string">
            <text:p>is a qualitative equality requirement for qualification of an aspect that specifies that each intrinsic aspect of the specified kind, is qualified by the qualitative aspect. The intrinsic aspect shall have a role of a kind that is specific for the possessor kind of object. For example: (each) diameter of an M6 bolt &lt;is by definition qualified as&gt; 6 mm, whereas diameter of an M6 bolt &lt;is by definition a role of a&gt; M6 bolt.</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5-sep-04</text:p>
          </table:table-cell>
          <table:table-cell table:style-name="ce4" office:value-type="string" calcext:value-type="string">
            <text:p>12-okt-1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49" calcext:value-type="float">
            <text:p>649</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283" calcext:value-type="float">
            <text:p>5283</text:p>
          </table:table-cell>
          <table:table-cell office:value-type="string" calcext:value-type="string">
            <text:p>is by definition qualified as</text:p>
          </table:table-cell>
          <table:table-cell office:value-type="float" office:value="1008833" calcext:value-type="float">
            <text:p>1008833</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283" calcext:value-type="float">
            <text:p>5283</text:p>
          </table:table-cell>
          <table:table-cell office:value-type="string" calcext:value-type="string">
            <text:p>by definition being a qualification of an intrinsic aspect</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style-name="ce4" office:value-type="string" calcext:value-type="string">
            <text:p>15-sep-04</text:p>
          </table:table-cell>
          <table:table-cell table:style-name="ce4" office:value-type="string" calcext:value-type="string">
            <text:p>24-mrt-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50" calcext:value-type="float">
            <text:p>650</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283" calcext:value-type="float">
            <text:p>5283</text:p>
          </table:table-cell>
          <table:table-cell office:value-type="string" calcext:value-type="string">
            <text:p>is by definition a qualification of a</text:p>
          </table:table-cell>
          <table:table-cell office:value-type="float" office:value="1008834" calcext:value-type="float">
            <text:p>1008834</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283" calcext:value-type="float">
            <text:p>5283</text:p>
          </table:table-cell>
          <table:table-cell office:value-type="string" calcext:value-type="string">
            <text:p>by definition being a qualification of an intrinsic aspect</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5-sep-04</text:p>
          </table:table-cell>
          <table:table-cell table:style-name="ce4" office:value-type="string" calcext:value-type="string">
            <text:p>24-mrt-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51" calcext:value-type="float">
            <text:p>65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317" calcext:value-type="float">
            <text:p>5317</text:p>
          </table:table-cell>
          <table:table-cell office:value-type="string" calcext:value-type="string">
            <text:p>conceptually being a possible possessor of an intrinsic aspect</text:p>
          </table:table-cell>
          <table:table-cell office:value-type="float" office:value="1008929" calcext:value-type="float">
            <text:p>100892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2069" calcext:value-type="float">
            <text:p>2069</text:p>
          </table:table-cell>
          <table:table-cell office:value-type="string" calcext:value-type="string">
            <text:p>conceptual possession of an aspect by an individual thing</text:p>
          </table:table-cell>
          <table:table-cell office:value-type="string" calcext:value-type="string">
            <text:p>that specifies that the kind of intrinsic aspect is defined as being an intrinsic aspect of the possessor kind of thing. Therefor, that kind of role is by definition possessed by such a possessor. It does not imply that a possessor of such a kind always has such an intrinsic aspect.</text:p>
          </table:table-cell>
          <table:table-cell office:value-type="string" calcext:value-type="string">
            <text:p>is a conceptual possession of an aspect by an individual thing that specifies that the kind of intrinsic aspect is defined as being an intrinsic aspect of the possessor kind of thing. Therefor, that kind of role is by definition possessed by such a possessor. It does not imply that a possessor of such a kind always has such an intrinsic aspect.</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30-nov-04</text:p>
          </table:table-cell>
          <table:table-cell table:style-name="ce4" office:value-type="string" calcext:value-type="string">
            <text:p>12-okt-1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52" calcext:value-type="float">
            <text:p>652</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317" calcext:value-type="float">
            <text:p>5317</text:p>
          </table:table-cell>
          <table:table-cell office:value-type="string" calcext:value-type="string">
            <text:p>can by definition have as intrinsic aspect a</text:p>
          </table:table-cell>
          <table:table-cell office:value-type="float" office:value="1008930" calcext:value-type="float">
            <text:p>1008930</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317" calcext:value-type="float">
            <text:p>5317</text:p>
          </table:table-cell>
          <table:table-cell office:value-type="string" calcext:value-type="string">
            <text:p>conceptually being a possible possessor of an intrinsic aspect</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style-name="ce4" office:value-type="string" calcext:value-type="string">
            <text:p>30-nov-04</text:p>
          </table:table-cell>
          <table:table-cell table:style-name="ce4" office:value-type="string" calcext:value-type="string">
            <text:p>12-okt-1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53" calcext:value-type="float">
            <text:p>653</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317" calcext:value-type="float">
            <text:p>5317</text:p>
          </table:table-cell>
          <table:table-cell office:value-type="string" calcext:value-type="string">
            <text:p>can by definition be an intrinsic aspect of a</text:p>
          </table:table-cell>
          <table:table-cell office:value-type="float" office:value="1008931" calcext:value-type="float">
            <text:p>1008931</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317" calcext:value-type="float">
            <text:p>5317</text:p>
          </table:table-cell>
          <table:table-cell office:value-type="string" calcext:value-type="string">
            <text:p>conceptually being a possible possessor of an intrinsic aspect</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30-nov-04</text:p>
          </table:table-cell>
          <table:table-cell table:style-name="ce4" office:value-type="string" calcext:value-type="string">
            <text:p>12-okt-1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19" calcext:value-type="float">
            <text:p>11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322" calcext:value-type="float">
            <text:p>5322</text:p>
          </table:table-cell>
          <table:table-cell office:value-type="string" calcext:value-type="string">
            <text:p>relation between a single thing and a plural object</text:p>
          </table:table-cell>
          <table:table-cell office:value-type="float" office:value="1008949" calcext:value-type="float">
            <text:p>100894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935" calcext:value-type="float">
            <text:p>5935</text:p>
          </table:table-cell>
          <table:table-cell office:value-type="string" calcext:value-type="string">
            <text:p>binary relation</text:p>
          </table:table-cell>
          <table:table-cell office:value-type="string" calcext:value-type="string">
            <text:p>that specifies that a single thing is related in some way to the elements in a plurality.</text:p>
          </table:table-cell>
          <table:table-cell office:value-type="string" calcext:value-type="string">
            <text:p>is a binary relation that specifies that a single thing is related in some way to the elements in a plurality.</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4-dec-04</text:p>
          </table:table-cell>
          <table:table-cell table:style-name="ce4" office:value-type="string" calcext:value-type="string">
            <text:p>24-jul-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20" calcext:value-type="float">
            <text:p>12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5322" calcext:value-type="float">
            <text:p>5322</text:p>
          </table:table-cell>
          <table:table-cell office:value-type="string" calcext:value-type="string">
            <text:p>relation between a single thing and a plural object</text:p>
          </table:table-cell>
          <table:table-cell office:value-type="float" office:value="1008950" calcext:value-type="float">
            <text:p>1008950</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5323" calcext:value-type="float">
            <text:p>5323</text:p>
          </table:table-cell>
          <table:table-cell office:value-type="string" calcext:value-type="string">
            <text:p>single relator</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4-dec-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21" calcext:value-type="float">
            <text:p>12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5322" calcext:value-type="float">
            <text:p>5322</text:p>
          </table:table-cell>
          <table:table-cell office:value-type="string" calcext:value-type="string">
            <text:p>relation between a single thing and a plural object</text:p>
          </table:table-cell>
          <table:table-cell office:value-type="float" office:value="1008951" calcext:value-type="float">
            <text:p>1008951</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5324" calcext:value-type="float">
            <text:p>5324</text:p>
          </table:table-cell>
          <table:table-cell office:value-type="string" calcext:value-type="string">
            <text:p>related plurality</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4-dec-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22" calcext:value-type="float">
            <text:p>12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322" calcext:value-type="float">
            <text:p>5322</text:p>
          </table:table-cell>
          <table:table-cell office:value-type="string" calcext:value-type="string">
            <text:p>relation between a single thing and a collection</text:p>
          </table:table-cell>
          <table:table-cell office:value-type="float" office:value="1028077" calcext:value-type="float">
            <text:p>1028077</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5322" calcext:value-type="float">
            <text:p>5322</text:p>
          </table:table-cell>
          <table:table-cell office:value-type="string" calcext:value-type="string">
            <text:p>relation between a single thing and a plural object</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5-sep-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23" calcext:value-type="float">
            <text:p>12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323" calcext:value-type="float">
            <text:p>5323</text:p>
          </table:table-cell>
          <table:table-cell office:value-type="string" calcext:value-type="string">
            <text:p>single relator</text:p>
          </table:table-cell>
          <table:table-cell office:value-type="float" office:value="1008952" calcext:value-type="float">
            <text:p>1008952</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729" calcext:value-type="float">
            <text:p>4729</text:p>
          </table:table-cell>
          <table:table-cell office:value-type="string" calcext:value-type="string">
            <text:p>relator</text:p>
          </table:table-cell>
          <table:table-cell office:value-type="string" calcext:value-type="string">
            <text:p>that is single.</text:p>
          </table:table-cell>
          <table:table-cell office:value-type="string" calcext:value-type="string">
            <text:p>is a relator that is single.</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4-dec-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24" calcext:value-type="float">
            <text:p>12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324" calcext:value-type="float">
            <text:p>5324</text:p>
          </table:table-cell>
          <table:table-cell office:value-type="string" calcext:value-type="string">
            <text:p>related plurality</text:p>
          </table:table-cell>
          <table:table-cell office:value-type="float" office:value="1008953" calcext:value-type="float">
            <text:p>1008953</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24" calcext:value-type="float">
            <text:p>4824</text:p>
          </table:table-cell>
          <table:table-cell office:value-type="string" calcext:value-type="string">
            <text:p>related</text:p>
          </table:table-cell>
          <table:table-cell office:value-type="string" calcext:value-type="string">
            <text:p>to each element of a plurality.</text:p>
          </table:table-cell>
          <table:table-cell office:value-type="string" calcext:value-type="string">
            <text:p>is a related to each element of a plurality.</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4-dec-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1" calcext:value-type="float">
            <text:p>6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5327" calcext:value-type="float">
            <text:p>5327</text:p>
          </table:table-cell>
          <table:table-cell office:value-type="string" calcext:value-type="string">
            <text:p>collected individual thing</text:p>
          </table:table-cell>
          <table:table-cell office:value-type="float" office:value="1008958" calcext:value-type="float">
            <text:p>1008958</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730067" calcext:value-type="float">
            <text:p>730067</text:p>
          </table:table-cell>
          <table:table-cell office:value-type="string" calcext:value-type="string">
            <text:p>individual thing</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number-columns-repeated="2" table:style-name="ce4" office:value-type="string" calcext:value-type="string">
            <text:p>14-dec-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29" calcext:value-type="float">
            <text:p>22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327" calcext:value-type="float">
            <text:p>5327</text:p>
          </table:table-cell>
          <table:table-cell office:value-type="string" calcext:value-type="string">
            <text:p>collected individual thing</text:p>
          </table:table-cell>
          <table:table-cell office:value-type="float" office:value="1008957" calcext:value-type="float">
            <text:p>1008957</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2856" calcext:value-type="float">
            <text:p>2856</text:p>
          </table:table-cell>
          <table:table-cell office:value-type="string" calcext:value-type="string">
            <text:p>collected</text:p>
          </table:table-cell>
          <table:table-cell office:value-type="string" calcext:value-type="string">
            <text:p>individual thing.</text:p>
          </table:table-cell>
          <table:table-cell office:value-type="string" calcext:value-type="string">
            <text:p>is a collected individual thing.</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4-dec-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55" calcext:value-type="float">
            <text:p>65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332" calcext:value-type="float">
            <text:p>5332</text:p>
          </table:table-cell>
          <table:table-cell office:value-type="string" calcext:value-type="string">
            <text:p>sequency relation</text:p>
          </table:table-cell>
          <table:table-cell office:value-type="float" office:value="1008983" calcext:value-type="float">
            <text:p>1008983</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658" calcext:value-type="float">
            <text:p>4658</text:p>
          </table:table-cell>
          <table:table-cell office:value-type="string" calcext:value-type="string">
            <text:p>binary relation between individual things</text:p>
          </table:table-cell>
          <table:table-cell office:value-type="string" calcext:value-type="string">
            <text:p>that specifies that the succeeding element has an adjacent position in a series after the preceding element. The adjacency can be in any dimension, such as in size, time, in location, extent or in logical arrangement. This implies that the succeeding element is element of the same series or collection as the preceding element. Elements may have more than one preceding and succeeding elements.</text:p>
          </table:table-cell>
          <table:table-cell office:value-type="string" calcext:value-type="string">
            <text:p>is a binary relation between individual things that specifies that the succeeding element has an adjacent position in a series after the preceding element. The adjacency can be in any dimension, such as in size, time, in location, extent or in logical arrangement. This implies that the succeeding element is element of the same series or collection as the preceding element. Elements may have more than one preceding and succeeding elements.</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14-dec-04</text:p>
          </table:table-cell>
          <table:table-cell table:style-name="ce4" office:value-type="string" calcext:value-type="string">
            <text:p>20-mei-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56" calcext:value-type="float">
            <text:p>65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5332" calcext:value-type="float">
            <text:p>5332</text:p>
          </table:table-cell>
          <table:table-cell office:value-type="string" calcext:value-type="string">
            <text:p>sequency relation</text:p>
          </table:table-cell>
          <table:table-cell office:value-type="float" office:value="1008984" calcext:value-type="float">
            <text:p>1008984</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5333" calcext:value-type="float">
            <text:p>5333</text:p>
          </table:table-cell>
          <table:table-cell office:value-type="string" calcext:value-type="string">
            <text:p>succeeding element</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2-apr-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657" calcext:value-type="float">
            <text:p>65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5332" calcext:value-type="float">
            <text:p>5332</text:p>
          </table:table-cell>
          <table:table-cell office:value-type="string" calcext:value-type="string">
            <text:p>sequency relation</text:p>
          </table:table-cell>
          <table:table-cell office:value-type="float" office:value="1008985" calcext:value-type="float">
            <text:p>1008985</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5334" calcext:value-type="float">
            <text:p>5334</text:p>
          </table:table-cell>
          <table:table-cell office:value-type="string" calcext:value-type="string">
            <text:p>preceding element</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2-apr-99</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658" calcext:value-type="float">
            <text:p>658</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332" calcext:value-type="float">
            <text:p>5332</text:p>
          </table:table-cell>
          <table:table-cell office:value-type="string" calcext:value-type="string">
            <text:p>is the next element after</text:p>
          </table:table-cell>
          <table:table-cell office:value-type="float" office:value="1008986" calcext:value-type="float">
            <text:p>1008986</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332" calcext:value-type="float">
            <text:p>5332</text:p>
          </table:table-cell>
          <table:table-cell office:value-type="string" calcext:value-type="string">
            <text:p>sequency relation</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number-columns-repeated="2" table:style-name="ce4" office:value-type="string" calcext:value-type="string">
            <text:p>8-nov-0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59" calcext:value-type="float">
            <text:p>659</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332" calcext:value-type="float">
            <text:p>5332</text:p>
          </table:table-cell>
          <table:table-cell office:value-type="string" calcext:value-type="string">
            <text:p>is the previous element before</text:p>
          </table:table-cell>
          <table:table-cell office:value-type="float" office:value="1008987" calcext:value-type="float">
            <text:p>1008987</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332" calcext:value-type="float">
            <text:p>5332</text:p>
          </table:table-cell>
          <table:table-cell office:value-type="string" calcext:value-type="string">
            <text:p>sequency relation</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8-nov-04</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660" calcext:value-type="float">
            <text:p>660</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332" calcext:value-type="float">
            <text:p>5332</text:p>
          </table:table-cell>
          <table:table-cell office:value-type="string" calcext:value-type="string">
            <text:p>is followed by the next element</text:p>
          </table:table-cell>
          <table:table-cell office:value-type="float" office:value="1026677" calcext:value-type="float">
            <text:p>1026677</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332" calcext:value-type="float">
            <text:p>5332</text:p>
          </table:table-cell>
          <table:table-cell office:value-type="string" calcext:value-type="string">
            <text:p>sequency relation</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12-feb-1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61" calcext:value-type="float">
            <text:p>66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333" calcext:value-type="float">
            <text:p>5333</text:p>
          </table:table-cell>
          <table:table-cell office:value-type="string" calcext:value-type="string">
            <text:p>succeeding element</text:p>
          </table:table-cell>
          <table:table-cell office:value-type="float" office:value="1008990" calcext:value-type="float">
            <text:p>100899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23" calcext:value-type="float">
            <text:p>4823</text:p>
          </table:table-cell>
          <table:table-cell office:value-type="string" calcext:value-type="string">
            <text:p>individual relator</text:p>
          </table:table-cell>
          <table:table-cell office:value-type="string" calcext:value-type="string">
            <text:p>that specifies the element that is directly adjacent after the preceded element.</text:p>
          </table:table-cell>
          <table:table-cell office:value-type="string" calcext:value-type="string">
            <text:p>is an individual relator that specifies the element that is directly adjacent after the preceded element.</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8-jul-13</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662" calcext:value-type="float">
            <text:p>66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334" calcext:value-type="float">
            <text:p>5334</text:p>
          </table:table-cell>
          <table:table-cell office:value-type="string" calcext:value-type="string">
            <text:p>preceding element</text:p>
          </table:table-cell>
          <table:table-cell office:value-type="float" office:value="1008991" calcext:value-type="float">
            <text:p>1008991</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21" calcext:value-type="float">
            <text:p>4821</text:p>
          </table:table-cell>
          <table:table-cell office:value-type="string" calcext:value-type="string">
            <text:p>related individual thing</text:p>
          </table:table-cell>
          <table:table-cell office:value-type="string" calcext:value-type="string">
            <text:p>that specifies the element that is directly adjacent before the succeeding element.</text:p>
          </table:table-cell>
          <table:table-cell office:value-type="string" calcext:value-type="string">
            <text:p>is a related individual thing that specifies the element that is directly adjacent before the succeeding element.</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8-jul-13</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663" calcext:value-type="float">
            <text:p>66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343" calcext:value-type="float">
            <text:p>5343</text:p>
          </table:table-cell>
          <table:table-cell office:value-type="string" calcext:value-type="string">
            <text:p>by definition being a role of an individual thing</text:p>
          </table:table-cell>
          <table:table-cell office:value-type="float" office:value="1009041" calcext:value-type="float">
            <text:p>1009041</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6024" calcext:value-type="float">
            <text:p>6024</text:p>
          </table:table-cell>
          <table:table-cell office:value-type="string" calcext:value-type="string">
            <text:p>conceptual requirement for being a role of an individual thing</text:p>
          </table:table-cell>
          <table:table-cell office:value-type="string" calcext:value-type="string">
            <text:p>that specifies that an individual thing of the specified kind is defined as a role of a thing of the other specified kind. For example a pipe diameter is by definition a role of a diameter. Note that a pipe diameter is also a subtype of intrinsic aspect (being a subtype of role) and it is by definition possessed by a pipe. Another example is: a driven end bearing is by definition a role of a bearing, being located at the driven end of a shaft. Note that driven end bearing is also a subtype of located physical object, being a subtype of role.</text:p>
          </table:table-cell>
          <table:table-cell office:value-type="string" calcext:value-type="string">
            <text:p>is a conceptual requirement for being a role of an individual thing that specifies that an individual thing of the specified kind is defined as a role of a thing of the other specified kind. For example a pipe diameter is by definition a role of a diameter. Note that a pipe diameter is also a subtype of intrinsic aspect (being a subtype of role) and it is by definition possessed by a pipe. Another example is: a driven end bearing is by definition a role of a bearing, being located at the driven end of a shaft. Note that driven end bearing is also a subtype of located physical object, being a subtype of role.</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0-apr-05</text:p>
          </table:table-cell>
          <table:table-cell table:style-name="ce4" office:value-type="string" calcext:value-type="string">
            <text:p>15-apr-1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64" calcext:value-type="float">
            <text:p>664</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009042" calcext:value-type="float">
            <text:p>1009042</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343" calcext:value-type="float">
            <text:p>5343</text:p>
          </table:table-cell>
          <table:table-cell office:value-type="string" calcext:value-type="string">
            <text:p>by definition being a role of an individual thing</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0-apr-05</text:p>
          </table:table-cell>
          <table:table-cell table:style-name="ce4" office:value-type="string" calcext:value-type="string">
            <text:p>12-okt-1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65" calcext:value-type="float">
            <text:p>665</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343" calcext:value-type="float">
            <text:p>5343</text:p>
          </table:table-cell>
          <table:table-cell office:value-type="string" calcext:value-type="string">
            <text:p>has by definition a possible role as a</text:p>
          </table:table-cell>
          <table:table-cell office:value-type="float" office:value="1009043" calcext:value-type="float">
            <text:p>1009043</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343" calcext:value-type="float">
            <text:p>5343</text:p>
          </table:table-cell>
          <table:table-cell office:value-type="string" calcext:value-type="string">
            <text:p>by definition being a role of an individual thing</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style-name="ce4" office:value-type="string" calcext:value-type="string">
            <text:p>20-apr-05</text:p>
          </table:table-cell>
          <table:table-cell table:style-name="ce4" office:value-type="string" calcext:value-type="string">
            <text:p>1-mrt-14</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666" calcext:value-type="float">
            <text:p>666</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343" calcext:value-type="float">
            <text:p>5343</text:p>
          </table:table-cell>
          <table:table-cell office:value-type="string" calcext:value-type="string">
            <text:p>is by definition played by a</text:p>
          </table:table-cell>
          <table:table-cell office:value-type="float" office:value="1028102" calcext:value-type="float">
            <text:p>1028102</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343" calcext:value-type="float">
            <text:p>5343</text:p>
          </table:table-cell>
          <table:table-cell office:value-type="string" calcext:value-type="string">
            <text:p>by definition being a role of an individual thing</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31-okt-13</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667" calcext:value-type="float">
            <text:p>667</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343" calcext:value-type="float">
            <text:p>5343</text:p>
          </table:table-cell>
          <table:table-cell office:value-type="string" calcext:value-type="string">
            <text:p>can by definition play a role as a</text:p>
          </table:table-cell>
          <table:table-cell office:value-type="float" office:value="1028103" calcext:value-type="float">
            <text:p>1028103</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343" calcext:value-type="float">
            <text:p>5343</text:p>
          </table:table-cell>
          <table:table-cell office:value-type="string" calcext:value-type="string">
            <text:p>by definition being a role of an individual thing</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31-okt-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85" calcext:value-type="float">
            <text:p>38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361" calcext:value-type="float">
            <text:p>5361</text:p>
          </table:table-cell>
          <table:table-cell office:value-type="string" calcext:value-type="string">
            <text:p>located</text:p>
          </table:table-cell>
          <table:table-cell office:value-type="float" office:value="1009109" calcext:value-type="float">
            <text:p>100910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21" calcext:value-type="float">
            <text:p>4821</text:p>
          </table:table-cell>
          <table:table-cell office:value-type="string" calcext:value-type="string">
            <text:p>related individual thing</text:p>
          </table:table-cell>
          <table:table-cell office:value-type="string" calcext:value-type="string">
            <text:p>by being present or observed somewhere in space relative to a physical object.</text:p>
          </table:table-cell>
          <table:table-cell office:value-type="string" calcext:value-type="string">
            <text:p>is a related individual thing by being present or observed somewhere in space relative to a physical object.</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27-mei-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68" calcext:value-type="float">
            <text:p>66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396" calcext:value-type="float">
            <text:p>5396</text:p>
          </table:table-cell>
          <table:table-cell office:value-type="string" calcext:value-type="string">
            <text:p>by definition being a specified kind of physical object</text:p>
          </table:table-cell>
          <table:table-cell office:value-type="float" office:value="1009242" calcext:value-type="float">
            <text:p>1009242</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726" calcext:value-type="float">
            <text:p>1726</text:p>
          </table:table-cell>
          <table:table-cell office:value-type="string" calcext:value-type="string">
            <text:p>being a qualitative subtype of a concept</text:p>
          </table:table-cell>
          <table:table-cell office:value-type="string" calcext:value-type="string">
            <text:p>that indicates that a qualitative physical object is a qualification of a conceptual physical object. For example, model type-123 of a manufacturer is a model of a pump. Note that subtypes of qualitative physical objects inherit those qualitative aspects, but they are defined by additional qualitative aspects. Those further subtypes also have an &lt;is a model of&gt; relation with their supertype qualitative physical object.</text:p>
          </table:table-cell>
          <table:table-cell office:value-type="string" calcext:value-type="string">
            <text:p>is a being a qualitative subtype of a concept that indicates that a qualitative physical object is a qualification of a conceptual physical object. For example, model type-123 of a manufacturer is a model of a pump. Note that subtypes of qualitative physical objects inherit those qualitative aspects, but they are defined by additional qualitative aspects. Those further subtypes also have an &lt;is a model of&gt; relation with their supertype qualitative physical object.</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8-jun-05</text:p>
          </table:table-cell>
          <table:table-cell table:style-name="ce4" office:value-type="string" calcext:value-type="string">
            <text:p>30-mrt-11</text:p>
          </table:table-cell>
          <table:table-cell office:value-type="string" calcext:value-type="string">
            <text:p>Andries van Renssen</text:p>
          </table:table-cell>
          <table:table-cell office:value-type="string" calcext:value-type="string">
            <text:p>ISO 16354:2013</text:p>
          </table:table-cell>
          <table:table-cell table:number-columns-repeated="995"/>
        </table:table-row>
        <table:table-row table:style-name="ro1">
          <table:table-cell office:value-type="float" office:value="669" calcext:value-type="float">
            <text:p>66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5396" calcext:value-type="float">
            <text:p>5396</text:p>
          </table:table-cell>
          <table:table-cell office:value-type="string" calcext:value-type="string">
            <text:p>by definition being a specified kind of physical object</text:p>
          </table:table-cell>
          <table:table-cell office:value-type="float" office:value="1009243" calcext:value-type="float">
            <text:p>1009243</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492032" calcext:value-type="float">
            <text:p>492032</text:p>
          </table:table-cell>
          <table:table-cell office:value-type="string" calcext:value-type="string">
            <text:p>model</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8-jun-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70" calcext:value-type="float">
            <text:p>670</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396" calcext:value-type="float">
            <text:p>5396</text:p>
          </table:table-cell>
          <table:table-cell office:value-type="string" calcext:value-type="string">
            <text:p>is a model of</text:p>
          </table:table-cell>
          <table:table-cell office:value-type="float" office:value="1009245" calcext:value-type="float">
            <text:p>1009245</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396" calcext:value-type="float">
            <text:p>5396</text:p>
          </table:table-cell>
          <table:table-cell office:value-type="string" calcext:value-type="string">
            <text:p>by definition being a specified kind of physical object</text:p>
          </table:table-cell>
          <table:table-cell table:number-columns-repeated="4"/>
          <table:table-cell office:value-type="string" calcext:value-type="string">
            <text:p>e.g. red is a qualification of a colour; 3 kg is a qualification of a mass.</text:p>
          </table:table-cell>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8-jun-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71" calcext:value-type="float">
            <text:p>671</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396" calcext:value-type="float">
            <text:p>5396</text:p>
          </table:table-cell>
          <table:table-cell office:value-type="string" calcext:value-type="string">
            <text:p>is the nature of model</text:p>
          </table:table-cell>
          <table:table-cell office:value-type="float" office:value="1009246" calcext:value-type="float">
            <text:p>1009246</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396" calcext:value-type="float">
            <text:p>5396</text:p>
          </table:table-cell>
          <table:table-cell office:value-type="string" calcext:value-type="string">
            <text:p>by definition being a specified kind of physical object</text:p>
          </table:table-cell>
          <table:table-cell table:number-columns-repeated="4"/>
          <table:table-cell office:value-type="string" calcext:value-type="string">
            <text:p>e.g. colour is a conceptualization of red; mass is a conceptualization of 3 kg.</text:p>
          </table:table-cell>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8-jun-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72" calcext:value-type="float">
            <text:p>67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438" calcext:value-type="float">
            <text:p>5438</text:p>
          </table:table-cell>
          <table:table-cell office:value-type="string" calcext:value-type="string">
            <text:p>being player of a role in an occurrence about something</text:p>
          </table:table-cell>
          <table:table-cell office:value-type="float" office:value="1009448" calcext:value-type="float">
            <text:p>1009448</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658" calcext:value-type="float">
            <text:p>4658</text:p>
          </table:table-cell>
          <table:table-cell office:value-type="string" calcext:value-type="string">
            <text:p>binary relation between individual things</text:p>
          </table:table-cell>
          <table:table-cell office:value-type="string" calcext:value-type="string">
            <text:p>that indicates that the referring thing has a role in an occurrence to which the referred physical object is subjected.</text:p>
          </table:table-cell>
          <table:table-cell office:value-type="string" calcext:value-type="string">
            <text:p>is a binary relation between individual things that indicates that the referring thing has a role in an occurrence to which the referred physical object is subjected.</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4-okt-05</text:p>
          </table:table-cell>
          <table:table-cell table:style-name="ce4" office:value-type="string" calcext:value-type="string">
            <text:p>11-apr-1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73" calcext:value-type="float">
            <text:p>67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5438" calcext:value-type="float">
            <text:p>5438</text:p>
          </table:table-cell>
          <table:table-cell office:value-type="string" calcext:value-type="string">
            <text:p>being player of a role in an occurrence about something</text:p>
          </table:table-cell>
          <table:table-cell office:value-type="float" office:value="1009619" calcext:value-type="float">
            <text:p>1009619</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5479" calcext:value-type="float">
            <text:p>5479</text:p>
          </table:table-cell>
          <table:table-cell office:value-type="string" calcext:value-type="string">
            <text:p>counterpart</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dec-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74" calcext:value-type="float">
            <text:p>674</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438" calcext:value-type="float">
            <text:p>5438</text:p>
          </table:table-cell>
          <table:table-cell office:value-type="string" calcext:value-type="string">
            <text:p>has a role in an occurrence towards</text:p>
          </table:table-cell>
          <table:table-cell office:value-type="float" office:value="1009449" calcext:value-type="float">
            <text:p>1009449</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438" calcext:value-type="float">
            <text:p>5438</text:p>
          </table:table-cell>
          <table:table-cell office:value-type="string" calcext:value-type="string">
            <text:p>being player of a role in an occurrence about something</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style-name="ce4" office:value-type="string" calcext:value-type="string">
            <text:p>4-okt-05</text:p>
          </table:table-cell>
          <table:table-cell table:style-name="ce4" office:value-type="string" calcext:value-type="string">
            <text:p>1-dec-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75" calcext:value-type="float">
            <text:p>675</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438" calcext:value-type="float">
            <text:p>5438</text:p>
          </table:table-cell>
          <table:table-cell office:value-type="string" calcext:value-type="string">
            <text:p>is involved in an occurrence together with</text:p>
          </table:table-cell>
          <table:table-cell office:value-type="float" office:value="1009450" calcext:value-type="float">
            <text:p>1009450</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438" calcext:value-type="float">
            <text:p>5438</text:p>
          </table:table-cell>
          <table:table-cell office:value-type="string" calcext:value-type="string">
            <text:p>being player of a role in an occurrence about something</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4-okt-05</text:p>
          </table:table-cell>
          <table:table-cell table:style-name="ce4" office:value-type="string" calcext:value-type="string">
            <text:p>1-dec-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76" calcext:value-type="float">
            <text:p>676</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438" calcext:value-type="float">
            <text:p>5438</text:p>
          </table:table-cell>
          <table:table-cell office:value-type="string" calcext:value-type="string">
            <text:p>is a player of a role in an occurrence towards</text:p>
          </table:table-cell>
          <table:table-cell office:value-type="float" office:value="1028195" calcext:value-type="float">
            <text:p>1028195</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438" calcext:value-type="float">
            <text:p>5438</text:p>
          </table:table-cell>
          <table:table-cell office:value-type="string" calcext:value-type="string">
            <text:p>being player of a role in an occurrence about something</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number-columns-repeated="2" table:style-name="ce4" office:value-type="string" calcext:value-type="string">
            <text:p>3-dec-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77" calcext:value-type="float">
            <text:p>67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473" calcext:value-type="float">
            <text:p>5473</text:p>
          </table:table-cell>
          <table:table-cell office:value-type="string" calcext:value-type="string">
            <text:p>involvement in an occurrence within a period</text:p>
          </table:table-cell>
          <table:table-cell office:value-type="float" office:value="1009601" calcext:value-type="float">
            <text:p>1009601</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438" calcext:value-type="float">
            <text:p>5438</text:p>
          </table:table-cell>
          <table:table-cell office:value-type="string" calcext:value-type="string">
            <text:p>being player of a role in an occurrence about something</text:p>
          </table:table-cell>
          <table:table-cell office:value-type="string" calcext:value-type="string">
            <text:p>that indicates that the time is a period within which an occurrence takes placed in which the physical object is involved.</text:p>
          </table:table-cell>
          <table:table-cell office:value-type="string" calcext:value-type="string">
            <text:p>is a being player of a role in an occurrence about something that indicates that the time is a period within which an occurrence takes placed in which the physical object is involved.</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1-dec-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78" calcext:value-type="float">
            <text:p>67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5473" calcext:value-type="float">
            <text:p>5473</text:p>
          </table:table-cell>
          <table:table-cell office:value-type="string" calcext:value-type="string">
            <text:p>involvement in an occurrence within a period</text:p>
          </table:table-cell>
          <table:table-cell office:value-type="float" office:value="1009602" calcext:value-type="float">
            <text:p>1009602</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5474" calcext:value-type="float">
            <text:p>5474</text:p>
          </table:table-cell>
          <table:table-cell office:value-type="string" calcext:value-type="string">
            <text:p>involved within a period</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1-dec-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79" calcext:value-type="float">
            <text:p>67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5473" calcext:value-type="float">
            <text:p>5473</text:p>
          </table:table-cell>
          <table:table-cell office:value-type="string" calcext:value-type="string">
            <text:p>involvement in an occurrence within a period</text:p>
          </table:table-cell>
          <table:table-cell office:value-type="float" office:value="1009603" calcext:value-type="float">
            <text:p>1009603</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5475" calcext:value-type="float">
            <text:p>5475</text:p>
          </table:table-cell>
          <table:table-cell office:value-type="string" calcext:value-type="string">
            <text:p>time frame for playing a particular role</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1-dec-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80" calcext:value-type="float">
            <text:p>680</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473" calcext:value-type="float">
            <text:p>5473</text:p>
          </table:table-cell>
          <table:table-cell office:value-type="string" calcext:value-type="string">
            <text:p>has a role in an occurrence within period</text:p>
          </table:table-cell>
          <table:table-cell office:value-type="float" office:value="1009604" calcext:value-type="float">
            <text:p>1009604</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473" calcext:value-type="float">
            <text:p>5473</text:p>
          </table:table-cell>
          <table:table-cell office:value-type="string" calcext:value-type="string">
            <text:p>involvement in an occurrence within a period</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number-columns-repeated="2" table:style-name="ce4" office:value-type="string" calcext:value-type="string">
            <text:p>1-dec-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81" calcext:value-type="float">
            <text:p>681</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473" calcext:value-type="float">
            <text:p>5473</text:p>
          </table:table-cell>
          <table:table-cell office:value-type="string" calcext:value-type="string">
            <text:p>is a period of involvement of</text:p>
          </table:table-cell>
          <table:table-cell office:value-type="float" office:value="1009605" calcext:value-type="float">
            <text:p>1009605</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473" calcext:value-type="float">
            <text:p>5473</text:p>
          </table:table-cell>
          <table:table-cell office:value-type="string" calcext:value-type="string">
            <text:p>involvement in an occurrence within a period</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1-dec-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2" calcext:value-type="float">
            <text:p>6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474" calcext:value-type="float">
            <text:p>5474</text:p>
          </table:table-cell>
          <table:table-cell office:value-type="string" calcext:value-type="string">
            <text:p>involved within a period</text:p>
          </table:table-cell>
          <table:table-cell office:value-type="float" office:value="1009608" calcext:value-type="float">
            <text:p>1009608</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23" calcext:value-type="float">
            <text:p>4823</text:p>
          </table:table-cell>
          <table:table-cell office:value-type="string" calcext:value-type="string">
            <text:p>individual relator</text:p>
          </table:table-cell>
          <table:table-cell office:value-type="string" calcext:value-type="string">
            <text:p>that indicates a physical object that is subjected to an occurrence in a particular period in time.</text:p>
          </table:table-cell>
          <table:table-cell office:value-type="string" calcext:value-type="string">
            <text:p>is an individual relator that indicates a physical object that is subjected to an occurrence in a particular period in time.</text:p>
          </table:table-cell>
          <table:table-cell table:number-columns-repeated="3"/>
          <table:table-cell office:value-type="float" office:value="553310" calcext:value-type="float">
            <text:p>553310</text:p>
          </table:table-cell>
          <table:table-cell office:value-type="string" calcext:value-type="string">
            <text:p>facts about kinds of roles</text:p>
          </table:table-cell>
          <table:table-cell office:value-type="string" calcext:value-type="string">
            <text:p>accepted</text:p>
          </table:table-cell>
          <table:table-cell/>
          <table:table-cell table:style-name="ce4" office:value-type="string" calcext:value-type="string">
            <text:p>1-dec-05</text:p>
          </table:table-cell>
          <table:table-cell table:style-name="ce4" office:value-type="string" calcext:value-type="string">
            <text:p>4-jul-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3" calcext:value-type="float">
            <text:p>6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5474" calcext:value-type="float">
            <text:p>5474</text:p>
          </table:table-cell>
          <table:table-cell office:value-type="string" calcext:value-type="string">
            <text:p>involved within a period</text:p>
          </table:table-cell>
          <table:table-cell office:value-type="float" office:value="1009610" calcext:value-type="float">
            <text:p>1009610</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730067" calcext:value-type="float">
            <text:p>730067</text:p>
          </table:table-cell>
          <table:table-cell office:value-type="string" calcext:value-type="string">
            <text:p>individual thing</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number-columns-repeated="2" table:style-name="ce4" office:value-type="string" calcext:value-type="string">
            <text:p>1-dec-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82" calcext:value-type="float">
            <text:p>68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478" calcext:value-type="float">
            <text:p>5478</text:p>
          </table:table-cell>
          <table:table-cell office:value-type="string" calcext:value-type="string">
            <text:p>being performer of an activity about a physical object</text:p>
          </table:table-cell>
          <table:table-cell office:value-type="float" office:value="1009614" calcext:value-type="float">
            <text:p>100961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438" calcext:value-type="float">
            <text:p>5438</text:p>
          </table:table-cell>
          <table:table-cell office:value-type="string" calcext:value-type="string">
            <text:p>being player of a role in an occurrence about something</text:p>
          </table:table-cell>
          <table:table-cell office:value-type="string" calcext:value-type="string">
            <text:p>that indicates that the referring physical object has a role in an activity to which the referred physical object is subjected.</text:p>
          </table:table-cell>
          <table:table-cell office:value-type="string" calcext:value-type="string">
            <text:p>is a being player of a role in an occurrence about something that indicates that the referring physical object has a role in an activity to which the referred physical object is subjected.</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1-dec-05</text:p>
          </table:table-cell>
          <table:table-cell table:style-name="ce4" office:value-type="string" calcext:value-type="string">
            <text:p>3-dec-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83" calcext:value-type="float">
            <text:p>68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5478" calcext:value-type="float">
            <text:p>5478</text:p>
          </table:table-cell>
          <table:table-cell office:value-type="string" calcext:value-type="string">
            <text:p>being performer of an activity about a physical object</text:p>
          </table:table-cell>
          <table:table-cell office:value-type="float" office:value="1026804" calcext:value-type="float">
            <text:p>1026804</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5740" calcext:value-type="float">
            <text:p>5740</text:p>
          </table:table-cell>
          <table:table-cell office:value-type="string" calcext:value-type="string">
            <text:p>performer of</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3-okt-0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84" calcext:value-type="float">
            <text:p>68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5478" calcext:value-type="float">
            <text:p>5478</text:p>
          </table:table-cell>
          <table:table-cell office:value-type="string" calcext:value-type="string">
            <text:p>being performer of an activity about a physical object</text:p>
          </table:table-cell>
          <table:table-cell office:value-type="float" office:value="1026805" calcext:value-type="float">
            <text:p>1026805</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5741" calcext:value-type="float">
            <text:p>5741</text:p>
          </table:table-cell>
          <table:table-cell office:value-type="string" calcext:value-type="string">
            <text:p>performed by</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3-okt-0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85" calcext:value-type="float">
            <text:p>685</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478" calcext:value-type="float">
            <text:p>5478</text:p>
          </table:table-cell>
          <table:table-cell office:value-type="string" calcext:value-type="string">
            <text:p>is performer of an activity about</text:p>
          </table:table-cell>
          <table:table-cell office:value-type="float" office:value="1009615" calcext:value-type="float">
            <text:p>1009615</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478" calcext:value-type="float">
            <text:p>5478</text:p>
          </table:table-cell>
          <table:table-cell office:value-type="string" calcext:value-type="string">
            <text:p>being performer of an activity about a physical object</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number-columns-repeated="2" table:style-name="ce4" office:value-type="string" calcext:value-type="string">
            <text:p>1-dec-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86" calcext:value-type="float">
            <text:p>686</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478" calcext:value-type="float">
            <text:p>5478</text:p>
          </table:table-cell>
          <table:table-cell office:value-type="string" calcext:value-type="string">
            <text:p>is subjected to an activity by</text:p>
          </table:table-cell>
          <table:table-cell office:value-type="float" office:value="1009616" calcext:value-type="float">
            <text:p>1009616</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478" calcext:value-type="float">
            <text:p>5478</text:p>
          </table:table-cell>
          <table:table-cell office:value-type="string" calcext:value-type="string">
            <text:p>being performer of an activity about a physical object</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1-dec-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87" calcext:value-type="float">
            <text:p>68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479" calcext:value-type="float">
            <text:p>5479</text:p>
          </table:table-cell>
          <table:table-cell office:value-type="string" calcext:value-type="string">
            <text:p>counterpart</text:p>
          </table:table-cell>
          <table:table-cell office:value-type="float" office:value="1009620" calcext:value-type="float">
            <text:p>100962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21" calcext:value-type="float">
            <text:p>4821</text:p>
          </table:table-cell>
          <table:table-cell office:value-type="string" calcext:value-type="string">
            <text:p>related individual thing</text:p>
          </table:table-cell>
          <table:table-cell office:value-type="string" calcext:value-type="string">
            <text:p>by being involved in an activity towards another physical object.</text:p>
          </table:table-cell>
          <table:table-cell office:value-type="string" calcext:value-type="string">
            <text:p>is a related individual thing by being involved in an activity towards another physical object.</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1-dec-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84" calcext:value-type="float">
            <text:p>18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491" calcext:value-type="float">
            <text:p>5491</text:p>
          </table:table-cell>
          <table:table-cell office:value-type="string" calcext:value-type="string">
            <text:p>conceptually assembled part</text:p>
          </table:table-cell>
          <table:table-cell office:value-type="float" office:value="1009668" calcext:value-type="float">
            <text:p>1009668</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3829" calcext:value-type="float">
            <text:p>3829</text:p>
          </table:table-cell>
          <table:table-cell office:value-type="string" calcext:value-type="string">
            <text:p>conceptual component</text:p>
          </table:table-cell>
          <table:table-cell office:value-type="string" calcext:value-type="string">
            <text:p>that specifies the subtype of individual thing whose members can be part of members of the conceptual assembly.</text:p>
          </table:table-cell>
          <table:table-cell office:value-type="string" calcext:value-type="string">
            <text:p>is a conceptual component that specifies the subtype of individual thing whose members can be part of members of the conceptual assembly.</text:p>
          </table:table-cell>
          <table:table-cell table:number-columns-repeated="3"/>
          <table:table-cell office:value-type="float" office:value="553310" calcext:value-type="float">
            <text:p>553310</text:p>
          </table:table-cell>
          <table:table-cell office:value-type="string" calcext:value-type="string">
            <text:p>facts about kinds of roles</text:p>
          </table:table-cell>
          <table:table-cell office:value-type="string" calcext:value-type="string">
            <text:p>accepted</text:p>
          </table:table-cell>
          <table:table-cell/>
          <table:table-cell table:style-name="ce4" office:value-type="string" calcext:value-type="string">
            <text:p>16-jan-06</text:p>
          </table:table-cell>
          <table:table-cell table:style-name="ce4" office:value-type="string" calcext:value-type="string">
            <text:p>10-okt-1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88" calcext:value-type="float">
            <text:p>68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492" calcext:value-type="float">
            <text:p>5492</text:p>
          </table:table-cell>
          <table:table-cell office:value-type="string" calcext:value-type="string">
            <text:p>conceptual requirement for an equality between a magnitude of an aspect and a number on a scale</text:p>
          </table:table-cell>
          <table:table-cell office:value-type="float" office:value="1009670" calcext:value-type="float">
            <text:p>100967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279" calcext:value-type="float">
            <text:p>5279</text:p>
          </table:table-cell>
          <table:table-cell office:value-type="string" calcext:value-type="string">
            <text:p>conceptual equality between magnitude of an aspect and a number on a scale</text:p>
          </table:table-cell>
          <table:table-cell office:value-type="string" calcext:value-type="string">
            <text:p>that indicates that the subtype of aspect shall have a magnitude that is equal to the value on a scale.</text:p>
          </table:table-cell>
          <table:table-cell office:value-type="string" calcext:value-type="string">
            <text:p>is a conceptual equality between magnitude of an aspect and a number on a scale that indicates that the subtype of aspect shall have a magnitude that is equal to the value on a scale.</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6-jan-06</text:p>
          </table:table-cell>
          <table:table-cell table:style-name="ce4" office:value-type="string" calcext:value-type="string">
            <text:p>22-jan-1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89" calcext:value-type="float">
            <text:p>689</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492" calcext:value-type="float">
            <text:p>5492</text:p>
          </table:table-cell>
          <table:table-cell office:value-type="string" calcext:value-type="string">
            <text:p>shall be quantified on scale as equal to</text:p>
          </table:table-cell>
          <table:table-cell office:value-type="float" office:value="1009671" calcext:value-type="float">
            <text:p>1009671</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492" calcext:value-type="float">
            <text:p>5492</text:p>
          </table:table-cell>
          <table:table-cell office:value-type="string" calcext:value-type="string">
            <text:p>conceptual requirement for an equality between a magnitude of an aspect and a number on a scale</text:p>
          </table:table-cell>
          <table:table-cell table:number-columns-repeated="4"/>
          <table:table-cell office:value-type="string" calcext:value-type="string">
            <text:p>e.g. a 'mass of a wheel' shall in a specified context be quantified as 3 on scale kg (the quantification is classified as kg).</text:p>
          </table:table-cell>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6-jan-06</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690" calcext:value-type="float">
            <text:p>690</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492" calcext:value-type="float">
            <text:p>5492</text:p>
          </table:table-cell>
          <table:table-cell office:value-type="string" calcext:value-type="string">
            <text:p>shall be quantified on scale as</text:p>
          </table:table-cell>
          <table:table-cell office:value-type="float" office:value="1009672" calcext:value-type="float">
            <text:p>1009672</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492" calcext:value-type="float">
            <text:p>5492</text:p>
          </table:table-cell>
          <table:table-cell office:value-type="string" calcext:value-type="string">
            <text:p>conceptual requirement for an equality between a magnitude of an aspect and a number on a scale</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6-jan-06</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691" calcext:value-type="float">
            <text:p>691</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492" calcext:value-type="float">
            <text:p>5492</text:p>
          </table:table-cell>
          <table:table-cell office:value-type="string" calcext:value-type="string">
            <text:p>shall have as scale value</text:p>
          </table:table-cell>
          <table:table-cell office:value-type="float" office:value="1009673" calcext:value-type="float">
            <text:p>1009673</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492" calcext:value-type="float">
            <text:p>5492</text:p>
          </table:table-cell>
          <table:table-cell office:value-type="string" calcext:value-type="string">
            <text:p>conceptual requirement for an equality between a magnitude of an aspect and a number on a scale</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6-jan-06</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92" calcext:value-type="float">
            <text:p>692</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492" calcext:value-type="float">
            <text:p>5492</text:p>
          </table:table-cell>
          <table:table-cell office:value-type="string" calcext:value-type="string">
            <text:p>shall be a scale value equal to the mangnitude of</text:p>
          </table:table-cell>
          <table:table-cell office:value-type="float" office:value="1009674" calcext:value-type="float">
            <text:p>1009674</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492" calcext:value-type="float">
            <text:p>5492</text:p>
          </table:table-cell>
          <table:table-cell office:value-type="string" calcext:value-type="string">
            <text:p>conceptual requirement for an equality between a magnitude of an aspect and a number on a scale</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6-jan-06</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25" calcext:value-type="float">
            <text:p>12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516" calcext:value-type="float">
            <text:p>5516</text:p>
          </table:table-cell>
          <table:table-cell office:value-type="string" calcext:value-type="string">
            <text:p>relation between individual things</text:p>
          </table:table-cell>
          <table:table-cell office:value-type="float" office:value="1009799" calcext:value-type="float">
            <text:p>100979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2850" calcext:value-type="float">
            <text:p>2850</text:p>
          </table:table-cell>
          <table:table-cell office:value-type="string" calcext:value-type="string">
            <text:p>relation</text:p>
          </table:table-cell>
          <table:table-cell office:value-type="string" calcext:value-type="string">
            <text:p>that indicates that the related objects are individual things that are related to each other. It is an individual relation that may possess aspects.</text:p>
          </table:table-cell>
          <table:table-cell office:value-type="string" calcext:value-type="string">
            <text:p>is a relation that indicates that the related objects are individual things that are related to each other. It is an individual relation that may possess aspects.</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30-okt-06</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26" calcext:value-type="float">
            <text:p>12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516" calcext:value-type="float">
            <text:p>5516</text:p>
          </table:table-cell>
          <table:table-cell office:value-type="string" calcext:value-type="string">
            <text:p>relation between individual things</text:p>
          </table:table-cell>
          <table:table-cell office:value-type="float" office:value="1006989" calcext:value-type="float">
            <text:p>100698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730067" calcext:value-type="float">
            <text:p>730067</text:p>
          </table:table-cell>
          <table:table-cell office:value-type="string" calcext:value-type="string">
            <text:p>individual thing</text:p>
          </table:table-cell>
          <table:table-cell office:value-type="string" calcext:value-type="string">
            <text:p>that indicates that the related objects are related to each other by an individual relation.</text:p>
          </table:table-cell>
          <table:table-cell office:value-type="string" calcext:value-type="string">
            <text:p>is an individual thing that indicates that the related objects are related to each other by an individual relation.</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15-aug-01</text:p>
          </table:table-cell>
          <table:table-cell table:style-name="ce4" office:value-type="string" calcext:value-type="string">
            <text:p>30-okt-06</text:p>
          </table:table-cell>
          <table:table-cell office:value-type="string" calcext:value-type="string">
            <text:p>Andries van Renssen</text:p>
          </table:table-cell>
          <table:table-cell office:value-type="string" calcext:value-type="string">
            <text:p>Bernd Wenzel</text:p>
          </table:table-cell>
          <table:table-cell table:number-columns-repeated="995"/>
        </table:table-row>
        <table:table-row table:style-name="ro1">
          <table:table-cell office:value-type="float" office:value="502" calcext:value-type="float">
            <text:p>50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517" calcext:value-type="float">
            <text:p>5517</text:p>
          </table:table-cell>
          <table:table-cell office:value-type="string" calcext:value-type="string">
            <text:p>higher order or variable order relation between individual things</text:p>
          </table:table-cell>
          <table:table-cell office:value-type="float" office:value="1027852" calcext:value-type="float">
            <text:p>1027852</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936" calcext:value-type="float">
            <text:p>5936</text:p>
          </table:table-cell>
          <table:table-cell office:value-type="string" calcext:value-type="string">
            <text:p>higher order or variable order relation</text:p>
          </table:table-cell>
          <table:table-cell office:value-type="string" calcext:value-type="string">
            <text:p>in which individual things are involved.</text:p>
          </table:table-cell>
          <table:table-cell office:value-type="string" calcext:value-type="string">
            <text:p>is a higher order or variable order relation in which individual things are involved.</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8-jul-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03" calcext:value-type="float">
            <text:p>50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517" calcext:value-type="float">
            <text:p>5517</text:p>
          </table:table-cell>
          <table:table-cell office:value-type="string" calcext:value-type="string">
            <text:p>higher order or variable order relation between individual things</text:p>
          </table:table-cell>
          <table:table-cell office:value-type="float" office:value="1009801" calcext:value-type="float">
            <text:p>1009801</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516" calcext:value-type="float">
            <text:p>5516</text:p>
          </table:table-cell>
          <table:table-cell office:value-type="string" calcext:value-type="string">
            <text:p>relation between individual things</text:p>
          </table:table-cell>
          <table:table-cell office:value-type="string" calcext:value-type="string">
            <text:p>in which relation more than two things are involved.</text:p>
          </table:table-cell>
          <table:table-cell office:value-type="string" calcext:value-type="string">
            <text:p>is a relation between individual things in which relation more than two things are involved.</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30-okt-06</text:p>
          </table:table-cell>
          <table:table-cell table:style-name="ce4" office:value-type="string" calcext:value-type="string">
            <text:p>18-jul-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93" calcext:value-type="float">
            <text:p>69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519" calcext:value-type="float">
            <text:p>5519</text:p>
          </table:table-cell>
          <table:table-cell office:value-type="string" calcext:value-type="string">
            <text:p>by definition being an assembly of an individual thing</text:p>
          </table:table-cell>
          <table:table-cell office:value-type="float" office:value="1009816" calcext:value-type="float">
            <text:p>1009816</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989" calcext:value-type="float">
            <text:p>4989</text:p>
          </table:table-cell>
          <table:table-cell office:value-type="string" calcext:value-type="string">
            <text:p>conceptual requirement for assembly of an individual thing</text:p>
          </table:table-cell>
          <table:table-cell office:value-type="string" calcext:value-type="string">
            <text:p>that indicates that assemblies of the specified kind have by definition a part or the possibility for a part of the specified kind within the specified cardinality constraints. Note that a cardinality constraint may indicate that such a part is still optional, which then indicates that the whole is defined by the fact that it has the possibility to have such a part as part.</text:p>
          </table:table-cell>
          <table:table-cell office:value-type="string" calcext:value-type="string">
            <text:p>is a conceptual requirement for assembly of an individual thing that indicates that assemblies of the specified kind have by definition a part or the possibility for a part of the specified kind within the specified cardinality constraints. Note that a cardinality constraint may indicate that such a part is still optional, which then indicates that the whole is defined by the fact that it has the possibility to have such a part as part.</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5-feb-07</text:p>
          </table:table-cell>
          <table:table-cell table:style-name="ce4" office:value-type="string" calcext:value-type="string">
            <text:p>18-dec-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94" calcext:value-type="float">
            <text:p>694</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519" calcext:value-type="float">
            <text:p>5519</text:p>
          </table:table-cell>
          <table:table-cell office:value-type="string" calcext:value-type="string">
            <text:p>has by definition as part a</text:p>
          </table:table-cell>
          <table:table-cell office:value-type="float" office:value="1009855" calcext:value-type="float">
            <text:p>1009855</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519" calcext:value-type="float">
            <text:p>5519</text:p>
          </table:table-cell>
          <table:table-cell office:value-type="string" calcext:value-type="string">
            <text:p>by definition being an assembly of an individual thing</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7-mei-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95" calcext:value-type="float">
            <text:p>695</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519" calcext:value-type="float">
            <text:p>5519</text:p>
          </table:table-cell>
          <table:table-cell office:value-type="string" calcext:value-type="string">
            <text:p>is by definition a possible part of a</text:p>
          </table:table-cell>
          <table:table-cell office:value-type="float" office:value="1009817" calcext:value-type="float">
            <text:p>1009817</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519" calcext:value-type="float">
            <text:p>5519</text:p>
          </table:table-cell>
          <table:table-cell office:value-type="string" calcext:value-type="string">
            <text:p>by definition being an assembly of an individual thing</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5-feb-07</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696" calcext:value-type="float">
            <text:p>696</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519" calcext:value-type="float">
            <text:p>5519</text:p>
          </table:table-cell>
          <table:table-cell office:value-type="string" calcext:value-type="string">
            <text:p>is by definition a whole for a</text:p>
          </table:table-cell>
          <table:table-cell office:value-type="float" office:value="1009818" calcext:value-type="float">
            <text:p>1009818</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519" calcext:value-type="float">
            <text:p>5519</text:p>
          </table:table-cell>
          <table:table-cell office:value-type="string" calcext:value-type="string">
            <text:p>by definition being an assembly of an individual thing</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5-feb-07</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697" calcext:value-type="float">
            <text:p>697</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519" calcext:value-type="float">
            <text:p>5519</text:p>
          </table:table-cell>
          <table:table-cell office:value-type="string" calcext:value-type="string">
            <text:p>is by definition an assembly of a</text:p>
          </table:table-cell>
          <table:table-cell office:value-type="float" office:value="1009819" calcext:value-type="float">
            <text:p>1009819</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519" calcext:value-type="float">
            <text:p>5519</text:p>
          </table:table-cell>
          <table:table-cell office:value-type="string" calcext:value-type="string">
            <text:p>by definition being an assembly of an individual thing</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5-feb-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27" calcext:value-type="float">
            <text:p>12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520" calcext:value-type="float">
            <text:p>5520</text:p>
          </table:table-cell>
          <table:table-cell office:value-type="string" calcext:value-type="string">
            <text:p>transitive relation</text:p>
          </table:table-cell>
          <table:table-cell office:value-type="float" office:value="1009823" calcext:value-type="float">
            <text:p>1009823</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935" calcext:value-type="float">
            <text:p>5935</text:p>
          </table:table-cell>
          <table:table-cell office:value-type="string" calcext:value-type="string">
            <text:p>binary relation</text:p>
          </table:table-cell>
          <table:table-cell office:value-type="string" calcext:value-type="string">
            <text:p>that is also applicable to objects that are related to the related object by the same relation type. In other words if the pair (x,y) is related by a relation of the transitive relation type R, and the pair (y,z) is related by a relation of the same transitive relation type R, then the pair (x,z) is also assumed to be related by a relation of the same transitive relation type R. For example, if 'is an ancestor of' is stated to be transitive, and if Sara is an ancestor of Louise (i.e., (Sara,Louise) are related by a relation of type 'is an ancestor of') and Louise is an ancestor of Deborah (i.e., (Louise,Deborah) are related by a relation of type 'is an ancestor of'), then a reasoner can deduce that Sara is an ancestor of Deborah (i.e., (Sara,Deborah) are related by a relation of type 'is an ancestor of').</text:p>
          </table:table-cell>
          <table:table-cell office:value-type="string" calcext:value-type="string">
            <text:p>is a binary relation that is also applicable to objects that are related to the related object by the same relation type. In other words if the pair (x,y) is related by a relation of the transitive relation type R, and the pair (y,z) is related by a relation of the same transitive relation type R, then the pair (x,z) is also assumed to be related by a relation of the same transitive relation type R. For example, if 'is an ancestor of' is stated to be transitive, and if Sara is an ancestor of Louise (i.e., (Sara,Louise) are related by a relation of type 'is an ancestor of') and Louise is an ancestor of Deborah (i.e., (Louise,Deborah) are related by a relation of type 'is an ancestor of'), then a reasoner can deduce that Sara is an ancestor of Deborah (i.e., (Sara,Deborah) are related by a relation of type 'is an ancestor of').</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7-feb-07</text:p>
          </table:table-cell>
          <table:table-cell office:value-type="string" calcext:value-type="string">
            <text:p>Andries van Renssen</text:p>
          </table:table-cell>
          <table:table-cell office:value-type="string" calcext:value-type="string">
            <text:p>OWL</text:p>
          </table:table-cell>
          <table:table-cell table:number-columns-repeated="995"/>
        </table:table-row>
        <table:table-row table:style-name="ro1">
          <table:table-cell office:value-type="float" office:value="128" calcext:value-type="float">
            <text:p>12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521" calcext:value-type="float">
            <text:p>5521</text:p>
          </table:table-cell>
          <table:table-cell office:value-type="string" calcext:value-type="string">
            <text:p>symmetric relation</text:p>
          </table:table-cell>
          <table:table-cell office:value-type="float" office:value="1009824" calcext:value-type="float">
            <text:p>100982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935" calcext:value-type="float">
            <text:p>5935</text:p>
          </table:table-cell>
          <table:table-cell office:value-type="string" calcext:value-type="string">
            <text:p>binary relation</text:p>
          </table:table-cell>
          <table:table-cell office:value-type="string" calcext:value-type="string">
            <text:p>of which the related objects can exchange roles without a change of meaning. In other words if the pair (x,y) is related by a relation of symmetric relation type R, then that expression is equivalent to the expression that the pair (y,x) is related by a relation of symmetric relation type R. For example, 'has as friend' may be stated to be a symmetric relation type. Then a reasoner that is given that Frank is a friend of Deborah can deduce that Deborah has Frank as a friend. Note: the existence of real symmetric relations is questionable. The inverse relation is therefore always phrased differently.</text:p>
          </table:table-cell>
          <table:table-cell office:value-type="string" calcext:value-type="string">
            <text:p>is a binary relation of which the related objects can exchange roles without a change of meaning. In other words if the pair (x,y) is related by a relation of symmetric relation type R, then that expression is equivalent to the expression that the pair (y,x) is related by a relation of symmetric relation type R. For example, 'has as friend' may be stated to be a symmetric relation type. Then a reasoner that is given that Frank is a friend of Deborah can deduce that Deborah has Frank as a friend. Note: the existence of real symmetric relations is questionable. The inverse relation is therefore always phrased differently.</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7-feb-07</text:p>
          </table:table-cell>
          <table:table-cell office:value-type="string" calcext:value-type="string">
            <text:p>Andries van Renssen</text:p>
          </table:table-cell>
          <table:table-cell office:value-type="string" calcext:value-type="string">
            <text:p>OWL</text:p>
          </table:table-cell>
          <table:table-cell table:number-columns-repeated="995"/>
        </table:table-row>
        <table:table-row table:style-name="ro1">
          <table:table-cell office:value-type="float" office:value="698" calcext:value-type="float">
            <text:p>698</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523" calcext:value-type="float">
            <text:p>5523</text:p>
          </table:table-cell>
          <table:table-cell office:value-type="string" calcext:value-type="string">
            <text:p>symbol for a term for an object</text:p>
          </table:table-cell>
          <table:table-cell office:value-type="float" office:value="1009830" calcext:value-type="float">
            <text:p>100983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980" calcext:value-type="float">
            <text:p>1980</text:p>
          </table:table-cell>
          <table:table-cell office:value-type="string" calcext:value-type="string">
            <text:p>alias for a term for an object</text:p>
          </table:table-cell>
          <table:table-cell office:value-type="string" calcext:value-type="string">
            <text:p>that expresses that the alias encoded information is a symbol that represents the full text encoded information.</text:p>
          </table:table-cell>
          <table:table-cell office:value-type="string" calcext:value-type="string">
            <text:p>is an alias for a term for an object that expresses that the alias encoded information is a symbol that represents the full text encoded information.</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9-feb-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99" calcext:value-type="float">
            <text:p>699</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523" calcext:value-type="float">
            <text:p>5523</text:p>
          </table:table-cell>
          <table:table-cell office:value-type="string" calcext:value-type="string">
            <text:p>is a symbol for</text:p>
          </table:table-cell>
          <table:table-cell office:value-type="float" office:value="1009831" calcext:value-type="float">
            <text:p>1009831</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523" calcext:value-type="float">
            <text:p>5523</text:p>
          </table:table-cell>
          <table:table-cell office:value-type="string" calcext:value-type="string">
            <text:p>symbol for a term for an object</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19-feb-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00" calcext:value-type="float">
            <text:p>700</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523" calcext:value-type="float">
            <text:p>5523</text:p>
          </table:table-cell>
          <table:table-cell office:value-type="string" calcext:value-type="string">
            <text:p>is symbolised by</text:p>
          </table:table-cell>
          <table:table-cell office:value-type="float" office:value="1009833" calcext:value-type="float">
            <text:p>1009833</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523" calcext:value-type="float">
            <text:p>5523</text:p>
          </table:table-cell>
          <table:table-cell office:value-type="string" calcext:value-type="string">
            <text:p>symbol for a term for an object</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9-feb-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01" calcext:value-type="float">
            <text:p>701</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523" calcext:value-type="float">
            <text:p>5523</text:p>
          </table:table-cell>
          <table:table-cell office:value-type="string" calcext:value-type="string">
            <text:p>symbol for a term for an object</text:p>
          </table:table-cell>
          <table:table-cell office:value-type="float" office:value="1026203" calcext:value-type="float">
            <text:p>1026203</text:p>
          </table:table-cell>
          <table:table-cell office:value-type="float" office:value="5944" calcext:value-type="float">
            <text:p>5944</text:p>
          </table:table-cell>
          <table:table-cell office:value-type="string" calcext:value-type="string">
            <text:p>has by definition as first role a</text:p>
          </table:table-cell>
          <table:table-cell/>
          <table:table-cell office:value-type="float" office:value="5618" calcext:value-type="float">
            <text:p>5618</text:p>
          </table:table-cell>
          <table:table-cell office:value-type="string" calcext:value-type="string">
            <text:p>something denoted by a symbolic term</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7-okt-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02" calcext:value-type="float">
            <text:p>70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527" calcext:value-type="float">
            <text:p>5527</text:p>
          </table:table-cell>
          <table:table-cell office:value-type="string" calcext:value-type="string">
            <text:p>conceptual definition by possession of an aspect</text:p>
          </table:table-cell>
          <table:table-cell office:value-type="float" office:value="1009850" calcext:value-type="float">
            <text:p>100985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956" calcext:value-type="float">
            <text:p>4956</text:p>
          </table:table-cell>
          <table:table-cell office:value-type="string" calcext:value-type="string">
            <text:p>conceptual requirement for possession of an aspect</text:p>
          </table:table-cell>
          <table:table-cell office:value-type="string" calcext:value-type="string">
            <text:p>that specifies that a specified possessor concept is defined by conceptually possessing a qualitative aspect (an aspect value) of the specified kind. This implies that each possessor individual thing of the specified kind by definition possesses an aspect of the specified kind that is qualified. For example: 'horizontal vessel' is defined by the kind of aspect 'orientation'. In a separate relation of a different type it shall be expressed that a horizontal vessel 'is by definition' horizontal.</text:p>
          </table:table-cell>
          <table:table-cell office:value-type="string" calcext:value-type="string">
            <text:p>is a conceptual requirement for possession of an aspect that specifies that a specified possessor concept is defined by conceptually possessing a qualitative aspect (an aspect value) of the specified kind. This implies that each possessor individual thing of the specified kind by definition possesses an aspect of the specified kind that is qualified. For example: 'horizontal vessel' is defined by the kind of aspect 'orientation'. In a separate relation of a different type it shall be expressed that a horizontal vessel 'is by definition' horizontal.</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7-apr-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03" calcext:value-type="float">
            <text:p>703</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527" calcext:value-type="float">
            <text:p>5527</text:p>
          </table:table-cell>
          <table:table-cell office:value-type="string" calcext:value-type="string">
            <text:p>is defined by possessing as aspect a</text:p>
          </table:table-cell>
          <table:table-cell office:value-type="float" office:value="1009851" calcext:value-type="float">
            <text:p>1009851</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527" calcext:value-type="float">
            <text:p>5527</text:p>
          </table:table-cell>
          <table:table-cell office:value-type="string" calcext:value-type="string">
            <text:p>conceptual definition by possession of an aspect</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17-apr-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04" calcext:value-type="float">
            <text:p>704</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527" calcext:value-type="float">
            <text:p>5527</text:p>
          </table:table-cell>
          <table:table-cell office:value-type="string" calcext:value-type="string">
            <text:p>is a defining aspect of a</text:p>
          </table:table-cell>
          <table:table-cell office:value-type="float" office:value="1009853" calcext:value-type="float">
            <text:p>1009853</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527" calcext:value-type="float">
            <text:p>5527</text:p>
          </table:table-cell>
          <table:table-cell office:value-type="string" calcext:value-type="string">
            <text:p>conceptual definition by possession of an aspect</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7-apr-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47" calcext:value-type="float">
            <text:p>44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586" calcext:value-type="float">
            <text:p>5586</text:p>
          </table:table-cell>
          <table:table-cell office:value-type="string" calcext:value-type="string">
            <text:p>information related to an individual thing</text:p>
          </table:table-cell>
          <table:table-cell office:value-type="float" office:value="1026087" calcext:value-type="float">
            <text:p>1026087</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719" calcext:value-type="float">
            <text:p>4719</text:p>
          </table:table-cell>
          <table:table-cell office:value-type="string" calcext:value-type="string">
            <text:p>relation between an individual thing and a kind of thing</text:p>
          </table:table-cell>
          <table:table-cell office:value-type="string" calcext:value-type="string">
            <text:p>that indicates that the informer qualitative information is related to the individual thing.</text:p>
          </table:table-cell>
          <table:table-cell office:value-type="string" calcext:value-type="string">
            <text:p>is a relation between an individual thing and a kind of thing that indicates that the informer qualitative information is related to the individual thing.</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20-sep-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48" calcext:value-type="float">
            <text:p>44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5586" calcext:value-type="float">
            <text:p>5586</text:p>
          </table:table-cell>
          <table:table-cell office:value-type="string" calcext:value-type="string">
            <text:p>information related to an individual thing</text:p>
          </table:table-cell>
          <table:table-cell office:value-type="float" office:value="1026089" calcext:value-type="float">
            <text:p>1026089</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4173" calcext:value-type="float">
            <text:p>4173</text:p>
          </table:table-cell>
          <table:table-cell office:value-type="string" calcext:value-type="string">
            <text:p>informative</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20-sep-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49" calcext:value-type="float">
            <text:p>449</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586" calcext:value-type="float">
            <text:p>5586</text:p>
          </table:table-cell>
          <table:table-cell office:value-type="string" calcext:value-type="string">
            <text:p>is associated with information</text:p>
          </table:table-cell>
          <table:table-cell office:value-type="float" office:value="1026090" calcext:value-type="float">
            <text:p>1026090</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586" calcext:value-type="float">
            <text:p>5586</text:p>
          </table:table-cell>
          <table:table-cell office:value-type="string" calcext:value-type="string">
            <text:p>information related to an individual thing</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number-columns-repeated="2" table:style-name="ce4" office:value-type="string" calcext:value-type="string">
            <text:p>20-sep-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50" calcext:value-type="float">
            <text:p>450</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586" calcext:value-type="float">
            <text:p>5586</text:p>
          </table:table-cell>
          <table:table-cell office:value-type="string" calcext:value-type="string">
            <text:p>is information associated with</text:p>
          </table:table-cell>
          <table:table-cell office:value-type="float" office:value="1026091" calcext:value-type="float">
            <text:p>1026091</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586" calcext:value-type="float">
            <text:p>5586</text:p>
          </table:table-cell>
          <table:table-cell office:value-type="string" calcext:value-type="string">
            <text:p>information related to an individual thing</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20-sep-07</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17" calcext:value-type="float">
            <text:p>317</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605" calcext:value-type="float">
            <text:p>5605</text:p>
          </table:table-cell>
          <table:table-cell office:value-type="string" calcext:value-type="string">
            <text:p>something denoted by a synonym</text:p>
          </table:table-cell>
          <table:table-cell office:value-type="float" office:value="1026204" calcext:value-type="float">
            <text:p>102620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551" calcext:value-type="float">
            <text:p>4551</text:p>
          </table:table-cell>
          <table:table-cell office:value-type="string" calcext:value-type="string">
            <text:p>something denoted by an alias term</text:p>
          </table:table-cell>
          <table:table-cell office:value-type="string" calcext:value-type="string">
            <text:p>that is a denotation of something by an alternative term for a base term.</text:p>
          </table:table-cell>
          <table:table-cell office:value-type="string" calcext:value-type="string">
            <text:p>is a something denoted by an alias term that is a denotation of something by an alternative term for a base term.</text:p>
          </table:table-cell>
          <table:table-cell table:number-columns-repeated="3"/>
          <table:table-cell office:value-type="float" office:value="970267" calcext:value-type="float">
            <text:p>970267</text:p>
          </table:table-cell>
          <table:table-cell office:value-type="string" calcext:value-type="string">
            <text:p>facts about kinds of information</text:p>
          </table:table-cell>
          <table:table-cell office:value-type="string" calcext:value-type="string">
            <text:p>accepted</text:p>
          </table:table-cell>
          <table:table-cell/>
          <table:table-cell table:style-name="ce4" office:value-type="string" calcext:value-type="string">
            <text:p>17-okt-07</text:p>
          </table:table-cell>
          <table:table-cell table:style-name="ce4" office:value-type="string" calcext:value-type="string">
            <text:p>11-nov-08</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24" calcext:value-type="float">
            <text:p>324</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606" calcext:value-type="float">
            <text:p>5606</text:p>
          </table:table-cell>
          <table:table-cell office:value-type="string" calcext:value-type="string">
            <text:p>something denoted by an abbreviation</text:p>
          </table:table-cell>
          <table:table-cell office:value-type="float" office:value="1026205" calcext:value-type="float">
            <text:p>102620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551" calcext:value-type="float">
            <text:p>4551</text:p>
          </table:table-cell>
          <table:table-cell office:value-type="string" calcext:value-type="string">
            <text:p>something denoted by an alias term</text:p>
          </table:table-cell>
          <table:table-cell office:value-type="string" calcext:value-type="string">
            <text:p>that is a denotation of something by an alternative abbreviation for a base term. Typically the abbreviation is a shorter term than a base term and is derived from that base term. Typically the first few characters of the base term, possibly terminated by a dot or the first character of each component of a base term each terminated by a dot. For example: etc. or a.o. or NL.</text:p>
          </table:table-cell>
          <table:table-cell office:value-type="string" calcext:value-type="string">
            <text:p>is a something denoted by an alias term that is a denotation of something by an alternative abbreviation for a base term. Typically the abbreviation is a shorter term than a base term and is derived from that base term. Typically the first few characters of the base term, possibly terminated by a dot or the first character of each component of a base term each terminated by a dot. For example: etc. or a.o. or NL.</text:p>
          </table:table-cell>
          <table:table-cell table:number-columns-repeated="3"/>
          <table:table-cell office:value-type="float" office:value="970267" calcext:value-type="float">
            <text:p>970267</text:p>
          </table:table-cell>
          <table:table-cell office:value-type="string" calcext:value-type="string">
            <text:p>facts about kinds of information</text:p>
          </table:table-cell>
          <table:table-cell office:value-type="string" calcext:value-type="string">
            <text:p>accepted</text:p>
          </table:table-cell>
          <table:table-cell/>
          <table:table-cell table:style-name="ce4" office:value-type="string" calcext:value-type="string">
            <text:p>17-okt-07</text:p>
          </table:table-cell>
          <table:table-cell table:style-name="ce4" office:value-type="string" calcext:value-type="string">
            <text:p>11-nov-08</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36" calcext:value-type="float">
            <text:p>336</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615" calcext:value-type="float">
            <text:p>5615</text:p>
          </table:table-cell>
          <table:table-cell office:value-type="string" calcext:value-type="string">
            <text:p>something denoted by an inverse term</text:p>
          </table:table-cell>
          <table:table-cell office:value-type="float" office:value="1026214" calcext:value-type="float">
            <text:p>102621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551" calcext:value-type="float">
            <text:p>4551</text:p>
          </table:table-cell>
          <table:table-cell office:value-type="string" calcext:value-type="string">
            <text:p>something denoted by an alias term</text:p>
          </table:table-cell>
          <table:table-cell office:value-type="string" calcext:value-type="string">
            <text:p>that denotes a relation between things that is expressed with an inverse sequence of the related things relative to the related expression for the base sequence of the related things. Typically, if A is related to B in a particular way, then the inverse term is a term that is suitable to express how B is related to A. For example, the term 'is a part of' has as inverse term 'is whole for'.</text:p>
          </table:table-cell>
          <table:table-cell office:value-type="string" calcext:value-type="string">
            <text:p>is a something denoted by an alias term that denotes a relation between things that is expressed with an inverse sequence of the related things relative to the related expression for the base sequence of the related things. Typically, if A is related to B in a particular way, then the inverse term is a term that is suitable to express how B is related to A. For example, the term 'is a part of' has as inverse term 'is whole for'.</text:p>
          </table:table-cell>
          <table:table-cell table:number-columns-repeated="3"/>
          <table:table-cell office:value-type="float" office:value="970267" calcext:value-type="float">
            <text:p>970267</text:p>
          </table:table-cell>
          <table:table-cell office:value-type="string" calcext:value-type="string">
            <text:p>facts about kinds of information</text:p>
          </table:table-cell>
          <table:table-cell office:value-type="string" calcext:value-type="string">
            <text:p>accepted</text:p>
          </table:table-cell>
          <table:table-cell/>
          <table:table-cell table:style-name="ce4" office:value-type="string" calcext:value-type="string">
            <text:p>17-okt-07</text:p>
          </table:table-cell>
          <table:table-cell table:style-name="ce4" office:value-type="string" calcext:value-type="string">
            <text:p>11-nov-08</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41" calcext:value-type="float">
            <text:p>341</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616" calcext:value-type="float">
            <text:p>5616</text:p>
          </table:table-cell>
          <table:table-cell office:value-type="string" calcext:value-type="string">
            <text:p>something denoted by a translation</text:p>
          </table:table-cell>
          <table:table-cell office:value-type="float" office:value="1026215" calcext:value-type="float">
            <text:p>102621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551" calcext:value-type="float">
            <text:p>4551</text:p>
          </table:table-cell>
          <table:table-cell office:value-type="string" calcext:value-type="string">
            <text:p>something denoted by an alias term</text:p>
          </table:table-cell>
          <table:table-cell office:value-type="string" calcext:value-type="string">
            <text:p>that denotes something and is expressed in a different language as a related base term.</text:p>
          </table:table-cell>
          <table:table-cell office:value-type="string" calcext:value-type="string">
            <text:p>is a something denoted by an alias term that denotes something and is expressed in a different language as a related base term.</text:p>
          </table:table-cell>
          <table:table-cell table:number-columns-repeated="3"/>
          <table:table-cell office:value-type="float" office:value="970267" calcext:value-type="float">
            <text:p>970267</text:p>
          </table:table-cell>
          <table:table-cell office:value-type="string" calcext:value-type="string">
            <text:p>facts about kinds of information</text:p>
          </table:table-cell>
          <table:table-cell office:value-type="string" calcext:value-type="string">
            <text:p>accepted</text:p>
          </table:table-cell>
          <table:table-cell/>
          <table:table-cell table:style-name="ce4" office:value-type="string" calcext:value-type="string">
            <text:p>17-okt-07</text:p>
          </table:table-cell>
          <table:table-cell table:style-name="ce4" office:value-type="string" calcext:value-type="string">
            <text:p>11-nov-08</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06" calcext:value-type="float">
            <text:p>706</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618" calcext:value-type="float">
            <text:p>5618</text:p>
          </table:table-cell>
          <table:table-cell office:value-type="string" calcext:value-type="string">
            <text:p>something denoted by a symbolic term</text:p>
          </table:table-cell>
          <table:table-cell office:value-type="float" office:value="1026217" calcext:value-type="float">
            <text:p>1026217</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551" calcext:value-type="float">
            <text:p>4551</text:p>
          </table:table-cell>
          <table:table-cell office:value-type="string" calcext:value-type="string">
            <text:p>something denoted by an alias term</text:p>
          </table:table-cell>
          <table:table-cell office:value-type="string" calcext:value-type="string">
            <text:p>that consists of one or more graphical symbols that as a whole denotes something. Typically not consisting of characters from a natural language.</text:p>
          </table:table-cell>
          <table:table-cell office:value-type="string" calcext:value-type="string">
            <text:p>is something denoted by an alias term that consists of one or more graphical symbols that as a whole denotes something. Typically not consisting of characters from a natural language.</text:p>
          </table:table-cell>
          <table:table-cell table:number-columns-repeated="3"/>
          <table:table-cell office:value-type="float" office:value="970267" calcext:value-type="float">
            <text:p>970267</text:p>
          </table:table-cell>
          <table:table-cell office:value-type="string" calcext:value-type="string">
            <text:p>facts about kinds of information</text:p>
          </table:table-cell>
          <table:table-cell office:value-type="string" calcext:value-type="string">
            <text:p>accepted</text:p>
          </table:table-cell>
          <table:table-cell/>
          <table:table-cell table:style-name="ce4" office:value-type="string" calcext:value-type="string">
            <text:p>17-okt-07</text:p>
          </table:table-cell>
          <table:table-cell table:style-name="ce4" office:value-type="string" calcext:value-type="string">
            <text:p>11-nov-08</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07" calcext:value-type="float">
            <text:p>70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642" calcext:value-type="float">
            <text:p>5642</text:p>
          </table:table-cell>
          <table:table-cell office:value-type="string" calcext:value-type="string">
            <text:p>by definition being a quantification of a characteristic on a scale</text:p>
          </table:table-cell>
          <table:table-cell office:value-type="float" office:value="1026347" calcext:value-type="float">
            <text:p>1026347</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757" calcext:value-type="float">
            <text:p>4757</text:p>
          </table:table-cell>
          <table:table-cell office:value-type="string" calcext:value-type="string">
            <text:p>conceptual quantification of a characteristic on a scale</text:p>
          </table:table-cell>
          <table:table-cell office:value-type="string" calcext:value-type="string">
            <text:p>that indicates that the members of qualified characteristics of the kind are defined as being quantifiable on the scale.</text:p>
          </table:table-cell>
          <table:table-cell office:value-type="string" calcext:value-type="string">
            <text:p>is a conceptual quantification of a characteristic on a scale that indicates that the members of qualified characteristics of the kind are defined as being quantifiable on the scale.</text:p>
          </table:table-cell>
          <table:table-cell table:number-columns-repeated="2"/>
          <table:table-cell office:value-type="string" calcext:value-type="string">
            <text:p>e.g. pressure can be quantified on scale pressure scale</text:p>
          </table:table-cell>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4-apr-08</text:p>
          </table:table-cell>
          <table:table-cell table:style-name="ce4" office:value-type="string" calcext:value-type="string">
            <text:p>20-apr-1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08" calcext:value-type="float">
            <text:p>708</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642" calcext:value-type="float">
            <text:p>5642</text:p>
          </table:table-cell>
          <table:table-cell office:value-type="string" calcext:value-type="string">
            <text:p>is defined as being quantifiable on scale</text:p>
          </table:table-cell>
          <table:table-cell office:value-type="float" office:value="1026348" calcext:value-type="float">
            <text:p>1026348</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642" calcext:value-type="float">
            <text:p>5642</text:p>
          </table:table-cell>
          <table:table-cell office:value-type="string" calcext:value-type="string">
            <text:p>by definition being a quantification of a characteristic on a scale</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14-apr-08</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09" calcext:value-type="float">
            <text:p>709</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642" calcext:value-type="float">
            <text:p>5642</text:p>
          </table:table-cell>
          <table:table-cell office:value-type="string" calcext:value-type="string">
            <text:p>is by definition a scale for a</text:p>
          </table:table-cell>
          <table:table-cell office:value-type="float" office:value="1026349" calcext:value-type="float">
            <text:p>1026349</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642" calcext:value-type="float">
            <text:p>5642</text:p>
          </table:table-cell>
          <table:table-cell office:value-type="string" calcext:value-type="string">
            <text:p>by definition being a quantification of a characteristic on a scale</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4-apr-08</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42" calcext:value-type="float">
            <text:p>14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650" calcext:value-type="float">
            <text:p>5650</text:p>
          </table:table-cell>
          <table:table-cell office:value-type="string" calcext:value-type="string">
            <text:p>context</text:p>
          </table:table-cell>
          <table:table-cell office:value-type="float" office:value="1026385" calcext:value-type="float">
            <text:p>102638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24" calcext:value-type="float">
            <text:p>4824</text:p>
          </table:table-cell>
          <table:table-cell office:value-type="string" calcext:value-type="string">
            <text:p>related</text:p>
          </table:table-cell>
          <table:table-cell office:value-type="string" calcext:value-type="string">
            <text:p>that specifies the object that has a role as environment in which the referenced relation is applicable.</text:p>
          </table:table-cell>
          <table:table-cell office:value-type="string" calcext:value-type="string">
            <text:p>is a related that specifies the object that has a role as environment in which the referenced relation is applicable.</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14-aug-08</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10" calcext:value-type="float">
            <text:p>71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656" calcext:value-type="float">
            <text:p>5656</text:p>
          </table:table-cell>
          <table:table-cell office:value-type="string" calcext:value-type="string">
            <text:p>possessor of qualitative aspect</text:p>
          </table:table-cell>
          <table:table-cell office:value-type="float" office:value="1026413" calcext:value-type="float">
            <text:p>1026413</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93" calcext:value-type="float">
            <text:p>4893</text:p>
          </table:table-cell>
          <table:table-cell office:value-type="string" calcext:value-type="string">
            <text:p>relating individual thing</text:p>
          </table:table-cell>
          <table:table-cell office:value-type="string" calcext:value-type="string">
            <text:p>that specifies the individual object that has the qualitative aspect.</text:p>
          </table:table-cell>
          <table:table-cell office:value-type="string" calcext:value-type="string">
            <text:p>is a relating individual thing that specifies the individual object that has the qualitative aspect.</text:p>
          </table:table-cell>
          <table:table-cell table:number-columns-repeated="3"/>
          <table:table-cell office:value-type="float" office:value="553310" calcext:value-type="float">
            <text:p>553310</text:p>
          </table:table-cell>
          <table:table-cell office:value-type="string" calcext:value-type="string">
            <text:p>facts about kinds of roles</text:p>
          </table:table-cell>
          <table:table-cell office:value-type="string" calcext:value-type="string">
            <text:p>accepted</text:p>
          </table:table-cell>
          <table:table-cell/>
          <table:table-cell table:number-columns-repeated="2" table:style-name="ce4" office:value-type="string" calcext:value-type="string">
            <text:p>9-sep-08</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11" calcext:value-type="float">
            <text:p>71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657" calcext:value-type="float">
            <text:p>5657</text:p>
          </table:table-cell>
          <table:table-cell office:value-type="string" calcext:value-type="string">
            <text:p>possesed qualitative aspect</text:p>
          </table:table-cell>
          <table:table-cell office:value-type="float" office:value="1026414" calcext:value-type="float">
            <text:p>102641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94" calcext:value-type="float">
            <text:p>4894</text:p>
          </table:table-cell>
          <table:table-cell office:value-type="string" calcext:value-type="string">
            <text:p>related kind</text:p>
          </table:table-cell>
          <table:table-cell office:value-type="string" calcext:value-type="string">
            <text:p>that specifies a qualitative aspect that classifies an aspect that is possessed. For example: blue is a qualitative aspect that classifies an aspect of my car.</text:p>
          </table:table-cell>
          <table:table-cell office:value-type="string" calcext:value-type="string">
            <text:p>is a related kind that specifies a qualitative aspect that classifies an aspect that is possessed. For example: blue is a qualitative aspect that classifies an aspect of my car.</text:p>
          </table:table-cell>
          <table:table-cell table:number-columns-repeated="3"/>
          <table:table-cell office:value-type="float" office:value="553310" calcext:value-type="float">
            <text:p>553310</text:p>
          </table:table-cell>
          <table:table-cell office:value-type="string" calcext:value-type="string">
            <text:p>facts about kinds of roles</text:p>
          </table:table-cell>
          <table:table-cell office:value-type="string" calcext:value-type="string">
            <text:p>accepted</text:p>
          </table:table-cell>
          <table:table-cell/>
          <table:table-cell table:number-columns-repeated="2" table:style-name="ce4" office:value-type="string" calcext:value-type="string">
            <text:p>9-sep-08</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12" calcext:value-type="float">
            <text:p>71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668" calcext:value-type="float">
            <text:p>5668</text:p>
          </table:table-cell>
          <table:table-cell office:value-type="string" calcext:value-type="string">
            <text:p>infinitive name of a kind of occurrence</text:p>
          </table:table-cell>
          <table:table-cell office:value-type="float" office:value="1026475" calcext:value-type="float">
            <text:p>102647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718" calcext:value-type="float">
            <text:p>4718</text:p>
          </table:table-cell>
          <table:table-cell office:value-type="string" calcext:value-type="string">
            <text:p>relation between kinds of things</text:p>
          </table:table-cell>
          <table:table-cell office:value-type="string" calcext:value-type="string">
            <text:p>that specifies that the relator concept is denoted by an infinitive form of name of occurrence or of a subtype of occurrence whereas the related concept is the same concept but denoted by an inflected form.</text:p>
          </table:table-cell>
          <table:table-cell office:value-type="string" calcext:value-type="string">
            <text:p>is a relation between kinds of things that specifies that the relator concept is denoted by an infinitive form of name of occurrence or of a subtype of occurrence whereas the related concept is the same concept but denoted by an inflected form.</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8-okt-08</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13" calcext:value-type="float">
            <text:p>713</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668" calcext:value-type="float">
            <text:p>5668</text:p>
          </table:table-cell>
          <table:table-cell office:value-type="string" calcext:value-type="string">
            <text:p>is an infinitive of</text:p>
          </table:table-cell>
          <table:table-cell office:value-type="float" office:value="1026476" calcext:value-type="float">
            <text:p>1026476</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668" calcext:value-type="float">
            <text:p>5668</text:p>
          </table:table-cell>
          <table:table-cell office:value-type="string" calcext:value-type="string">
            <text:p>infinitive name of a kind of occurrence</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8-okt-08</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14" calcext:value-type="float">
            <text:p>714</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668" calcext:value-type="float">
            <text:p>5668</text:p>
          </table:table-cell>
          <table:table-cell office:value-type="string" calcext:value-type="string">
            <text:p>is an inflection of</text:p>
          </table:table-cell>
          <table:table-cell office:value-type="float" office:value="1026477" calcext:value-type="float">
            <text:p>1026477</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668" calcext:value-type="float">
            <text:p>5668</text:p>
          </table:table-cell>
          <table:table-cell office:value-type="string" calcext:value-type="string">
            <text:p>infinitive name of a kind of occurrence</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8-okt-08</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15" calcext:value-type="float">
            <text:p>71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687" calcext:value-type="float">
            <text:p>5687</text:p>
          </table:table-cell>
          <table:table-cell office:value-type="string" calcext:value-type="string">
            <text:p>involvement as mechanism</text:p>
          </table:table-cell>
          <table:table-cell office:value-type="float" office:value="1026576" calcext:value-type="float">
            <text:p>1026576</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767" calcext:value-type="float">
            <text:p>4767</text:p>
          </table:table-cell>
          <table:table-cell office:value-type="string" calcext:value-type="string">
            <text:p>involvement in an occurrence</text:p>
          </table:table-cell>
          <table:table-cell office:value-type="string" calcext:value-type="string">
            <text:p>that indicates that the involved object has a role that contributes to the execution of the occurrence. It can be a performer, aid or tool role.</text:p>
          </table:table-cell>
          <table:table-cell office:value-type="string" calcext:value-type="string">
            <text:p>is an involvement in an occurrence that indicates that the involved object has a role that contributes to the execution of the occurrence. It can be a performer, aid or tool role.</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22-jul-09</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16" calcext:value-type="float">
            <text:p>71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5687" calcext:value-type="float">
            <text:p>5687</text:p>
          </table:table-cell>
          <table:table-cell office:value-type="string" calcext:value-type="string">
            <text:p>involvement as mechanism</text:p>
          </table:table-cell>
          <table:table-cell office:value-type="float" office:value="1026577" calcext:value-type="float">
            <text:p>1026577</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640108" calcext:value-type="float">
            <text:p>640108</text:p>
          </table:table-cell>
          <table:table-cell office:value-type="string" calcext:value-type="string">
            <text:p>mechanism</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22-jul-09</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17" calcext:value-type="float">
            <text:p>717</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687" calcext:value-type="float">
            <text:p>5687</text:p>
          </table:table-cell>
          <table:table-cell office:value-type="string" calcext:value-type="string">
            <text:p>is a mechanism in</text:p>
          </table:table-cell>
          <table:table-cell office:value-type="float" office:value="1026578" calcext:value-type="float">
            <text:p>1026578</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687" calcext:value-type="float">
            <text:p>5687</text:p>
          </table:table-cell>
          <table:table-cell office:value-type="string" calcext:value-type="string">
            <text:p>involvement as mechanism</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22-jul-09</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18" calcext:value-type="float">
            <text:p>718</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687" calcext:value-type="float">
            <text:p>5687</text:p>
          </table:table-cell>
          <table:table-cell office:value-type="string" calcext:value-type="string">
            <text:p>uses as mechanism</text:p>
          </table:table-cell>
          <table:table-cell office:value-type="float" office:value="1026579" calcext:value-type="float">
            <text:p>1026579</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687" calcext:value-type="float">
            <text:p>5687</text:p>
          </table:table-cell>
          <table:table-cell office:value-type="string" calcext:value-type="string">
            <text:p>involvement as mechanism</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number-columns-repeated="2" table:style-name="ce4" office:value-type="string" calcext:value-type="string">
            <text:p>22-jul-09</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19" calcext:value-type="float">
            <text:p>71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735" calcext:value-type="float">
            <text:p>5735</text:p>
          </table:table-cell>
          <table:table-cell office:value-type="string" calcext:value-type="string">
            <text:p>conceptual requirement for a binary relation between things of specified kinds</text:p>
          </table:table-cell>
          <table:table-cell office:value-type="float" office:value="1026780" calcext:value-type="float">
            <text:p>102678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231" calcext:value-type="float">
            <text:p>1231</text:p>
          </table:table-cell>
          <table:table-cell office:value-type="string" calcext:value-type="string">
            <text:p>conceptual binary relation between things of specified kinds</text:p>
          </table:table-cell>
          <table:table-cell office:value-type="string" calcext:value-type="string">
            <text:p>that specifies that members of the related kind shall be related by a relation of the specified kind to members of the relator kind within cardinality constraints and within a validity context. This implies that relations of this kind express that it is possible and in a particular context required that an individual object of the related kind is related to another individual object of the relator kind. The conceptual relation itself does not specify the members that are or shall be related. For a design in the form of a model such a requirement implies that the fulfilment shall be documented in the form of a model as well in order to allow automated verification.</text:p>
          </table:table-cell>
          <table:table-cell office:value-type="string" calcext:value-type="string">
            <text:p>is a conceptual binary relation between things of specified kinds that specifies that members of the related kind shall be related by a relation of the specified kind to members of the relator kind within cardinality constraints and within a validity context. This implies that relations of this kind express that it is possible and in a particular context required that an individual object of the related kind is related to another individual object of the relator kind. The conceptual relation itself does not specify the members that are or shall be related. For a design in the form of a model such a requirement implies that the fulfilment shall be documented in the form of a model as well in order to allow automated verification.</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1-mei-10</text:p>
          </table:table-cell>
          <table:table-cell table:style-name="ce4" office:value-type="string" calcext:value-type="string">
            <text:p>30-jan-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20" calcext:value-type="float">
            <text:p>72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735" calcext:value-type="float">
            <text:p>5735</text:p>
          </table:table-cell>
          <table:table-cell office:value-type="string" calcext:value-type="string">
            <text:p>conceptual requirement for having a relation</text:p>
          </table:table-cell>
          <table:table-cell office:value-type="float" office:value="1026781" calcext:value-type="float">
            <text:p>1026781</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5735" calcext:value-type="float">
            <text:p>5735</text:p>
          </table:table-cell>
          <table:table-cell office:value-type="string" calcext:value-type="string">
            <text:p>conceptual requirement for a binary relation between things of specified kinds</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1-mei-1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21" calcext:value-type="float">
            <text:p>721</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735" calcext:value-type="float">
            <text:p>5735</text:p>
          </table:table-cell>
          <table:table-cell office:value-type="string" calcext:value-type="string">
            <text:p>shall be related to a</text:p>
          </table:table-cell>
          <table:table-cell office:value-type="float" office:value="1026784" calcext:value-type="float">
            <text:p>1026784</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735" calcext:value-type="float">
            <text:p>5735</text:p>
          </table:table-cell>
          <table:table-cell office:value-type="string" calcext:value-type="string">
            <text:p>conceptual requirement for a binary relation between things of specified kinds</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1-mei-1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22" calcext:value-type="float">
            <text:p>722</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735" calcext:value-type="float">
            <text:p>5735</text:p>
          </table:table-cell>
          <table:table-cell office:value-type="string" calcext:value-type="string">
            <text:p>shall be related with a</text:p>
          </table:table-cell>
          <table:table-cell office:value-type="float" office:value="1026785" calcext:value-type="float">
            <text:p>1026785</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735" calcext:value-type="float">
            <text:p>5735</text:p>
          </table:table-cell>
          <table:table-cell office:value-type="string" calcext:value-type="string">
            <text:p>conceptual requirement for a binary relation between things of specified kinds</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1-mei-1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23" calcext:value-type="float">
            <text:p>72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735" calcext:value-type="float">
            <text:p>5735</text:p>
          </table:table-cell>
          <table:table-cell office:value-type="string" calcext:value-type="string">
            <text:p>generic requirement for a binary relation</text:p>
          </table:table-cell>
          <table:table-cell office:value-type="float" office:value="1028147" calcext:value-type="float">
            <text:p>1028147</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5735" calcext:value-type="float">
            <text:p>5735</text:p>
          </table:table-cell>
          <table:table-cell office:value-type="string" calcext:value-type="string">
            <text:p>conceptual requirement for a binary relation between things of specified kinds</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13-nov-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79" calcext:value-type="float">
            <text:p>77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735" calcext:value-type="float">
            <text:p>5735</text:p>
          </table:table-cell>
          <table:table-cell office:value-type="string" calcext:value-type="string">
            <text:p>conceptual requirement relation</text:p>
          </table:table-cell>
          <table:table-cell office:value-type="float" office:value="1027737" calcext:value-type="float">
            <text:p>1027737</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5735" calcext:value-type="float">
            <text:p>5735</text:p>
          </table:table-cell>
          <table:table-cell office:value-type="string" calcext:value-type="string">
            <text:p>conceptual requirement for a binary relation between things of specified kinds</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6-feb-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24" calcext:value-type="float">
            <text:p>72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736" calcext:value-type="float">
            <text:p>5736</text:p>
          </table:table-cell>
          <table:table-cell office:value-type="string" calcext:value-type="string">
            <text:p>by definition existing relation between members of specified kinds</text:p>
          </table:table-cell>
          <table:table-cell office:value-type="float" office:value="1026786" calcext:value-type="float">
            <text:p>1026786</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735" calcext:value-type="float">
            <text:p>5735</text:p>
          </table:table-cell>
          <table:table-cell office:value-type="string" calcext:value-type="string">
            <text:p>conceptual requirement for a binary relation between things of specified kinds</text:p>
          </table:table-cell>
          <table:table-cell office:value-type="string" calcext:value-type="string">
            <text:p>that specifies that for any thing of the relator kind holds that it is by definition related by a relation of the specified kind to a thing of the related kind within the constraints of the cardinalities. This implies that relations of this kind express that it is possible and by definition the case that all individual things of the relator kind are related by a relation of the specified kind to other individual things of the related kind. The relation itself does not specify which members are related to which other members of the kinds. The inverse relation is not necessarily the case for all individual things of the related kind.</text:p>
          </table:table-cell>
          <table:table-cell office:value-type="string" calcext:value-type="string">
            <text:p>is a conceptual requirement for a binary relation between things of specified kinds that specifies that for any thing of the relator kind holds that it is by definition related by a relation of the specified kind to a thing of the related kind within the constraints of the cardinalities. This implies that relations of this kind express that it is possible and by definition the case that all individual things of the relator kind are related by a relation of the specified kind to other individual things of the related kind. The relation itself does not specify which members are related to which other members of the kinds. The inverse relation is not necessarily the case for all individual things of the related kind.</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1-mei-10</text:p>
          </table:table-cell>
          <table:table-cell table:style-name="ce4" office:value-type="string" calcext:value-type="string">
            <text:p>30-jan-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25" calcext:value-type="float">
            <text:p>72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736" calcext:value-type="float">
            <text:p>5736</text:p>
          </table:table-cell>
          <table:table-cell office:value-type="string" calcext:value-type="string">
            <text:p>by definition being the case</text:p>
          </table:table-cell>
          <table:table-cell office:value-type="float" office:value="1027727" calcext:value-type="float">
            <text:p>1027727</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5736" calcext:value-type="float">
            <text:p>5736</text:p>
          </table:table-cell>
          <table:table-cell office:value-type="string" calcext:value-type="string">
            <text:p>by definition existing relation between members of specified kinds</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9-jan-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26" calcext:value-type="float">
            <text:p>726</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736" calcext:value-type="float">
            <text:p>5736</text:p>
          </table:table-cell>
          <table:table-cell office:value-type="string" calcext:value-type="string">
            <text:p>is by definition related to a</text:p>
          </table:table-cell>
          <table:table-cell office:value-type="float" office:value="1026789" calcext:value-type="float">
            <text:p>1026789</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736" calcext:value-type="float">
            <text:p>5736</text:p>
          </table:table-cell>
          <table:table-cell office:value-type="string" calcext:value-type="string">
            <text:p>by definition existing relation between members of specified kinds</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1-mei-1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27" calcext:value-type="float">
            <text:p>727</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736" calcext:value-type="float">
            <text:p>5736</text:p>
          </table:table-cell>
          <table:table-cell office:value-type="string" calcext:value-type="string">
            <text:p>is by definition possibly related with a</text:p>
          </table:table-cell>
          <table:table-cell office:value-type="float" office:value="1026790" calcext:value-type="float">
            <text:p>1026790</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736" calcext:value-type="float">
            <text:p>5736</text:p>
          </table:table-cell>
          <table:table-cell office:value-type="string" calcext:value-type="string">
            <text:p>by definition existing relation between members of specified kinds</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1-mei-10</text:p>
          </table:table-cell>
          <table:table-cell table:style-name="ce4" office:value-type="string" calcext:value-type="string">
            <text:p>6-aug-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87" calcext:value-type="float">
            <text:p>787</text:p>
          </table:table-cell>
          <table:table-cell office:value-type="float" office:value="910036" calcext:value-type="float">
            <text:p>910036</text:p>
          </table:table-cell>
          <table:table-cell office:value-type="string" calcext:value-type="string">
            <text:p>English</text:p>
          </table:table-cell>
          <table:table-cell office:value-type="float" office:value="191652" calcext:value-type="float">
            <text:p>191652</text:p>
          </table:table-cell>
          <table:table-cell office:value-type="string" calcext:value-type="string">
            <text:p>logic</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736" calcext:value-type="float">
            <text:p>5736</text:p>
          </table:table-cell>
          <table:table-cell office:value-type="string" calcext:value-type="string">
            <text:p>universal quantification relation</text:p>
          </table:table-cell>
          <table:table-cell office:value-type="float" office:value="1027936" calcext:value-type="float">
            <text:p>1027936</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5736" calcext:value-type="float">
            <text:p>5736</text:p>
          </table:table-cell>
          <table:table-cell office:value-type="string" calcext:value-type="string">
            <text:p>by definition existing relation between members of specified kinds</text:p>
          </table:table-cell>
          <table:table-cell office:value-type="string" calcext:value-type="string">
            <text:p>that specifies that all relator objects of the specified kind are related to a related object of the specified kind by a relation of the specified kind.</text:p>
          </table:table-cell>
          <table:table-cell office:value-type="string" calcext:value-type="string">
            <text:p>is a by definition existing relation between members of specified kinds that specifies that all relator objects of the specified kind are related to a related object of the specified kind by a relation of the specified kind.</text:p>
          </table:table-cell>
          <table:table-cell table:number-columns-repeated="3"/>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7-aug-13</text:p>
          </table:table-cell>
          <table:table-cell office:value-type="string" calcext:value-type="string">
            <text:p>Andries van Renssen</text:p>
          </table:table-cell>
          <table:table-cell office:value-type="string" calcext:value-type="string">
            <text:p>http://en.wikipedia.org/wiki/Universal_quantification</text:p>
          </table:table-cell>
          <table:table-cell table:number-columns-repeated="995"/>
        </table:table-row>
        <table:table-row table:style-name="ro1">
          <table:table-cell office:value-type="float" office:value="728" calcext:value-type="float">
            <text:p>72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737" calcext:value-type="float">
            <text:p>5737</text:p>
          </table:table-cell>
          <table:table-cell office:value-type="string" calcext:value-type="string">
            <text:p>by definition equality between a magnitude of an aspect and a number on a scale</text:p>
          </table:table-cell>
          <table:table-cell office:value-type="float" office:value="1026791" calcext:value-type="float">
            <text:p>1026791</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279" calcext:value-type="float">
            <text:p>5279</text:p>
          </table:table-cell>
          <table:table-cell office:value-type="string" calcext:value-type="string">
            <text:p>conceptual equality between magnitude of an aspect and a number on a scale</text:p>
          </table:table-cell>
          <table:table-cell office:value-type="string" calcext:value-type="string">
            <text:p>that specifies that the subtype of (possessed) aspect has by definition a magnitude that is equal to the value on a scale.</text:p>
          </table:table-cell>
          <table:table-cell office:value-type="string" calcext:value-type="string">
            <text:p>is a conceptual equality between magnitude of an aspect and a number on a scale that specifies that the subtype of (possessed) aspect has by definition a magnitude that is equal to the value on a scale.</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3-jun-10</text:p>
          </table:table-cell>
          <table:table-cell table:style-name="ce4" office:value-type="string" calcext:value-type="string">
            <text:p>22-jan-1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29" calcext:value-type="float">
            <text:p>729</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737" calcext:value-type="float">
            <text:p>5737</text:p>
          </table:table-cell>
          <table:table-cell office:value-type="string" calcext:value-type="string">
            <text:p>is by definition quantified on scale as equal to</text:p>
          </table:table-cell>
          <table:table-cell office:value-type="float" office:value="1026792" calcext:value-type="float">
            <text:p>1026792</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737" calcext:value-type="float">
            <text:p>5737</text:p>
          </table:table-cell>
          <table:table-cell office:value-type="string" calcext:value-type="string">
            <text:p>by definition equality between a magnitude of an aspect and a number on a scale</text:p>
          </table:table-cell>
          <table:table-cell table:number-columns-repeated="4"/>
          <table:table-cell office:value-type="string" calcext:value-type="string">
            <text:p>e.g. a 'mass of 3 kg' is by definition quantified as 3 on scale kg (the quantification is classified as kg).</text:p>
          </table:table-cell>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3-jun-10</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730" calcext:value-type="float">
            <text:p>730</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737" calcext:value-type="float">
            <text:p>5737</text:p>
          </table:table-cell>
          <table:table-cell office:value-type="string" calcext:value-type="string">
            <text:p>is by definition quantified on scale as</text:p>
          </table:table-cell>
          <table:table-cell office:value-type="float" office:value="1026793" calcext:value-type="float">
            <text:p>1026793</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737" calcext:value-type="float">
            <text:p>5737</text:p>
          </table:table-cell>
          <table:table-cell office:value-type="string" calcext:value-type="string">
            <text:p>by definition equality between a magnitude of an aspect and a number on a scale</text:p>
          </table:table-cell>
          <table:table-cell table:number-columns-repeated="4"/>
          <table:table-cell office:value-type="string" calcext:value-type="string">
            <text:p>e.g. a 'mass of 3000 g' is by definition quantified by 3 on scale kg (the quantification is classified as kg).</text:p>
          </table:table-cell>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3-jun-10</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731" calcext:value-type="float">
            <text:p>731</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737" calcext:value-type="float">
            <text:p>5737</text:p>
          </table:table-cell>
          <table:table-cell office:value-type="string" calcext:value-type="string">
            <text:p>has by definition as scale value</text:p>
          </table:table-cell>
          <table:table-cell office:value-type="float" office:value="1026794" calcext:value-type="float">
            <text:p>1026794</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737" calcext:value-type="float">
            <text:p>5737</text:p>
          </table:table-cell>
          <table:table-cell office:value-type="string" calcext:value-type="string">
            <text:p>by definition equality between a magnitude of an aspect and a number on a scale</text:p>
          </table:table-cell>
          <table:table-cell table:number-columns-repeated="4"/>
          <table:table-cell office:value-type="string" calcext:value-type="string">
            <text:p>e.g. a 'mass of 3000 g' has by definition as scale value 3 (on a kg scale).</text:p>
          </table:table-cell>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3-jun-1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32" calcext:value-type="float">
            <text:p>732</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737" calcext:value-type="float">
            <text:p>5737</text:p>
          </table:table-cell>
          <table:table-cell office:value-type="string" calcext:value-type="string">
            <text:p>is by definition a scale value equal to the mangnitude of</text:p>
          </table:table-cell>
          <table:table-cell office:value-type="float" office:value="1026795" calcext:value-type="float">
            <text:p>1026795</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737" calcext:value-type="float">
            <text:p>5737</text:p>
          </table:table-cell>
          <table:table-cell office:value-type="string" calcext:value-type="string">
            <text:p>by definition equality between a magnitude of an aspect and a number on a scale</text:p>
          </table:table-cell>
          <table:table-cell table:number-columns-repeated="4"/>
          <table:table-cell office:value-type="string" calcext:value-type="string">
            <text:p>e.g. 3 is by definition a value for a 'mass of 3000 g' (on a kg scale).</text:p>
          </table:table-cell>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3-jun-1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33" calcext:value-type="float">
            <text:p>73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738" calcext:value-type="float">
            <text:p>5738</text:p>
          </table:table-cell>
          <table:table-cell office:value-type="string" calcext:value-type="string">
            <text:p>conceptual being defined as being intrinsic for a kind</text:p>
          </table:table-cell>
          <table:table-cell office:value-type="float" office:value="1026798" calcext:value-type="float">
            <text:p>1026798</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282" calcext:value-type="float">
            <text:p>5282</text:p>
          </table:table-cell>
          <table:table-cell office:value-type="string" calcext:value-type="string">
            <text:p>conceptual requirement for a possession of an intrinsic aspect</text:p>
          </table:table-cell>
          <table:table-cell office:value-type="string" calcext:value-type="string">
            <text:p>that specifies that an intrinsic aspect of the specified kind is by definition possessed by a possessor object of the specified kind. However not every object of the specified kind possesses by definition such an intrinsic aspect. In other words, this relation defines an intrinsic aspect, but not necessarily defines a possessor object; (the value of) the intrinsic aspect may be unqualified.</text:p>
          </table:table-cell>
          <table:table-cell office:value-type="string" calcext:value-type="string">
            <text:p>is a conceptual requirement for a possession of an intrinsic aspect that specifies that an intrinsic aspect of the specified kind is by definition possessed by a possessor object of the specified kind. However not every object of the specified kind possesses by definition such an intrinsic aspect. In other words, this relation defines an intrinsic aspect, but not necessarily defines a possessor object; (the value of) the intrinsic aspect may be unqualified.</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3-jun-10</text:p>
          </table:table-cell>
          <table:table-cell table:style-name="ce4" office:value-type="string" calcext:value-type="string">
            <text:p>12-okt-1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34" calcext:value-type="float">
            <text:p>734</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738" calcext:value-type="float">
            <text:p>5738</text:p>
          </table:table-cell>
          <table:table-cell office:value-type="string" calcext:value-type="string">
            <text:p>has by definition as possible intrinsic aspect a</text:p>
          </table:table-cell>
          <table:table-cell office:value-type="float" office:value="1026799" calcext:value-type="float">
            <text:p>1026799</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738" calcext:value-type="float">
            <text:p>5738</text:p>
          </table:table-cell>
          <table:table-cell office:value-type="string" calcext:value-type="string">
            <text:p>conceptual being defined as being intrinsic for a kind</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style-name="ce4" office:value-type="string" calcext:value-type="string">
            <text:p>23-jun-10</text:p>
          </table:table-cell>
          <table:table-cell table:style-name="ce4" office:value-type="string" calcext:value-type="string">
            <text:p>8-jun-1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35" calcext:value-type="float">
            <text:p>735</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738" calcext:value-type="float">
            <text:p>5738</text:p>
          </table:table-cell>
          <table:table-cell office:value-type="string" calcext:value-type="string">
            <text:p>is by definition an intrinsic aspect of a</text:p>
          </table:table-cell>
          <table:table-cell office:value-type="float" office:value="1026800" calcext:value-type="float">
            <text:p>1026800</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738" calcext:value-type="float">
            <text:p>5738</text:p>
          </table:table-cell>
          <table:table-cell office:value-type="string" calcext:value-type="string">
            <text:p>conceptual being defined as being intrinsic for a kind</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3-jun-10</text:p>
          </table:table-cell>
          <table:table-cell table:style-name="ce4" office:value-type="string" calcext:value-type="string">
            <text:p>12-okt-1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36" calcext:value-type="float">
            <text:p>73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740" calcext:value-type="float">
            <text:p>5740</text:p>
          </table:table-cell>
          <table:table-cell office:value-type="string" calcext:value-type="string">
            <text:p>performer of</text:p>
          </table:table-cell>
          <table:table-cell office:value-type="float" office:value="1026812" calcext:value-type="float">
            <text:p>1026812</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23" calcext:value-type="float">
            <text:p>4823</text:p>
          </table:table-cell>
          <table:table-cell office:value-type="string" calcext:value-type="string">
            <text:p>individual relator</text:p>
          </table:table-cell>
          <table:table-cell office:value-type="string" calcext:value-type="string">
            <text:p>that is a role of a person or organization as performer of an activity on a physical object.</text:p>
          </table:table-cell>
          <table:table-cell office:value-type="string" calcext:value-type="string">
            <text:p>is an individual relator that is a role of a person or organization as performer of an activity on a physical object.</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1-jul-1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37" calcext:value-type="float">
            <text:p>73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741" calcext:value-type="float">
            <text:p>5741</text:p>
          </table:table-cell>
          <table:table-cell office:value-type="string" calcext:value-type="string">
            <text:p>performed by</text:p>
          </table:table-cell>
          <table:table-cell office:value-type="float" office:value="1026813" calcext:value-type="float">
            <text:p>1026813</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479" calcext:value-type="float">
            <text:p>5479</text:p>
          </table:table-cell>
          <table:table-cell office:value-type="string" calcext:value-type="string">
            <text:p>counterpart</text:p>
          </table:table-cell>
          <table:table-cell office:value-type="string" calcext:value-type="string">
            <text:p>that is a role of a physical object as being subjected to an activity.</text:p>
          </table:table-cell>
          <table:table-cell office:value-type="string" calcext:value-type="string">
            <text:p>is a counterpart that is a role of a physical object as being subjected to an activity.</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1-jul-1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42" calcext:value-type="float">
            <text:p>34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754" calcext:value-type="float">
            <text:p>5754</text:p>
          </table:table-cell>
          <table:table-cell office:value-type="string" calcext:value-type="string">
            <text:p>relation between physical objects</text:p>
          </table:table-cell>
          <table:table-cell office:value-type="float" office:value="1026862" calcext:value-type="float">
            <text:p>1026862</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658" calcext:value-type="float">
            <text:p>4658</text:p>
          </table:table-cell>
          <table:table-cell office:value-type="string" calcext:value-type="string">
            <text:p>binary relation between individual things</text:p>
          </table:table-cell>
          <table:table-cell office:value-type="string" calcext:value-type="string">
            <text:p>that indicates that the relator physical object is related <text:s/>to the related physical object.</text:p>
          </table:table-cell>
          <table:table-cell office:value-type="string" calcext:value-type="string">
            <text:p>is a binary relation between individual things that indicates that the relator physical object is related <text:s/>to the related physical object.</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23-sep-10</text:p>
          </table:table-cell>
          <table:table-cell table:style-name="ce4" office:value-type="string" calcext:value-type="string">
            <text:p>2-sep-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43" calcext:value-type="float">
            <text:p>34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5754" calcext:value-type="float">
            <text:p>5754</text:p>
          </table:table-cell>
          <table:table-cell office:value-type="string" calcext:value-type="string">
            <text:p>relation between physical objects</text:p>
          </table:table-cell>
          <table:table-cell office:value-type="float" office:value="1026863" calcext:value-type="float">
            <text:p>1026863</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5755" calcext:value-type="float">
            <text:p>5755</text:p>
          </table:table-cell>
          <table:table-cell office:value-type="string" calcext:value-type="string">
            <text:p>relator physical object</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23-sep-1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44" calcext:value-type="float">
            <text:p>34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5754" calcext:value-type="float">
            <text:p>5754</text:p>
          </table:table-cell>
          <table:table-cell office:value-type="string" calcext:value-type="string">
            <text:p>relation between physical objects</text:p>
          </table:table-cell>
          <table:table-cell office:value-type="float" office:value="1026864" calcext:value-type="float">
            <text:p>1026864</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5756" calcext:value-type="float">
            <text:p>5756</text:p>
          </table:table-cell>
          <table:table-cell office:value-type="string" calcext:value-type="string">
            <text:p>related physical object</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23-sep-1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38" calcext:value-type="float">
            <text:p>73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755" calcext:value-type="float">
            <text:p>5755</text:p>
          </table:table-cell>
          <table:table-cell office:value-type="string" calcext:value-type="string">
            <text:p>relator physical object</text:p>
          </table:table-cell>
          <table:table-cell office:value-type="float" office:value="1026865" calcext:value-type="float">
            <text:p>102686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23" calcext:value-type="float">
            <text:p>4823</text:p>
          </table:table-cell>
          <table:table-cell office:value-type="string" calcext:value-type="string">
            <text:p>individual relator</text:p>
          </table:table-cell>
          <table:table-cell office:value-type="string" calcext:value-type="string">
            <text:p>that specifies the physical object that relates to a related physical object.</text:p>
          </table:table-cell>
          <table:table-cell office:value-type="string" calcext:value-type="string">
            <text:p>is an individual relator that specifies the physical object that relates to a related physical object.</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23-sep-1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39" calcext:value-type="float">
            <text:p>73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756" calcext:value-type="float">
            <text:p>5756</text:p>
          </table:table-cell>
          <table:table-cell office:value-type="string" calcext:value-type="string">
            <text:p>related physical object</text:p>
          </table:table-cell>
          <table:table-cell office:value-type="float" office:value="1026866" calcext:value-type="float">
            <text:p>1026866</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21" calcext:value-type="float">
            <text:p>4821</text:p>
          </table:table-cell>
          <table:table-cell office:value-type="string" calcext:value-type="string">
            <text:p>related individual thing</text:p>
          </table:table-cell>
          <table:table-cell office:value-type="string" calcext:value-type="string">
            <text:p>that specifies the physical object that is related to a relator physical object.</text:p>
          </table:table-cell>
          <table:table-cell office:value-type="string" calcext:value-type="string">
            <text:p>is a related individual thing that specifies the physical object that is related to a relator physical object.</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23-sep-10</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93" calcext:value-type="float">
            <text:p>39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786" calcext:value-type="float">
            <text:p>5786</text:p>
          </table:table-cell>
          <table:table-cell office:value-type="string" calcext:value-type="string">
            <text:p>quantification of an aspect on a scale</text:p>
          </table:table-cell>
          <table:table-cell office:value-type="float" office:value="1027020" calcext:value-type="float">
            <text:p>102702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2044" calcext:value-type="float">
            <text:p>2044</text:p>
          </table:table-cell>
          <table:table-cell office:value-type="string" calcext:value-type="string">
            <text:p>quantification of an aspect by a mathematical space</text:p>
          </table:table-cell>
          <table:table-cell office:value-type="string" calcext:value-type="string">
            <text:p>that specifies that an aspect has a particular numeric value or range on a particular scale that will also be specified.</text:p>
          </table:table-cell>
          <table:table-cell office:value-type="string" calcext:value-type="string">
            <text:p>is a quantification of an aspect by a mathematical space that specifies that an aspect has a particular numeric value or range on a particular scale that will also be specified.</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3-feb-1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94" calcext:value-type="float">
            <text:p>39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5786" calcext:value-type="float">
            <text:p>5786</text:p>
          </table:table-cell>
          <table:table-cell office:value-type="string" calcext:value-type="string">
            <text:p>quantification of an aspect on a scale</text:p>
          </table:table-cell>
          <table:table-cell office:value-type="float" office:value="1003999" calcext:value-type="float">
            <text:p>1003999</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4353" calcext:value-type="float">
            <text:p>4353</text:p>
          </table:table-cell>
          <table:table-cell office:value-type="string" calcext:value-type="string">
            <text:p>quantified characteristic</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21-nov-14</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395" calcext:value-type="float">
            <text:p>39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5786" calcext:value-type="float">
            <text:p>5786</text:p>
          </table:table-cell>
          <table:table-cell office:value-type="string" calcext:value-type="string">
            <text:p>quantification of an aspect on a scale</text:p>
          </table:table-cell>
          <table:table-cell office:value-type="float" office:value="1004003" calcext:value-type="float">
            <text:p>1004003</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4354" calcext:value-type="float">
            <text:p>4354</text:p>
          </table:table-cell>
          <table:table-cell office:value-type="string" calcext:value-type="string">
            <text:p>quantifying scale value</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3-sep-99</text:p>
          </table:table-cell>
          <table:table-cell table:style-name="ce4" office:value-type="string" calcext:value-type="string">
            <text:p>21-nov-14</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740" calcext:value-type="float">
            <text:p>74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807" calcext:value-type="float">
            <text:p>5807</text:p>
          </table:table-cell>
          <table:table-cell office:value-type="string" calcext:value-type="string">
            <text:p>conceptual organization relation of an individual thing</text:p>
          </table:table-cell>
          <table:table-cell office:value-type="float" office:value="1027138" calcext:value-type="float">
            <text:p>1027138</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261" calcext:value-type="float">
            <text:p>1261</text:p>
          </table:table-cell>
          <table:table-cell office:value-type="string" calcext:value-type="string">
            <text:p>conceptual composition relation of an individual thing</text:p>
          </table:table-cell>
          <table:table-cell office:value-type="string" calcext:value-type="string">
            <text:p>that indicates that individual things of a specified kind are parts that can play a particular role in whole individual things of a specified kind within cardinality constraints.</text:p>
          </table:table-cell>
          <table:table-cell office:value-type="string" calcext:value-type="string">
            <text:p>is a conceptual composition relation of an individual thing that indicates that individual things of a specified kind are parts that can play a particular role in whole individual things of a specified kind within cardinality constraints.</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7-apr-1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41" calcext:value-type="float">
            <text:p>74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814" calcext:value-type="float">
            <text:p>5814</text:p>
          </table:table-cell>
          <table:table-cell office:value-type="string" calcext:value-type="string">
            <text:p>relation between states</text:p>
          </table:table-cell>
          <table:table-cell office:value-type="float" office:value="1027177" calcext:value-type="float">
            <text:p>1027177</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658" calcext:value-type="float">
            <text:p>4658</text:p>
          </table:table-cell>
          <table:table-cell office:value-type="string" calcext:value-type="string">
            <text:p>binary relation between individual things</text:p>
          </table:table-cell>
          <table:table-cell office:value-type="string" calcext:value-type="string">
            <text:p>that specifies that the relator state is related to the specified other state.</text:p>
          </table:table-cell>
          <table:table-cell office:value-type="string" calcext:value-type="string">
            <text:p>is a binary relation between individual things that specifies that the relator state is related to the specified other state.</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6-sep-11</text:p>
          </table:table-cell>
          <table:table-cell table:style-name="ce4" office:value-type="string" calcext:value-type="string">
            <text:p>2-sep-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42" calcext:value-type="float">
            <text:p>74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815" calcext:value-type="float">
            <text:p>5815</text:p>
          </table:table-cell>
          <table:table-cell office:value-type="string" calcext:value-type="string">
            <text:p>temporal sequence of states</text:p>
          </table:table-cell>
          <table:table-cell office:value-type="float" office:value="1027178" calcext:value-type="float">
            <text:p>1027178</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814" calcext:value-type="float">
            <text:p>5814</text:p>
          </table:table-cell>
          <table:table-cell office:value-type="string" calcext:value-type="string">
            <text:p>relation between states</text:p>
          </table:table-cell>
          <table:table-cell office:value-type="string" calcext:value-type="string">
            <text:p>that specifies that the predecessor state is followed by the successor state with the constraint that the temporal successor state may not be the same state as the temporal predecessor state (a state cannot really occur twice).</text:p>
          </table:table-cell>
          <table:table-cell office:value-type="string" calcext:value-type="string">
            <text:p>is a relation between states that specifies that the predecessor state is followed by the successor state with the constraint that the temporal successor state may not be the same state as the temporal predecessor state (a state cannot really occur twice).</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6-sep-1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43" calcext:value-type="float">
            <text:p>74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815" calcext:value-type="float">
            <text:p>5815</text:p>
          </table:table-cell>
          <table:table-cell office:value-type="string" calcext:value-type="string">
            <text:p>temporal sequence of states</text:p>
          </table:table-cell>
          <table:table-cell office:value-type="float" office:value="1027418" calcext:value-type="float">
            <text:p>1027418</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332" calcext:value-type="float">
            <text:p>5332</text:p>
          </table:table-cell>
          <table:table-cell office:value-type="string" calcext:value-type="string">
            <text:p>sequency relation</text:p>
          </table:table-cell>
          <table:table-cell office:value-type="string" calcext:value-type="string">
            <text:p>that specifies that the predecessor state is followed by the successor state with the constraint that the temporal successor state may not be the same state as the temporal predecessor state (a state cannot really occur twice).</text:p>
          </table:table-cell>
          <table:table-cell office:value-type="string" calcext:value-type="string">
            <text:p>is a sequency relation that specifies that the predecessor state is followed by the successor state with the constraint that the temporal successor state may not be the same state as the temporal predecessor state (a state cannot really occur twice).</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31-jul-1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44" calcext:value-type="float">
            <text:p>74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5815" calcext:value-type="float">
            <text:p>5815</text:p>
          </table:table-cell>
          <table:table-cell office:value-type="string" calcext:value-type="string">
            <text:p>temporal sequence of states</text:p>
          </table:table-cell>
          <table:table-cell office:value-type="float" office:value="1028207" calcext:value-type="float">
            <text:p>1028207</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6006" calcext:value-type="float">
            <text:p>6006</text:p>
          </table:table-cell>
          <table:table-cell office:value-type="string" calcext:value-type="string">
            <text:p>temporal predecessor</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19-dec-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45" calcext:value-type="float">
            <text:p>74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5815" calcext:value-type="float">
            <text:p>5815</text:p>
          </table:table-cell>
          <table:table-cell office:value-type="string" calcext:value-type="string">
            <text:p>temporal sequence of states</text:p>
          </table:table-cell>
          <table:table-cell office:value-type="float" office:value="1028208" calcext:value-type="float">
            <text:p>1028208</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6007" calcext:value-type="float">
            <text:p>6007</text:p>
          </table:table-cell>
          <table:table-cell office:value-type="string" calcext:value-type="string">
            <text:p>temporal successor</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number-columns-repeated="2" table:style-name="ce4" office:value-type="string" calcext:value-type="string">
            <text:p>19-dec-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46" calcext:value-type="float">
            <text:p>746</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815" calcext:value-type="float">
            <text:p>5815</text:p>
          </table:table-cell>
          <table:table-cell office:value-type="string" calcext:value-type="string">
            <text:p>is a successor in time of</text:p>
          </table:table-cell>
          <table:table-cell office:value-type="float" office:value="1004265" calcext:value-type="float">
            <text:p>1004265</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815" calcext:value-type="float">
            <text:p>5815</text:p>
          </table:table-cell>
          <table:table-cell office:value-type="string" calcext:value-type="string">
            <text:p>temporal sequence of states</text:p>
          </table:table-cell>
          <table:table-cell table:number-columns-repeated="5"/>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6-okt-99</text:p>
          </table:table-cell>
          <table:table-cell table:style-name="ce4" office:value-type="string" calcext:value-type="string">
            <text:p>2-dec-13</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747" calcext:value-type="float">
            <text:p>747</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815" calcext:value-type="float">
            <text:p>5815</text:p>
          </table:table-cell>
          <table:table-cell office:value-type="string" calcext:value-type="string">
            <text:p>is a predecessor in time of</text:p>
          </table:table-cell>
          <table:table-cell office:value-type="float" office:value="1026373" calcext:value-type="float">
            <text:p>1026373</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815" calcext:value-type="float">
            <text:p>5815</text:p>
          </table:table-cell>
          <table:table-cell office:value-type="string" calcext:value-type="string">
            <text:p>temporal sequence of states</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style-name="ce4" office:value-type="string" calcext:value-type="string">
            <text:p>19-mei-08</text:p>
          </table:table-cell>
          <table:table-cell table:style-name="ce4" office:value-type="string" calcext:value-type="string">
            <text:p>2-dec-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48" calcext:value-type="float">
            <text:p>74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817" calcext:value-type="float">
            <text:p>5817</text:p>
          </table:table-cell>
          <table:table-cell office:value-type="string" calcext:value-type="string">
            <text:p>by definition being an intrinsic aspect</text:p>
          </table:table-cell>
          <table:table-cell office:value-type="float" office:value="1027185" calcext:value-type="float">
            <text:p>102718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343" calcext:value-type="float">
            <text:p>5343</text:p>
          </table:table-cell>
          <table:table-cell office:value-type="string" calcext:value-type="string">
            <text:p>by definition being a role of an individual thing</text:p>
          </table:table-cell>
          <table:table-cell office:value-type="string" calcext:value-type="string">
            <text:p>that specifies that an intrinsic aspect of the specified kind is by definition a role of an aspect of the specified kind. It means that the aspect is intrinsically possessed by an object.</text:p>
          </table:table-cell>
          <table:table-cell office:value-type="string" calcext:value-type="string">
            <text:p>is a by definition being a role of an individual thing that specifies that an intrinsic aspect of the specified kind is by definition a role of an aspect of the specified kind. It means that the aspect is intrinsically possessed by an object.</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2-okt-1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49" calcext:value-type="float">
            <text:p>749</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817" calcext:value-type="float">
            <text:p>5817</text:p>
          </table:table-cell>
          <table:table-cell office:value-type="string" calcext:value-type="string">
            <text:p>is by definition an intrinsic</text:p>
          </table:table-cell>
          <table:table-cell office:value-type="float" office:value="1027186" calcext:value-type="float">
            <text:p>1027186</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817" calcext:value-type="float">
            <text:p>5817</text:p>
          </table:table-cell>
          <table:table-cell office:value-type="string" calcext:value-type="string">
            <text:p>by definition being an intrinsic aspect</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2-okt-1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50" calcext:value-type="float">
            <text:p>750</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817" calcext:value-type="float">
            <text:p>5817</text:p>
          </table:table-cell>
          <table:table-cell office:value-type="string" calcext:value-type="string">
            <text:p>can by definition be intrinsic as a</text:p>
          </table:table-cell>
          <table:table-cell office:value-type="float" office:value="1027187" calcext:value-type="float">
            <text:p>1027187</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817" calcext:value-type="float">
            <text:p>5817</text:p>
          </table:table-cell>
          <table:table-cell office:value-type="string" calcext:value-type="string">
            <text:p>by definition being an intrinsic aspect</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12-okt-1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66" calcext:value-type="float">
            <text:p>76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848" calcext:value-type="float">
            <text:p>5848</text:p>
          </table:table-cell>
          <table:table-cell office:value-type="string" calcext:value-type="string">
            <text:p>by definition being possessor of an intrinsic qualitative aspect</text:p>
          </table:table-cell>
          <table:table-cell office:value-type="float" office:value="1027332" calcext:value-type="float">
            <text:p>1027332</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738" calcext:value-type="float">
            <text:p>5738</text:p>
          </table:table-cell>
          <table:table-cell office:value-type="string" calcext:value-type="string">
            <text:p>conceptual being defined as being intrinsic for a kind</text:p>
          </table:table-cell>
          <table:table-cell office:value-type="string" calcext:value-type="string">
            <text:p>that specifies that a possessor object of the specified kind is by definition possessor of a intrinsic qualitative aspect of the specified kind. Typically a standard type of object that has a specified kind of aspect with a standardized value. For example an M6 bolt has by definition an 'M6 shaft diameter'. In another expression, the size of that shaft diameter is subsequently defined as 6 on a scale mm or as a value from a list or range of allowed values.</text:p>
          </table:table-cell>
          <table:table-cell office:value-type="string" calcext:value-type="string">
            <text:p>is a by definition being possessor of an intrinsic aspect that specifies that a possessor object of the specified kind is by definition possessor of a intrinsic qualitative aspect of the specified kind. Typically a standard type of object that has a specified kind of aspect with a standardized value. For example an M6 bolt has by definition an 'M6 shaft diameter'. In another expression, the size of that shaft diameter is subsequently defined as 6 on a scale mm or as a value from a list or range of allowed values.</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8-jun-12</text:p>
          </table:table-cell>
          <table:table-cell table:style-name="ce4" office:value-type="string" calcext:value-type="string">
            <text:p>6-nov-1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67" calcext:value-type="float">
            <text:p>767</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848" calcext:value-type="float">
            <text:p>5848</text:p>
          </table:table-cell>
          <table:table-cell office:value-type="string" calcext:value-type="string">
            <text:p>has by definition as intrinsic qualitative aspect a</text:p>
          </table:table-cell>
          <table:table-cell office:value-type="float" office:value="1027333" calcext:value-type="float">
            <text:p>1027333</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848" calcext:value-type="float">
            <text:p>5848</text:p>
          </table:table-cell>
          <table:table-cell office:value-type="string" calcext:value-type="string">
            <text:p>by definition being possessor of an intrinsic qualitative aspect</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8-jun-1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68" calcext:value-type="float">
            <text:p>768</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848" calcext:value-type="float">
            <text:p>5848</text:p>
          </table:table-cell>
          <table:table-cell office:value-type="string" calcext:value-type="string">
            <text:p>is by definition an intrinsic qualitative aspect of a</text:p>
          </table:table-cell>
          <table:table-cell office:value-type="float" office:value="1027334" calcext:value-type="float">
            <text:p>1027334</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848" calcext:value-type="float">
            <text:p>5848</text:p>
          </table:table-cell>
          <table:table-cell office:value-type="string" calcext:value-type="string">
            <text:p>by definition being possessor of an intrinsic qualitative aspect</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8-jun-1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1" calcext:value-type="float">
            <text:p>5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871" calcext:value-type="float">
            <text:p>5871</text:p>
          </table:table-cell>
          <table:table-cell office:value-type="string" calcext:value-type="string">
            <text:p>assembled part</text:p>
          </table:table-cell>
          <table:table-cell office:value-type="float" office:value="1027448" calcext:value-type="float">
            <text:p>1027448</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3824" calcext:value-type="float">
            <text:p>3824</text:p>
          </table:table-cell>
          <table:table-cell office:value-type="string" calcext:value-type="string">
            <text:p>part</text:p>
          </table:table-cell>
          <table:table-cell office:value-type="string" calcext:value-type="string">
            <text:p>of a whole assembled physical object in which the part is assembled in the whole.</text:p>
          </table:table-cell>
          <table:table-cell office:value-type="string" calcext:value-type="string">
            <text:p>is a part of a whole assembled physical object in which the part is assembled in the whole.</text:p>
          </table:table-cell>
          <table:table-cell table:number-columns-repeated="3"/>
          <table:table-cell office:value-type="float" office:value="553310" calcext:value-type="float">
            <text:p>553310</text:p>
          </table:table-cell>
          <table:table-cell office:value-type="string" calcext:value-type="string">
            <text:p>facts about kinds of roles</text:p>
          </table:table-cell>
          <table:table-cell office:value-type="string" calcext:value-type="string">
            <text:p>accepted</text:p>
          </table:table-cell>
          <table:table-cell/>
          <table:table-cell table:number-columns-repeated="2" table:style-name="ce4" office:value-type="string" calcext:value-type="string">
            <text:p>10-okt-12</text:p>
          </table:table-cell>
          <table:table-cell table:number-columns-repeated="2" office:value-type="string" calcext:value-type="string">
            <text:p>Andries van Renssen</text:p>
          </table:table-cell>
          <table:table-cell table:number-columns-repeated="2"/>
          <table:table-cell office:value-type="string" calcext:value-type="string">
            <text:p>N</text:p>
          </table:table-cell>
          <table:table-cell table:number-columns-repeated="992"/>
        </table:table-row>
        <table:table-row table:style-name="ro1">
          <table:table-cell office:value-type="float" office:value="52" calcext:value-type="float">
            <text:p>5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5871" calcext:value-type="float">
            <text:p>5871</text:p>
          </table:table-cell>
          <table:table-cell office:value-type="string" calcext:value-type="string">
            <text:p>assembled part</text:p>
          </table:table-cell>
          <table:table-cell office:value-type="float" office:value="1001426" calcext:value-type="float">
            <text:p>1001426</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730044" calcext:value-type="float">
            <text:p>730044</text:p>
          </table:table-cell>
          <table:table-cell office:value-type="string" calcext:value-type="string">
            <text:p>physical object</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0-okt-12</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37" calcext:value-type="float">
            <text:p>3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872" calcext:value-type="float">
            <text:p>5872</text:p>
          </table:table-cell>
          <table:table-cell office:value-type="string" calcext:value-type="string">
            <text:p>plural physical object</text:p>
          </table:table-cell>
          <table:table-cell office:value-type="float" office:value="1027454" calcext:value-type="float">
            <text:p>102745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730044" calcext:value-type="float">
            <text:p>730044</text:p>
          </table:table-cell>
          <table:table-cell office:value-type="string" calcext:value-type="string">
            <text:p>physical object</text:p>
          </table:table-cell>
          <table:table-cell office:value-type="string" calcext:value-type="string">
            <text:p>that is a plurality of physical objects.</text:p>
          </table:table-cell>
          <table:table-cell office:value-type="string" calcext:value-type="string">
            <text:p>is a physical object that is a plurality of physical objects.</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10-okt-1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8" calcext:value-type="float">
            <text:p>3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872" calcext:value-type="float">
            <text:p>5872</text:p>
          </table:table-cell>
          <table:table-cell office:value-type="string" calcext:value-type="string">
            <text:p>plural physical object</text:p>
          </table:table-cell>
          <table:table-cell office:value-type="float" office:value="1027455" calcext:value-type="float">
            <text:p>102745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2849" calcext:value-type="float">
            <text:p>2849</text:p>
          </table:table-cell>
          <table:table-cell office:value-type="string" calcext:value-type="string">
            <text:p>plural object</text:p>
          </table:table-cell>
          <table:table-cell office:value-type="string" calcext:value-type="string">
            <text:p>that is a plurality of physical objects.</text:p>
          </table:table-cell>
          <table:table-cell office:value-type="string" calcext:value-type="string">
            <text:p>is a plural object that is a plurality of physical objects.</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10-okt-1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76" calcext:value-type="float">
            <text:p>77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912" calcext:value-type="float">
            <text:p>5912</text:p>
          </table:table-cell>
          <table:table-cell office:value-type="string" calcext:value-type="string">
            <text:p>antisymmetric relation</text:p>
          </table:table-cell>
          <table:table-cell office:value-type="float" office:value="1027713" calcext:value-type="float">
            <text:p>1027713</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935" calcext:value-type="float">
            <text:p>5935</text:p>
          </table:table-cell>
          <table:table-cell office:value-type="string" calcext:value-type="string">
            <text:p>binary relation</text:p>
          </table:table-cell>
          <table:table-cell office:value-type="string" calcext:value-type="string">
            <text:p>of which the related objects cannot exchange roles without a change of meaning. In other words if the pair (x,y) is related by a relation of antisymmetric relation type R, then that expression is not equivalent to the expression that the pair (y,x) is related by a relation of symmetric relation type R. For example, a parent-child relation may be stated to be an antisymmetric relation type. Then a reasoner that is given that John is a child of Peter can deduce that Peter is not a child of John.</text:p>
          </table:table-cell>
          <table:table-cell office:value-type="string" calcext:value-type="string">
            <text:p>is a binary relation of which the related objects cannot exchange roles without a change of meaning. In other words if the pair (x,y) is related by a relation of antisymmetric relation type R, then that expression is not equivalent to the expression that the pair (y,x) is related by a relation of symmetric relation type R. For example, a parent-child relation may be stated to be an antisymmetric relation type. Then a reasoner that is given that John is a child of Peter can deduce that Peter is not a child of John.</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8-jan-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77" calcext:value-type="float">
            <text:p>77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913" calcext:value-type="float">
            <text:p>5913</text:p>
          </table:table-cell>
          <table:table-cell office:value-type="string" calcext:value-type="string">
            <text:p>intransitive relation</text:p>
          </table:table-cell>
          <table:table-cell office:value-type="float" office:value="1027716" calcext:value-type="float">
            <text:p>1027716</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935" calcext:value-type="float">
            <text:p>5935</text:p>
          </table:table-cell>
          <table:table-cell office:value-type="string" calcext:value-type="string">
            <text:p>binary relation</text:p>
          </table:table-cell>
          <table:table-cell office:value-type="string" calcext:value-type="string">
            <text:p>that is not applicable to objects that are related to the related object by the same relation type. In other words if the pair (x,y) is related by a relation of the intransitive relation type R, and the pair (y,z) is related by a relation of the same intransitive relation type R, then the pair (x,z) is not assumed to be related by a relation of the same intransitive relation type R. For example, if 'is classified as a' is stated to be intransitive, and if Sara is classified as a woman (i.e., (Sara,woman) are related by a relation of type 'is classified as a') and woman is classified as a class (i.e., (woman,class) are related by a relation of type 'is classified as a'), then a reasoner can deduce that Sara is not classified as a class (i.e., (Sara,class) are not related by a relation of type 'is classified as a').</text:p>
          </table:table-cell>
          <table:table-cell office:value-type="string" calcext:value-type="string">
            <text:p>is a binary relation that is not applicable to objects that are related to the related object by the same relation type. In other words if the pair (x,y) is related by a relation of the intransitive relation type R, and the pair (y,z) is related by a relation of the same intransitive relation type R, then the pair (x,z) is not assumed to be related by a relation of the same intransitive relation type R. For example, if 'is classified as a' is stated to be intransitive, and if Sara is classified as a woman (i.e., (Sara,woman) are related by a relation of type 'is classified as a') and woman is classified as a class (i.e., (woman,class) are related by a relation of type 'is classified as a'), then a reasoner can deduce that Sara is not classified as a class (i.e., (Sara,class) are not related by a relation of type 'is classified as a').</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8-jan-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93" calcext:value-type="float">
            <text:p>9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935" calcext:value-type="float">
            <text:p>5935</text:p>
          </table:table-cell>
          <table:table-cell office:value-type="string" calcext:value-type="string">
            <text:p>binary relation</text:p>
          </table:table-cell>
          <table:table-cell office:value-type="float" office:value="1027847" calcext:value-type="float">
            <text:p>1027847</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2850" calcext:value-type="float">
            <text:p>2850</text:p>
          </table:table-cell>
          <table:table-cell office:value-type="string" calcext:value-type="string">
            <text:p>relation</text:p>
          </table:table-cell>
          <table:table-cell office:value-type="string" calcext:value-type="string">
            <text:p>that specifies that two things are related.</text:p>
          </table:table-cell>
          <table:table-cell office:value-type="string" calcext:value-type="string">
            <text:p>is a relation that specifies that two things are related.</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8-jul-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94" calcext:value-type="float">
            <text:p>9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5935" calcext:value-type="float">
            <text:p>5935</text:p>
          </table:table-cell>
          <table:table-cell office:value-type="string" calcext:value-type="string">
            <text:p>binary relation</text:p>
          </table:table-cell>
          <table:table-cell office:value-type="float" office:value="1006209" calcext:value-type="float">
            <text:p>1006209</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4729" calcext:value-type="float">
            <text:p>4729</text:p>
          </table:table-cell>
          <table:table-cell office:value-type="string" calcext:value-type="string">
            <text:p>relator</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8-okt-01</text:p>
          </table:table-cell>
          <table:table-cell table:style-name="ce4" office:value-type="string" calcext:value-type="string">
            <text:p>18-jul-13</text:p>
          </table:table-cell>
          <table:table-cell office:value-type="string" calcext:value-type="string">
            <text:p>Andries van Renssen</text:p>
          </table:table-cell>
          <table:table-cell office:value-type="string" calcext:value-type="string">
            <text:p>Roel Murris</text:p>
          </table:table-cell>
          <table:table-cell table:number-columns-repeated="995"/>
        </table:table-row>
        <table:table-row table:style-name="ro1">
          <table:table-cell office:value-type="float" office:value="95" calcext:value-type="float">
            <text:p>9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5935" calcext:value-type="float">
            <text:p>5935</text:p>
          </table:table-cell>
          <table:table-cell office:value-type="string" calcext:value-type="string">
            <text:p>binary relation</text:p>
          </table:table-cell>
          <table:table-cell office:value-type="float" office:value="1006700" calcext:value-type="float">
            <text:p>1006700</text:p>
          </table:table-cell>
          <table:table-cell office:value-type="float" office:value="5945" calcext:value-type="float">
            <text:p>5945</text:p>
          </table:table-cell>
          <table:table-cell office:value-type="string" calcext:value-type="string">
            <text:p>has by definition as second role a</text:p>
          </table:table-cell>
          <table:table-cell office:value-type="float" office:value="1.1" calcext:value-type="float">
            <text:p>1,1</text:p>
          </table:table-cell>
          <table:table-cell office:value-type="float" office:value="4824" calcext:value-type="float">
            <text:p>4824</text:p>
          </table:table-cell>
          <table:table-cell office:value-type="string" calcext:value-type="string">
            <text:p>related</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18-okt-01</text:p>
          </table:table-cell>
          <table:table-cell table:style-name="ce4" office:value-type="string" calcext:value-type="string">
            <text:p>18-jul-13</text:p>
          </table:table-cell>
          <table:table-cell office:value-type="string" calcext:value-type="string">
            <text:p>Andries van Renssen</text:p>
          </table:table-cell>
          <table:table-cell office:value-type="string" calcext:value-type="string">
            <text:p>Roel Murris</text:p>
          </table:table-cell>
          <table:table-cell table:number-columns-repeated="995"/>
        </table:table-row>
        <table:table-row table:style-name="ro1">
          <table:table-cell office:value-type="float" office:value="501" calcext:value-type="float">
            <text:p>50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936" calcext:value-type="float">
            <text:p>5936</text:p>
          </table:table-cell>
          <table:table-cell office:value-type="string" calcext:value-type="string">
            <text:p>higher order or variable order relation</text:p>
          </table:table-cell>
          <table:table-cell office:value-type="float" office:value="1027851" calcext:value-type="float">
            <text:p>1027851</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2850" calcext:value-type="float">
            <text:p>2850</text:p>
          </table:table-cell>
          <table:table-cell office:value-type="string" calcext:value-type="string">
            <text:p>relation</text:p>
          </table:table-cell>
          <table:table-cell office:value-type="string" calcext:value-type="string">
            <text:p>that specifies that in principle more than two things are related. The number of related thingsmay vary over time. Occasionally or temporary their may be even one or two things recorded as being involved in the relation.</text:p>
          </table:table-cell>
          <table:table-cell office:value-type="string" calcext:value-type="string">
            <text:p>is a relation that specifies that in principle more than two things are related. The number of related thingsmay vary over time. Occasionally or temporary their may be even one or two things recorded as being involved in the relation.</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8-jul-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04" calcext:value-type="float">
            <text:p>50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937" calcext:value-type="float">
            <text:p>5937</text:p>
          </table:table-cell>
          <table:table-cell office:value-type="string" calcext:value-type="string">
            <text:p>binary relation between kinds of things</text:p>
          </table:table-cell>
          <table:table-cell office:value-type="float" office:value="1027853" calcext:value-type="float">
            <text:p>1027853</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718" calcext:value-type="float">
            <text:p>4718</text:p>
          </table:table-cell>
          <table:table-cell office:value-type="string" calcext:value-type="string">
            <text:p>relation between kinds of things</text:p>
          </table:table-cell>
          <table:table-cell office:value-type="string" calcext:value-type="string">
            <text:p>that relates two kinds of things.</text:p>
          </table:table-cell>
          <table:table-cell office:value-type="string" calcext:value-type="string">
            <text:p>is a relation between kinds of things that relates two kinds of things.</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8-jul-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505" calcext:value-type="float">
            <text:p>50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937" calcext:value-type="float">
            <text:p>5937</text:p>
          </table:table-cell>
          <table:table-cell office:value-type="string" calcext:value-type="string">
            <text:p>binary relation between kinds of things</text:p>
          </table:table-cell>
          <table:table-cell office:value-type="float" office:value="1027854" calcext:value-type="float">
            <text:p>102785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935" calcext:value-type="float">
            <text:p>5935</text:p>
          </table:table-cell>
          <table:table-cell office:value-type="string" calcext:value-type="string">
            <text:p>binary relation</text:p>
          </table:table-cell>
          <table:table-cell office:value-type="string" calcext:value-type="string">
            <text:p>that relates two kinds of things. A related kind can be either a conceptual or a qualitative (including quantitative) kind.</text:p>
          </table:table-cell>
          <table:table-cell office:value-type="string" calcext:value-type="string">
            <text:p>is a binary relation that relates two kinds of things. A related kind can be either a conceptual or a qualitative (including quantitative) kind.</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8-jul-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86" calcext:value-type="float">
            <text:p>8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954" calcext:value-type="float">
            <text:p>5954</text:p>
          </table:table-cell>
          <table:table-cell office:value-type="string" calcext:value-type="string">
            <text:p>first role in a relation</text:p>
          </table:table-cell>
          <table:table-cell office:value-type="float" office:value="1027929" calcext:value-type="float">
            <text:p>102792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60170" calcext:value-type="float">
            <text:p>160170</text:p>
          </table:table-cell>
          <table:table-cell office:value-type="string" calcext:value-type="string">
            <text:p>role</text:p>
          </table:table-cell>
          <table:table-cell office:value-type="string" calcext:value-type="string">
            <text:p>that is the first one in a defined sequence. Typically a sequence in a correlation or an expression.</text:p>
          </table:table-cell>
          <table:table-cell office:value-type="string" calcext:value-type="string">
            <text:p>is a role that is the first one in a defined sequence. Typically a sequence in a correlation or an expression.</text:p>
          </table:table-cell>
          <table:table-cell table:number-columns-repeated="3"/>
          <table:table-cell office:value-type="float" office:value="553310" calcext:value-type="float">
            <text:p>553310</text:p>
          </table:table-cell>
          <table:table-cell office:value-type="string" calcext:value-type="string">
            <text:p>facts about kinds of roles</text:p>
          </table:table-cell>
          <table:table-cell office:value-type="string" calcext:value-type="string">
            <text:p>accepted</text:p>
          </table:table-cell>
          <table:table-cell/>
          <table:table-cell table:number-columns-repeated="2" table:style-name="ce4" office:value-type="string" calcext:value-type="string">
            <text:p>6-aug-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89" calcext:value-type="float">
            <text:p>8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5954" calcext:value-type="float">
            <text:p>5954</text:p>
          </table:table-cell>
          <table:table-cell office:value-type="string" calcext:value-type="string">
            <text:p>first role in a relation</text:p>
          </table:table-cell>
          <table:table-cell office:value-type="float" office:value="1027931" calcext:value-type="float">
            <text:p>1027931</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730000" calcext:value-type="float">
            <text:p>730000</text:p>
          </table:table-cell>
          <table:table-cell office:value-type="string" calcext:value-type="string">
            <text:p>anything</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number-columns-repeated="2" table:style-name="ce4" office:value-type="string" calcext:value-type="string">
            <text:p>6-aug-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87" calcext:value-type="float">
            <text:p>8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955" calcext:value-type="float">
            <text:p>5955</text:p>
          </table:table-cell>
          <table:table-cell office:value-type="string" calcext:value-type="string">
            <text:p>second role in a relation</text:p>
          </table:table-cell>
          <table:table-cell office:value-type="float" office:value="1027930" calcext:value-type="float">
            <text:p>102793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60170" calcext:value-type="float">
            <text:p>160170</text:p>
          </table:table-cell>
          <table:table-cell office:value-type="string" calcext:value-type="string">
            <text:p>role</text:p>
          </table:table-cell>
          <table:table-cell office:value-type="string" calcext:value-type="string">
            <text:p>that is the second one in a defined sequence of roles. Typically a sequence in a correlation or an expression.</text:p>
          </table:table-cell>
          <table:table-cell office:value-type="string" calcext:value-type="string">
            <text:p>is a role that is the second one in a defined sequence of roles. Typically a sequence in a correlation or an expression.</text:p>
          </table:table-cell>
          <table:table-cell table:number-columns-repeated="3"/>
          <table:table-cell office:value-type="float" office:value="553310" calcext:value-type="float">
            <text:p>553310</text:p>
          </table:table-cell>
          <table:table-cell office:value-type="string" calcext:value-type="string">
            <text:p>facts about kinds of roles</text:p>
          </table:table-cell>
          <table:table-cell office:value-type="string" calcext:value-type="string">
            <text:p>accepted</text:p>
          </table:table-cell>
          <table:table-cell/>
          <table:table-cell table:number-columns-repeated="2" table:style-name="ce4" office:value-type="string" calcext:value-type="string">
            <text:p>6-aug-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90" calcext:value-type="float">
            <text:p>9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0.1" calcext:value-type="float">
            <text:p>0,1</text:p>
          </table:table-cell>
          <table:table-cell office:value-type="float" office:value="5955" calcext:value-type="float">
            <text:p>5955</text:p>
          </table:table-cell>
          <table:table-cell office:value-type="string" calcext:value-type="string">
            <text:p>second role in a relation</text:p>
          </table:table-cell>
          <table:table-cell office:value-type="float" office:value="1027932" calcext:value-type="float">
            <text:p>1027932</text:p>
          </table:table-cell>
          <table:table-cell office:value-type="float" office:value="5343" calcext:value-type="float">
            <text:p>5343</text:p>
          </table:table-cell>
          <table:table-cell office:value-type="string" calcext:value-type="string">
            <text:p>is by definition a role of a</text:p>
          </table:table-cell>
          <table:table-cell office:value-type="float" office:value="1.1" calcext:value-type="float">
            <text:p>1,1</text:p>
          </table:table-cell>
          <table:table-cell office:value-type="float" office:value="730000" calcext:value-type="float">
            <text:p>730000</text:p>
          </table:table-cell>
          <table:table-cell office:value-type="string" calcext:value-type="string">
            <text:p>anything</text:p>
          </table:table-cell>
          <table:table-cell table:number-columns-repeated="5"/>
          <table:table-cell office:value-type="float" office:value="1051" calcext:value-type="float">
            <text:p>1051</text:p>
          </table:table-cell>
          <table:table-cell office:value-type="string" calcext:value-type="string">
            <text:p>facts about kinds of roles in relations</text:p>
          </table:table-cell>
          <table:table-cell office:value-type="string" calcext:value-type="string">
            <text:p>accepted</text:p>
          </table:table-cell>
          <table:table-cell/>
          <table:table-cell table:number-columns-repeated="2" table:style-name="ce4" office:value-type="string" calcext:value-type="string">
            <text:p>6-aug-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30" calcext:value-type="float">
            <text:p>330</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971" calcext:value-type="float">
            <text:p>5971</text:p>
          </table:table-cell>
          <table:table-cell office:value-type="string" calcext:value-type="string">
            <text:p>something denoted by a code</text:p>
          </table:table-cell>
          <table:table-cell office:value-type="float" office:value="1027983" calcext:value-type="float">
            <text:p>1027983</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551" calcext:value-type="float">
            <text:p>4551</text:p>
          </table:table-cell>
          <table:table-cell office:value-type="string" calcext:value-type="string">
            <text:p>something denoted by an alias term</text:p>
          </table:table-cell>
          <table:table-cell office:value-type="string" calcext:value-type="string">
            <text:p>that is a denotation by an alternative code for a base term. Typically a denotation by a number or character string or a concatenation of them, sometimes separated by dots or other separation characters.</text:p>
          </table:table-cell>
          <table:table-cell office:value-type="string" calcext:value-type="string">
            <text:p>is a something denoted by an alias term that is a denotation by an alternative code for a base term. Typically a denotation by a number or character string or a concatenation of them, sometimes separated by dots or other separation characters.</text:p>
          </table:table-cell>
          <table:table-cell table:number-columns-repeated="3"/>
          <table:table-cell office:value-type="float" office:value="970267" calcext:value-type="float">
            <text:p>970267</text:p>
          </table:table-cell>
          <table:table-cell office:value-type="string" calcext:value-type="string">
            <text:p>facts about kinds of information</text:p>
          </table:table-cell>
          <table:table-cell office:value-type="string" calcext:value-type="string">
            <text:p>accepted</text:p>
          </table:table-cell>
          <table:table-cell/>
          <table:table-cell table:number-columns-repeated="2" table:style-name="ce4" office:value-type="string" calcext:value-type="string">
            <text:p>8-aug-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86" calcext:value-type="float">
            <text:p>18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981" calcext:value-type="float">
            <text:p>5981</text:p>
          </table:table-cell>
          <table:table-cell office:value-type="string" calcext:value-type="string">
            <text:p>classification relation</text:p>
          </table:table-cell>
          <table:table-cell office:value-type="float" office:value="1028033" calcext:value-type="float">
            <text:p>1028033</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935" calcext:value-type="float">
            <text:p>5935</text:p>
          </table:table-cell>
          <table:table-cell office:value-type="string" calcext:value-type="string">
            <text:p>binary relation</text:p>
          </table:table-cell>
          <table:table-cell office:value-type="string" calcext:value-type="string">
            <text:p>that specifies that the classified thing is classified by the classifying concept in the relation. The classified thing can be either an individual thing or a kind of thing.</text:p>
          </table:table-cell>
          <table:table-cell office:value-type="string" calcext:value-type="string">
            <text:p>is a binary relation that specifies that the classified thing is classified by the classifying concept in the relation. The classified thing can be either an individual thing or a kind of thing.</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2-aug-13</text:p>
          </table:table-cell>
          <table:table-cell office:value-type="string" calcext:value-type="string">
            <text:p>Andries van Renssen</text:p>
          </table:table-cell>
          <table:table-cell office:value-type="string" calcext:value-type="string">
            <text:p>RDF</text:p>
          </table:table-cell>
          <table:table-cell table:number-columns-repeated="995"/>
        </table:table-row>
        <table:table-row table:style-name="ro1">
          <table:table-cell office:value-type="float" office:value="187" calcext:value-type="float">
            <text:p>187</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981" calcext:value-type="float">
            <text:p>5981</text:p>
          </table:table-cell>
          <table:table-cell office:value-type="string" calcext:value-type="string">
            <text:p>is of type</text:p>
          </table:table-cell>
          <table:table-cell office:value-type="float" office:value="1028282" calcext:value-type="float">
            <text:p>1028282</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5981" calcext:value-type="float">
            <text:p>5981</text:p>
          </table:table-cell>
          <table:table-cell office:value-type="string" calcext:value-type="string">
            <text:p>classification relation</text:p>
          </table:table-cell>
          <table:table-cell table:number-columns-repeated="5"/>
          <table:table-cell office:value-type="float" office:value="1048" calcext:value-type="float">
            <text:p>1048</text:p>
          </table:table-cell>
          <table:table-cell office:value-type="string" calcext:value-type="string">
            <text:p>facts about kinds of relations between individual things and kinds</text:p>
          </table:table-cell>
          <table:table-cell office:value-type="string" calcext:value-type="string">
            <text:p>accepted</text:p>
          </table:table-cell>
          <table:table-cell/>
          <table:table-cell table:number-columns-repeated="2" table:style-name="ce4" office:value-type="string" calcext:value-type="string">
            <text:p>14-apr-1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188" calcext:value-type="float">
            <text:p>188</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981" calcext:value-type="float">
            <text:p>5981</text:p>
          </table:table-cell>
          <table:table-cell office:value-type="string" calcext:value-type="string">
            <text:p>is type for</text:p>
          </table:table-cell>
          <table:table-cell office:value-type="float" office:value="1028283" calcext:value-type="float">
            <text:p>1028283</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5981" calcext:value-type="float">
            <text:p>5981</text:p>
          </table:table-cell>
          <table:table-cell office:value-type="string" calcext:value-type="string">
            <text:p>classification relation</text:p>
          </table:table-cell>
          <table:table-cell table:number-columns-repeated="5"/>
          <table:table-cell office:value-type="float" office:value="1048" calcext:value-type="float">
            <text:p>1048</text:p>
          </table:table-cell>
          <table:table-cell office:value-type="string" calcext:value-type="string">
            <text:p>facts about conceptual relations between individual things and classes</text:p>
          </table:table-cell>
          <table:table-cell office:value-type="string" calcext:value-type="string">
            <text:p>accepted</text:p>
          </table:table-cell>
          <table:table-cell/>
          <table:table-cell table:number-columns-repeated="2" table:style-name="ce4" office:value-type="string" calcext:value-type="string">
            <text:p>14-apr-1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88" calcext:value-type="float">
            <text:p>78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004" calcext:value-type="float">
            <text:p>6004</text:p>
          </table:table-cell>
          <table:table-cell office:value-type="string" calcext:value-type="string">
            <text:p>relator state</text:p>
          </table:table-cell>
          <table:table-cell office:value-type="float" office:value="1028180" calcext:value-type="float">
            <text:p>102818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23" calcext:value-type="float">
            <text:p>4823</text:p>
          </table:table-cell>
          <table:table-cell office:value-type="string" calcext:value-type="string">
            <text:p>individual relator</text:p>
          </table:table-cell>
          <table:table-cell office:value-type="string" calcext:value-type="string">
            <text:p>where the relator role is played by a state.</text:p>
          </table:table-cell>
          <table:table-cell office:value-type="string" calcext:value-type="string">
            <text:p>is an individual relator where the relator role is played by a state.</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2-dec-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89" calcext:value-type="float">
            <text:p>78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005" calcext:value-type="float">
            <text:p>6005</text:p>
          </table:table-cell>
          <table:table-cell office:value-type="string" calcext:value-type="string">
            <text:p>related state</text:p>
          </table:table-cell>
          <table:table-cell office:value-type="float" office:value="1028181" calcext:value-type="float">
            <text:p>1028181</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21" calcext:value-type="float">
            <text:p>4821</text:p>
          </table:table-cell>
          <table:table-cell office:value-type="string" calcext:value-type="string">
            <text:p>related individual thing</text:p>
          </table:table-cell>
          <table:table-cell office:value-type="string" calcext:value-type="string">
            <text:p>where the related role is played by a state.</text:p>
          </table:table-cell>
          <table:table-cell office:value-type="string" calcext:value-type="string">
            <text:p>is a related individual thing where the related role is played by a state.</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2-dec-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90" calcext:value-type="float">
            <text:p>79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006" calcext:value-type="float">
            <text:p>6006</text:p>
          </table:table-cell>
          <table:table-cell office:value-type="string" calcext:value-type="string">
            <text:p>temporal predecessor</text:p>
          </table:table-cell>
          <table:table-cell office:value-type="float" office:value="1028182" calcext:value-type="float">
            <text:p>1028182</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6004" calcext:value-type="float">
            <text:p>6004</text:p>
          </table:table-cell>
          <table:table-cell office:value-type="string" calcext:value-type="string">
            <text:p>relator state</text:p>
          </table:table-cell>
          <table:table-cell office:value-type="string" calcext:value-type="string">
            <text:p>that specifies the state that ends before the successor state begins.</text:p>
          </table:table-cell>
          <table:table-cell office:value-type="string" calcext:value-type="string">
            <text:p>is a relator state that specifies the state that ends before the successor state begins.</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2-dec-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91" calcext:value-type="float">
            <text:p>79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007" calcext:value-type="float">
            <text:p>6007</text:p>
          </table:table-cell>
          <table:table-cell office:value-type="string" calcext:value-type="string">
            <text:p>temporal successor</text:p>
          </table:table-cell>
          <table:table-cell office:value-type="float" office:value="1028183" calcext:value-type="float">
            <text:p>1028183</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6005" calcext:value-type="float">
            <text:p>6005</text:p>
          </table:table-cell>
          <table:table-cell office:value-type="string" calcext:value-type="string">
            <text:p>related state</text:p>
          </table:table-cell>
          <table:table-cell office:value-type="string" calcext:value-type="string">
            <text:p>that specifies the state that begins after the predecessor state ends.</text:p>
          </table:table-cell>
          <table:table-cell office:value-type="string" calcext:value-type="string">
            <text:p>is a related state that specifies the state that begins after the predecessor state ends.</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2-dec-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92" calcext:value-type="float">
            <text:p>79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021" calcext:value-type="float">
            <text:p>6021</text:p>
          </table:table-cell>
          <table:table-cell office:value-type="string" calcext:value-type="string">
            <text:p>totality or role of a totality</text:p>
          </table:table-cell>
          <table:table-cell office:value-type="float" office:value="1028265" calcext:value-type="float">
            <text:p>102826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730067" calcext:value-type="float">
            <text:p>730067</text:p>
          </table:table-cell>
          <table:table-cell office:value-type="string" calcext:value-type="string">
            <text:p>individual thing</text:p>
          </table:table-cell>
          <table:table-cell office:value-type="string" calcext:value-type="string">
            <text:p>that is either whole individual thing or one that is referred via its role. Note: this concept is required to enable expressions that relate roles of physical objects to express facts about the role players.</text:p>
          </table:table-cell>
          <table:table-cell office:value-type="string" calcext:value-type="string">
            <text:p>is an individual thing that is either whole individual thing or one that is referred via its role. Note: this concept is required to enable expressions that relate roles of physical objects to express facts about the role players.</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26-mrt-1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93" calcext:value-type="float">
            <text:p>79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024" calcext:value-type="float">
            <text:p>6024</text:p>
          </table:table-cell>
          <table:table-cell office:value-type="string" calcext:value-type="string">
            <text:p>conceptual requirement for being a role of an individual thing</text:p>
          </table:table-cell>
          <table:table-cell office:value-type="float" office:value="1028293" calcext:value-type="float">
            <text:p>1028293</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714" calcext:value-type="float">
            <text:p>4714</text:p>
          </table:table-cell>
          <table:table-cell office:value-type="string" calcext:value-type="string">
            <text:p>conceptual playing of a role by an individual thing</text:p>
          </table:table-cell>
          <table:table-cell office:value-type="string" calcext:value-type="string">
            <text:p>that specifies that an individual thing of the specified kind shall be a role of a thing of the other specified kind.</text:p>
          </table:table-cell>
          <table:table-cell office:value-type="string" calcext:value-type="string">
            <text:p>is a conceptual playing of a role by an individual thing that specifies that an individual thing of the specified kind shall be a role of a thing of the other specified kind.</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5-apr-1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94" calcext:value-type="float">
            <text:p>794</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024" calcext:value-type="float">
            <text:p>6024</text:p>
          </table:table-cell>
          <table:table-cell office:value-type="string" calcext:value-type="string">
            <text:p>shall be a role of a</text:p>
          </table:table-cell>
          <table:table-cell office:value-type="float" office:value="1028294" calcext:value-type="float">
            <text:p>1028294</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6024" calcext:value-type="float">
            <text:p>6024</text:p>
          </table:table-cell>
          <table:table-cell office:value-type="string" calcext:value-type="string">
            <text:p>conceptual requirement for being a role of an individual thing</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5-apr-1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95" calcext:value-type="float">
            <text:p>795</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024" calcext:value-type="float">
            <text:p>6024</text:p>
          </table:table-cell>
          <table:table-cell office:value-type="string" calcext:value-type="string">
            <text:p>shall have a possible role as a</text:p>
          </table:table-cell>
          <table:table-cell office:value-type="float" office:value="1028295" calcext:value-type="float">
            <text:p>1028295</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6024" calcext:value-type="float">
            <text:p>6024</text:p>
          </table:table-cell>
          <table:table-cell office:value-type="string" calcext:value-type="string">
            <text:p>conceptual requirement for being a role of an individual thing</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15-apr-14</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796" calcext:value-type="float">
            <text:p>796</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024" calcext:value-type="float">
            <text:p>6024</text:p>
          </table:table-cell>
          <table:table-cell office:value-type="string" calcext:value-type="string">
            <text:p>shall be played by a</text:p>
          </table:table-cell>
          <table:table-cell office:value-type="float" office:value="1028298" calcext:value-type="float">
            <text:p>1028298</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6024" calcext:value-type="float">
            <text:p>6024</text:p>
          </table:table-cell>
          <table:table-cell office:value-type="string" calcext:value-type="string">
            <text:p>conceptual requirement for being a role of an individual thing</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15-apr-14</text:p>
          </table:table-cell>
          <table:table-cell table:number-columns-repeated="2" office:value-type="string" calcext:value-type="string">
            <text:p>Andries van Renssen</text:p>
          </table:table-cell>
          <table:table-cell table:number-columns-repeated="995"/>
        </table:table-row>
        <table:table-row table:style-name="ro3">
          <table:table-cell office:value-type="float" office:value="797" calcext:value-type="float">
            <text:p>797</text:p>
          </table:table-cell>
          <table:table-cell office:value-type="float" office:value="910036" calcext:value-type="float">
            <text:p>910036</text:p>
          </table:table-cell>
          <table:table-cell office:value-type="string" calcext:value-type="string">
            <text:p>English</text:p>
          </table:table-cell>
          <table:table-cell table:style-name="ce3" office:value-type="float" office:value="589830" calcext:value-type="float">
            <text:p>589830</text:p>
          </table:table-cell>
          <table:table-cell office:value-type="string" calcext:value-type="string">
            <text:p>Gellish alternativ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024" calcext:value-type="float">
            <text:p>6024</text:p>
          </table:table-cell>
          <table:table-cell office:value-type="string" calcext:value-type="string">
            <text:p>shall play a role as a</text:p>
          </table:table-cell>
          <table:table-cell office:value-type="float" office:value="1028299" calcext:value-type="float">
            <text:p>1028299</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6024" calcext:value-type="float">
            <text:p>6024</text:p>
          </table:table-cell>
          <table:table-cell office:value-type="string" calcext:value-type="string">
            <text:p>conceptual requirement for being a role of an individual thing</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15-apr-1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98" calcext:value-type="float">
            <text:p>79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029" calcext:value-type="float">
            <text:p>6029</text:p>
          </table:table-cell>
          <table:table-cell office:value-type="string" calcext:value-type="string">
            <text:p>information provision relation</text:p>
          </table:table-cell>
          <table:table-cell office:value-type="float" office:value="1028321" calcext:value-type="float">
            <text:p>1028321</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935" calcext:value-type="float">
            <text:p>5935</text:p>
          </table:table-cell>
          <table:table-cell office:value-type="string" calcext:value-type="string">
            <text:p>binary relation</text:p>
          </table:table-cell>
          <table:table-cell office:value-type="string" calcext:value-type="string">
            <text:p>that specifies that a piece of qualitative information is about a specified something. The qualitative information has its own identifier (UID) and name and its content is descibed by a separate qualitative subtyping relation of that qualitative information. Note that the qualitative information is the classifier of one or more individual information aspects of individual physical texts or sounds that are recorded on a carrier each with an individual information aspect. The physical expressions and the information aspects have their own other identifiers (UIDs).</text:p>
          </table:table-cell>
          <table:table-cell office:value-type="string" calcext:value-type="string">
            <text:p>is a binary relation that specifies that a piece of qualitative information is about a specified something. The qualitative information has its own identifier (UID) and name and its content is descibed by a separate qualitative subtyping relation of that qualitative information. Note that the qualitative information is the classifier of one or more individual information aspects of individual physical texts or sounds that are recorded on a carrier each with an individual information aspect. The physical expressions and the information aspects have their own other identifiers (UIDs).</text:p>
          </table:table-cell>
          <table:table-cell table:number-columns-repeated="3"/>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style-name="ce4" office:value-type="string" calcext:value-type="string">
            <text:p>22-mei-14</text:p>
          </table:table-cell>
          <table:table-cell table:style-name="ce4" office:value-type="string" calcext:value-type="string">
            <text:p>4-aug-1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99" calcext:value-type="float">
            <text:p>79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office:value-type="float" office:value="1.1" calcext:value-type="float">
            <text:p>1,1</text:p>
          </table:table-cell>
          <table:table-cell office:value-type="float" office:value="6029" calcext:value-type="float">
            <text:p>6029</text:p>
          </table:table-cell>
          <table:table-cell office:value-type="string" calcext:value-type="string">
            <text:p>information provision relation</text:p>
          </table:table-cell>
          <table:table-cell office:value-type="float" office:value="1028322" calcext:value-type="float">
            <text:p>1028322</text:p>
          </table:table-cell>
          <table:table-cell office:value-type="float" office:value="5944" calcext:value-type="float">
            <text:p>5944</text:p>
          </table:table-cell>
          <table:table-cell office:value-type="string" calcext:value-type="string">
            <text:p>has by definition as first role a</text:p>
          </table:table-cell>
          <table:table-cell office:value-type="float" office:value="1.1" calcext:value-type="float">
            <text:p>1,1</text:p>
          </table:table-cell>
          <table:table-cell office:value-type="float" office:value="6030" calcext:value-type="float">
            <text:p>6030</text:p>
          </table:table-cell>
          <table:table-cell office:value-type="string" calcext:value-type="string">
            <text:p>providing information</text:p>
          </table:table-cell>
          <table:table-cell table:number-columns-repeated="5"/>
          <table:table-cell office:value-type="float" office:value="1045" calcext:value-type="float">
            <text:p>1045</text:p>
          </table:table-cell>
          <table:table-cell office:value-type="string" calcext:value-type="string">
            <text:p>facts about conceptual relations</text:p>
          </table:table-cell>
          <table:table-cell office:value-type="string" calcext:value-type="string">
            <text:p>accepted</text:p>
          </table:table-cell>
          <table:table-cell/>
          <table:table-cell table:number-columns-repeated="2" table:style-name="ce4" office:value-type="string" calcext:value-type="string">
            <text:p>22-mei-1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800" calcext:value-type="float">
            <text:p>80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030" calcext:value-type="float">
            <text:p>6030</text:p>
          </table:table-cell>
          <table:table-cell office:value-type="string" calcext:value-type="string">
            <text:p>providing information</text:p>
          </table:table-cell>
          <table:table-cell office:value-type="float" office:value="1028323" calcext:value-type="float">
            <text:p>1028323</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729" calcext:value-type="float">
            <text:p>4729</text:p>
          </table:table-cell>
          <table:table-cell office:value-type="string" calcext:value-type="string">
            <text:p>relator</text:p>
          </table:table-cell>
          <table:table-cell office:value-type="string" calcext:value-type="string">
            <text:p>as qualitative information that is providing information.</text:p>
          </table:table-cell>
          <table:table-cell office:value-type="string" calcext:value-type="string">
            <text:p>is a relator as qualitative information that is providing information.</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22-mei-1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801" calcext:value-type="float">
            <text:p>801</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066" calcext:value-type="float">
            <text:p>6066</text:p>
          </table:table-cell>
          <table:table-cell office:value-type="string" calcext:value-type="string">
            <text:p>base phrase for a term for a kind of relation</text:p>
          </table:table-cell>
          <table:table-cell office:value-type="float" office:value="1028644" calcext:value-type="float">
            <text:p>102864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981" calcext:value-type="float">
            <text:p>1981</text:p>
          </table:table-cell>
          <table:table-cell office:value-type="string" calcext:value-type="string">
            <text:p>synonym for a term for something</text:p>
          </table:table-cell>
          <table:table-cell office:value-type="string" calcext:value-type="string">
            <text:p>that specifies that a base phrase is a denotation for a kind of relation whereas the phrase has a reading direction that implies that in English the first role player precedes the phrase and the second role player follows the phrase. Typically specified within a particular language community. The phrase is an alternative for a name of a kind of relation that is neutral for a reading direction.</text:p>
          </table:table-cell>
          <table:table-cell office:value-type="string" calcext:value-type="string">
            <text:p>is a synonym for a term for something that specifies that a base phrase is a denotation for a kind of relation whereas the phrase has a reading direction that implies that in English the first role player precedes the phrase and the second role player follows the phrase. Typically specified within a particular language community. The phrase is an alternative for a name of a kind of relation that is neutral for a reading direction.</text:p>
          </table:table-cell>
          <table:table-cell table:number-columns-repeated="3"/>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style-name="ce4" office:value-type="string" calcext:value-type="string">
            <text:p>13-mrt-15</text:p>
          </table:table-cell>
          <table:table-cell table:style-name="ce4" office:value-type="string" calcext:value-type="string">
            <text:p>6-jan-16</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802" calcext:value-type="float">
            <text:p>802</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066" calcext:value-type="float">
            <text:p>6066</text:p>
          </table:table-cell>
          <table:table-cell office:value-type="string" calcext:value-type="string">
            <text:p>base phrase for a term for a kind of relation</text:p>
          </table:table-cell>
          <table:table-cell office:value-type="float" office:value="1028645" calcext:value-type="float">
            <text:p>1028645</text:p>
          </table:table-cell>
          <table:table-cell office:value-type="float" office:value="5944" calcext:value-type="float">
            <text:p>5944</text:p>
          </table:table-cell>
          <table:table-cell office:value-type="string" calcext:value-type="string">
            <text:p>has by definition as first role a</text:p>
          </table:table-cell>
          <table:table-cell/>
          <table:table-cell office:value-type="float" office:value="6067" calcext:value-type="float">
            <text:p>6067</text:p>
          </table:table-cell>
          <table:table-cell office:value-type="string" calcext:value-type="string">
            <text:p>base phrase</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13-mrt-1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803" calcext:value-type="float">
            <text:p>803</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066" calcext:value-type="float">
            <text:p>6066</text:p>
          </table:table-cell>
          <table:table-cell office:value-type="string" calcext:value-type="string">
            <text:p>is a base phrase for</text:p>
          </table:table-cell>
          <table:table-cell office:value-type="float" office:value="1028646" calcext:value-type="float">
            <text:p>1028646</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6066" calcext:value-type="float">
            <text:p>6066</text:p>
          </table:table-cell>
          <table:table-cell office:value-type="string" calcext:value-type="string">
            <text:p>base phrase for a term for a kind of relation</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13-mrt-1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804" calcext:value-type="float">
            <text:p>804</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066" calcext:value-type="float">
            <text:p>6066</text:p>
          </table:table-cell>
          <table:table-cell office:value-type="string" calcext:value-type="string">
            <text:p>has as a base phrase</text:p>
          </table:table-cell>
          <table:table-cell office:value-type="float" office:value="1028648" calcext:value-type="float">
            <text:p>1028648</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6066" calcext:value-type="float">
            <text:p>6066</text:p>
          </table:table-cell>
          <table:table-cell office:value-type="string" calcext:value-type="string">
            <text:p>base phrase for a term for a kind of relation</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13-mrt-1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805" calcext:value-type="float">
            <text:p>805</text:p>
          </table:table-cell>
          <table:table-cell office:value-type="float" office:value="910036" calcext:value-type="float">
            <text:p>910036</text:p>
          </table:table-cell>
          <table:table-cell office:value-type="string" calcext:value-type="string">
            <text:p>English</text:p>
          </table:table-cell>
          <table:table-cell office:value-type="float" office:value="193587" calcext:value-type="float">
            <text:p>193587</text:p>
          </table:table-cell>
          <table:table-cell office:value-type="string" calcext:value-type="string">
            <text:p>presentation</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067" calcext:value-type="float">
            <text:p>6067</text:p>
          </table:table-cell>
          <table:table-cell office:value-type="string" calcext:value-type="string">
            <text:p>base phrase</text:p>
          </table:table-cell>
          <table:table-cell office:value-type="float" office:value="1028650" calcext:value-type="float">
            <text:p>102865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605" calcext:value-type="float">
            <text:p>5605</text:p>
          </table:table-cell>
          <table:table-cell office:value-type="string" calcext:value-type="string">
            <text:p>something denoted by a synonym</text:p>
          </table:table-cell>
          <table:table-cell office:value-type="string" calcext:value-type="string">
            <text:p>that is a phrase for denoting a kind of relation whereas the phrase has a reading direction that implies in English that the first role player precedes the phrase and the second role player follows the phrase.</text:p>
          </table:table-cell>
          <table:table-cell office:value-type="string" calcext:value-type="string">
            <text:p>is a synonym denotation that is a phrase for denoting a kind of relation whereas the phrase has a reading direction that implies in English that the first role player precedes the phrase and the second role player follows the phrase.</text:p>
          </table:table-cell>
          <table:table-cell table:number-columns-repeated="3"/>
          <table:table-cell office:value-type="float" office:value="553310" calcext:value-type="float">
            <text:p>553310</text:p>
          </table:table-cell>
          <table:table-cell office:value-type="string" calcext:value-type="string">
            <text:p>facts about kinds of roles</text:p>
          </table:table-cell>
          <table:table-cell office:value-type="string" calcext:value-type="string">
            <text:p>accepted</text:p>
          </table:table-cell>
          <table:table-cell/>
          <table:table-cell table:number-columns-repeated="2" table:style-name="ce4" office:value-type="string" calcext:value-type="string">
            <text:p>13-mrt-1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806" calcext:value-type="float">
            <text:p>80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068" calcext:value-type="float">
            <text:p>6068</text:p>
          </table:table-cell>
          <table:table-cell office:value-type="string" calcext:value-type="string">
            <text:p>binary relation between an individual thing and anything else</text:p>
          </table:table-cell>
          <table:table-cell office:value-type="float" office:value="1028655" calcext:value-type="float">
            <text:p>102865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935" calcext:value-type="float">
            <text:p>5935</text:p>
          </table:table-cell>
          <table:table-cell office:value-type="string" calcext:value-type="string">
            <text:p>binary relation</text:p>
          </table:table-cell>
          <table:table-cell office:value-type="string" calcext:value-type="string">
            <text:p>that specifies that an individual thing is related to something else, whereby the related thing can be either another individual thing or a kind of thing.</text:p>
          </table:table-cell>
          <table:table-cell office:value-type="string" calcext:value-type="string">
            <text:p>is a binary relation that specifies that an individual thing is related to something else, whereby the related thing can be either another individual thing or a kind of thing.</text:p>
          </table:table-cell>
          <table:table-cell table:number-columns-repeated="3"/>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13-mrt-1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807" calcext:value-type="float">
            <text:p>807</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068" calcext:value-type="float">
            <text:p>6068</text:p>
          </table:table-cell>
          <table:table-cell office:value-type="string" calcext:value-type="string">
            <text:p>is related to (a)</text:p>
          </table:table-cell>
          <table:table-cell office:value-type="float" office:value="1028656" calcext:value-type="float">
            <text:p>1028656</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6068" calcext:value-type="float">
            <text:p>6068</text:p>
          </table:table-cell>
          <table:table-cell office:value-type="string" calcext:value-type="string">
            <text:p>binary relation between an individual thing and anything else</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13-mrt-1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808" calcext:value-type="float">
            <text:p>808</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068" calcext:value-type="float">
            <text:p>6068</text:p>
          </table:table-cell>
          <table:table-cell office:value-type="string" calcext:value-type="string">
            <text:p>can be or is related with</text:p>
          </table:table-cell>
          <table:table-cell office:value-type="float" office:value="1028657" calcext:value-type="float">
            <text:p>1028657</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6068" calcext:value-type="float">
            <text:p>6068</text:p>
          </table:table-cell>
          <table:table-cell office:value-type="string" calcext:value-type="string">
            <text:p>binary relation between an individual thing and anything else</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13-mrt-1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809" calcext:value-type="float">
            <text:p>80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149" calcext:value-type="float">
            <text:p>6149</text:p>
          </table:table-cell>
          <table:table-cell office:value-type="string" calcext:value-type="string">
            <text:p>by definition being possessor of an intrinsic aspect</text:p>
          </table:table-cell>
          <table:table-cell office:value-type="float" office:value="1029086" calcext:value-type="float">
            <text:p>1029086</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282" calcext:value-type="float">
            <text:p>5282</text:p>
          </table:table-cell>
          <table:table-cell office:value-type="string" calcext:value-type="string">
            <text:p>conceptual requirement for a possession of an intrinsic aspect</text:p>
          </table:table-cell>
          <table:table-cell office:value-type="string" calcext:value-type="string">
            <text:p>that specifies that an object of a specified kind possesses by definition an intrinsic aspect of a specified kind. This relation defines a possessor object. Typically (the value of) the intrinsic aspect will be qualified.</text:p>
          </table:table-cell>
          <table:table-cell office:value-type="string" calcext:value-type="string">
            <text:p>is a conceptual requirement for a possession of an intrinsic aspect that specifies that an object of a specified kind possesses by definition an intrinsic aspect of a specified kind. This relation defines a possessor object. Typically (the value of) the intrinsic aspect will be qualified.</text:p>
          </table:table-cell>
          <table:table-cell table:number-columns-repeated="3"/>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6-feb-16</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811" calcext:value-type="float">
            <text:p>811</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149" calcext:value-type="float">
            <text:p>6149</text:p>
          </table:table-cell>
          <table:table-cell office:value-type="string" calcext:value-type="string">
            <text:p>has by definition as intrinsic aspect a</text:p>
          </table:table-cell>
          <table:table-cell office:value-type="float" office:value="1029087" calcext:value-type="float">
            <text:p>1029087</text:p>
          </table:table-cell>
          <table:table-cell office:value-type="float" office:value="6066" calcext:value-type="float">
            <text:p>6066</text:p>
          </table:table-cell>
          <table:table-cell office:value-type="string" calcext:value-type="string">
            <text:p>is a base phrase for</text:p>
          </table:table-cell>
          <table:table-cell/>
          <table:table-cell office:value-type="float" office:value="6149" calcext:value-type="float">
            <text:p>6149</text:p>
          </table:table-cell>
          <table:table-cell office:value-type="string" calcext:value-type="string">
            <text:p>by definition being possessor of an intrinsic aspect</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6-feb-16</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812" calcext:value-type="float">
            <text:p>812</text:p>
          </table:table-cell>
          <table:table-cell office:value-type="float" office:value="910036" calcext:value-type="float">
            <text:p>910036</text:p>
          </table:table-cell>
          <table:table-cell office:value-type="string" calcext:value-type="string">
            <text:p>English</text:p>
          </table:table-cell>
          <table:table-cell office:value-type="float" office:value="492014" calcext:value-type="float">
            <text:p>492014</text:p>
          </table:table-cell>
          <table:table-cell office:value-type="string" calcext:value-type="string">
            <text:p>Gellish</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149" calcext:value-type="float">
            <text:p>6149</text:p>
          </table:table-cell>
          <table:table-cell office:value-type="string" calcext:value-type="string">
            <text:p>is by definition a possible intrinsic aspect of a</text:p>
          </table:table-cell>
          <table:table-cell office:value-type="float" office:value="1029088" calcext:value-type="float">
            <text:p>1029088</text:p>
          </table:table-cell>
          <table:table-cell office:value-type="float" office:value="1986" calcext:value-type="float">
            <text:p>1986</text:p>
          </table:table-cell>
          <table:table-cell office:value-type="string" calcext:value-type="string">
            <text:p>is an inverse phrase for</text:p>
          </table:table-cell>
          <table:table-cell/>
          <table:table-cell office:value-type="float" office:value="6149" calcext:value-type="float">
            <text:p>6149</text:p>
          </table:table-cell>
          <table:table-cell office:value-type="string" calcext:value-type="string">
            <text:p>by definition being possessor of an intrinsic aspect</text:p>
          </table:table-cell>
          <table:table-cell table:number-columns-repeated="5"/>
          <table:table-cell office:value-type="float" office:value="1045" calcext:value-type="float">
            <text:p>1045</text:p>
          </table:table-cell>
          <table:table-cell office:value-type="string" calcext:value-type="string">
            <text:p>facts about kinds of relations</text:p>
          </table:table-cell>
          <table:table-cell office:value-type="string" calcext:value-type="string">
            <text:p>accepted</text:p>
          </table:table-cell>
          <table:table-cell/>
          <table:table-cell table:number-columns-repeated="2" table:style-name="ce4" office:value-type="string" calcext:value-type="string">
            <text:p>26-feb-16</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85" calcext:value-type="float">
            <text:p>8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60170" calcext:value-type="float">
            <text:p>160170</text:p>
          </table:table-cell>
          <table:table-cell office:value-type="string" calcext:value-type="string">
            <text:p>role</text:p>
          </table:table-cell>
          <table:table-cell office:value-type="float" office:value="1002539" calcext:value-type="float">
            <text:p>100253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790229" calcext:value-type="float">
            <text:p>790229</text:p>
          </table:table-cell>
          <table:table-cell office:value-type="string" calcext:value-type="string">
            <text:p>aspect</text:p>
          </table:table-cell>
          <table:table-cell office:value-type="string" calcext:value-type="string">
            <text:p>of something by being that which is played in a relation between things.</text:p>
          </table:table-cell>
          <table:table-cell office:value-type="string" calcext:value-type="string">
            <text:p>is an aspect of something by being that which is played in a relation between things.</text:p>
          </table:table-cell>
          <table:table-cell table:number-columns-repeated="3"/>
          <table:table-cell office:value-type="float" office:value="553310" calcext:value-type="float">
            <text:p>553310</text:p>
          </table:table-cell>
          <table:table-cell office:value-type="string" calcext:value-type="string">
            <text:p>facts about kinds of roles</text:p>
          </table:table-cell>
          <table:table-cell office:value-type="string" calcext:value-type="string">
            <text:p>accepted</text:p>
          </table:table-cell>
          <table:table-cell/>
          <table:table-cell table:style-name="ce4" office:value-type="string" calcext:value-type="string">
            <text:p>11-mrt-99</text:p>
          </table:table-cell>
          <table:table-cell table:style-name="ce4" office:value-type="string" calcext:value-type="string">
            <text:p>18-jul-03</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42" calcext:value-type="float">
            <text:p>42</text:p>
          </table:table-cell>
          <table:table-cell office:value-type="float" office:value="910036" calcext:value-type="float">
            <text:p>910036</text:p>
          </table:table-cell>
          <table:table-cell office:value-type="string" calcext:value-type="string">
            <text:p>English</text:p>
          </table:table-cell>
          <table:table-cell office:value-type="float" office:value="191874" calcext:value-type="float">
            <text:p>191874</text:p>
          </table:table-cell>
          <table:table-cell office:value-type="string" calcext:value-type="string">
            <text:p>physics</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60177" calcext:value-type="float">
            <text:p>160177</text:p>
          </table:table-cell>
          <table:table-cell office:value-type="string" calcext:value-type="string">
            <text:p>material</text:p>
          </table:table-cell>
          <table:table-cell office:value-type="float" office:value="1160477" calcext:value-type="float">
            <text:p>1160477</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730025" calcext:value-type="float">
            <text:p>730025</text:p>
          </table:table-cell>
          <table:table-cell office:value-type="string" calcext:value-type="string">
            <text:p>matter</text:p>
          </table:table-cell>
          <table:table-cell office:value-type="string" calcext:value-type="string">
            <text:p>in an identified quantity. A material may have both functional and physical aspects as well as other aspects</text:p>
          </table:table-cell>
          <table:table-cell office:value-type="string" calcext:value-type="string">
            <text:p>is a matter in an identified quantity. A material may have both functional and physical aspects as well as other aspects</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22-jul-96</text:p>
          </table:table-cell>
          <table:table-cell table:style-name="ce4" office:value-type="string" calcext:value-type="string">
            <text:p>4-feb-98</text:p>
          </table:table-cell>
          <table:table-cell office:value-type="string" calcext:value-type="string">
            <text:p>AP glossary team</text:p>
          </table:table-cell>
          <table:table-cell office:value-type="string" calcext:value-type="string">
            <text:p>Andries van Renssen</text:p>
          </table:table-cell>
          <table:table-cell table:number-columns-repeated="995"/>
        </table:table-row>
        <table:table-row table:style-name="ro1">
          <table:table-cell office:value-type="float" office:value="778" calcext:value-type="float">
            <text:p>778</text:p>
          </table:table-cell>
          <table:table-cell office:value-type="float" office:value="910036" calcext:value-type="float">
            <text:p>910036</text:p>
          </table:table-cell>
          <table:table-cell office:value-type="string" calcext:value-type="string">
            <text:p>English</text:p>
          </table:table-cell>
          <table:table-cell office:value-type="float" office:value="191874" calcext:value-type="float">
            <text:p>191874</text:p>
          </table:table-cell>
          <table:table-cell office:value-type="string" calcext:value-type="string">
            <text:p>physics</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60177" calcext:value-type="float">
            <text:p>160177</text:p>
          </table:table-cell>
          <table:table-cell office:value-type="string" calcext:value-type="string">
            <text:p>material object</text:p>
          </table:table-cell>
          <table:table-cell office:value-type="float" office:value="1027722" calcext:value-type="float">
            <text:p>1027722</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160177" calcext:value-type="float">
            <text:p>160177</text:p>
          </table:table-cell>
          <table:table-cell office:value-type="string" calcext:value-type="string">
            <text:p>material</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10-jan-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54" calcext:value-type="float">
            <text:p>75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3424" calcext:value-type="float">
            <text:p>193424</text:p>
          </table:table-cell>
          <table:table-cell office:value-type="string" calcext:value-type="string">
            <text:p>process</text:p>
          </table:table-cell>
          <table:table-cell office:value-type="float" office:value="1193640" calcext:value-type="float">
            <text:p>119364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93671" calcext:value-type="float">
            <text:p>193671</text:p>
          </table:table-cell>
          <table:table-cell office:value-type="string" calcext:value-type="string">
            <text:p>occurrence</text:p>
          </table:table-cell>
          <table:table-cell office:value-type="string" calcext:value-type="string">
            <text:p>that results in a changed state to material or energy that is used as input.</text:p>
          </table:table-cell>
          <table:table-cell office:value-type="string" calcext:value-type="string">
            <text:p>#VERW!</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21-jan-98</text:p>
          </table:table-cell>
          <table:table-cell table:style-name="ce4" office:value-type="string" calcext:value-type="string">
            <text:p>28-jan-13</text:p>
          </table:table-cell>
          <table:table-cell office:value-type="string" calcext:value-type="string">
            <text:p>Andries van Renssen</text:p>
          </table:table-cell>
          <table:table-cell office:value-type="string" calcext:value-type="string">
            <text:p>Fred Vonk</text:p>
          </table:table-cell>
          <table:table-cell table:number-columns-repeated="995"/>
        </table:table-row>
        <table:table-row table:style-name="ro1">
          <table:table-cell office:value-type="float" office:value="755" calcext:value-type="float">
            <text:p>755</text:p>
          </table:table-cell>
          <table:table-cell office:value-type="float" office:value="910036" calcext:value-type="float">
            <text:p>910036</text:p>
          </table:table-cell>
          <table:table-cell office:value-type="string" calcext:value-type="string">
            <text:p>English</text:p>
          </table:table-cell>
          <table:table-cell office:value-type="float" office:value="193671" calcext:value-type="float">
            <text:p>193671</text:p>
          </table:table-cell>
          <table:table-cell office:value-type="string" calcext:value-type="string">
            <text:p>occurrenc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3437" calcext:value-type="float">
            <text:p>193437</text:p>
          </table:table-cell>
          <table:table-cell office:value-type="string" calcext:value-type="string">
            <text:p>activity</text:p>
          </table:table-cell>
          <table:table-cell office:value-type="float" office:value="1192760" calcext:value-type="float">
            <text:p>119276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93784" calcext:value-type="float">
            <text:p>193784</text:p>
          </table:table-cell>
          <table:table-cell office:value-type="string" calcext:value-type="string">
            <text:p>performance</text:p>
          </table:table-cell>
          <table:table-cell office:value-type="string" calcext:value-type="string">
            <text:p>of changing a state of affairs. Typically performed by one or more persons.</text:p>
          </table:table-cell>
          <table:table-cell office:value-type="string" calcext:value-type="string">
            <text:p>is a performance of changing a state of affairs. Typically performed by one or more persons.</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20-feb-97</text:p>
          </table:table-cell>
          <table:table-cell table:style-name="ce4" office:value-type="string" calcext:value-type="string">
            <text:p>27-feb-97</text:p>
          </table:table-cell>
          <table:table-cell table:number-columns-repeated="2" office:value-type="string" calcext:value-type="string">
            <text:p>I&amp;C peers</text:p>
          </table:table-cell>
          <table:table-cell table:number-columns-repeated="995"/>
        </table:table-row>
        <table:table-row table:style-name="ro1">
          <table:table-cell office:value-type="float" office:value="752" calcext:value-type="float">
            <text:p>75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3671" calcext:value-type="float">
            <text:p>193671</text:p>
          </table:table-cell>
          <table:table-cell office:value-type="string" calcext:value-type="string">
            <text:p>occurrence</text:p>
          </table:table-cell>
          <table:table-cell office:value-type="float" office:value="1193608" calcext:value-type="float">
            <text:p>1193608</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790123" calcext:value-type="float">
            <text:p>790123</text:p>
          </table:table-cell>
          <table:table-cell office:value-type="string" calcext:value-type="string">
            <text:p>state</text:p>
          </table:table-cell>
          <table:table-cell office:value-type="string" calcext:value-type="string">
            <text:p>that is dynamic and is an interaction over time between involved things, each with its own role.</text:p>
          </table:table-cell>
          <table:table-cell office:value-type="string" calcext:value-type="string">
            <text:p>is a state that is dynamic and is an interaction over time between involved things, each with its own role.</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14-feb-97</text:p>
          </table:table-cell>
          <table:table-cell table:style-name="ce4" office:value-type="string" calcext:value-type="string">
            <text:p>2-sep-04</text:p>
          </table:table-cell>
          <table:table-cell office:value-type="string" calcext:value-type="string">
            <text:p>Andries van Renssen</text:p>
          </table:table-cell>
          <table:table-cell office:value-type="string" calcext:value-type="string">
            <text:p>Rob Moonen</text:p>
          </table:table-cell>
          <table:table-cell table:number-columns-repeated="995"/>
        </table:table-row>
        <table:table-row table:style-name="ro1">
          <table:table-cell office:value-type="float" office:value="753" calcext:value-type="float">
            <text:p>753</text:p>
          </table:table-cell>
          <table:table-cell office:value-type="float" office:value="910036" calcext:value-type="float">
            <text:p>910036</text:p>
          </table:table-cell>
          <table:table-cell office:value-type="string" calcext:value-type="string">
            <text:p>English</text:p>
          </table:table-cell>
          <table:table-cell office:value-type="float" office:value="193671" calcext:value-type="float">
            <text:p>193671</text:p>
          </table:table-cell>
          <table:table-cell office:value-type="string" calcext:value-type="string">
            <text:p>occurrence</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193784" calcext:value-type="float">
            <text:p>193784</text:p>
          </table:table-cell>
          <table:table-cell office:value-type="string" calcext:value-type="string">
            <text:p>performance</text:p>
          </table:table-cell>
          <table:table-cell office:value-type="float" office:value="1194667" calcext:value-type="float">
            <text:p>1194667</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93671" calcext:value-type="float">
            <text:p>193671</text:p>
          </table:table-cell>
          <table:table-cell office:value-type="string" calcext:value-type="string">
            <text:p>occurrence</text:p>
          </table:table-cell>
          <table:table-cell office:value-type="string" calcext:value-type="string">
            <text:p>of carrying out a pattern of behavior or procedure.</text:p>
          </table:table-cell>
          <table:table-cell office:value-type="string" calcext:value-type="string">
            <text:p>is an occurrence of carrying out a pattern of behavior or procedure.</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4-feb-97</text:p>
          </table:table-cell>
          <table:table-cell table:style-name="ce4" office:value-type="string" calcext:value-type="string">
            <text:p>31-jul-12</text:p>
          </table:table-cell>
          <table:table-cell office:value-type="string" calcext:value-type="string">
            <text:p>Andries van Renssen</text:p>
          </table:table-cell>
          <table:table-cell office:value-type="string" calcext:value-type="string">
            <text:p>activity peers</text:p>
          </table:table-cell>
          <table:table-cell table:number-columns-repeated="995"/>
        </table:table-row>
        <table:table-row table:style-name="ro1">
          <table:table-cell office:value-type="float" office:value="756" calcext:value-type="float">
            <text:p>756</text:p>
          </table:table-cell>
          <table:table-cell office:value-type="float" office:value="910036" calcext:value-type="float">
            <text:p>910036</text:p>
          </table:table-cell>
          <table:table-cell office:value-type="string" calcext:value-type="string">
            <text:p>English</text:p>
          </table:table-cell>
          <table:table-cell office:value-type="float" office:value="193707" calcext:value-type="float">
            <text:p>193707</text:p>
          </table:table-cell>
          <table:table-cell office:value-type="string" calcext:value-type="string">
            <text:p>engineering</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492032" calcext:value-type="float">
            <text:p>492032</text:p>
          </table:table-cell>
          <table:table-cell office:value-type="string" calcext:value-type="string">
            <text:p>model</text:p>
          </table:table-cell>
          <table:table-cell office:value-type="float" office:value="1492975" calcext:value-type="float">
            <text:p>149297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328" calcext:value-type="float">
            <text:p>4328</text:p>
          </table:table-cell>
          <table:table-cell office:value-type="string" calcext:value-type="string">
            <text:p>qualitative subtype</text:p>
          </table:table-cell>
          <table:table-cell office:value-type="string" calcext:value-type="string">
            <text:p>that is standardized including at least its size (or range of sizes) or capacity as a specialization of a supertype. Typically defined by a manufacturer and indicated by a model name. Typically also including a defined shape.</text:p>
          </table:table-cell>
          <table:table-cell office:value-type="string" calcext:value-type="string">
            <text:p>is a qualitative subtype that is standardized including at least its size (or range of sizes) or capacity as a specialization of a supertype. Typically defined by a manufacturer and indicated by a model name. Typically also including a defined shape.</text:p>
          </table:table-cell>
          <table:table-cell table:number-columns-repeated="3"/>
          <table:table-cell office:value-type="float" office:value="970267" calcext:value-type="float">
            <text:p>970267</text:p>
          </table:table-cell>
          <table:table-cell office:value-type="string" calcext:value-type="string">
            <text:p>facts about kinds of information</text:p>
          </table:table-cell>
          <table:table-cell office:value-type="string" calcext:value-type="string">
            <text:p>accepted</text:p>
          </table:table-cell>
          <table:table-cell/>
          <table:table-cell table:style-name="ce4" office:value-type="string" calcext:value-type="string">
            <text:p>24-mrt-03</text:p>
          </table:table-cell>
          <table:table-cell table:style-name="ce4" office:value-type="string" calcext:value-type="string">
            <text:p>28-jun-05</text:p>
          </table:table-cell>
          <table:table-cell office:value-type="string" calcext:value-type="string">
            <text:p>Andries van Renssen</text:p>
          </table:table-cell>
          <table:table-cell office:value-type="string" calcext:value-type="string">
            <text:p>rotating template team</text:p>
          </table:table-cell>
          <table:table-cell table:number-columns-repeated="995"/>
        </table:table-row>
        <table:table-row table:style-name="ro1">
          <table:table-cell office:value-type="float" office:value="757" calcext:value-type="float">
            <text:p>75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40016" calcext:value-type="float">
            <text:p>640016</text:p>
          </table:table-cell>
          <table:table-cell office:value-type="string" calcext:value-type="string">
            <text:p>input</text:p>
          </table:table-cell>
          <table:table-cell office:value-type="float" office:value="1640016" calcext:value-type="float">
            <text:p>1640016</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546" calcext:value-type="float">
            <text:p>4546</text:p>
          </table:table-cell>
          <table:table-cell office:value-type="string" calcext:value-type="string">
            <text:p>involved</text:p>
          </table:table-cell>
          <table:table-cell office:value-type="string" calcext:value-type="string">
            <text:p>of being processed by a process or activity.</text:p>
          </table:table-cell>
          <table:table-cell office:value-type="string" calcext:value-type="string">
            <text:p>is an involved of being processed by a process or activity.</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7-feb-96</text:p>
          </table:table-cell>
          <table:table-cell table:style-name="ce4" office:value-type="string" calcext:value-type="string">
            <text:p>13-mei-04</text:p>
          </table:table-cell>
          <table:table-cell office:value-type="string" calcext:value-type="string">
            <text:p>Andries van Renssen</text:p>
          </table:table-cell>
          <table:table-cell office:value-type="string" calcext:value-type="string">
            <text:p>David Leal</text:p>
          </table:table-cell>
          <table:table-cell table:number-columns-repeated="995"/>
        </table:table-row>
        <table:table-row table:style-name="ro1">
          <table:table-cell office:value-type="float" office:value="758" calcext:value-type="float">
            <text:p>75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40019" calcext:value-type="float">
            <text:p>640019</text:p>
          </table:table-cell>
          <table:table-cell office:value-type="string" calcext:value-type="string">
            <text:p>output</text:p>
          </table:table-cell>
          <table:table-cell office:value-type="float" office:value="1640019" calcext:value-type="float">
            <text:p>164001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546" calcext:value-type="float">
            <text:p>4546</text:p>
          </table:table-cell>
          <table:table-cell office:value-type="string" calcext:value-type="string">
            <text:p>involved</text:p>
          </table:table-cell>
          <table:table-cell office:value-type="string" calcext:value-type="string">
            <text:p>of being result of a process or activity.</text:p>
          </table:table-cell>
          <table:table-cell office:value-type="string" calcext:value-type="string">
            <text:p>is an involved of being result of a process or activity.</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7-feb-96</text:p>
          </table:table-cell>
          <table:table-cell table:style-name="ce4" office:value-type="string" calcext:value-type="string">
            <text:p>13-mei-04</text:p>
          </table:table-cell>
          <table:table-cell office:value-type="string" calcext:value-type="string">
            <text:p>Andries van Renssen</text:p>
          </table:table-cell>
          <table:table-cell office:value-type="string" calcext:value-type="string">
            <text:p>David Leal</text:p>
          </table:table-cell>
          <table:table-cell table:number-columns-repeated="995"/>
        </table:table-row>
        <table:table-row table:style-name="ro1">
          <table:table-cell office:value-type="float" office:value="759" calcext:value-type="float">
            <text:p>759</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40028" calcext:value-type="float">
            <text:p>640028</text:p>
          </table:table-cell>
          <table:table-cell office:value-type="string" calcext:value-type="string">
            <text:p>concerned</text:p>
          </table:table-cell>
          <table:table-cell office:value-type="float" office:value="1640028" calcext:value-type="float">
            <text:p>1640028</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546" calcext:value-type="float">
            <text:p>4546</text:p>
          </table:table-cell>
          <table:table-cell office:value-type="string" calcext:value-type="string">
            <text:p>involved</text:p>
          </table:table-cell>
          <table:table-cell office:value-type="string" calcext:value-type="string">
            <text:p>as undergoing or experiencing an occurrence. Typically being acted upon.</text:p>
          </table:table-cell>
          <table:table-cell office:value-type="string" calcext:value-type="string">
            <text:p>is an involved as undergoing or experiencing an occurrence. Typically being acted upon.</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7-feb-96</text:p>
          </table:table-cell>
          <table:table-cell table:style-name="ce4" office:value-type="string" calcext:value-type="string">
            <text:p>14-nov-11</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781" calcext:value-type="float">
            <text:p>781</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40028" calcext:value-type="float">
            <text:p>640028</text:p>
          </table:table-cell>
          <table:table-cell office:value-type="string" calcext:value-type="string">
            <text:p>subject</text:p>
          </table:table-cell>
          <table:table-cell office:value-type="float" office:value="1027755" calcext:value-type="float">
            <text:p>1027755</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640028" calcext:value-type="float">
            <text:p>640028</text:p>
          </table:table-cell>
          <table:table-cell office:value-type="string" calcext:value-type="string">
            <text:p>concerned</text:p>
          </table:table-cell>
          <table:table-cell office:value-type="string" calcext:value-type="string">
            <text:p>as undergoing or experiencing an occurrence. Typically being acted upon.</text:p>
          </table:table-cell>
          <table:table-cell table:number-columns-repeated="4"/>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18-mrt-13</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12" calcext:value-type="float">
            <text:p>412</text:p>
          </table:table-cell>
          <table:table-cell office:value-type="float" office:value="910036" calcext:value-type="float">
            <text:p>910036</text:p>
          </table:table-cell>
          <table:table-cell office:value-type="string" calcext:value-type="string">
            <text:p>English</text:p>
          </table:table-cell>
          <table:table-cell office:value-type="float" office:value="192696" calcext:value-type="float">
            <text:p>192696</text:p>
          </table:table-cell>
          <table:table-cell office:value-type="string" calcext:value-type="string">
            <text:p>business</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40082" calcext:value-type="float">
            <text:p>640082</text:p>
          </table:table-cell>
          <table:table-cell office:value-type="string" calcext:value-type="string">
            <text:p>owner</text:p>
          </table:table-cell>
          <table:table-cell office:value-type="float" office:value="1640095" calcext:value-type="float">
            <text:p>164009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729" calcext:value-type="float">
            <text:p>4729</text:p>
          </table:table-cell>
          <table:table-cell office:value-type="string" calcext:value-type="string">
            <text:p>relator</text:p>
          </table:table-cell>
          <table:table-cell office:value-type="string" calcext:value-type="string">
            <text:p>by being a legal entity that possesses a physical object or a right.</text:p>
          </table:table-cell>
          <table:table-cell office:value-type="string" calcext:value-type="string">
            <text:p>is a relator by being a legal entity that possesses a physical object or a right.</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25-sep-96</text:p>
          </table:table-cell>
          <table:table-cell table:style-name="ce4" office:value-type="string" calcext:value-type="string">
            <text:p>5-dec-02</text:p>
          </table:table-cell>
          <table:table-cell office:value-type="string" calcext:value-type="string">
            <text:p>Andries van Renssen</text:p>
          </table:table-cell>
          <table:table-cell office:value-type="string" calcext:value-type="string">
            <text:p>DIPV</text:p>
          </table:table-cell>
          <table:table-cell table:number-columns-repeated="995"/>
        </table:table-row>
        <table:table-row table:style-name="ro1">
          <table:table-cell office:value-type="float" office:value="760" calcext:value-type="float">
            <text:p>760</text:p>
          </table:table-cell>
          <table:table-cell office:value-type="float" office:value="910036" calcext:value-type="float">
            <text:p>910036</text:p>
          </table:table-cell>
          <table:table-cell office:value-type="string" calcext:value-type="string">
            <text:p>English</text:p>
          </table:table-cell>
          <table:table-cell office:value-type="float" office:value="191874" calcext:value-type="float">
            <text:p>191874</text:p>
          </table:table-cell>
          <table:table-cell office:value-type="string" calcext:value-type="string">
            <text:p>physics</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40086" calcext:value-type="float">
            <text:p>640086</text:p>
          </table:table-cell>
          <table:table-cell office:value-type="string" calcext:value-type="string">
            <text:p>terminal (role)</text:p>
          </table:table-cell>
          <table:table-cell office:value-type="float" office:value="1640104" calcext:value-type="float">
            <text:p>1640104</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755" calcext:value-type="float">
            <text:p>5755</text:p>
          </table:table-cell>
          <table:table-cell office:value-type="string" calcext:value-type="string">
            <text:p>relator physical object</text:p>
          </table:table-cell>
          <table:table-cell office:value-type="string" calcext:value-type="string">
            <text:p>that is an entry or exit location for a route through a physical object. Typically where a route starts, connects to another route or ends.</text:p>
          </table:table-cell>
          <table:table-cell office:value-type="string" calcext:value-type="string">
            <text:p>is a relator physical object that is an entry or exit location for a route through a physical object. Typically where a route starts, connects to another route or ends.</text:p>
          </table:table-cell>
          <table:table-cell table:number-columns-repeated="3"/>
          <table:table-cell office:value-type="float" office:value="553310" calcext:value-type="float">
            <text:p>553310</text:p>
          </table:table-cell>
          <table:table-cell office:value-type="string" calcext:value-type="string">
            <text:p>facts about kinds of roles</text:p>
          </table:table-cell>
          <table:table-cell office:value-type="string" calcext:value-type="string">
            <text:p>accepted</text:p>
          </table:table-cell>
          <table:table-cell/>
          <table:table-cell table:style-name="ce4" office:value-type="string" calcext:value-type="string">
            <text:p>14-jan-97</text:p>
          </table:table-cell>
          <table:table-cell table:style-name="ce4" office:value-type="string" calcext:value-type="string">
            <text:p>9-aug-06</text:p>
          </table:table-cell>
          <table:table-cell office:value-type="string" calcext:value-type="string">
            <text:p>Andries van Renssen</text:p>
          </table:table-cell>
          <table:table-cell office:value-type="string" calcext:value-type="string">
            <text:p>Fred Vonk</text:p>
          </table:table-cell>
          <table:table-cell table:number-columns-repeated="995"/>
        </table:table-row>
        <table:table-row table:style-name="ro1">
          <table:table-cell office:value-type="float" office:value="761" calcext:value-type="float">
            <text:p>761</text:p>
          </table:table-cell>
          <table:table-cell office:value-type="float" office:value="910036" calcext:value-type="float">
            <text:p>910036</text:p>
          </table:table-cell>
          <table:table-cell office:value-type="string" calcext:value-type="string">
            <text:p>English</text:p>
          </table:table-cell>
          <table:table-cell office:value-type="float" office:value="192696" calcext:value-type="float">
            <text:p>192696</text:p>
          </table:table-cell>
          <table:table-cell office:value-type="string" calcext:value-type="string">
            <text:p>business</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40128" calcext:value-type="float">
            <text:p>640128</text:p>
          </table:table-cell>
          <table:table-cell office:value-type="string" calcext:value-type="string">
            <text:p>time frame of occurrence</text:p>
          </table:table-cell>
          <table:table-cell office:value-type="float" office:value="1640168" calcext:value-type="float">
            <text:p>1640168</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331" calcext:value-type="float">
            <text:p>4331</text:p>
          </table:table-cell>
          <table:table-cell office:value-type="string" calcext:value-type="string">
            <text:p>intrinsic time aspect</text:p>
          </table:table-cell>
          <table:table-cell office:value-type="string" calcext:value-type="string">
            <text:p>being a role of period in time indicating a period within which something happens. The time frame may be wider than the occurrence periode, with the duration of the happening.</text:p>
          </table:table-cell>
          <table:table-cell office:value-type="string" calcext:value-type="string">
            <text:p>is an intrinsic time aspect being a role of period in time indicating a period within which something happens. The time frame may be wider than the occurrence periode, with the duration of the happening.</text:p>
          </table:table-cell>
          <table:table-cell table:number-columns-repeated="3"/>
          <table:table-cell office:value-type="float" office:value="553310" calcext:value-type="float">
            <text:p>553310</text:p>
          </table:table-cell>
          <table:table-cell office:value-type="string" calcext:value-type="string">
            <text:p>facts about kinds of roles</text:p>
          </table:table-cell>
          <table:table-cell office:value-type="string" calcext:value-type="string">
            <text:p>accepted</text:p>
          </table:table-cell>
          <table:table-cell/>
          <table:table-cell table:style-name="ce4" office:value-type="string" calcext:value-type="string">
            <text:p>22-aug-02</text:p>
          </table:table-cell>
          <table:table-cell table:style-name="ce4" office:value-type="string" calcext:value-type="string">
            <text:p>1-dec-05</text:p>
          </table:table-cell>
          <table:table-cell office:value-type="string" calcext:value-type="string">
            <text:p>Andries van Renssen</text:p>
          </table:table-cell>
          <table:table-cell office:value-type="string" calcext:value-type="string">
            <text:p>Shell Design and Engineering Practices</text:p>
          </table:table-cell>
          <table:table-cell table:number-columns-repeated="995"/>
        </table:table-row>
        <table:table-row table:style-name="ro1">
          <table:table-cell office:value-type="float" office:value="762" calcext:value-type="float">
            <text:p>762</text:p>
          </table:table-cell>
          <table:table-cell office:value-type="float" office:value="910036" calcext:value-type="float">
            <text:p>910036</text:p>
          </table:table-cell>
          <table:table-cell office:value-type="string" calcext:value-type="string">
            <text:p>English</text:p>
          </table:table-cell>
          <table:table-cell office:value-type="float" office:value="192696" calcext:value-type="float">
            <text:p>192696</text:p>
          </table:table-cell>
          <table:table-cell office:value-type="string" calcext:value-type="string">
            <text:p>business</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40129" calcext:value-type="float">
            <text:p>640129</text:p>
          </table:table-cell>
          <table:table-cell office:value-type="string" calcext:value-type="string">
            <text:p>date of occurrence</text:p>
          </table:table-cell>
          <table:table-cell office:value-type="float" office:value="1007842" calcext:value-type="float">
            <text:p>1007842</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640128" calcext:value-type="float">
            <text:p>640128</text:p>
          </table:table-cell>
          <table:table-cell office:value-type="string" calcext:value-type="string">
            <text:p>time frame of occurrence</text:p>
          </table:table-cell>
          <table:table-cell office:value-type="string" calcext:value-type="string">
            <text:p>being the role of a time period that indicates the period within which something occurs. Typically a date that is referred by a year, a month in the year and a day in the month.</text:p>
          </table:table-cell>
          <table:table-cell office:value-type="string" calcext:value-type="string">
            <text:p>is a time frame of occurrence being the role of a time period that indicates the period within which something occurs. Typically a date that is referred by a year, a month in the year and a day in the month.</text:p>
          </table:table-cell>
          <table:table-cell table:number-columns-repeated="3"/>
          <table:table-cell office:value-type="float" office:value="553310" calcext:value-type="float">
            <text:p>553310</text:p>
          </table:table-cell>
          <table:table-cell office:value-type="string" calcext:value-type="string">
            <text:p>facts about kinds of roles</text:p>
          </table:table-cell>
          <table:table-cell office:value-type="string" calcext:value-type="string">
            <text:p>accepted</text:p>
          </table:table-cell>
          <table:table-cell/>
          <table:table-cell table:style-name="ce4" office:value-type="string" calcext:value-type="string">
            <text:p>19-nov-02</text:p>
          </table:table-cell>
          <table:table-cell table:style-name="ce4" office:value-type="string" calcext:value-type="string">
            <text:p>9-dec-03</text:p>
          </table:table-cell>
          <table:table-cell office:value-type="string" calcext:value-type="string">
            <text:p>Fred Vonk</text:p>
          </table:table-cell>
          <table:table-cell office:value-type="string" calcext:value-type="string">
            <text:p>Shell Design and Engineering Practices</text:p>
          </table:table-cell>
          <table:table-cell table:number-columns-repeated="995"/>
        </table:table-row>
        <table:table-row table:style-name="ro1">
          <table:table-cell office:value-type="float" office:value="763" calcext:value-type="float">
            <text:p>763</text:p>
          </table:table-cell>
          <table:table-cell office:value-type="float" office:value="910036" calcext:value-type="float">
            <text:p>910036</text:p>
          </table:table-cell>
          <table:table-cell office:value-type="string" calcext:value-type="string">
            <text:p>English</text:p>
          </table:table-cell>
          <table:table-cell office:value-type="float" office:value="192696" calcext:value-type="float">
            <text:p>192696</text:p>
          </table:table-cell>
          <table:table-cell office:value-type="string" calcext:value-type="string">
            <text:p>business</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640129" calcext:value-type="float">
            <text:p>640129</text:p>
          </table:table-cell>
          <table:table-cell office:value-type="string" calcext:value-type="string">
            <text:p>date of happening</text:p>
          </table:table-cell>
          <table:table-cell office:value-type="float" office:value="1640172" calcext:value-type="float">
            <text:p>1640172</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640129" calcext:value-type="float">
            <text:p>640129</text:p>
          </table:table-cell>
          <table:table-cell office:value-type="string" calcext:value-type="string">
            <text:p>date of occurrence</text:p>
          </table:table-cell>
          <table:table-cell table:number-columns-repeated="5"/>
          <table:table-cell office:value-type="float" office:value="553310" calcext:value-type="float">
            <text:p>553310</text:p>
          </table:table-cell>
          <table:table-cell office:value-type="string" calcext:value-type="string">
            <text:p>facts about kinds of roles</text:p>
          </table:table-cell>
          <table:table-cell office:value-type="string" calcext:value-type="string">
            <text:p>accepted</text:p>
          </table:table-cell>
          <table:table-cell/>
          <table:table-cell table:style-name="ce4" office:value-type="string" calcext:value-type="string">
            <text:p>22-aug-02</text:p>
          </table:table-cell>
          <table:table-cell table:style-name="ce4" office:value-type="string" calcext:value-type="string">
            <text:p>9-dec-03</text:p>
          </table:table-cell>
          <table:table-cell office:value-type="string" calcext:value-type="string">
            <text:p>Andries van Renssen</text:p>
          </table:table-cell>
          <table:table-cell office:value-type="string" calcext:value-type="string">
            <text:p>Shell Design and Engineering Practices</text:p>
          </table:table-cell>
          <table:table-cell table:number-columns-repeated="995"/>
        </table:table-row>
        <table:table-row table:style-name="ro1">
          <table:table-cell office:value-type="float" office:value="43" calcext:value-type="float">
            <text:p>43</text:p>
          </table:table-cell>
          <table:table-cell office:value-type="float" office:value="910036" calcext:value-type="float">
            <text:p>910036</text:p>
          </table:table-cell>
          <table:table-cell office:value-type="string" calcext:value-type="string">
            <text:p>English</text:p>
          </table:table-cell>
          <table:table-cell office:value-type="float" office:value="191874" calcext:value-type="float">
            <text:p>191874</text:p>
          </table:table-cell>
          <table:table-cell office:value-type="string" calcext:value-type="string">
            <text:p>physics</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730019" calcext:value-type="float">
            <text:p>730019</text:p>
          </table:table-cell>
          <table:table-cell office:value-type="string" calcext:value-type="string">
            <text:p>solid item</text:p>
          </table:table-cell>
          <table:table-cell office:value-type="float" office:value="1007836" calcext:value-type="float">
            <text:p>1007836</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60177" calcext:value-type="float">
            <text:p>160177</text:p>
          </table:table-cell>
          <table:table-cell office:value-type="string" calcext:value-type="string">
            <text:p>material</text:p>
          </table:table-cell>
          <table:table-cell office:value-type="string" calcext:value-type="string">
            <text:p>that is solid and has a defined shape. It can be a single item or a collection of items or an assembly of items.</text:p>
          </table:table-cell>
          <table:table-cell office:value-type="string" calcext:value-type="string">
            <text:p>is a material that is solid and has a defined shape. It can be a single item or a collection of items or an assembly of items.</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5-apr-96</text:p>
          </table:table-cell>
          <table:table-cell table:style-name="ce4" office:value-type="string" calcext:value-type="string">
            <text:p>13-mei-03</text:p>
          </table:table-cell>
          <table:table-cell office:value-type="string" calcext:value-type="string">
            <text:p>Fred Vonk</text:p>
          </table:table-cell>
          <table:table-cell office:value-type="string" calcext:value-type="string">
            <text:p>item peers</text:p>
          </table:table-cell>
          <table:table-cell table:number-columns-repeated="995"/>
        </table:table-row>
        <table:table-row table:style-name="ro1">
          <table:table-cell office:value-type="float" office:value="764" calcext:value-type="float">
            <text:p>76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730019" calcext:value-type="float">
            <text:p>730019</text:p>
          </table:table-cell>
          <table:table-cell office:value-type="string" calcext:value-type="string">
            <text:p>thing</text:p>
          </table:table-cell>
          <table:table-cell office:value-type="float" office:value="1001090" calcext:value-type="float">
            <text:p>1001090</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730019" calcext:value-type="float">
            <text:p>730019</text:p>
          </table:table-cell>
          <table:table-cell office:value-type="string" calcext:value-type="string">
            <text:p>solid item</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21-mrt-01</text:p>
          </table:table-cell>
          <table:table-cell table:style-name="ce4" office:value-type="string" calcext:value-type="string">
            <text:p>25-okt-12</text:p>
          </table:table-cell>
          <table:table-cell office:value-type="string" calcext:value-type="string">
            <text:p>Andries van Renssen</text:p>
          </table:table-cell>
          <table:table-cell office:value-type="string" calcext:value-type="string">
            <text:p>Epstle Core Model modelling team</text:p>
          </table:table-cell>
          <table:table-cell table:number-columns-repeated="995"/>
        </table:table-row>
        <table:table-row table:style-name="ro1">
          <table:table-cell office:value-type="float" office:value="769" calcext:value-type="float">
            <text:p>769</text:p>
          </table:table-cell>
          <table:table-cell office:value-type="float" office:value="910036" calcext:value-type="float">
            <text:p>910036</text:p>
          </table:table-cell>
          <table:table-cell office:value-type="string" calcext:value-type="string">
            <text:p>English</text:p>
          </table:table-cell>
          <table:table-cell office:value-type="float" office:value="191874" calcext:value-type="float">
            <text:p>191874</text:p>
          </table:table-cell>
          <table:table-cell office:value-type="string" calcext:value-type="string">
            <text:p>physics</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730019" calcext:value-type="float">
            <text:p>730019</text:p>
          </table:table-cell>
          <table:table-cell office:value-type="string" calcext:value-type="string">
            <text:p>solid physical object</text:p>
          </table:table-cell>
          <table:table-cell office:value-type="float" office:value="1027347" calcext:value-type="float">
            <text:p>1027347</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730019" calcext:value-type="float">
            <text:p>730019</text:p>
          </table:table-cell>
          <table:table-cell office:value-type="string" calcext:value-type="string">
            <text:p>solid item</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27-jun-1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1" calcext:value-type="float">
            <text:p>41</text:p>
          </table:table-cell>
          <table:table-cell office:value-type="float" office:value="910036" calcext:value-type="float">
            <text:p>910036</text:p>
          </table:table-cell>
          <table:table-cell office:value-type="string" calcext:value-type="string">
            <text:p>English</text:p>
          </table:table-cell>
          <table:table-cell office:value-type="float" office:value="191874" calcext:value-type="float">
            <text:p>191874</text:p>
          </table:table-cell>
          <table:table-cell office:value-type="string" calcext:value-type="string">
            <text:p>physics</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730025" calcext:value-type="float">
            <text:p>730025</text:p>
          </table:table-cell>
          <table:table-cell office:value-type="string" calcext:value-type="string">
            <text:p>matter</text:p>
          </table:table-cell>
          <table:table-cell office:value-type="float" office:value="1730043" calcext:value-type="float">
            <text:p>1730043</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730044" calcext:value-type="float">
            <text:p>730044</text:p>
          </table:table-cell>
          <table:table-cell office:value-type="string" calcext:value-type="string">
            <text:p>physical object</text:p>
          </table:table-cell>
          <table:table-cell office:value-type="string" calcext:value-type="string">
            <text:p>that has mass.</text:p>
          </table:table-cell>
          <table:table-cell office:value-type="string" calcext:value-type="string">
            <text:p>is a physical object that has mass.</text:p>
          </table:table-cell>
          <table:table-cell table:number-columns-repeated="2"/>
          <table:table-cell office:value-type="string" calcext:value-type="string">
            <text:p>see AP221 datamodel</text:p>
          </table:table-cell>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22-jul-96</text:p>
          </table:table-cell>
          <table:table-cell table:style-name="ce4" office:value-type="string" calcext:value-type="string">
            <text:p>4-feb-98</text:p>
          </table:table-cell>
          <table:table-cell office:value-type="string" calcext:value-type="string">
            <text:p>AP glossary team</text:p>
          </table:table-cell>
          <table:table-cell office:value-type="string" calcext:value-type="string">
            <text:p>Andries van Renssen</text:p>
          </table:table-cell>
          <table:table-cell table:number-columns-repeated="995"/>
        </table:table-row>
        <table:table-row table:style-name="ro1">
          <table:table-cell office:value-type="float" office:value="276" calcext:value-type="float">
            <text:p>27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730035" calcext:value-type="float">
            <text:p>730035</text:p>
          </table:table-cell>
          <table:table-cell office:value-type="string" calcext:value-type="string">
            <text:p>component</text:p>
          </table:table-cell>
          <table:table-cell office:value-type="float" office:value="1008070" calcext:value-type="float">
            <text:p>100807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823" calcext:value-type="float">
            <text:p>4823</text:p>
          </table:table-cell>
          <table:table-cell office:value-type="string" calcext:value-type="string">
            <text:p>individual relator</text:p>
          </table:table-cell>
          <table:table-cell office:value-type="string" calcext:value-type="string">
            <text:p>by being integrated in a totality together with at least one other component.</text:p>
          </table:table-cell>
          <table:table-cell office:value-type="string" calcext:value-type="string">
            <text:p>is an individual relator by being integrated in a totality together with at least one other component.</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6-okt-97</text:p>
          </table:table-cell>
          <table:table-cell table:style-name="ce4" office:value-type="string" calcext:value-type="string">
            <text:p>28-jul-05</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77" calcext:value-type="float">
            <text:p>27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730035" calcext:value-type="float">
            <text:p>730035</text:p>
          </table:table-cell>
          <table:table-cell office:value-type="string" calcext:value-type="string">
            <text:p>compound</text:p>
          </table:table-cell>
          <table:table-cell office:value-type="float" office:value="1640132" calcext:value-type="float">
            <text:p>1640132</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730035" calcext:value-type="float">
            <text:p>730035</text:p>
          </table:table-cell>
          <table:table-cell office:value-type="string" calcext:value-type="string">
            <text:p>component</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6-okt-97</text:p>
          </table:table-cell>
          <table:table-cell table:style-name="ce4" office:value-type="string" calcext:value-type="string">
            <text:p>10-okt-1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5" calcext:value-type="float">
            <text:p>35</text:p>
          </table:table-cell>
          <table:table-cell office:value-type="float" office:value="910036" calcext:value-type="float">
            <text:p>910036</text:p>
          </table:table-cell>
          <table:table-cell office:value-type="string" calcext:value-type="string">
            <text:p>English</text:p>
          </table:table-cell>
          <table:table-cell office:value-type="float" office:value="191874" calcext:value-type="float">
            <text:p>191874</text:p>
          </table:table-cell>
          <table:table-cell office:value-type="string" calcext:value-type="string">
            <text:p>physics</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730044" calcext:value-type="float">
            <text:p>730044</text:p>
          </table:table-cell>
          <table:table-cell office:value-type="string" calcext:value-type="string">
            <text:p>physical object</text:p>
          </table:table-cell>
          <table:table-cell office:value-type="float" office:value="1001541" calcext:value-type="float">
            <text:p>1001541</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394" calcext:value-type="float">
            <text:p>1394</text:p>
          </table:table-cell>
          <table:table-cell office:value-type="string" calcext:value-type="string">
            <text:p>whole individual thing</text:p>
          </table:table-cell>
          <table:table-cell office:value-type="string" calcext:value-type="string">
            <text:p>that is a distribution of matter or energy in time and space that satisfies the laws of physics. All kinds of physical objects are subtypes of this class. It is the top of the hierarchical network of specializations of kinds of physical objects.</text:p>
          </table:table-cell>
          <table:table-cell office:value-type="string" calcext:value-type="string">
            <text:p>is a whole individual thing that is a distribution of matter or energy in time and space that satisfies the laws of physics. All kinds of physical objects are subtypes of this class. It is the top of the hierarchical network of specializations of kinds of physical objects.</text:p>
          </table:table-cell>
          <table:table-cell table:number-columns-repeated="2"/>
          <table:table-cell office:value-type="string" calcext:value-type="string">
            <text:p>Definition is cut in the middle of a sentence (FV)</text:p>
          </table:table-cell>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24-jul-98</text:p>
          </table:table-cell>
          <table:table-cell table:style-name="ce4" office:value-type="string" calcext:value-type="string">
            <text:p>17-mrt-04</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36" calcext:value-type="float">
            <text:p>36</text:p>
          </table:table-cell>
          <table:table-cell office:value-type="float" office:value="910036" calcext:value-type="float">
            <text:p>910036</text:p>
          </table:table-cell>
          <table:table-cell office:value-type="string" calcext:value-type="string">
            <text:p>English</text:p>
          </table:table-cell>
          <table:table-cell office:value-type="float" office:value="191874" calcext:value-type="float">
            <text:p>191874</text:p>
          </table:table-cell>
          <table:table-cell office:value-type="string" calcext:value-type="string">
            <text:p>physics</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730044" calcext:value-type="float">
            <text:p>730044</text:p>
          </table:table-cell>
          <table:table-cell office:value-type="string" calcext:value-type="string">
            <text:p>physical thing</text:p>
          </table:table-cell>
          <table:table-cell office:value-type="float" office:value="1026425" calcext:value-type="float">
            <text:p>1026425</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730044" calcext:value-type="float">
            <text:p>730044</text:p>
          </table:table-cell>
          <table:table-cell office:value-type="string" calcext:value-type="string">
            <text:p>physical object</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4-feb-98</text:p>
          </table:table-cell>
          <table:table-cell table:number-columns-repeated="2" office:value-type="string" calcext:value-type="string">
            <text:p>AP glossary team</text:p>
          </table:table-cell>
          <table:table-cell table:number-columns-repeated="995"/>
        </table:table-row>
        <table:table-row table:style-name="ro1">
          <table:table-cell office:value-type="float" office:value="44" calcext:value-type="float">
            <text:p>44</text:p>
          </table:table-cell>
          <table:table-cell office:value-type="float" office:value="910036" calcext:value-type="float">
            <text:p>910036</text:p>
          </table:table-cell>
          <table:table-cell office:value-type="string" calcext:value-type="string">
            <text:p>English</text:p>
          </table:table-cell>
          <table:table-cell office:value-type="float" office:value="191874" calcext:value-type="float">
            <text:p>191874</text:p>
          </table:table-cell>
          <table:table-cell office:value-type="string" calcext:value-type="string">
            <text:p>physics</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730063" calcext:value-type="float">
            <text:p>730063</text:p>
          </table:table-cell>
          <table:table-cell office:value-type="string" calcext:value-type="string">
            <text:p>artefact</text:p>
          </table:table-cell>
          <table:table-cell office:value-type="float" office:value="1007837" calcext:value-type="float">
            <text:p>1007837</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730019" calcext:value-type="float">
            <text:p>730019</text:p>
          </table:table-cell>
          <table:table-cell office:value-type="string" calcext:value-type="string">
            <text:p>solid item</text:p>
          </table:table-cell>
          <table:table-cell office:value-type="string" calcext:value-type="string">
            <text:p>that is made or given shape by man.</text:p>
          </table:table-cell>
          <table:table-cell office:value-type="string" calcext:value-type="string">
            <text:p>is a solid item that is made or given shape by man.</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20-mrt-98</text:p>
          </table:table-cell>
          <table:table-cell table:style-name="ce4" office:value-type="string" calcext:value-type="string">
            <text:p>13-mei-03</text:p>
          </table:table-cell>
          <table:table-cell office:value-type="string" calcext:value-type="string">
            <text:p>Fred Vonk</text:p>
          </table:table-cell>
          <table:table-cell office:value-type="string" calcext:value-type="string">
            <text:p>Posc/Caesar</text:p>
          </table:table-cell>
          <table:table-cell table:number-columns-repeated="995"/>
        </table:table-row>
        <table:table-row table:style-name="ro1">
          <table:table-cell office:value-type="float" office:value="22" calcext:value-type="float">
            <text:p>2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730066" calcext:value-type="float">
            <text:p>730066</text:p>
          </table:table-cell>
          <table:table-cell office:value-type="string" calcext:value-type="string">
            <text:p>kind</text:p>
          </table:table-cell>
          <table:table-cell office:value-type="float" office:value="1001077" calcext:value-type="float">
            <text:p>1001077</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2845" calcext:value-type="float">
            <text:p>2845</text:p>
          </table:table-cell>
          <table:table-cell office:value-type="string" calcext:value-type="string">
            <text:p>abstract object</text:p>
          </table:table-cell>
          <table:table-cell office:value-type="string" calcext:value-type="string">
            <text:p>that is an understanding of a commonality of things. The things that have the commonality are therefore called members of that kind. The commonality can be used as a criterion to divide things into those which are members of the kind and those which are not. </text:p>
          </table:table-cell>
          <table:table-cell office:value-type="string" calcext:value-type="string">
            <text:p>is an abstract object that is an understanding of a commonality of things. The things that have the commonality are therefore called members of that kind. The commonality can be used as a criterion to divide things into those which are members of the kind and those which are not. </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24-jul-98</text:p>
          </table:table-cell>
          <table:table-cell table:style-name="ce4" office:value-type="string" calcext:value-type="string">
            <text:p>19-jul-13</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23" calcext:value-type="float">
            <text:p>23</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730066" calcext:value-type="float">
            <text:p>730066</text:p>
          </table:table-cell>
          <table:table-cell office:value-type="string" calcext:value-type="string">
            <text:p>kind of thing</text:p>
          </table:table-cell>
          <table:table-cell office:value-type="float" office:value="1028237" calcext:value-type="float">
            <text:p>1028237</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730066" calcext:value-type="float">
            <text:p>730066</text:p>
          </table:table-cell>
          <table:table-cell office:value-type="string" calcext:value-type="string">
            <text:p>kind</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15-feb-1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24" calcext:value-type="float">
            <text:p>2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730066" calcext:value-type="float">
            <text:p>730066</text:p>
          </table:table-cell>
          <table:table-cell office:value-type="string" calcext:value-type="string">
            <text:p>class</text:p>
          </table:table-cell>
          <table:table-cell office:value-type="float" office:value="1005712" calcext:value-type="float">
            <text:p>1005712</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730066" calcext:value-type="float">
            <text:p>730066</text:p>
          </table:table-cell>
          <table:table-cell office:value-type="string" calcext:value-type="string">
            <text:p>kind</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23-jun-00</text:p>
          </table:table-cell>
          <table:table-cell office:value-type="string" calcext:value-type="string">
            <text:p>Rob Moonen</text:p>
          </table:table-cell>
          <table:table-cell office:value-type="string" calcext:value-type="string">
            <text:p>Andries van Renssen</text:p>
          </table:table-cell>
          <table:table-cell table:number-columns-repeated="995"/>
        </table:table-row>
        <table:table-row table:style-name="ro1">
          <table:table-cell office:value-type="float" office:value="25" calcext:value-type="float">
            <text:p>2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730066" calcext:value-type="float">
            <text:p>730066</text:p>
          </table:table-cell>
          <table:table-cell office:value-type="string" calcext:value-type="string">
            <text:p>sort</text:p>
          </table:table-cell>
          <table:table-cell office:value-type="float" office:value="1005947" calcext:value-type="float">
            <text:p>1005947</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730066" calcext:value-type="float">
            <text:p>730066</text:p>
          </table:table-cell>
          <table:table-cell office:value-type="string" calcext:value-type="string">
            <text:p>kind</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31-mei-01</text:p>
          </table:table-cell>
          <table:table-cell office:value-type="string" calcext:value-type="string">
            <text:p>Rob Moonen</text:p>
          </table:table-cell>
          <table:table-cell office:value-type="string" calcext:value-type="string">
            <text:p>Andries van Renssen</text:p>
          </table:table-cell>
          <table:table-cell table:number-columns-repeated="995"/>
        </table:table-row>
        <table:table-row table:style-name="ro1">
          <table:table-cell office:value-type="float" office:value="26" calcext:value-type="float">
            <text:p>2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730066" calcext:value-type="float">
            <text:p>730066</text:p>
          </table:table-cell>
          <table:table-cell office:value-type="string" calcext:value-type="string">
            <text:p>category</text:p>
          </table:table-cell>
          <table:table-cell office:value-type="float" office:value="1009193" calcext:value-type="float">
            <text:p>1009193</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730066" calcext:value-type="float">
            <text:p>730066</text:p>
          </table:table-cell>
          <table:table-cell office:value-type="string" calcext:value-type="string">
            <text:p>kind</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29-apr-05</text:p>
          </table:table-cell>
          <table:table-cell table:style-name="ce4" office:value-type="string" calcext:value-type="string">
            <text:p>15-jun-05</text:p>
          </table:table-cell>
          <table:table-cell office:value-type="string" calcext:value-type="string">
            <text:p>Andries van Renssen</text:p>
          </table:table-cell>
          <table:table-cell office:value-type="string" calcext:value-type="string">
            <text:p>EP Blueprint</text:p>
          </table:table-cell>
          <table:table-cell table:number-columns-repeated="995"/>
        </table:table-row>
        <table:table-row table:style-name="ro1">
          <table:table-cell office:value-type="float" office:value="45" calcext:value-type="float">
            <text:p>4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730067" calcext:value-type="float">
            <text:p>730067</text:p>
          </table:table-cell>
          <table:table-cell office:value-type="string" calcext:value-type="string">
            <text:p>individual thing</text:p>
          </table:table-cell>
          <table:table-cell office:value-type="float" office:value="1001431" calcext:value-type="float">
            <text:p>1001431</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4990" calcext:value-type="float">
            <text:p>4990</text:p>
          </table:table-cell>
          <table:table-cell office:value-type="string" calcext:value-type="string">
            <text:p>concept</text:p>
          </table:table-cell>
          <table:table-cell office:value-type="string" calcext:value-type="string">
            <text:p>that has a unique single or plural identity or existence in the world with a beginning and possibly an end. It can be imagined as a mental object or observable. It is not necessarily a physical object.</text:p>
          </table:table-cell>
          <table:table-cell office:value-type="string" calcext:value-type="string">
            <text:p>is a concept that has a unique single or plural identity or existence in the world with a beginning and possibly an end. It can be imagined as a mental object or observable. It is not necessarily a physical object.</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24-jul-98</text:p>
          </table:table-cell>
          <table:table-cell table:style-name="ce4" office:value-type="string" calcext:value-type="string">
            <text:p>31-jan-03</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46" calcext:value-type="float">
            <text:p>4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730067" calcext:value-type="float">
            <text:p>730067</text:p>
          </table:table-cell>
          <table:table-cell office:value-type="string" calcext:value-type="string">
            <text:p>individual object</text:p>
          </table:table-cell>
          <table:table-cell office:value-type="float" office:value="1007838" calcext:value-type="float">
            <text:p>1007838</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730067" calcext:value-type="float">
            <text:p>730067</text:p>
          </table:table-cell>
          <table:table-cell office:value-type="string" calcext:value-type="string">
            <text:p>individual thing</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26-jul-99</text:p>
          </table:table-cell>
          <table:table-cell table:style-name="ce4" office:value-type="string" calcext:value-type="string">
            <text:p>3-nov-05</text:p>
          </table:table-cell>
          <table:table-cell office:value-type="string" calcext:value-type="string">
            <text:p>Fred Vonk</text:p>
          </table:table-cell>
          <table:table-cell office:value-type="string" calcext:value-type="string">
            <text:p>Andries van Renssen</text:p>
          </table:table-cell>
          <table:table-cell table:number-columns-repeated="995"/>
        </table:table-row>
        <table:table-row table:style-name="ro1">
          <table:table-cell office:value-type="float" office:value="47" calcext:value-type="float">
            <text:p>47</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730067" calcext:value-type="float">
            <text:p>730067</text:p>
          </table:table-cell>
          <table:table-cell office:value-type="string" calcext:value-type="string">
            <text:p>phenomenon</text:p>
          </table:table-cell>
          <table:table-cell office:value-type="float" office:value="1001091" calcext:value-type="float">
            <text:p>1001091</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730067" calcext:value-type="float">
            <text:p>730067</text:p>
          </table:table-cell>
          <table:table-cell office:value-type="string" calcext:value-type="string">
            <text:p>individual thing</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15-mrt-01</text:p>
          </table:table-cell>
          <table:table-cell table:style-name="ce4" office:value-type="string" calcext:value-type="string">
            <text:p>21-jan-02</text:p>
          </table:table-cell>
          <table:table-cell office:value-type="string" calcext:value-type="string">
            <text:p>Andries van Renssen</text:p>
          </table:table-cell>
          <table:table-cell office:value-type="string" calcext:value-type="string">
            <text:p>Roel Murris</text:p>
          </table:table-cell>
          <table:table-cell table:number-columns-repeated="995"/>
        </table:table-row>
        <table:table-row table:style-name="ro1">
          <table:table-cell office:value-type="float" office:value="810" calcext:value-type="float">
            <text:p>810</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730067" calcext:value-type="float">
            <text:p>730067</text:p>
          </table:table-cell>
          <table:table-cell office:value-type="string" calcext:value-type="string">
            <text:p>something</text:p>
          </table:table-cell>
          <table:table-cell office:value-type="float" office:value="1028370" calcext:value-type="float">
            <text:p>1028370</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730067" calcext:value-type="float">
            <text:p>730067</text:p>
          </table:table-cell>
          <table:table-cell office:value-type="string" calcext:value-type="string">
            <text:p>individual thing</text:p>
          </table:table-cell>
          <table:table-cell table:number-columns-repeated="5"/>
          <table:table-cell office:value-type="float" office:value="1047" calcext:value-type="float">
            <text:p>1047</text:p>
          </table:table-cell>
          <table:table-cell office:value-type="string" calcext:value-type="string">
            <text:p>facts about kinds of relations between individual things</text:p>
          </table:table-cell>
          <table:table-cell office:value-type="string" calcext:value-type="string">
            <text:p>accepted</text:p>
          </table:table-cell>
          <table:table-cell/>
          <table:table-cell table:number-columns-repeated="2" table:style-name="ce4" office:value-type="string" calcext:value-type="string">
            <text:p>27-aug-14</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39" calcext:value-type="float">
            <text:p>39</text:p>
          </table:table-cell>
          <table:table-cell office:value-type="float" office:value="910036" calcext:value-type="float">
            <text:p>910036</text:p>
          </table:table-cell>
          <table:table-cell office:value-type="string" calcext:value-type="string">
            <text:p>English</text:p>
          </table:table-cell>
          <table:table-cell office:value-type="float" office:value="191874" calcext:value-type="float">
            <text:p>191874</text:p>
          </table:table-cell>
          <table:table-cell office:value-type="string" calcext:value-type="string">
            <text:p>physics</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731005" calcext:value-type="float">
            <text:p>731005</text:p>
          </table:table-cell>
          <table:table-cell office:value-type="string" calcext:value-type="string">
            <text:p>inanimate physical object</text:p>
          </table:table-cell>
          <table:table-cell office:value-type="float" office:value="1001420" calcext:value-type="float">
            <text:p>1001420</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730044" calcext:value-type="float">
            <text:p>730044</text:p>
          </table:table-cell>
          <table:table-cell office:value-type="string" calcext:value-type="string">
            <text:p>physical object</text:p>
          </table:table-cell>
          <table:table-cell office:value-type="string" calcext:value-type="string">
            <text:p>that is not capable of life.</text:p>
          </table:table-cell>
          <table:table-cell office:value-type="string" calcext:value-type="string">
            <text:p>is a physical object that is not capable of life.</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24-jul-98</text:p>
          </table:table-cell>
          <table:table-cell table:style-name="ce4" office:value-type="string" calcext:value-type="string">
            <text:p>19-nov-98</text:p>
          </table:table-cell>
          <table:table-cell office:value-type="string" calcext:value-type="string">
            <text:p>ISO 10303-221 modelling team</text:p>
          </table:table-cell>
          <table:table-cell office:value-type="string" calcext:value-type="string">
            <text:p>ISO 10303-221:2002</text:p>
          </table:table-cell>
          <table:table-cell table:number-columns-repeated="995"/>
        </table:table-row>
        <table:table-row table:style-name="ro1">
          <table:table-cell office:value-type="float" office:value="40" calcext:value-type="float">
            <text:p>40</text:p>
          </table:table-cell>
          <table:table-cell office:value-type="float" office:value="910036" calcext:value-type="float">
            <text:p>910036</text:p>
          </table:table-cell>
          <table:table-cell office:value-type="string" calcext:value-type="string">
            <text:p>English</text:p>
          </table:table-cell>
          <table:table-cell office:value-type="float" office:value="191874" calcext:value-type="float">
            <text:p>191874</text:p>
          </table:table-cell>
          <table:table-cell office:value-type="string" calcext:value-type="string">
            <text:p>physics</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731005" calcext:value-type="float">
            <text:p>731005</text:p>
          </table:table-cell>
          <table:table-cell office:value-type="string" calcext:value-type="string">
            <text:p>inanimate object</text:p>
          </table:table-cell>
          <table:table-cell office:value-type="float" office:value="1004820" calcext:value-type="float">
            <text:p>1004820</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731005" calcext:value-type="float">
            <text:p>731005</text:p>
          </table:table-cell>
          <table:table-cell office:value-type="string" calcext:value-type="string">
            <text:p>inanimate physical object</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23-jun-00</text:p>
          </table:table-cell>
          <table:table-cell office:value-type="string" calcext:value-type="string">
            <text:p>Rob Moonen</text:p>
          </table:table-cell>
          <table:table-cell office:value-type="string" calcext:value-type="string">
            <text:p>Andries van Renssen</text:p>
          </table:table-cell>
          <table:table-cell table:number-columns-repeated="995"/>
        </table:table-row>
        <table:table-row table:style-name="ro1">
          <table:table-cell office:value-type="float" office:value="765" calcext:value-type="float">
            <text:p>76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790123" calcext:value-type="float">
            <text:p>790123</text:p>
          </table:table-cell>
          <table:table-cell office:value-type="string" calcext:value-type="string">
            <text:p>state</text:p>
          </table:table-cell>
          <table:table-cell office:value-type="float" office:value="1001629" calcext:value-type="float">
            <text:p>100162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5517" calcext:value-type="float">
            <text:p>5517</text:p>
          </table:table-cell>
          <table:table-cell office:value-type="string" calcext:value-type="string">
            <text:p>higher order or variable order relation between individual things</text:p>
          </table:table-cell>
          <table:table-cell office:value-type="string" calcext:value-type="string">
            <text:p>in which components or aspects of something relate to each other at some moment in time or during some time. Typically some or all aspects that are possessed by a thing that is in a certain state simulteneously have particular qualitative constant or bounded vaying values during the time that the thing is in the state. Typically the thing remains in the same static or dynamic state for some time, which means that the values together remain valid during that time.</text:p>
          </table:table-cell>
          <table:table-cell office:value-type="string" calcext:value-type="string">
            <text:p>is a higher order or variable order relation between individual things in which components or aspects of something relate to each other at some moment in time or during some time. Typically some or all aspects that are possessed by a thing that is in a certain state simulteneously have particular qualitative constant or bounded vaying values during the time that the thing is in the state. Typically the thing remains in the same static or dynamic state for some time, which means that the values together remain valid during that time.</text:p>
          </table:table-cell>
          <table:table-cell table:number-columns-repeated="3"/>
          <table:table-cell office:value-type="float" office:value="1047" calcext:value-type="float">
            <text:p>1047</text:p>
          </table:table-cell>
          <table:table-cell office:value-type="string" calcext:value-type="string">
            <text:p>facts about conceptual relations between individual things</text:p>
          </table:table-cell>
          <table:table-cell office:value-type="string" calcext:value-type="string">
            <text:p>accepted</text:p>
          </table:table-cell>
          <table:table-cell/>
          <table:table-cell table:style-name="ce4" office:value-type="string" calcext:value-type="string">
            <text:p>24-jul-98</text:p>
          </table:table-cell>
          <table:table-cell table:style-name="ce4" office:value-type="string" calcext:value-type="string">
            <text:p>27-sep-13</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64" calcext:value-type="float">
            <text:p>64</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790229" calcext:value-type="float">
            <text:p>790229</text:p>
          </table:table-cell>
          <table:table-cell office:value-type="string" calcext:value-type="string">
            <text:p>aspect</text:p>
          </table:table-cell>
          <table:table-cell office:value-type="float" office:value="1001556" calcext:value-type="float">
            <text:p>1001556</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730067" calcext:value-type="float">
            <text:p>730067</text:p>
          </table:table-cell>
          <table:table-cell office:value-type="string" calcext:value-type="string">
            <text:p>individual thing</text:p>
          </table:table-cell>
          <table:table-cell office:value-type="string" calcext:value-type="string">
            <text:p>that is a phenomenon that is possessed by a totality and cannot exist without the existence of its possessor. It is an intrinsic or extrinsic , non-separable facet of its possessor.</text:p>
          </table:table-cell>
          <table:table-cell office:value-type="string" calcext:value-type="string">
            <text:p>is an individual thing that is a phenomenon that is possessed by a totality and cannot exist without the existence of its possessor. It is an intrinsic or extrinsic , non-separable facet of its possessor.</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style-name="ce4" office:value-type="string" calcext:value-type="string">
            <text:p>24-jul-98</text:p>
          </table:table-cell>
          <table:table-cell table:style-name="ce4" office:value-type="string" calcext:value-type="string">
            <text:p>13-dec-04</text:p>
          </table:table-cell>
          <table:table-cell office:value-type="string" calcext:value-type="string">
            <text:p>Andries van Renssen</text:p>
          </table:table-cell>
          <table:table-cell office:value-type="string" calcext:value-type="string">
            <text:p>ISO 10303-221:2002</text:p>
          </table:table-cell>
          <table:table-cell table:number-columns-repeated="995"/>
        </table:table-row>
        <table:table-row table:style-name="ro1">
          <table:table-cell office:value-type="float" office:value="65" calcext:value-type="float">
            <text:p>65</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790229" calcext:value-type="float">
            <text:p>790229</text:p>
          </table:table-cell>
          <table:table-cell office:value-type="string" calcext:value-type="string">
            <text:p>individual aspect</text:p>
          </table:table-cell>
          <table:table-cell office:value-type="float" office:value="1006818" calcext:value-type="float">
            <text:p>1006818</text:p>
          </table:table-cell>
          <table:table-cell office:value-type="float" office:value="1981" calcext:value-type="float">
            <text:p>1981</text:p>
          </table:table-cell>
          <table:table-cell office:value-type="string" calcext:value-type="string">
            <text:p>is a synonym of</text:p>
          </table:table-cell>
          <table:table-cell/>
          <table:table-cell office:value-type="float" office:value="790229" calcext:value-type="float">
            <text:p>790229</text:p>
          </table:table-cell>
          <table:table-cell office:value-type="string" calcext:value-type="string">
            <text:p>aspect</text:p>
          </table:table-cell>
          <table:table-cell table:number-columns-repeated="5"/>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string" calcext:value-type="string">
            <text:p>25-jul-0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88" calcext:value-type="float">
            <text:p>88</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861962" calcext:value-type="float">
            <text:p>861962</text:p>
          </table:table-cell>
          <table:table-cell office:value-type="string" calcext:value-type="string">
            <text:p>role of an aspect</text:p>
          </table:table-cell>
          <table:table-cell office:value-type="float" office:value="1028049" calcext:value-type="float">
            <text:p>1028049</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60170" calcext:value-type="float">
            <text:p>160170</text:p>
          </table:table-cell>
          <table:table-cell office:value-type="string" calcext:value-type="string">
            <text:p>role</text:p>
          </table:table-cell>
          <table:table-cell office:value-type="string" calcext:value-type="string">
            <text:p>that is played by an aspect.</text:p>
          </table:table-cell>
          <table:table-cell office:value-type="string" calcext:value-type="string">
            <text:p>is a role that is played by an aspect.</text:p>
          </table:table-cell>
          <table:table-cell table:number-columns-repeated="3"/>
          <table:table-cell office:value-type="float" office:value="553310" calcext:value-type="float">
            <text:p>553310</text:p>
          </table:table-cell>
          <table:table-cell office:value-type="string" calcext:value-type="string">
            <text:p>facts about kinds of roles</text:p>
          </table:table-cell>
          <table:table-cell office:value-type="string" calcext:value-type="string">
            <text:p>accepted</text:p>
          </table:table-cell>
          <table:table-cell/>
          <table:table-cell table:number-columns-repeated="2" table:style-name="ce4" office:value-type="string" calcext:value-type="string">
            <text:p>26-jan-12</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6772" calcext:value-type="float">
            <text:p>6772</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50853" calcext:value-type="float">
            <text:p>550853</text:p>
          </table:table-cell>
          <table:table-cell office:value-type="string" calcext:value-type="string">
            <text:p>currency</text:p>
          </table:table-cell>
          <table:table-cell office:value-type="float" office:value="1550005" calcext:value-type="float">
            <text:p>155000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1733" calcext:value-type="float">
            <text:p>1733</text:p>
          </table:table-cell>
          <table:table-cell office:value-type="string" calcext:value-type="string">
            <text:p>scale</text:p>
          </table:table-cell>
          <table:table-cell office:value-type="string" calcext:value-type="string">
            <text:p>that is intended to quantify an economic value. A currency is typically supported by a currency authority, such as a government or bank, to support the economic value of money that is expressed in the currency. For example, the Euro is supported by the European Central Bank.</text:p>
          </table:table-cell>
          <table:table-cell table:formula="of:=IF([.P812]=&quot;&quot;;&quot;&quot;;IF(ISERR(FIND(LEFT([.P812];1);&quot;aeiou&quot;));&quot;is a &quot;&amp;[.P812]&amp;&quot; &quot;&amp;[.Q812];&quot;is an &quot;&amp;[.P812]&amp;&quot; &quot;&amp;[.Q812]))" office:value-type="string" office:string-value="is a scale that is intended to quantify an economic value. A currency is typically supported by a currency authority, such as a government or bank, to support the economic value of money that is expressed in the currency. For example, the Euro is supported by the European Central Bank." calcext:value-type="string">
            <text:p>is a scale that is intended to quantify an economic value. A currency is typically supported by a currency authority, such as a government or bank, to support the economic value of money that is expressed in the currency. For example, the Euro is supported by the European Central Bank.</text:p>
          </table:table-cell>
          <table:table-cell table:number-columns-repeated="3"/>
          <table:table-cell office:value-type="float" office:value="571023" calcext:value-type="float">
            <text:p>571023</text:p>
          </table:table-cell>
          <table:table-cell office:value-type="string" calcext:value-type="string">
            <text:p>facts about scales</text:p>
          </table:table-cell>
          <table:table-cell office:value-type="string" calcext:value-type="string">
            <text:p>accepted</text:p>
          </table:table-cell>
          <table:table-cell/>
          <table:table-cell table:style-name="ce4" office:value-type="float" office:value="34750" calcext:value-type="float">
            <text:p>34750</text:p>
          </table:table-cell>
          <table:table-cell table:style-name="ce4" office:value-type="float" office:value="36606" calcext:value-type="float">
            <text:p>36606</text:p>
          </table:table-cell>
          <table:table-cell table:number-columns-repeated="2" office:value-type="string" calcext:value-type="string">
            <text:p>Andries van Renssen</text:p>
          </table:table-cell>
          <table:table-cell table:number-columns-repeated="995"/>
        </table:table-row>
        <table:table-row table:style-name="ro1">
          <table:table-cell office:value-type="float" office:value="4686" calcext:value-type="float">
            <text:p>4686</text:p>
          </table:table-cell>
          <table:table-cell office:value-type="float" office:value="910036" calcext:value-type="float">
            <text:p>910036</text:p>
          </table:table-cell>
          <table:table-cell office:value-type="string" calcext:value-type="string">
            <text:p>English</text:p>
          </table:table-cell>
          <table:table-cell office:value-type="float" office:value="193259" calcext:value-type="float">
            <text:p>193259</text:p>
          </table:table-cell>
          <table:table-cell office:value-type="string" calcext:value-type="string">
            <text:p>ontology</text:p>
          </table:table-cell>
          <table:table-cell office:value-type="float" office:value="491285" calcext:value-type="float">
            <text:p>491285</text:p>
          </table:table-cell>
          <table:table-cell office:value-type="string" calcext:value-type="string">
            <text:p>statement</text:p>
          </table:table-cell>
          <table:table-cell/>
          <table:table-cell office:value-type="float" office:value="5302" calcext:value-type="float">
            <text:p>5302</text:p>
          </table:table-cell>
          <table:table-cell office:value-type="string" calcext:value-type="string">
            <text:p>list</text:p>
          </table:table-cell>
          <table:table-cell office:value-type="float" office:value="1008895" calcext:value-type="float">
            <text:p>1008895</text:p>
          </table:table-cell>
          <table:table-cell office:value-type="float" office:value="1146" calcext:value-type="float">
            <text:p>1146</text:p>
          </table:table-cell>
          <table:table-cell office:value-type="string" calcext:value-type="string">
            <text:p>is a kind of</text:p>
          </table:table-cell>
          <table:table-cell/>
          <table:table-cell office:value-type="float" office:value="2849" calcext:value-type="float">
            <text:p>2849</text:p>
          </table:table-cell>
          <table:table-cell office:value-type="string" calcext:value-type="string">
            <text:p>plural object</text:p>
          </table:table-cell>
          <table:table-cell office:value-type="string" calcext:value-type="string">
            <text:p>of which the elements are arranged in a particular sequence.</text:p>
          </table:table-cell>
          <table:table-cell table:formula="of:=IF([.P813]=&quot;&quot;;&quot;&quot;;IF(ISERR(FIND(LEFT([.P813];1);&quot;aeiou&quot;));&quot;is a &quot;&amp;[.P813]&amp;&quot; &quot;&amp;[.Q813];&quot;is an &quot;&amp;[.P813]&amp;&quot; &quot;&amp;[.Q813]))" office:value-type="string" office:string-value="is a plural object of which the elements are arranged in a particular sequence." calcext:value-type="string">
            <text:p>is a plural object of which the elements are arranged in a particular sequence.</text:p>
          </table:table-cell>
          <table:table-cell table:number-columns-repeated="3"/>
          <table:table-cell office:value-type="float" office:value="1049" calcext:value-type="float">
            <text:p>1049</text:p>
          </table:table-cell>
          <table:table-cell office:value-type="string" calcext:value-type="string">
            <text:p>facts about concepts</text:p>
          </table:table-cell>
          <table:table-cell office:value-type="string" calcext:value-type="string">
            <text:p>accepted</text:p>
          </table:table-cell>
          <table:table-cell/>
          <table:table-cell table:number-columns-repeated="2" table:style-name="ce4" office:value-type="float" office:value="38299" calcext:value-type="float">
            <text:p>38299</text:p>
          </table:table-cell>
          <table:table-cell table:number-columns-repeated="2" office:value-type="string" calcext:value-type="string">
            <text:p>Andries van Renssen</text:p>
          </table:table-cell>
          <table:table-cell table:number-columns-repeated="995"/>
        </table:table-row>
        <table:table-row table:style-name="ro3">
          <table:table-cell table:style-name="ce7" office:value-type="float" office:value="7830" calcext:value-type="float">
            <text:p>7830</text:p>
          </table:table-cell>
          <table:table-cell table:style-name="ce11" office:value-type="float" office:value="910036" calcext:value-type="float">
            <text:p>910.036</text:p>
          </table:table-cell>
          <table:table-cell table:style-name="ce12" office:value-type="string" calcext:value-type="string">
            <text:p>English</text:p>
          </table:table-cell>
          <table:table-cell table:style-name="ce11" office:value-type="float" office:value="193259" calcext:value-type="float">
            <text:p>193.259</text:p>
          </table:table-cell>
          <table:table-cell table:style-name="ce12" office:value-type="string" calcext:value-type="string">
            <text:p>ontology</text:p>
          </table:table-cell>
          <table:table-cell table:style-name="ce12" table:number-columns-repeated="2"/>
          <table:table-cell table:style-name="ce16"/>
          <table:table-cell table:style-name="ce11" office:value-type="float" office:value="5980" calcext:value-type="float">
            <text:p>5.980</text:p>
          </table:table-cell>
          <table:table-cell table:style-name="ce12" office:value-type="string" calcext:value-type="string">
            <text:p>being the same thing although represented by different identifiers</text:p>
          </table:table-cell>
          <table:table-cell table:style-name="ce11" office:value-type="float" office:value="1028028" calcext:value-type="float">
            <text:p>1.028.028</text:p>
          </table:table-cell>
          <table:table-cell table:style-name="ce11" office:value-type="float" office:value="1146" calcext:value-type="float">
            <text:p>1.146</text:p>
          </table:table-cell>
          <table:table-cell table:style-name="ce12" office:value-type="string" calcext:value-type="string">
            <text:p>is a kind of</text:p>
          </table:table-cell>
          <table:table-cell table:style-name="ce16"/>
          <table:table-cell table:style-name="ce11" office:value-type="float" office:value="5935" calcext:value-type="float">
            <text:p>5.935</text:p>
          </table:table-cell>
          <table:table-cell table:style-name="ce12" office:value-type="string" calcext:value-type="string">
            <text:p>binary relation</text:p>
          </table:table-cell>
          <table:table-cell table:style-name="ce12" office:value-type="string" calcext:value-type="string">
            <text:p>that specifies that the player of the first role in a relation of this kind is the same thing as the player of the second role in that relation. Typically such a thing is represented by two different unique identifiers (UIDs) and may be denoted by the same or by different terms. Typically, in a later consolidation exercise the two UIDs should be replaced by a single UID.</text:p>
          </table:table-cell>
          <table:table-cell table:style-name="ce17" table:formula="of:=IF([.P814]=&quot;&quot;;&quot;&quot;;IF(ISERR(FIND(LEFT([.P814];1);&quot;aeiou&quot;));&quot;is a &quot;&amp;[.P814]&amp;&quot; &quot;&amp;[.Q814];&quot;is an &quot;&amp;[.P814]&amp;&quot; &quot;&amp;[.Q814]))" office:value-type="string" office:string-value="is a binary relation that specifies that the player of the first role in a relation of this kind is the same thing as the player of the second role in that relation. Typically such a thing is represented by two different unique identifiers (UIDs) and may be denoted by the same or by different terms. Typically, in a later consolidation exercise the two UIDs should be replaced by a single UID." calcext:value-type="string">
            <text:p>is a binary relation that specifies that the player of the first role in a relation of this kind is the same thing as the player of the second role in that relation. Typically such a thing is represented by two different unique identifiers (UIDs) and may be denoted by the same or by different terms. Typically, in a later consolidation exercise the two UIDs should be replaced by a single UID.</text:p>
          </table:table-cell>
          <table:table-cell table:style-name="ce16"/>
          <table:table-cell table:style-name="ce12" table:number-columns-repeated="2"/>
          <table:table-cell table:style-name="ce11" office:value-type="float" office:value="1045" calcext:value-type="float">
            <text:p>1.045</text:p>
          </table:table-cell>
          <table:table-cell table:style-name="ce12" office:value-type="string" calcext:value-type="string">
            <text:p>facts about kinds of relations</text:p>
          </table:table-cell>
          <table:table-cell table:style-name="ce18" office:value-type="string" calcext:value-type="string">
            <text:p>accepted</text:p>
          </table:table-cell>
          <table:table-cell table:style-name="ce18"/>
          <table:table-cell table:number-columns-repeated="2" table:style-name="ce19" office:value-type="date" office:date-value="2013-08-10" calcext:value-type="date">
            <text:p>10-aug-13</text:p>
          </table:table-cell>
          <table:table-cell table:style-name="ce18" office:value-type="string" calcext:value-type="string">
            <text:p>Andries van Renssen</text:p>
          </table:table-cell>
          <table:table-cell table:style-name="ce18" office:value-type="string" calcext:value-type="string">
            <text:p>OWL</text:p>
          </table:table-cell>
          <table:table-cell table:style-name="ce21" table:number-columns-repeated="984"/>
          <table:table-cell table:number-columns-repeated="11"/>
        </table:table-row>
        <table:table-row table:style-name="ro3">
          <table:table-cell table:style-name="ce7" office:value-type="float" office:value="7832" calcext:value-type="float">
            <text:p>7832</text:p>
          </table:table-cell>
          <table:table-cell table:style-name="ce11" office:value-type="float" office:value="910036" calcext:value-type="float">
            <text:p>910.036</text:p>
          </table:table-cell>
          <table:table-cell table:style-name="ce12" office:value-type="string" calcext:value-type="string">
            <text:p>English</text:p>
          </table:table-cell>
          <table:table-cell table:style-name="ce11" office:value-type="float" office:value="492014" calcext:value-type="float">
            <text:p>492.014</text:p>
          </table:table-cell>
          <table:table-cell table:style-name="ce12" office:value-type="string" calcext:value-type="string">
            <text:p>Gellish</text:p>
          </table:table-cell>
          <table:table-cell table:style-name="ce12" table:number-columns-repeated="2"/>
          <table:table-cell table:style-name="ce16"/>
          <table:table-cell table:style-name="ce11" office:value-type="float" office:value="5980" calcext:value-type="float">
            <text:p>5.980</text:p>
          </table:table-cell>
          <table:table-cell table:style-name="ce12" office:value-type="string" calcext:value-type="string">
            <text:p>has the same identity as</text:p>
          </table:table-cell>
          <table:table-cell table:style-name="ce11" office:value-type="float" office:value="1028030" calcext:value-type="float">
            <text:p>1.028.030</text:p>
          </table:table-cell>
          <table:table-cell table:style-name="ce11" office:value-type="float" office:value="6066" calcext:value-type="float">
            <text:p>6.066</text:p>
          </table:table-cell>
          <table:table-cell table:style-name="ce12" office:value-type="string" calcext:value-type="string">
            <text:p>is a base phrase for</text:p>
          </table:table-cell>
          <table:table-cell table:style-name="ce16"/>
          <table:table-cell table:style-name="ce11" office:value-type="float" office:value="5980" calcext:value-type="float">
            <text:p>5.980</text:p>
          </table:table-cell>
          <table:table-cell table:style-name="ce12" office:value-type="string" calcext:value-type="string">
            <text:p>being the same thing although represented by different identifiers</text:p>
          </table:table-cell>
          <table:table-cell table:style-name="ce12" table:number-columns-repeated="2"/>
          <table:table-cell table:style-name="ce16"/>
          <table:table-cell table:style-name="ce12" table:number-columns-repeated="2"/>
          <table:table-cell table:style-name="ce11" office:value-type="float" office:value="1045" calcext:value-type="float">
            <text:p>1.045</text:p>
          </table:table-cell>
          <table:table-cell table:style-name="ce12" office:value-type="string" calcext:value-type="string">
            <text:p>facts about kinds of relations</text:p>
          </table:table-cell>
          <table:table-cell table:style-name="ce18" office:value-type="string" calcext:value-type="string">
            <text:p>accepted</text:p>
          </table:table-cell>
          <table:table-cell table:style-name="ce18"/>
          <table:table-cell table:number-columns-repeated="2" table:style-name="ce19" office:value-type="date" office:date-value="2013-08-10" calcext:value-type="date">
            <text:p>10-aug-13</text:p>
          </table:table-cell>
          <table:table-cell table:number-columns-repeated="2" table:style-name="ce18" office:value-type="string" calcext:value-type="string">
            <text:p>Andries van Renssen</text:p>
          </table:table-cell>
          <table:table-cell table:style-name="ce21" table:number-columns-repeated="984"/>
          <table:table-cell table:number-columns-repeated="11"/>
        </table:table-row>
        <table:table-row table:style-name="ro3">
          <table:table-cell table:style-name="ce7" office:value-type="float" office:value="7831" calcext:value-type="float">
            <text:p>7831</text:p>
          </table:table-cell>
          <table:table-cell table:style-name="ce11" office:value-type="float" office:value="910036" calcext:value-type="float">
            <text:p>910.036</text:p>
          </table:table-cell>
          <table:table-cell table:style-name="ce12" office:value-type="string" calcext:value-type="string">
            <text:p>English</text:p>
          </table:table-cell>
          <table:table-cell table:style-name="ce11" office:value-type="float" office:value="492014" calcext:value-type="float">
            <text:p>492.014</text:p>
          </table:table-cell>
          <table:table-cell table:style-name="ce12" office:value-type="string" calcext:value-type="string">
            <text:p>Gellish</text:p>
          </table:table-cell>
          <table:table-cell table:style-name="ce12" table:number-columns-repeated="2"/>
          <table:table-cell table:style-name="ce16"/>
          <table:table-cell table:style-name="ce11" office:value-type="float" office:value="5980" calcext:value-type="float">
            <text:p>5.980</text:p>
          </table:table-cell>
          <table:table-cell table:style-name="ce12" office:value-type="string" calcext:value-type="string">
            <text:p>is the same thing as</text:p>
          </table:table-cell>
          <table:table-cell table:style-name="ce11" office:value-type="float" office:value="1028029" calcext:value-type="float">
            <text:p>1.028.029</text:p>
          </table:table-cell>
          <table:table-cell table:style-name="ce11" office:value-type="float" office:value="1986" calcext:value-type="float">
            <text:p>1.986</text:p>
          </table:table-cell>
          <table:table-cell table:style-name="ce12" office:value-type="string" calcext:value-type="string">
            <text:p>is an inverse phrase for</text:p>
          </table:table-cell>
          <table:table-cell table:style-name="ce16"/>
          <table:table-cell table:style-name="ce11" office:value-type="float" office:value="5980" calcext:value-type="float">
            <text:p>5.980</text:p>
          </table:table-cell>
          <table:table-cell table:style-name="ce12" office:value-type="string" calcext:value-type="string">
            <text:p>being the same thing although represented by different identifiers</text:p>
          </table:table-cell>
          <table:table-cell table:style-name="ce12" table:number-columns-repeated="2"/>
          <table:table-cell table:style-name="ce16"/>
          <table:table-cell table:style-name="ce12" table:number-columns-repeated="2"/>
          <table:table-cell table:style-name="ce11" office:value-type="float" office:value="1045" calcext:value-type="float">
            <text:p>1.045</text:p>
          </table:table-cell>
          <table:table-cell table:style-name="ce12" office:value-type="string" calcext:value-type="string">
            <text:p>facts about kinds of relations</text:p>
          </table:table-cell>
          <table:table-cell table:style-name="ce18" office:value-type="string" calcext:value-type="string">
            <text:p>accepted</text:p>
          </table:table-cell>
          <table:table-cell table:style-name="ce18"/>
          <table:table-cell table:number-columns-repeated="2" table:style-name="ce19" office:value-type="date" office:date-value="2013-08-10" calcext:value-type="date">
            <text:p>10-aug-13</text:p>
          </table:table-cell>
          <table:table-cell table:number-columns-repeated="2" table:style-name="ce18" office:value-type="string" calcext:value-type="string">
            <text:p>Andries van Renssen</text:p>
          </table:table-cell>
          <table:table-cell table:style-name="ce21" table:number-columns-repeated="984"/>
          <table:table-cell table:number-columns-repeated="11"/>
        </table:table-row>
        <table:table-row table:style-name="ro1">
          <table:table-cell table:style-name="Default" table:number-columns-repeated="4"/>
          <table:table-cell/>
          <table:table-cell table:style-name="Default" table:number-columns-repeated="4"/>
          <table:table-cell/>
          <table:table-cell table:style-name="Default" table:number-columns-repeated="2"/>
          <table:table-cell/>
          <table:table-cell table:style-name="Default" table:number-columns-repeated="2"/>
          <table:table-cell table:number-columns-repeated="1009"/>
        </table:table-row>
        <table:table-row table:style-name="ro1" table:number-rows-repeated="1047758">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Formal language definition base-UTF-8'.A3:'Formal language definition base-UTF-8'.AC81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nl" fo:country="NL" style:font-name-asian="Segoe UI" style:language-asian="zh" style:country-asian="CN" style:font-name-complex="Tahoma"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text>,</number:text>
    </number:time-style>
    <number:number-style style:name="N110">
      <number:scientific-number number:decimal-places="1" loext:min-decimal-places="1" number:min-integer-digits="1" number:min-exponent-digits="1" loext:exponent-interval="3" loext:forced-exponent-sign="true"/>
    </number:number-style>
    <number:date-style style:name="N111">
      <number:day/>
      <number:text>-</number:text>
      <number:month number:textual="true"/>
      <number:text>-</number:text>
      <number:year/>
    </number:date-style>
    <number:number-style style:name="N112">
      <number:number number:min-integer-digits="1"/>
      <number:text> </number:text>
    </number:number-style>
    <number:number-style style:name="N10108P0" style:volatile="true" number:language="nl" number:country="NL">
      <number:text>€ </number:text>
      <number:number number:decimal-places="0" loext:min-decimal-places="0" number:min-integer-digits="1" number:grouping="true"/>
      <number:text> </number:text>
    </number:number-style>
    <number:number-style style:name="N10108" number:language="nl" number:country="NL">
      <number:text>€ </number:text>
      <number:number number:decimal-places="0" loext:min-decimal-places="0" number:min-integer-digits="1" number:grouping="true"/>
      <number:text>-</number:text>
      <style:map style:condition="value()&gt;=0" style:apply-style-name="N10108P0"/>
    </number:number-style>
    <number:number-style style:name="N10109P0" style:volatile="true" number:language="nl" number:country="NL">
      <number:text>€ </number:text>
      <number:number number:decimal-places="0" loext:min-decimal-places="0" number:min-integer-digits="1" number:grouping="true"/>
      <number:text> </number:text>
    </number:number-style>
    <number:number-style style:name="N10109" number:language="nl" number:country="NL">
      <style:text-properties fo:color="#ff0000"/>
      <number:text>€ </number:text>
      <number:number number:decimal-places="0" loext:min-decimal-places="0" number:min-integer-digits="1" number:grouping="true"/>
      <number:text>-</number:text>
      <style:map style:condition="value()&gt;=0" style:apply-style-name="N10109P0"/>
    </number:number-style>
    <number:number-style style:name="N10111P0" style:volatile="true" number:language="nl" number:country="NL">
      <number:text>€ </number:text>
      <number:number number:decimal-places="2" loext:min-decimal-places="2" number:min-integer-digits="1" number:grouping="true"/>
      <number:text> </number:text>
    </number:number-style>
    <number:number-style style:name="N10111" number:language="nl" number:country="NL">
      <number:text>€ </number:text>
      <number:number number:decimal-places="2" loext:min-decimal-places="2" number:min-integer-digits="1" number:grouping="true"/>
      <number:text>-</number:text>
      <style:map style:condition="value()&gt;=0" style:apply-style-name="N10111P0"/>
    </number:number-style>
    <number:number-style style:name="N10112P0" style:volatile="true" number:language="nl" number:country="NL">
      <number:text>€ </number:text>
      <number:number number:decimal-places="2" loext:min-decimal-places="2" number:min-integer-digits="1" number:grouping="true"/>
      <number:text> </number:text>
    </number:number-style>
    <number:number-style style:name="N10112" number:language="nl" number:country="NL">
      <style:text-properties fo:color="#ff0000"/>
      <number:text>€ </number:text>
      <number:number number:decimal-places="2" loext:min-decimal-places="2" number:min-integer-digits="1" number:grouping="true"/>
      <number:text>-</number:text>
      <style:map style:condition="value()&gt;=0" style:apply-style-name="N10112P0"/>
    </number:number-style>
    <number:date-style style:name="N10113" number:language="nl" number:country="NL">
      <number:day/>
      <number:text>-</number:text>
      <number:month/>
      <number:text>-</number:text>
      <number:year number:style="long"/>
    </number:date-style>
    <number:date-style style:name="N10114" number:language="nl" number:country="NL">
      <number:day/>
      <number:text>-</number:text>
      <number:month number:textual="true"/>
      <number:text>-</number:text>
      <number:year/>
    </number:date-style>
    <number:date-style style:name="N10115" number:language="nl" number:country="NL">
      <number:day/>
      <number:text>-</number:text>
      <number:month number:textual="true"/>
    </number:date-style>
    <number:date-style style:name="N10116" number:language="nl" number:country="NL">
      <number:month number:textual="true"/>
      <number:text>-</number:text>
      <number:year/>
    </number:date-style>
    <number:time-style style:name="N10117" number:language="nl" number:country="NL">
      <number:hours/>
      <number:text>:</number:text>
      <number:minutes number:style="long"/>
      <number:text> </number:text>
      <number:am-pm/>
    </number:time-style>
    <number:time-style style:name="N10118" number:language="nl" number:country="NL">
      <number:hours/>
      <number:text>:</number:text>
      <number:minutes number:style="long"/>
      <number:text>:</number:text>
      <number:seconds number:style="long"/>
      <number:text> </number:text>
      <number:am-pm/>
    </number:time-style>
    <number:time-style style:name="N10119" number:language="nl" number:country="NL">
      <number:hours/>
      <number:text>:</number:text>
      <number:minutes number:style="long"/>
    </number:time-style>
    <number:time-style style:name="N10120" number:language="nl" number:country="NL">
      <number:hours/>
      <number:text>:</number:text>
      <number:minutes number:style="long"/>
      <number:text>:</number:text>
      <number:seconds number:style="long"/>
    </number:time-style>
    <number:date-style style:name="N10121" number:language="nl" number:country="NL">
      <number:day/>
      <number:text>-</number:text>
      <number:month/>
      <number:text>-</number:text>
      <number:year number:style="long"/>
      <number:text> </number:text>
      <number:hours/>
      <number:text>:</number:text>
      <number:minutes number:style="long"/>
    </number:date-style>
    <number:number-style style:name="N10123P0" style:volatile="true" number:language="nl" number:country="NL">
      <number:number number:decimal-places="0" loext:min-decimal-places="0" number:min-integer-digits="1" number:grouping="true"/>
      <number:text> </number:text>
    </number:number-style>
    <number:number-style style:name="N10123" number:language="nl" number:country="NL">
      <number:number number:decimal-places="0" loext:min-decimal-places="0" number:min-integer-digits="1" number:grouping="true"/>
      <number:text>-</number:text>
      <style:map style:condition="value()&gt;=0" style:apply-style-name="N10123P0"/>
    </number:number-style>
    <number:number-style style:name="N10124P0" style:volatile="true" number:language="nl" number:country="NL">
      <number:number number:decimal-places="0" loext:min-decimal-places="0" number:min-integer-digits="1" number:grouping="true"/>
      <number:text> </number:text>
    </number:number-style>
    <number:number-style style:name="N10124" number:language="nl" number:country="NL">
      <style:text-properties fo:color="#ff0000"/>
      <number:number number:decimal-places="0" loext:min-decimal-places="0" number:min-integer-digits="1" number:grouping="true"/>
      <number:text>-</number:text>
      <style:map style:condition="value()&gt;=0" style:apply-style-name="N10124P0"/>
    </number:number-style>
    <number:number-style style:name="N10126P0" style:volatile="true" number:language="nl" number:country="NL">
      <number:number number:decimal-places="2" loext:min-decimal-places="2" number:min-integer-digits="1" number:grouping="true"/>
      <number:text> </number:text>
    </number:number-style>
    <number:number-style style:name="N10126" number:language="nl" number:country="NL">
      <number:number number:decimal-places="2" loext:min-decimal-places="2" number:min-integer-digits="1" number:grouping="true"/>
      <number:text>-</number:text>
      <style:map style:condition="value()&gt;=0" style:apply-style-name="N10126P0"/>
    </number:number-style>
    <number:number-style style:name="N10127P0" style:volatile="true" number:language="nl" number:country="NL">
      <number:number number:decimal-places="2" loext:min-decimal-places="2" number:min-integer-digits="1" number:grouping="true"/>
      <number:text> </number:text>
    </number:number-style>
    <number:number-style style:name="N10127" number:language="nl" number:country="NL">
      <style:text-properties fo:color="#ff0000"/>
      <number:number number:decimal-places="2" loext:min-decimal-places="2" number:min-integer-digits="1" number:grouping="true"/>
      <number:text>-</number:text>
      <style:map style:condition="value()&gt;=0" style:apply-style-name="N10127P0"/>
    </number:number-style>
    <number:number-style style:name="N10131P0" style:volatile="true" number:language="nl" number:country="NL">
      <loext:text> </loext:text>
      <loext:fill-character> </loext:fill-character>
      <number:number number:decimal-places="0" loext:min-decimal-places="0" number:min-integer-digits="1" number:grouping="true"/>
      <number:text> </number:text>
    </number:number-style>
    <number:number-style style:name="N10131P1" style:volatile="true" number:language="nl" number:country="NL">
      <loext:text> </loext:text>
      <loext:fill-character> </loext:fill-character>
      <number:number number:decimal-places="0" loext:min-decimal-places="0" number:min-integer-digits="1" number:grouping="true"/>
      <number:text>-</number:text>
    </number:number-style>
    <number:number-style style:name="N10131P2" style:volatile="true" number:language="nl" number:country="NL">
      <loext:text> </loext:text>
      <loext:fill-character> </loext:fill-character>
      <number:text>- </number:text>
    </number:number-style>
    <number:text-style style:name="N10131" number:language="nl" number:country="NL">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nl" number:country="NL">
      <loext:text> € </loext:text>
      <loext:fill-character> </loext:fill-character>
      <number:number number:decimal-places="0" loext:min-decimal-places="0" number:min-integer-digits="1" number:grouping="true"/>
      <number:text> </number:text>
    </number:number-style>
    <number:number-style style:name="N10135P1" style:volatile="true" number:language="nl" number:country="NL">
      <loext:text> € </loext:text>
      <loext:fill-character> </loext:fill-character>
      <number:number number:decimal-places="0" loext:min-decimal-places="0" number:min-integer-digits="1" number:grouping="true"/>
      <number:text>-</number:text>
    </number:number-style>
    <number:number-style style:name="N10135P2" style:volatile="true" number:language="nl" number:country="NL">
      <loext:text> € </loext:text>
      <loext:fill-character> </loext:fill-character>
      <number:text>- </number:text>
    </number:number-style>
    <number:text-style style:name="N10135" number:language="nl" number:country="NL">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nl" number:country="NL">
      <loext:text> </loext:text>
      <loext:fill-character> </loext:fill-character>
      <number:number number:decimal-places="2" loext:min-decimal-places="2" number:min-integer-digits="1" number:grouping="true"/>
      <number:text> </number:text>
    </number:number-style>
    <number:number-style style:name="N10139P1" style:volatile="true" number:language="nl" number:country="NL">
      <loext:text> </loext:text>
      <loext:fill-character> </loext:fill-character>
      <number:number number:decimal-places="2" loext:min-decimal-places="2" number:min-integer-digits="1" number:grouping="true"/>
      <number:text>-</number:text>
    </number:number-style>
    <number:number-style style:name="N10139P2" style:volatile="true" number:language="nl" number:country="NL">
      <loext:text> </loext:text>
      <loext:fill-character> </loext:fill-character>
      <number:text>-</number:text>
      <number:number number:decimal-places="0" loext:min-decimal-places="0" number:min-integer-digits="0"/>
      <number:text> </number:text>
    </number:number-style>
    <number:text-style style:name="N10139" number:language="nl" number:country="NL">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nl" number:country="NL">
      <loext:text> € </loext:text>
      <loext:fill-character> </loext:fill-character>
      <number:number number:decimal-places="2" loext:min-decimal-places="2" number:min-integer-digits="1" number:grouping="true"/>
      <number:text> </number:text>
    </number:number-style>
    <number:number-style style:name="N10143P1" style:volatile="true" number:language="nl" number:country="NL">
      <loext:text> € </loext:text>
      <loext:fill-character> </loext:fill-character>
      <number:number number:decimal-places="2" loext:min-decimal-places="2" number:min-integer-digits="1" number:grouping="true"/>
      <number:text>-</number:text>
    </number:number-style>
    <number:number-style style:name="N10143P2" style:volatile="true" number:language="nl" number:country="NL">
      <loext:text> € </loext:text>
      <loext:fill-character> </loext:fill-character>
      <number:text>-</number:text>
      <number:number number:decimal-places="0" loext:min-decimal-places="0" number:min-integer-digits="0"/>
      <number:text> </number:text>
    </number:number-style>
    <number:text-style style:name="N10143" number:language="nl" number:country="NL">
      <number:text> </number:text>
      <number:text-content/>
      <number:text> </number:text>
      <style:map style:condition="value()&gt;0" style:apply-style-name="N10143P0"/>
      <style:map style:condition="value()&lt;0" style:apply-style-name="N10143P1"/>
      <style:map style:condition="value()=0" style:apply-style-name="N10143P2"/>
    </number:text-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10">00-00-0000</text:date>, <text:time style:data-style-name="N2" text:time-value="16:26:05.144000000">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0T16:42:19.069000000</dc:date>
    <dc:creator>Andries van Renssen</dc:creator>
    <meta:editing-duration>PT41M1S</meta:editing-duration>
    <meta:editing-cycles>8</meta:editing-cycles>
    <meta:generator>LibreOffice/5.4.1.2$Windows_x86 LibreOffice_project/ea7cb86e6eeb2bf3a5af73a8f7777ac570321527</meta:generator>
    <meta:document-statistic meta:table-count="1" meta:cell-count="18094" meta:object-count="0"/>
  </office:meta>
</office:document-meta>
</file>